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945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1.5472in"/>
    </style:style>
    <style:style style:name="co4" style:family="table-column">
      <style:table-column-properties fo:break-before="auto" style:column-width="1.2256in"/>
    </style:style>
    <style:style style:name="co5" style:family="table-column">
      <style:table-column-properties fo:break-before="auto" style:column-width="0.5602in"/>
    </style:style>
    <style:style style:name="co6" style:family="table-column">
      <style:table-column-properties fo:break-before="auto" style:column-width="0.85in"/>
    </style:style>
    <style:style style:name="co7" style:family="table-column">
      <style:table-column-properties fo:break-before="auto" style:column-width="1.6437in"/>
    </style:style>
    <style:style style:name="co8" style:family="table-column">
      <style:table-column-properties fo:break-before="auto" style:column-width="1.1929in"/>
    </style:style>
    <style:style style:name="co9" style:family="table-column">
      <style:table-column-properties fo:break-before="auto" style:column-width="1.2146in"/>
    </style:style>
    <style:style style:name="co10" style:family="table-column">
      <style:table-column-properties fo:break-before="auto" style:column-width="1.6327in"/>
    </style:style>
    <style:style style:name="co11" style:family="table-column">
      <style:table-column-properties fo:break-before="auto" style:column-width="1.7937in"/>
    </style:style>
    <style:style style:name="co12" style:family="table-column">
      <style:table-column-properties fo:break-before="auto" style:column-width="1.1181in"/>
    </style:style>
    <style:style style:name="co13" style:family="table-column">
      <style:table-column-properties fo:break-before="auto" style:column-width="1.5898in"/>
    </style:style>
    <style:style style:name="co14" style:family="table-column">
      <style:table-column-properties fo:break-before="auto" style:column-width="0.7217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mage Address</text:p>
          </table:table-cell>
          <table:table-cell office:value-type="string" calcext:value-type="string">
            <text:p>Target Index</text:p>
          </table:table-cell>
          <table:table-cell office:value-type="string" calcext:value-type="string">
            <text:p>Target Right Ascension</text:p>
          </table:table-cell>
          <table:table-cell office:value-type="string" calcext:value-type="string">
            <text:p>Target Declination</text:p>
          </table:table-cell>
          <table:table-cell office:value-type="string" calcext:value-type="string">
            <text:p>Survey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Number of Central Blobs</text:p>
          </table:table-cell>
          <table:table-cell office:value-type="string" calcext:value-type="string">
            <text:p>Main Blob Center</text:p>
          </table:table-cell>
          <table:table-cell office:value-type="string" calcext:value-type="string">
            <text:p>Main Blob Radius</text:p>
          </table:table-cell>
          <table:table-cell office:value-type="string" calcext:value-type="string">
            <text:p>Main Blob Displacement</text:p>
          </table:table-cell>
          <table:table-cell office:value-type="string" calcext:value-type="string">
            <text:p>Percent Outside Diffraction</text:p>
          </table:table-cell>
          <table:table-cell office:value-type="string" calcext:value-type="string">
            <text:p>Threshold Value</text:p>
          </table:table-cell>
          <table:table-cell office:value-type="string" calcext:value-type="string">
            <text:p>Percent of Image White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FITS/TAM/index-0/WISE+(AllWISE)--w4</text:p>
          </table:table-cell>
          <table:table-cell office:value-type="float" office:value="0" calcext:value-type="float">
            <text:p>0</text:p>
          </table:table-cell>
          <table:table-cell office:value-type="float" office:value="92.3341718" calcext:value-type="float">
            <text:p>92.3341718</text:p>
          </table:table-cell>
          <table:table-cell office:value-type="float" office:value="-18.1264346" calcext:value-type="float">
            <text:p>-18.1264346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556640625" calcext:value-type="float">
            <text:p>0.556640625</text:p>
          </table:table-cell>
          <table:table-cell office:value-type="float" office:value="0.435555555555556" calcext:value-type="float">
            <text:p>0.43555555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0/WISE+(AllWISE)--w3</text:p>
          </table:table-cell>
          <table:table-cell office:value-type="float" office:value="0" calcext:value-type="float">
            <text:p>0</text:p>
          </table:table-cell>
          <table:table-cell office:value-type="float" office:value="92.3341718" calcext:value-type="float">
            <text:p>92.3341718</text:p>
          </table:table-cell>
          <table:table-cell office:value-type="float" office:value="-18.1264346" calcext:value-type="float">
            <text:p>-18.1264346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9" calcext:value-type="float">
            <text:p>9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.269326683291771" calcext:value-type="float">
            <text:p>0.2693266833</text:p>
          </table:table-cell>
          <table:table-cell office:value-type="float" office:value="0.361328125" calcext:value-type="float">
            <text:p>0.361328125</text:p>
          </table:table-cell>
          <table:table-cell office:value-type="float" office:value="0.238518518518518" calcext:value-type="float">
            <text:p>0.2385185185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0/WISE+(AllWISE)--w2</text:p>
          </table:table-cell>
          <table:table-cell office:value-type="float" office:value="0" calcext:value-type="float">
            <text:p>0</text:p>
          </table:table-cell>
          <table:table-cell office:value-type="float" office:value="92.3341718" calcext:value-type="float">
            <text:p>92.3341718</text:p>
          </table:table-cell>
          <table:table-cell office:value-type="float" office:value="-18.1264346" calcext:value-type="float">
            <text:p>-18.1264346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1)</text:p>
          </table:table-cell>
          <table:table-cell office:value-type="float" office:value="8" calcext:value-type="float">
            <text:p>8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26171875" calcext:value-type="float">
            <text:p>0.326171875</text:p>
          </table:table-cell>
          <table:table-cell office:value-type="float" office:value="0.164444444444444" calcext:value-type="float">
            <text:p>0.164444444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0/WISE+(AllWISE)--w1</text:p>
          </table:table-cell>
          <table:table-cell office:value-type="float" office:value="0" calcext:value-type="float">
            <text:p>0</text:p>
          </table:table-cell>
          <table:table-cell office:value-type="float" office:value="92.3341718" calcext:value-type="float">
            <text:p>92.3341718</text:p>
          </table:table-cell>
          <table:table-cell office:value-type="float" office:value="-18.1264346" calcext:value-type="float">
            <text:p>-18.1264346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1)</text:p>
          </table:table-cell>
          <table:table-cell office:value-type="float" office:value="8" calcext:value-type="float">
            <text:p>8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.0459016393442623" calcext:value-type="float">
            <text:p>0.0459016393</text:p>
          </table:table-cell>
          <table:table-cell office:value-type="float" office:value="0.345703125" calcext:value-type="float">
            <text:p>0.345703125</text:p>
          </table:table-cell>
          <table:table-cell office:value-type="float" office:value="0.222716049382716" calcext:value-type="float">
            <text:p>0.222716049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0/2MASS--K</text:p>
          </table:table-cell>
          <table:table-cell office:value-type="float" office:value="0" calcext:value-type="float">
            <text:p>0</text:p>
          </table:table-cell>
          <table:table-cell office:value-type="float" office:value="92.3341718" calcext:value-type="float">
            <text:p>92.3341718</text:p>
          </table:table-cell>
          <table:table-cell office:value-type="float" office:value="-18.1264346" calcext:value-type="float">
            <text:p>-18.1264346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30)</text:p>
          </table:table-cell>
          <table:table-cell office:value-type="float" office:value="4" calcext:value-type="float">
            <text:p>4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14453125" calcext:value-type="float">
            <text:p>0.314453125</text:p>
          </table:table-cell>
          <table:table-cell office:value-type="float" office:value="0.0206933619994625" calcext:value-type="float">
            <text:p>0.020693362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0/2MASS--J</text:p>
          </table:table-cell>
          <table:table-cell office:value-type="float" office:value="0" calcext:value-type="float">
            <text:p>0</text:p>
          </table:table-cell>
          <table:table-cell office:value-type="float" office:value="92.3341718" calcext:value-type="float">
            <text:p>92.3341718</text:p>
          </table:table-cell>
          <table:table-cell office:value-type="float" office:value="-18.1264346" calcext:value-type="float">
            <text:p>-18.1264346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30)</text:p>
          </table:table-cell>
          <table:table-cell office:value-type="float" office:value="7" calcext:value-type="float">
            <text:p>7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49609375" calcext:value-type="float">
            <text:p>0.349609375</text:p>
          </table:table-cell>
          <table:table-cell office:value-type="float" office:value="0.0249932813759742" calcext:value-type="float">
            <text:p>0.024993281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0/2MASS--H</text:p>
          </table:table-cell>
          <table:table-cell office:value-type="float" office:value="0" calcext:value-type="float">
            <text:p>0</text:p>
          </table:table-cell>
          <table:table-cell office:value-type="float" office:value="92.3341718" calcext:value-type="float">
            <text:p>92.3341718</text:p>
          </table:table-cell>
          <table:table-cell office:value-type="float" office:value="-18.1264346" calcext:value-type="float">
            <text:p>-18.1264346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30)</text:p>
          </table:table-cell>
          <table:table-cell office:value-type="float" office:value="4" calcext:value-type="float">
            <text:p>4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291015625" calcext:value-type="float">
            <text:p>0.291015625</text:p>
          </table:table-cell>
          <table:table-cell office:value-type="float" office:value="0.0244557914539102" calcext:value-type="float">
            <text:p>0.0244557915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0/DSS--DSS2+Red</text:p>
          </table:table-cell>
          <table:table-cell office:value-type="float" office:value="0" calcext:value-type="float">
            <text:p>0</text:p>
          </table:table-cell>
          <table:table-cell office:value-type="float" office:value="92.3341718" calcext:value-type="float">
            <text:p>92.3341718</text:p>
          </table:table-cell>
          <table:table-cell office:value-type="float" office:value="-18.1264346" calcext:value-type="float">
            <text:p>-18.1264346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16" calcext:value-type="float">
            <text:p>16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.483086680761099" calcext:value-type="float">
            <text:p>0.4830866808</text:p>
          </table:table-cell>
          <table:table-cell office:value-type="float" office:value="0.517578125" calcext:value-type="float">
            <text:p>0.517578125</text:p>
          </table:table-cell>
          <table:table-cell office:value-type="float" office:value="0.352484918126975" calcext:value-type="float">
            <text:p>0.3524849181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0/DSS--DSS2+IR</text:p>
          </table:table-cell>
          <table:table-cell office:value-type="float" office:value="0" calcext:value-type="float">
            <text:p>0</text:p>
          </table:table-cell>
          <table:table-cell office:value-type="float" office:value="92.3341718" calcext:value-type="float">
            <text:p>92.3341718</text:p>
          </table:table-cell>
          <table:table-cell office:value-type="float" office:value="-18.1264346" calcext:value-type="float">
            <text:p>-18.1264346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252321981424149" calcext:value-type="float">
            <text:p>0.2523219814</text:p>
          </table:table-cell>
          <table:table-cell office:value-type="float" office:value="0.427734375" calcext:value-type="float">
            <text:p>0.427734375</text:p>
          </table:table-cell>
          <table:table-cell office:value-type="float" office:value="0.216949152542373" calcext:value-type="float">
            <text:p>0.2169491525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0/DSS--DSS2+Blue</text:p>
          </table:table-cell>
          <table:table-cell office:value-type="float" office:value="0" calcext:value-type="float">
            <text:p>0</text:p>
          </table:table-cell>
          <table:table-cell office:value-type="float" office:value="92.3341718" calcext:value-type="float">
            <text:p>92.3341718</text:p>
          </table:table-cell>
          <table:table-cell office:value-type="float" office:value="-18.1264346" calcext:value-type="float">
            <text:p>-18.1264346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Bl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14, 18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.724299065420561" calcext:value-type="float">
            <text:p>0.7242990654</text:p>
          </table:table-cell>
          <table:table-cell office:value-type="float" office:value="0.611328125" calcext:value-type="float">
            <text:p>0.611328125</text:p>
          </table:table-cell>
          <table:table-cell office:value-type="float" office:value="0.873469387755102" calcext:value-type="float">
            <text:p>0.8734693878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0/DSS--DSS1+Red</text:p>
          </table:table-cell>
          <table:table-cell office:value-type="float" office:value="0" calcext:value-type="float">
            <text:p>0</text:p>
          </table:table-cell>
          <table:table-cell office:value-type="float" office:value="92.3341718" calcext:value-type="float">
            <text:p>92.3341718</text:p>
          </table:table-cell>
          <table:table-cell office:value-type="float" office:value="-18.1264346" calcext:value-type="float">
            <text:p>-18.1264346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1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7, 17)</text:p>
          </table:table-cell>
          <table:table-cell office:value-type="float" office:value="11" calcext:value-type="float">
            <text:p>11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.733834586466165" calcext:value-type="float">
            <text:p>0.7338345865</text:p>
          </table:table-cell>
          <table:table-cell office:value-type="float" office:value="0.603515625" calcext:value-type="float">
            <text:p>0.603515625</text:p>
          </table:table-cell>
          <table:table-cell office:value-type="float" office:value="0.721632653061224" calcext:value-type="float">
            <text:p>0.7216326531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0/DSS--DSS1+Blue</text:p>
          </table:table-cell>
          <table:table-cell office:value-type="float" office:value="0" calcext:value-type="float">
            <text:p>0</text:p>
          </table:table-cell>
          <table:table-cell office:value-type="float" office:value="92.3341718" calcext:value-type="float">
            <text:p>92.3341718</text:p>
          </table:table-cell>
          <table:table-cell office:value-type="float" office:value="-18.1264346" calcext:value-type="float">
            <text:p>-18.1264346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1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1)</text:p>
          </table:table-cell>
          <table:table-cell office:value-type="float" office:value="19" calcext:value-type="float">
            <text:p>19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.684312459651388" calcext:value-type="float">
            <text:p>0.6843124597</text:p>
          </table:table-cell>
          <table:table-cell office:value-type="float" office:value="0.630859375" calcext:value-type="float">
            <text:p>0.630859375</text:p>
          </table:table-cell>
          <table:table-cell office:value-type="float" office:value="0.560169491525424" calcext:value-type="float">
            <text:p>0.5601694915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/WISE+(AllWISE)--w4</text:p>
          </table:table-cell>
          <table:table-cell office:value-type="float" office:value="1" calcext:value-type="float">
            <text:p>1</text:p>
          </table:table-cell>
          <table:table-cell office:value-type="float" office:value="110.0955223" calcext:value-type="float">
            <text:p>110.0955223</text:p>
          </table:table-cell>
          <table:table-cell office:value-type="float" office:value="-56.2944446" calcext:value-type="float">
            <text:p>-56.2944446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494140625" calcext:value-type="float">
            <text:p>0.494140625</text:p>
          </table:table-cell>
          <table:table-cell office:value-type="float" office:value="0.496969696969697" calcext:value-type="float">
            <text:p>0.4969696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1/WISE+(AllWISE)--w3</text:p>
          </table:table-cell>
          <table:table-cell office:value-type="float" office:value="1" calcext:value-type="float">
            <text:p>1</text:p>
          </table:table-cell>
          <table:table-cell office:value-type="float" office:value="110.0955223" calcext:value-type="float">
            <text:p>110.0955223</text:p>
          </table:table-cell>
          <table:table-cell office:value-type="float" office:value="-56.2944446" calcext:value-type="float">
            <text:p>-56.2944446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11" calcext:value-type="float">
            <text:p>11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.287104622871046" calcext:value-type="float">
            <text:p>0.2871046229</text:p>
          </table:table-cell>
          <table:table-cell office:value-type="float" office:value="0.384765625" calcext:value-type="float">
            <text:p>0.384765625</text:p>
          </table:table-cell>
          <table:table-cell office:value-type="float" office:value="0.207575757575758" calcext:value-type="float">
            <text:p>0.207575757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/WISE+(AllWISE)--w2</text:p>
          </table:table-cell>
          <table:table-cell office:value-type="float" office:value="1" calcext:value-type="float">
            <text:p>1</text:p>
          </table:table-cell>
          <table:table-cell office:value-type="float" office:value="110.0955223" calcext:value-type="float">
            <text:p>110.0955223</text:p>
          </table:table-cell>
          <table:table-cell office:value-type="float" office:value="-56.2944446" calcext:value-type="float">
            <text:p>-56.2944446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8" calcext:value-type="float">
            <text:p>8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57421875" calcext:value-type="float">
            <text:p>0.357421875</text:p>
          </table:table-cell>
          <table:table-cell office:value-type="float" office:value="0.133333333333333" calcext:value-type="float">
            <text:p>0.1333333333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/WISE+(AllWISE)--w1</text:p>
          </table:table-cell>
          <table:table-cell office:value-type="float" office:value="1" calcext:value-type="float">
            <text:p>1</text:p>
          </table:table-cell>
          <table:table-cell office:value-type="float" office:value="110.0955223" calcext:value-type="float">
            <text:p>110.0955223</text:p>
          </table:table-cell>
          <table:table-cell office:value-type="float" office:value="-56.2944446" calcext:value-type="float">
            <text:p>-56.2944446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8" calcext:value-type="float">
            <text:p>8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.0510204081632653" calcext:value-type="float">
            <text:p>0.0510204082</text:p>
          </table:table-cell>
          <table:table-cell office:value-type="float" office:value="0.357421875" calcext:value-type="float">
            <text:p>0.357421875</text:p>
          </table:table-cell>
          <table:table-cell office:value-type="float" office:value="0.148484848484848" calcext:value-type="float">
            <text:p>0.1484848485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/2MASS--K</text:p>
          </table:table-cell>
          <table:table-cell office:value-type="float" office:value="1" calcext:value-type="float">
            <text:p>1</text:p>
          </table:table-cell>
          <table:table-cell office:value-type="float" office:value="110.0955223" calcext:value-type="float">
            <text:p>110.0955223</text:p>
          </table:table-cell>
          <table:table-cell office:value-type="float" office:value="-56.2944446" calcext:value-type="float">
            <text:p>-56.2944446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8)</text:p>
          </table:table-cell>
          <table:table-cell office:value-type="float" office:value="4" calcext:value-type="float">
            <text:p>4</text:p>
          </table:table-cell>
          <table:table-cell office:value-type="float" office:value="3.60555127546399" calcext:value-type="float">
            <text:p>3.6055512755</text:p>
          </table:table-cell>
          <table:table-cell office:value-type="float" office:value="0" calcext:value-type="float">
            <text:p>0</text:p>
          </table:table-cell>
          <table:table-cell office:value-type="float" office:value="0.349609375" calcext:value-type="float">
            <text:p>0.349609375</text:p>
          </table:table-cell>
          <table:table-cell office:value-type="float" office:value="0.0153184627788229" calcext:value-type="float">
            <text:p>0.0153184628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/2MASS--J</text:p>
          </table:table-cell>
          <table:table-cell office:value-type="float" office:value="1" calcext:value-type="float">
            <text:p>1</text:p>
          </table:table-cell>
          <table:table-cell office:value-type="float" office:value="110.0955223" calcext:value-type="float">
            <text:p>110.0955223</text:p>
          </table:table-cell>
          <table:table-cell office:value-type="float" office:value="-56.2944446" calcext:value-type="float">
            <text:p>-56.2944446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29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57421875" calcext:value-type="float">
            <text:p>0.357421875</text:p>
          </table:table-cell>
          <table:table-cell office:value-type="float" office:value="0.0198871271163666" calcext:value-type="float">
            <text:p>0.0198871271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/2MASS--H</text:p>
          </table:table-cell>
          <table:table-cell office:value-type="float" office:value="1" calcext:value-type="float">
            <text:p>1</text:p>
          </table:table-cell>
          <table:table-cell office:value-type="float" office:value="110.0955223" calcext:value-type="float">
            <text:p>110.0955223</text:p>
          </table:table-cell>
          <table:table-cell office:value-type="float" office:value="-56.2944446" calcext:value-type="float">
            <text:p>-56.2944446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310546875" calcext:value-type="float">
            <text:p>0.310546875</text:p>
          </table:table-cell>
          <table:table-cell office:value-type="float" office:value="0.0177371674281107" calcext:value-type="float">
            <text:p>0.017737167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/DSS--DSS2+Red</text:p>
          </table:table-cell>
          <table:table-cell office:value-type="float" office:value="1" calcext:value-type="float">
            <text:p>1</text:p>
          </table:table-cell>
          <table:table-cell office:value-type="float" office:value="110.0955223" calcext:value-type="float">
            <text:p>110.0955223</text:p>
          </table:table-cell>
          <table:table-cell office:value-type="float" office:value="-56.2944446" calcext:value-type="float">
            <text:p>-56.2944446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8)</text:p>
          </table:table-cell>
          <table:table-cell office:value-type="float" office:value="15" calcext:value-type="float">
            <text:p>15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.42672919109027" calcext:value-type="float">
            <text:p>0.4267291911</text:p>
          </table:table-cell>
          <table:table-cell office:value-type="float" office:value="0.474609375" calcext:value-type="float">
            <text:p>0.474609375</text:p>
          </table:table-cell>
          <table:table-cell office:value-type="float" office:value="0.299913817868429" calcext:value-type="float">
            <text:p>0.2999138179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/DSS--DSS2+IR</text:p>
          </table:table-cell>
          <table:table-cell office:value-type="float" office:value="1" calcext:value-type="float">
            <text:p>1</text:p>
          </table:table-cell>
          <table:table-cell office:value-type="float" office:value="110.0955223" calcext:value-type="float">
            <text:p>110.0955223</text:p>
          </table:table-cell>
          <table:table-cell office:value-type="float" office:value="-56.2944446" calcext:value-type="float">
            <text:p>-56.2944446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14" calcext:value-type="float">
            <text:p>14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.204188481675393" calcext:value-type="float">
            <text:p>0.2041884817</text:p>
          </table:table-cell>
          <table:table-cell office:value-type="float" office:value="0.427734375" calcext:value-type="float">
            <text:p>0.427734375</text:p>
          </table:table-cell>
          <table:table-cell office:value-type="float" office:value="0.168361581920904" calcext:value-type="float">
            <text:p>0.1683615819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/DSS--DSS2+Blue</text:p>
          </table:table-cell>
          <table:table-cell office:value-type="float" office:value="1" calcext:value-type="float">
            <text:p>1</text:p>
          </table:table-cell>
          <table:table-cell office:value-type="float" office:value="110.0955223" calcext:value-type="float">
            <text:p>110.0955223</text:p>
          </table:table-cell>
          <table:table-cell office:value-type="float" office:value="-56.2944446" calcext:value-type="float">
            <text:p>-56.2944446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Bl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16, 17)</text:p>
          </table:table-cell>
          <table:table-cell office:value-type="float" office:value="14" calcext:value-type="float">
            <text:p>1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.756198347107438" calcext:value-type="float">
            <text:p>0.7561983471</text:p>
          </table:table-cell>
          <table:table-cell office:value-type="float" office:value="0.583984375" calcext:value-type="float">
            <text:p>0.583984375</text:p>
          </table:table-cell>
          <table:table-cell office:value-type="float" office:value="0.862040816326531" calcext:value-type="float">
            <text:p>0.8620408163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/WISE+(AllWISE)--w4</text:p>
          </table:table-cell>
          <table:table-cell office:value-type="float" office:value="2" calcext:value-type="float">
            <text:p>2</text:p>
          </table:table-cell>
          <table:table-cell office:value-type="float" office:value="317.5417341" calcext:value-type="float">
            <text:p>317.5417341</text:p>
          </table:table-cell>
          <table:table-cell office:value-type="float" office:value="-43.3827829" calcext:value-type="float">
            <text:p>-43.3827829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537109375" calcext:value-type="float">
            <text:p>0.537109375</text:p>
          </table:table-cell>
          <table:table-cell office:value-type="float" office:value="0.463842975206612" calcext:value-type="float">
            <text:p>0.4638429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2/WISE+(AllWISE)--w3</text:p>
          </table:table-cell>
          <table:table-cell office:value-type="float" office:value="2" calcext:value-type="float">
            <text:p>2</text:p>
          </table:table-cell>
          <table:table-cell office:value-type="float" office:value="317.5417341" calcext:value-type="float">
            <text:p>317.5417341</text:p>
          </table:table-cell>
          <table:table-cell office:value-type="float" office:value="-43.3827829" calcext:value-type="float">
            <text:p>-43.3827829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1, 21)</text:p>
          </table:table-cell>
          <table:table-cell office:value-type="float" office:value="11" calcext:value-type="float">
            <text:p>11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.242894056847545" calcext:value-type="float">
            <text:p>0.2428940568</text:p>
          </table:table-cell>
          <table:table-cell office:value-type="float" office:value="0.404296875" calcext:value-type="float">
            <text:p>0.404296875</text:p>
          </table:table-cell>
          <table:table-cell office:value-type="float" office:value="0.199896694214876" calcext:value-type="float">
            <text:p>0.1998966942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/WISE+(AllWISE)--w2</text:p>
          </table:table-cell>
          <table:table-cell office:value-type="float" office:value="2" calcext:value-type="float">
            <text:p>2</text:p>
          </table:table-cell>
          <table:table-cell office:value-type="float" office:value="317.5417341" calcext:value-type="float">
            <text:p>317.5417341</text:p>
          </table:table-cell>
          <table:table-cell office:value-type="float" office:value="-43.3827829" calcext:value-type="float">
            <text:p>-43.3827829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9609375" calcext:value-type="float">
            <text:p>0.349609375</text:p>
          </table:table-cell>
          <table:table-cell office:value-type="float" office:value="0.127066115702479" calcext:value-type="float">
            <text:p>0.1270661157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/WISE+(AllWISE)--w1</text:p>
          </table:table-cell>
          <table:table-cell office:value-type="float" office:value="2" calcext:value-type="float">
            <text:p>2</text:p>
          </table:table-cell>
          <table:table-cell office:value-type="float" office:value="317.5417341" calcext:value-type="float">
            <text:p>317.5417341</text:p>
          </table:table-cell>
          <table:table-cell office:value-type="float" office:value="-43.3827829" calcext:value-type="float">
            <text:p>-43.3827829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1, 21)</text:p>
          </table:table-cell>
          <table:table-cell office:value-type="float" office:value="8" calcext:value-type="float">
            <text:p>8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.0327272727272727" calcext:value-type="float">
            <text:p>0.0327272727</text:p>
          </table:table-cell>
          <table:table-cell office:value-type="float" office:value="0.349609375" calcext:value-type="float">
            <text:p>0.349609375</text:p>
          </table:table-cell>
          <table:table-cell office:value-type="float" office:value="0.142045454545455" calcext:value-type="float">
            <text:p>0.1420454545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/2MASS--K</text:p>
          </table:table-cell>
          <table:table-cell office:value-type="float" office:value="2" calcext:value-type="float">
            <text:p>2</text:p>
          </table:table-cell>
          <table:table-cell office:value-type="float" office:value="317.5417341" calcext:value-type="float">
            <text:p>317.5417341</text:p>
          </table:table-cell>
          <table:table-cell office:value-type="float" office:value="-43.3827829" calcext:value-type="float">
            <text:p>-43.3827829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22265625" calcext:value-type="float">
            <text:p>0.322265625</text:p>
          </table:table-cell>
          <table:table-cell office:value-type="float" office:value="0.014243482934695" calcext:value-type="float">
            <text:p>0.0142434829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/2MASS--J</text:p>
          </table:table-cell>
          <table:table-cell office:value-type="float" office:value="2" calcext:value-type="float">
            <text:p>2</text:p>
          </table:table-cell>
          <table:table-cell office:value-type="float" office:value="317.5417341" calcext:value-type="float">
            <text:p>317.5417341</text:p>
          </table:table-cell>
          <table:table-cell office:value-type="float" office:value="-43.3827829" calcext:value-type="float">
            <text:p>-43.3827829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7" calcext:value-type="float">
            <text:p>7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365234375" calcext:value-type="float">
            <text:p>0.365234375</text:p>
          </table:table-cell>
          <table:table-cell office:value-type="float" office:value="0.0201558720773985" calcext:value-type="float">
            <text:p>0.0201558721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/2MASS--H</text:p>
          </table:table-cell>
          <table:table-cell office:value-type="float" office:value="2" calcext:value-type="float">
            <text:p>2</text:p>
          </table:table-cell>
          <table:table-cell office:value-type="float" office:value="317.5417341" calcext:value-type="float">
            <text:p>317.5417341</text:p>
          </table:table-cell>
          <table:table-cell office:value-type="float" office:value="-43.3827829" calcext:value-type="float">
            <text:p>-43.3827829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14453125" calcext:value-type="float">
            <text:p>0.314453125</text:p>
          </table:table-cell>
          <table:table-cell office:value-type="float" office:value="0.0158559527008869" calcext:value-type="float">
            <text:p>0.0158559527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/DSS--DSS2+Red</text:p>
          </table:table-cell>
          <table:table-cell office:value-type="float" office:value="2" calcext:value-type="float">
            <text:p>2</text:p>
          </table:table-cell>
          <table:table-cell office:value-type="float" office:value="317.5417341" calcext:value-type="float">
            <text:p>317.5417341</text:p>
          </table:table-cell>
          <table:table-cell office:value-type="float" office:value="-43.3827829" calcext:value-type="float">
            <text:p>-43.3827829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29)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454849498327759" calcext:value-type="float">
            <text:p>0.4548494983</text:p>
          </table:table-cell>
          <table:table-cell office:value-type="float" office:value="0.521484375" calcext:value-type="float">
            <text:p>0.521484375</text:p>
          </table:table-cell>
          <table:table-cell office:value-type="float" office:value="0.309393852341281" calcext:value-type="float">
            <text:p>0.3093938523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/DSS--DSS2+IR</text:p>
          </table:table-cell>
          <table:table-cell office:value-type="float" office:value="2" calcext:value-type="float">
            <text:p>2</text:p>
          </table:table-cell>
          <table:table-cell office:value-type="float" office:value="317.5417341" calcext:value-type="float">
            <text:p>317.5417341</text:p>
          </table:table-cell>
          <table:table-cell office:value-type="float" office:value="-43.3827829" calcext:value-type="float">
            <text:p>-43.3827829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30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0790513833992095" calcext:value-type="float">
            <text:p>0.0790513834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157344632768362" calcext:value-type="float">
            <text:p>0.1573446328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/DSS--DSS2+Blue</text:p>
          </table:table-cell>
          <table:table-cell office:value-type="float" office:value="2" calcext:value-type="float">
            <text:p>2</text:p>
          </table:table-cell>
          <table:table-cell office:value-type="float" office:value="317.5417341" calcext:value-type="float">
            <text:p>317.5417341</text:p>
          </table:table-cell>
          <table:table-cell office:value-type="float" office:value="-43.3827829" calcext:value-type="float">
            <text:p>-43.3827829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Bl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14, 19)</text:p>
          </table:table-cell>
          <table:table-cell office:value-type="float" office:value="11" calcext:value-type="float">
            <text:p>11</text:p>
          </table:table-cell>
          <table:table-cell office:value-type="float" office:value="4.12310562561766" calcext:value-type="float">
            <text:p>4.1231056256</text:p>
          </table:table-cell>
          <table:table-cell office:value-type="float" office:value="0.70840197693575" calcext:value-type="float">
            <text:p>0.7084019769</text:p>
          </table:table-cell>
          <table:table-cell office:value-type="float" office:value="0.572265625" calcext:value-type="float">
            <text:p>0.572265625</text:p>
          </table:table-cell>
          <table:table-cell office:value-type="float" office:value="0.853061224489796" calcext:value-type="float">
            <text:p>0.8530612245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/WISE+(AllWISE)--w4</text:p>
          </table:table-cell>
          <table:table-cell office:value-type="float" office:value="3" calcext:value-type="float">
            <text:p>3</text:p>
          </table:table-cell>
          <table:table-cell office:value-type="float" office:value="309.2961832" calcext:value-type="float">
            <text:p>309.2961832</text:p>
          </table:table-cell>
          <table:table-cell office:value-type="float" office:value="-65.0333208" calcext:value-type="float">
            <text:p>-65.0333208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603515625" calcext:value-type="float">
            <text:p>0.603515625</text:p>
          </table:table-cell>
          <table:table-cell office:value-type="float" office:value="0.466161616161616" calcext:value-type="float">
            <text:p>0.46616161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3/WISE+(AllWISE)--w3</text:p>
          </table:table-cell>
          <table:table-cell office:value-type="float" office:value="3" calcext:value-type="float">
            <text:p>3</text:p>
          </table:table-cell>
          <table:table-cell office:value-type="float" office:value="309.2961832" calcext:value-type="float">
            <text:p>309.2961832</text:p>
          </table:table-cell>
          <table:table-cell office:value-type="float" office:value="-65.0333208" calcext:value-type="float">
            <text:p>-65.0333208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1, 22)</text:p>
          </table:table-cell>
          <table:table-cell office:value-type="float" office:value="9" calcext:value-type="float">
            <text:p>9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.212365591397849" calcext:value-type="float">
            <text:p>0.2123655914</text:p>
          </table:table-cell>
          <table:table-cell office:value-type="float" office:value="0.416015625" calcext:value-type="float">
            <text:p>0.416015625</text:p>
          </table:table-cell>
          <table:table-cell office:value-type="float" office:value="0.191414141414141" calcext:value-type="float">
            <text:p>0.191414141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/WISE+(AllWISE)--w2</text:p>
          </table:table-cell>
          <table:table-cell office:value-type="float" office:value="3" calcext:value-type="float">
            <text:p>3</text:p>
          </table:table-cell>
          <table:table-cell office:value-type="float" office:value="309.2961832" calcext:value-type="float">
            <text:p>309.2961832</text:p>
          </table:table-cell>
          <table:table-cell office:value-type="float" office:value="-65.0333208" calcext:value-type="float">
            <text:p>-65.0333208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8" calcext:value-type="float">
            <text:p>8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49609375" calcext:value-type="float">
            <text:p>0.349609375</text:p>
          </table:table-cell>
          <table:table-cell office:value-type="float" office:value="0.117171717171717" calcext:value-type="float">
            <text:p>0.1171717172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/WISE+(AllWISE)--w1</text:p>
          </table:table-cell>
          <table:table-cell office:value-type="float" office:value="3" calcext:value-type="float">
            <text:p>3</text:p>
          </table:table-cell>
          <table:table-cell office:value-type="float" office:value="309.2961832" calcext:value-type="float">
            <text:p>309.2961832</text:p>
          </table:table-cell>
          <table:table-cell office:value-type="float" office:value="-65.0333208" calcext:value-type="float">
            <text:p>-65.0333208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1, 22)</text:p>
          </table:table-cell>
          <table:table-cell office:value-type="float" office:value="8" calcext:value-type="float">
            <text:p>8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.00378787878787879" calcext:value-type="float">
            <text:p>0.0037878788</text:p>
          </table:table-cell>
          <table:table-cell office:value-type="float" office:value="0.349609375" calcext:value-type="float">
            <text:p>0.349609375</text:p>
          </table:table-cell>
          <table:table-cell office:value-type="float" office:value="0.133333333333333" calcext:value-type="float">
            <text:p>0.1333333333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/2MASS--K</text:p>
          </table:table-cell>
          <table:table-cell office:value-type="float" office:value="3" calcext:value-type="float">
            <text:p>3</text:p>
          </table:table-cell>
          <table:table-cell office:value-type="float" office:value="309.2961832" calcext:value-type="float">
            <text:p>309.2961832</text:p>
          </table:table-cell>
          <table:table-cell office:value-type="float" office:value="-65.0333208" calcext:value-type="float">
            <text:p>-65.0333208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322265625" calcext:value-type="float">
            <text:p>0.322265625</text:p>
          </table:table-cell>
          <table:table-cell office:value-type="float" office:value="0.014243482934695" calcext:value-type="float">
            <text:p>0.0142434829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/2MASS--J</text:p>
          </table:table-cell>
          <table:table-cell office:value-type="float" office:value="3" calcext:value-type="float">
            <text:p>3</text:p>
          </table:table-cell>
          <table:table-cell office:value-type="float" office:value="309.2961832" calcext:value-type="float">
            <text:p>309.2961832</text:p>
          </table:table-cell>
          <table:table-cell office:value-type="float" office:value="-65.0333208" calcext:value-type="float">
            <text:p>-65.0333208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357421875" calcext:value-type="float">
            <text:p>0.357421875</text:p>
          </table:table-cell>
          <table:table-cell office:value-type="float" office:value="0.0177371674281107" calcext:value-type="float">
            <text:p>0.017737167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/2MASS--H</text:p>
          </table:table-cell>
          <table:table-cell office:value-type="float" office:value="3" calcext:value-type="float">
            <text:p>3</text:p>
          </table:table-cell>
          <table:table-cell office:value-type="float" office:value="309.2961832" calcext:value-type="float">
            <text:p>309.2961832</text:p>
          </table:table-cell>
          <table:table-cell office:value-type="float" office:value="-65.0333208" calcext:value-type="float">
            <text:p>-65.0333208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318359375" calcext:value-type="float">
            <text:p>0.318359375</text:p>
          </table:table-cell>
          <table:table-cell office:value-type="float" office:value="0.0147809728567589" calcext:value-type="float">
            <text:p>0.0147809729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/DSS--DSS2+Red</text:p>
          </table:table-cell>
          <table:table-cell office:value-type="float" office:value="3" calcext:value-type="float">
            <text:p>3</text:p>
          </table:table-cell>
          <table:table-cell office:value-type="float" office:value="309.2961832" calcext:value-type="float">
            <text:p>309.2961832</text:p>
          </table:table-cell>
          <table:table-cell office:value-type="float" office:value="-65.0333208" calcext:value-type="float">
            <text:p>-65.0333208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29)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39189189189189" calcext:value-type="float">
            <text:p>0.3391891892</text:p>
          </table:table-cell>
          <table:table-cell office:value-type="float" office:value="0.466796875" calcext:value-type="float">
            <text:p>0.466796875</text:p>
          </table:table-cell>
          <table:table-cell office:value-type="float" office:value="0.259408216029877" calcext:value-type="float">
            <text:p>0.25940821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/DSS--DSS2+IR</text:p>
          </table:table-cell>
          <table:table-cell office:value-type="float" office:value="3" calcext:value-type="float">
            <text:p>3</text:p>
          </table:table-cell>
          <table:table-cell office:value-type="float" office:value="309.2961832" calcext:value-type="float">
            <text:p>309.2961832</text:p>
          </table:table-cell>
          <table:table-cell office:value-type="float" office:value="-65.0333208" calcext:value-type="float">
            <text:p>-65.0333208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31)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177570093457944" calcext:value-type="float">
            <text:p>0.1775700935</text:p>
          </table:table-cell>
          <table:table-cell office:value-type="float" office:value="0.443359375" calcext:value-type="float">
            <text:p>0.443359375</text:p>
          </table:table-cell>
          <table:table-cell office:value-type="float" office:value="0.155084745762712" calcext:value-type="float">
            <text:p>0.1550847458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/DSS--DSS2+Blue</text:p>
          </table:table-cell>
          <table:table-cell office:value-type="float" office:value="3" calcext:value-type="float">
            <text:p>3</text:p>
          </table:table-cell>
          <table:table-cell office:value-type="float" office:value="309.2961832" calcext:value-type="float">
            <text:p>309.2961832</text:p>
          </table:table-cell>
          <table:table-cell office:value-type="float" office:value="-65.0333208" calcext:value-type="float">
            <text:p>-65.0333208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6, 16)</text:p>
          </table:table-cell>
          <table:table-cell office:value-type="float" office:value="14" calcext:value-type="float">
            <text:p>1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.728527607361963" calcext:value-type="float">
            <text:p>0.7285276074</text:p>
          </table:table-cell>
          <table:table-cell office:value-type="float" office:value="0.544921875" calcext:value-type="float">
            <text:p>0.544921875</text:p>
          </table:table-cell>
          <table:table-cell office:value-type="float" office:value="0.897142857142857" calcext:value-type="float">
            <text:p>0.8971428571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/WISE+(AllWISE)--w4</text:p>
          </table:table-cell>
          <table:table-cell office:value-type="float" office:value="4" calcext:value-type="float">
            <text:p>4</text:p>
          </table:table-cell>
          <table:table-cell office:value-type="float" office:value="47.2258365" calcext:value-type="float">
            <text:p>47.2258365</text:p>
          </table:table-cell>
          <table:table-cell office:value-type="float" office:value="-18.9692032" calcext:value-type="float">
            <text:p>-18.9692032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548828125" calcext:value-type="float">
            <text:p>0.548828125</text:p>
          </table:table-cell>
          <table:table-cell office:value-type="float" office:value="0.444938271604938" calcext:value-type="float">
            <text:p>0.44493827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4/WISE+(AllWISE)--w3</text:p>
          </table:table-cell>
          <table:table-cell office:value-type="float" office:value="4" calcext:value-type="float">
            <text:p>4</text:p>
          </table:table-cell>
          <table:table-cell office:value-type="float" office:value="47.2258365" calcext:value-type="float">
            <text:p>47.2258365</text:p>
          </table:table-cell>
          <table:table-cell office:value-type="float" office:value="-18.9692032" calcext:value-type="float">
            <text:p>-18.9692032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11" calcext:value-type="float">
            <text:p>11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.297362110311751" calcext:value-type="float">
            <text:p>0.2973621103</text:p>
          </table:table-cell>
          <table:table-cell office:value-type="float" office:value="0.369140625" calcext:value-type="float">
            <text:p>0.369140625</text:p>
          </table:table-cell>
          <table:table-cell office:value-type="float" office:value="0.205925925925926" calcext:value-type="float">
            <text:p>0.2059259259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/WISE+(AllWISE)--w2</text:p>
          </table:table-cell>
          <table:table-cell office:value-type="float" office:value="4" calcext:value-type="float">
            <text:p>4</text:p>
          </table:table-cell>
          <table:table-cell office:value-type="float" office:value="47.2258365" calcext:value-type="float">
            <text:p>47.2258365</text:p>
          </table:table-cell>
          <table:table-cell office:value-type="float" office:value="-18.9692032" calcext:value-type="float">
            <text:p>-18.9692032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8" calcext:value-type="float">
            <text:p>8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53515625" calcext:value-type="float">
            <text:p>0.353515625</text:p>
          </table:table-cell>
          <table:table-cell office:value-type="float" office:value="0.122469135802469" calcext:value-type="float">
            <text:p>0.1224691358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/WISE+(AllWISE)--w1</text:p>
          </table:table-cell>
          <table:table-cell office:value-type="float" office:value="4" calcext:value-type="float">
            <text:p>4</text:p>
          </table:table-cell>
          <table:table-cell office:value-type="float" office:value="47.2258365" calcext:value-type="float">
            <text:p>47.2258365</text:p>
          </table:table-cell>
          <table:table-cell office:value-type="float" office:value="-18.9692032" calcext:value-type="float">
            <text:p>-18.9692032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9" calcext:value-type="float">
            <text:p>9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.0578778135048232" calcext:value-type="float">
            <text:p>0.0578778135</text:p>
          </table:table-cell>
          <table:table-cell office:value-type="float" office:value="0.365234375" calcext:value-type="float">
            <text:p>0.365234375</text:p>
          </table:table-cell>
          <table:table-cell office:value-type="float" office:value="0.15358024691358" calcext:value-type="float">
            <text:p>0.1535802469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/2MASS--K</text:p>
          </table:table-cell>
          <table:table-cell office:value-type="float" office:value="4" calcext:value-type="float">
            <text:p>4</text:p>
          </table:table-cell>
          <table:table-cell office:value-type="float" office:value="47.2258365" calcext:value-type="float">
            <text:p>47.2258365</text:p>
          </table:table-cell>
          <table:table-cell office:value-type="float" office:value="-18.9692032" calcext:value-type="float">
            <text:p>-18.9692032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330078125" calcext:value-type="float">
            <text:p>0.330078125</text:p>
          </table:table-cell>
          <table:table-cell office:value-type="float" office:value="0.0153184627788229" calcext:value-type="float">
            <text:p>0.0153184628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/2MASS--J</text:p>
          </table:table-cell>
          <table:table-cell office:value-type="float" office:value="4" calcext:value-type="float">
            <text:p>4</text:p>
          </table:table-cell>
          <table:table-cell office:value-type="float" office:value="47.2258365" calcext:value-type="float">
            <text:p>47.2258365</text:p>
          </table:table-cell>
          <table:table-cell office:value-type="float" office:value="-18.9692032" calcext:value-type="float">
            <text:p>-18.9692032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29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37890625" calcext:value-type="float">
            <text:p>0.337890625</text:p>
          </table:table-cell>
          <table:table-cell office:value-type="float" office:value="0.0198871271163666" calcext:value-type="float">
            <text:p>0.0198871271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/2MASS--H</text:p>
          </table:table-cell>
          <table:table-cell office:value-type="float" office:value="4" calcext:value-type="float">
            <text:p>4</text:p>
          </table:table-cell>
          <table:table-cell office:value-type="float" office:value="47.2258365" calcext:value-type="float">
            <text:p>47.2258365</text:p>
          </table:table-cell>
          <table:table-cell office:value-type="float" office:value="-18.9692032" calcext:value-type="float">
            <text:p>-18.9692032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322265625" calcext:value-type="float">
            <text:p>0.322265625</text:p>
          </table:table-cell>
          <table:table-cell office:value-type="float" office:value="0.0163934426229508" calcext:value-type="float">
            <text:p>0.016393442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/DSS--DSS2+Red</text:p>
          </table:table-cell>
          <table:table-cell office:value-type="float" office:value="4" calcext:value-type="float">
            <text:p>4</text:p>
          </table:table-cell>
          <table:table-cell office:value-type="float" office:value="47.2258365" calcext:value-type="float">
            <text:p>47.2258365</text:p>
          </table:table-cell>
          <table:table-cell office:value-type="float" office:value="-18.9692032" calcext:value-type="float">
            <text:p>-18.9692032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03658536585366" calcext:value-type="float">
            <text:p>0.4036585366</text:p>
          </table:table-cell>
          <table:table-cell office:value-type="float" office:value="0.451171875" calcext:value-type="float">
            <text:p>0.451171875</text:p>
          </table:table-cell>
          <table:table-cell office:value-type="float" office:value="0.256779661016949" calcext:value-type="float">
            <text:p>0.256779661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/DSS--DSS2+IR</text:p>
          </table:table-cell>
          <table:table-cell office:value-type="float" office:value="4" calcext:value-type="float">
            <text:p>4</text:p>
          </table:table-cell>
          <table:table-cell office:value-type="float" office:value="47.2258365" calcext:value-type="float">
            <text:p>47.2258365</text:p>
          </table:table-cell>
          <table:table-cell office:value-type="float" office:value="-18.9692032" calcext:value-type="float">
            <text:p>-18.9692032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30)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247678018575851" calcext:value-type="float">
            <text:p>0.2476780186</text:p>
          </table:table-cell>
          <table:table-cell office:value-type="float" office:value="0.435546875" calcext:value-type="float">
            <text:p>0.435546875</text:p>
          </table:table-cell>
          <table:table-cell office:value-type="float" office:value="0.185593220338983" calcext:value-type="float">
            <text:p>0.1855932203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/DSS--DSS2+Blue</text:p>
          </table:table-cell>
          <table:table-cell office:value-type="float" office:value="4" calcext:value-type="float">
            <text:p>4</text:p>
          </table:table-cell>
          <table:table-cell office:value-type="float" office:value="47.2258365" calcext:value-type="float">
            <text:p>47.2258365</text:p>
          </table:table-cell>
          <table:table-cell office:value-type="float" office:value="-18.9692032" calcext:value-type="float">
            <text:p>-18.9692032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8, 19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692708333333333" calcext:value-type="float">
            <text:p>0.6927083333</text:p>
          </table:table-cell>
          <table:table-cell office:value-type="float" office:value="0.525390625" calcext:value-type="float">
            <text:p>0.525390625</text:p>
          </table:table-cell>
          <table:table-cell office:value-type="float" office:value="0.897959183673469" calcext:value-type="float">
            <text:p>0.8979591837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/DSS--DSS1+Red</text:p>
          </table:table-cell>
          <table:table-cell office:value-type="float" office:value="4" calcext:value-type="float">
            <text:p>4</text:p>
          </table:table-cell>
          <table:table-cell office:value-type="float" office:value="47.2258365" calcext:value-type="float">
            <text:p>47.2258365</text:p>
          </table:table-cell>
          <table:table-cell office:value-type="float" office:value="-18.9692032" calcext:value-type="float">
            <text:p>-18.9692032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1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7, 17)</text:p>
          </table:table-cell>
          <table:table-cell office:value-type="float" office:value="11" calcext:value-type="float">
            <text:p>11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.729770992366412" calcext:value-type="float">
            <text:p>0.7297709924</text:p>
          </table:table-cell>
          <table:table-cell office:value-type="float" office:value="0.591796875" calcext:value-type="float">
            <text:p>0.591796875</text:p>
          </table:table-cell>
          <table:table-cell office:value-type="float" office:value="0.613877551020408" calcext:value-type="float">
            <text:p>0.613877551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/DSS--DSS1+Blue</text:p>
          </table:table-cell>
          <table:table-cell office:value-type="float" office:value="4" calcext:value-type="float">
            <text:p>4</text:p>
          </table:table-cell>
          <table:table-cell office:value-type="float" office:value="47.2258365" calcext:value-type="float">
            <text:p>47.2258365</text:p>
          </table:table-cell>
          <table:table-cell office:value-type="float" office:value="-18.9692032" calcext:value-type="float">
            <text:p>-18.9692032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1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30)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651212553495007" calcext:value-type="float">
            <text:p>0.6512125535</text:p>
          </table:table-cell>
          <table:table-cell office:value-type="float" office:value="0.587890625" calcext:value-type="float">
            <text:p>0.587890625</text:p>
          </table:table-cell>
          <table:table-cell office:value-type="float" office:value="0.498587570621469" calcext:value-type="float">
            <text:p>0.498587570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/WISE+(AllWISE)--w4</text:p>
          </table:table-cell>
          <table:table-cell office:value-type="float" office:value="5" calcext:value-type="float">
            <text:p>5</text:p>
          </table:table-cell>
          <table:table-cell office:value-type="float" office:value="67.6230638" calcext:value-type="float">
            <text:p>67.6230638</text:p>
          </table:table-cell>
          <table:table-cell office:value-type="float" office:value="-43.4105611" calcext:value-type="float">
            <text:p>-43.4105611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537109375" calcext:value-type="float">
            <text:p>0.537109375</text:p>
          </table:table-cell>
          <table:table-cell office:value-type="float" office:value="0.449896694214876" calcext:value-type="float">
            <text:p>0.44989669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5/WISE+(AllWISE)--w3</text:p>
          </table:table-cell>
          <table:table-cell office:value-type="float" office:value="5" calcext:value-type="float">
            <text:p>5</text:p>
          </table:table-cell>
          <table:table-cell office:value-type="float" office:value="67.6230638" calcext:value-type="float">
            <text:p>67.6230638</text:p>
          </table:table-cell>
          <table:table-cell office:value-type="float" office:value="-43.4105611" calcext:value-type="float">
            <text:p>-43.4105611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36979166666667" calcext:value-type="float">
            <text:p>0.2369791667</text:p>
          </table:table-cell>
          <table:table-cell office:value-type="float" office:value="0.408203125" calcext:value-type="float">
            <text:p>0.408203125</text:p>
          </table:table-cell>
          <table:table-cell office:value-type="float" office:value="0.198347107438017" calcext:value-type="float">
            <text:p>0.198347107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/WISE+(AllWISE)--w2</text:p>
          </table:table-cell>
          <table:table-cell office:value-type="float" office:value="5" calcext:value-type="float">
            <text:p>5</text:p>
          </table:table-cell>
          <table:table-cell office:value-type="float" office:value="67.6230638" calcext:value-type="float">
            <text:p>67.6230638</text:p>
          </table:table-cell>
          <table:table-cell office:value-type="float" office:value="-43.4105611" calcext:value-type="float">
            <text:p>-43.4105611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3515625" calcext:value-type="float">
            <text:p>0.353515625</text:p>
          </table:table-cell>
          <table:table-cell office:value-type="float" office:value="0.114152892561983" calcext:value-type="float">
            <text:p>0.114152892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/WISE+(AllWISE)--w1</text:p>
          </table:table-cell>
          <table:table-cell office:value-type="float" office:value="5" calcext:value-type="float">
            <text:p>5</text:p>
          </table:table-cell>
          <table:table-cell office:value-type="float" office:value="67.6230638" calcext:value-type="float">
            <text:p>67.6230638</text:p>
          </table:table-cell>
          <table:table-cell office:value-type="float" office:value="-43.4105611" calcext:value-type="float">
            <text:p>-43.4105611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0398406374501992" calcext:value-type="float">
            <text:p>0.0039840637</text:p>
          </table:table-cell>
          <table:table-cell office:value-type="float" office:value="0.353515625" calcext:value-type="float">
            <text:p>0.353515625</text:p>
          </table:table-cell>
          <table:table-cell office:value-type="float" office:value="0.133780991735537" calcext:value-type="float">
            <text:p>0.1337809917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/2MASS--K</text:p>
          </table:table-cell>
          <table:table-cell office:value-type="float" office:value="5" calcext:value-type="float">
            <text:p>5</text:p>
          </table:table-cell>
          <table:table-cell office:value-type="float" office:value="67.6230638" calcext:value-type="float">
            <text:p>67.6230638</text:p>
          </table:table-cell>
          <table:table-cell office:value-type="float" office:value="-43.4105611" calcext:value-type="float">
            <text:p>-43.4105611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314453125" calcext:value-type="float">
            <text:p>0.314453125</text:p>
          </table:table-cell>
          <table:table-cell office:value-type="float" office:value="0.0112872883633432" calcext:value-type="float">
            <text:p>0.011287288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/2MASS--J</text:p>
          </table:table-cell>
          <table:table-cell office:value-type="float" office:value="5" calcext:value-type="float">
            <text:p>5</text:p>
          </table:table-cell>
          <table:table-cell office:value-type="float" office:value="67.6230638" calcext:value-type="float">
            <text:p>67.6230638</text:p>
          </table:table-cell>
          <table:table-cell office:value-type="float" office:value="-43.4105611" calcext:value-type="float">
            <text:p>-43.4105611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345703125" calcext:value-type="float">
            <text:p>0.345703125</text:p>
          </table:table-cell>
          <table:table-cell office:value-type="float" office:value="0.0158559527008869" calcext:value-type="float">
            <text:p>0.0158559527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/2MASS--H</text:p>
          </table:table-cell>
          <table:table-cell office:value-type="float" office:value="5" calcext:value-type="float">
            <text:p>5</text:p>
          </table:table-cell>
          <table:table-cell office:value-type="float" office:value="67.6230638" calcext:value-type="float">
            <text:p>67.6230638</text:p>
          </table:table-cell>
          <table:table-cell office:value-type="float" office:value="-43.4105611" calcext:value-type="float">
            <text:p>-43.4105611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330078125" calcext:value-type="float">
            <text:p>0.330078125</text:p>
          </table:table-cell>
          <table:table-cell office:value-type="float" office:value="0.0112872883633432" calcext:value-type="float">
            <text:p>0.011287288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/DSS--DSS2+Red</text:p>
          </table:table-cell>
          <table:table-cell office:value-type="float" office:value="5" calcext:value-type="float">
            <text:p>5</text:p>
          </table:table-cell>
          <table:table-cell office:value-type="float" office:value="67.6230638" calcext:value-type="float">
            <text:p>67.6230638</text:p>
          </table:table-cell>
          <table:table-cell office:value-type="float" office:value="-43.4105611" calcext:value-type="float">
            <text:p>-43.4105611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06553398058252" calcext:value-type="float">
            <text:p>0.4065533981</text:p>
          </table:table-cell>
          <table:table-cell office:value-type="float" office:value="0.451171875" calcext:value-type="float">
            <text:p>0.451171875</text:p>
          </table:table-cell>
          <table:table-cell office:value-type="float" office:value="0.257062146892655" calcext:value-type="float">
            <text:p>0.2570621469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/DSS--DSS2+IR</text:p>
          </table:table-cell>
          <table:table-cell office:value-type="float" office:value="5" calcext:value-type="float">
            <text:p>5</text:p>
          </table:table-cell>
          <table:table-cell office:value-type="float" office:value="67.6230638" calcext:value-type="float">
            <text:p>67.6230638</text:p>
          </table:table-cell>
          <table:table-cell office:value-type="float" office:value="-43.4105611" calcext:value-type="float">
            <text:p>-43.4105611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642201834862386" calcext:value-type="float">
            <text:p>0.0642201835</text:p>
          </table:table-cell>
          <table:table-cell office:value-type="float" office:value="0.427734375" calcext:value-type="float">
            <text:p>0.427734375</text:p>
          </table:table-cell>
          <table:table-cell office:value-type="float" office:value="0.133333333333333" calcext:value-type="float">
            <text:p>0.1333333333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/DSS--DSS2+Blue</text:p>
          </table:table-cell>
          <table:table-cell office:value-type="float" office:value="5" calcext:value-type="float">
            <text:p>5</text:p>
          </table:table-cell>
          <table:table-cell office:value-type="float" office:value="67.6230638" calcext:value-type="float">
            <text:p>67.6230638</text:p>
          </table:table-cell>
          <table:table-cell office:value-type="float" office:value="-43.4105611" calcext:value-type="float">
            <text:p>-43.4105611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8, 18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681654676258993" calcext:value-type="float">
            <text:p>0.6816546763</text:p>
          </table:table-cell>
          <table:table-cell office:value-type="float" office:value="0.490234375" calcext:value-type="float">
            <text:p>0.490234375</text:p>
          </table:table-cell>
          <table:table-cell office:value-type="float" office:value="0.862040816326531" calcext:value-type="float">
            <text:p>0.8620408163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6/WISE+(AllWISE)--w4</text:p>
          </table:table-cell>
          <table:table-cell office:value-type="float" office:value="6" calcext:value-type="float">
            <text:p>6</text:p>
          </table:table-cell>
          <table:table-cell office:value-type="float" office:value="54.2878604" calcext:value-type="float">
            <text:p>54.2878604</text:p>
          </table:table-cell>
          <table:table-cell office:value-type="float" office:value="-29.8301653" calcext:value-type="float">
            <text:p>-29.8301653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572265625" calcext:value-type="float">
            <text:p>0.572265625</text:p>
          </table:table-cell>
          <table:table-cell office:value-type="float" office:value="0.425252525252525" calcext:value-type="float">
            <text:p>0.42525252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6/WISE+(AllWISE)--w3</text:p>
          </table:table-cell>
          <table:table-cell office:value-type="float" office:value="6" calcext:value-type="float">
            <text:p>6</text:p>
          </table:table-cell>
          <table:table-cell office:value-type="float" office:value="54.2878604" calcext:value-type="float">
            <text:p>54.2878604</text:p>
          </table:table-cell>
          <table:table-cell office:value-type="float" office:value="-29.8301653" calcext:value-type="float">
            <text:p>-29.8301653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263819095477387" calcext:value-type="float">
            <text:p>0.2638190955</text:p>
          </table:table-cell>
          <table:table-cell office:value-type="float" office:value="0.392578125" calcext:value-type="float">
            <text:p>0.392578125</text:p>
          </table:table-cell>
          <table:table-cell office:value-type="float" office:value="0.201010101010101" calcext:value-type="float">
            <text:p>0.201010101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6/WISE+(AllWISE)--w2</text:p>
          </table:table-cell>
          <table:table-cell office:value-type="float" office:value="6" calcext:value-type="float">
            <text:p>6</text:p>
          </table:table-cell>
          <table:table-cell office:value-type="float" office:value="54.2878604" calcext:value-type="float">
            <text:p>54.2878604</text:p>
          </table:table-cell>
          <table:table-cell office:value-type="float" office:value="-29.8301653" calcext:value-type="float">
            <text:p>-29.8301653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1796875" calcext:value-type="float">
            <text:p>0.341796875</text:p>
          </table:table-cell>
          <table:table-cell office:value-type="float" office:value="0.117676767676768" calcext:value-type="float">
            <text:p>0.1176767677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6/WISE+(AllWISE)--w1</text:p>
          </table:table-cell>
          <table:table-cell office:value-type="float" office:value="6" calcext:value-type="float">
            <text:p>6</text:p>
          </table:table-cell>
          <table:table-cell office:value-type="float" office:value="54.2878604" calcext:value-type="float">
            <text:p>54.2878604</text:p>
          </table:table-cell>
          <table:table-cell office:value-type="float" office:value="-29.8301653" calcext:value-type="float">
            <text:p>-29.8301653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9609375" calcext:value-type="float">
            <text:p>0.349609375</text:p>
          </table:table-cell>
          <table:table-cell office:value-type="float" office:value="0.118181818181818" calcext:value-type="float">
            <text:p>0.1181818182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6/2MASS--K</text:p>
          </table:table-cell>
          <table:table-cell office:value-type="float" office:value="6" calcext:value-type="float">
            <text:p>6</text:p>
          </table:table-cell>
          <table:table-cell office:value-type="float" office:value="54.2878604" calcext:value-type="float">
            <text:p>54.2878604</text:p>
          </table:table-cell>
          <table:table-cell office:value-type="float" office:value="-29.8301653" calcext:value-type="float">
            <text:p>-29.8301653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18359375" calcext:value-type="float">
            <text:p>0.318359375</text:p>
          </table:table-cell>
          <table:table-cell office:value-type="float" office:value="0.0131685030905671" calcext:value-type="float">
            <text:p>0.0131685031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6/2MASS--J</text:p>
          </table:table-cell>
          <table:table-cell office:value-type="float" office:value="6" calcext:value-type="float">
            <text:p>6</text:p>
          </table:table-cell>
          <table:table-cell office:value-type="float" office:value="54.2878604" calcext:value-type="float">
            <text:p>54.2878604</text:p>
          </table:table-cell>
          <table:table-cell office:value-type="float" office:value="-29.8301653" calcext:value-type="float">
            <text:p>-29.8301653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18359375" calcext:value-type="float">
            <text:p>0.318359375</text:p>
          </table:table-cell>
          <table:table-cell office:value-type="float" office:value="0.0161246976619188" calcext:value-type="float">
            <text:p>0.0161246977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6/2MASS--H</text:p>
          </table:table-cell>
          <table:table-cell office:value-type="float" office:value="6" calcext:value-type="float">
            <text:p>6</text:p>
          </table:table-cell>
          <table:table-cell office:value-type="float" office:value="54.2878604" calcext:value-type="float">
            <text:p>54.2878604</text:p>
          </table:table-cell>
          <table:table-cell office:value-type="float" office:value="-29.8301653" calcext:value-type="float">
            <text:p>-29.8301653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10546875" calcext:value-type="float">
            <text:p>0.310546875</text:p>
          </table:table-cell>
          <table:table-cell office:value-type="float" office:value="0.013974737973663" calcext:value-type="float">
            <text:p>0.013974738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6/DSS--DSS2+Red</text:p>
          </table:table-cell>
          <table:table-cell office:value-type="float" office:value="6" calcext:value-type="float">
            <text:p>6</text:p>
          </table:table-cell>
          <table:table-cell office:value-type="float" office:value="54.2878604" calcext:value-type="float">
            <text:p>54.2878604</text:p>
          </table:table-cell>
          <table:table-cell office:value-type="float" office:value="-29.8301653" calcext:value-type="float">
            <text:p>-29.8301653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66580310880829" calcext:value-type="float">
            <text:p>0.3665803109</text:p>
          </table:table-cell>
          <table:table-cell office:value-type="float" office:value="0.447265625" calcext:value-type="float">
            <text:p>0.447265625</text:p>
          </table:table-cell>
          <table:table-cell office:value-type="float" office:value="0.240677966101695" calcext:value-type="float">
            <text:p>0.2406779661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6/DSS--DSS2+IR</text:p>
          </table:table-cell>
          <table:table-cell office:value-type="float" office:value="6" calcext:value-type="float">
            <text:p>6</text:p>
          </table:table-cell>
          <table:table-cell office:value-type="float" office:value="54.2878604" calcext:value-type="float">
            <text:p>54.2878604</text:p>
          </table:table-cell>
          <table:table-cell office:value-type="float" office:value="-29.8301653" calcext:value-type="float">
            <text:p>-29.8301653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8, 30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19589552238806" calcext:value-type="float">
            <text:p>0.1958955224</text:p>
          </table:table-cell>
          <table:table-cell office:value-type="float" office:value="0.427734375" calcext:value-type="float">
            <text:p>0.427734375</text:p>
          </table:table-cell>
          <table:table-cell office:value-type="float" office:value="0.155932203389831" calcext:value-type="float">
            <text:p>0.155932203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6/DSS--DSS2+Blue</text:p>
          </table:table-cell>
          <table:table-cell office:value-type="float" office:value="6" calcext:value-type="float">
            <text:p>6</text:p>
          </table:table-cell>
          <table:table-cell office:value-type="float" office:value="54.2878604" calcext:value-type="float">
            <text:p>54.2878604</text:p>
          </table:table-cell>
          <table:table-cell office:value-type="float" office:value="-29.8301653" calcext:value-type="float">
            <text:p>-29.8301653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6, 17)</text:p>
          </table:table-cell>
          <table:table-cell office:value-type="float" office:value="11" calcext:value-type="float">
            <text:p>11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.683363148479428" calcext:value-type="float">
            <text:p>0.6833631485</text:p>
          </table:table-cell>
          <table:table-cell office:value-type="float" office:value="0.677734375" calcext:value-type="float">
            <text:p>0.677734375</text:p>
          </table:table-cell>
          <table:table-cell office:value-type="float" office:value="0.619591836734694" calcext:value-type="float">
            <text:p>0.6195918367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6/DSS--DSS1+Red</text:p>
          </table:table-cell>
          <table:table-cell office:value-type="float" office:value="6" calcext:value-type="float">
            <text:p>6</text:p>
          </table:table-cell>
          <table:table-cell office:value-type="float" office:value="54.2878604" calcext:value-type="float">
            <text:p>54.2878604</text:p>
          </table:table-cell>
          <table:table-cell office:value-type="float" office:value="-29.8301653" calcext:value-type="float">
            <text:p>-29.8301653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1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8, 31)</text:p>
          </table:table-cell>
          <table:table-cell office:value-type="float" office:value="15" calcext:value-type="float">
            <text:p>15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.382278481012658" calcext:value-type="float">
            <text:p>0.382278481</text:p>
          </table:table-cell>
          <table:table-cell office:value-type="float" office:value="0.505859375" calcext:value-type="float">
            <text:p>0.505859375</text:p>
          </table:table-cell>
          <table:table-cell office:value-type="float" office:value="0.234745762711864" calcext:value-type="float">
            <text:p>0.2347457627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6/DSS--DSS1+Blue</text:p>
          </table:table-cell>
          <table:table-cell office:value-type="float" office:value="6" calcext:value-type="float">
            <text:p>6</text:p>
          </table:table-cell>
          <table:table-cell office:value-type="float" office:value="54.2878604" calcext:value-type="float">
            <text:p>54.2878604</text:p>
          </table:table-cell>
          <table:table-cell office:value-type="float" office:value="-29.8301653" calcext:value-type="float">
            <text:p>-29.8301653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1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1)</text:p>
          </table:table-cell>
          <table:table-cell office:value-type="float" office:value="16" calcext:value-type="float">
            <text:p>16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.507552870090634" calcext:value-type="float">
            <text:p>0.5075528701</text:p>
          </table:table-cell>
          <table:table-cell office:value-type="float" office:value="0.529296875" calcext:value-type="float">
            <text:p>0.529296875</text:p>
          </table:table-cell>
          <table:table-cell office:value-type="float" office:value="0.31638418079096" calcext:value-type="float">
            <text:p>0.3163841808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7/WISE+(AllWISE)--w4</text:p>
          </table:table-cell>
          <table:table-cell office:value-type="float" office:value="7" calcext:value-type="float">
            <text:p>7</text:p>
          </table:table-cell>
          <table:table-cell office:value-type="float" office:value="67.6112099" calcext:value-type="float">
            <text:p>67.6112099</text:p>
          </table:table-cell>
          <table:table-cell office:value-type="float" office:value="-43.2126687" calcext:value-type="float">
            <text:p>-43.2126687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587890625" calcext:value-type="float">
            <text:p>0.587890625</text:p>
          </table:table-cell>
          <table:table-cell office:value-type="float" office:value="0.419259259259259" calcext:value-type="float">
            <text:p>0.4192592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7/WISE+(AllWISE)--w3</text:p>
          </table:table-cell>
          <table:table-cell office:value-type="float" office:value="7" calcext:value-type="float">
            <text:p>7</text:p>
          </table:table-cell>
          <table:table-cell office:value-type="float" office:value="67.6112099" calcext:value-type="float">
            <text:p>67.6112099</text:p>
          </table:table-cell>
          <table:table-cell office:value-type="float" office:value="-43.2126687" calcext:value-type="float">
            <text:p>-43.2126687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11" calcext:value-type="float">
            <text:p>11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.274752475247525" calcext:value-type="float">
            <text:p>0.2747524752</text:p>
          </table:table-cell>
          <table:table-cell office:value-type="float" office:value="0.388671875" calcext:value-type="float">
            <text:p>0.388671875</text:p>
          </table:table-cell>
          <table:table-cell office:value-type="float" office:value="0.199506172839506" calcext:value-type="float">
            <text:p>0.1995061728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7/WISE+(AllWISE)--w2</text:p>
          </table:table-cell>
          <table:table-cell office:value-type="float" office:value="7" calcext:value-type="float">
            <text:p>7</text:p>
          </table:table-cell>
          <table:table-cell office:value-type="float" office:value="67.6112099" calcext:value-type="float">
            <text:p>67.6112099</text:p>
          </table:table-cell>
          <table:table-cell office:value-type="float" office:value="-43.2126687" calcext:value-type="float">
            <text:p>-43.2126687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8" calcext:value-type="float">
            <text:p>8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41796875" calcext:value-type="float">
            <text:p>0.341796875</text:p>
          </table:table-cell>
          <table:table-cell office:value-type="float" office:value="0.112098765432099" calcext:value-type="float">
            <text:p>0.112098765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7/WISE+(AllWISE)--w1</text:p>
          </table:table-cell>
          <table:table-cell office:value-type="float" office:value="7" calcext:value-type="float">
            <text:p>7</text:p>
          </table:table-cell>
          <table:table-cell office:value-type="float" office:value="67.6112099" calcext:value-type="float">
            <text:p>67.6112099</text:p>
          </table:table-cell>
          <table:table-cell office:value-type="float" office:value="-43.2126687" calcext:value-type="float">
            <text:p>-43.2126687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8" calcext:value-type="float">
            <text:p>8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41796875" calcext:value-type="float">
            <text:p>0.341796875</text:p>
          </table:table-cell>
          <table:table-cell office:value-type="float" office:value="0.117530864197531" calcext:value-type="float">
            <text:p>0.1175308642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7/2MASS--K</text:p>
          </table:table-cell>
          <table:table-cell office:value-type="float" office:value="7" calcext:value-type="float">
            <text:p>7</text:p>
          </table:table-cell>
          <table:table-cell office:value-type="float" office:value="67.6112099" calcext:value-type="float">
            <text:p>67.6112099</text:p>
          </table:table-cell>
          <table:table-cell office:value-type="float" office:value="-43.2126687" calcext:value-type="float">
            <text:p>-43.2126687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29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41796875" calcext:value-type="float">
            <text:p>0.341796875</text:p>
          </table:table-cell>
          <table:table-cell office:value-type="float" office:value="0.0107497984412792" calcext:value-type="float">
            <text:p>0.010749798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7/2MASS--J</text:p>
          </table:table-cell>
          <table:table-cell office:value-type="float" office:value="7" calcext:value-type="float">
            <text:p>7</text:p>
          </table:table-cell>
          <table:table-cell office:value-type="float" office:value="67.6112099" calcext:value-type="float">
            <text:p>67.6112099</text:p>
          </table:table-cell>
          <table:table-cell office:value-type="float" office:value="-43.2126687" calcext:value-type="float">
            <text:p>-43.2126687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29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26171875" calcext:value-type="float">
            <text:p>0.326171875</text:p>
          </table:table-cell>
          <table:table-cell office:value-type="float" office:value="0.0158559527008869" calcext:value-type="float">
            <text:p>0.0158559527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7/2MASS--H</text:p>
          </table:table-cell>
          <table:table-cell office:value-type="float" office:value="7" calcext:value-type="float">
            <text:p>7</text:p>
          </table:table-cell>
          <table:table-cell office:value-type="float" office:value="67.6112099" calcext:value-type="float">
            <text:p>67.6112099</text:p>
          </table:table-cell>
          <table:table-cell office:value-type="float" office:value="-43.2126687" calcext:value-type="float">
            <text:p>-43.2126687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29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14453125" calcext:value-type="float">
            <text:p>0.314453125</text:p>
          </table:table-cell>
          <table:table-cell office:value-type="float" office:value="0.0126310131685031" calcext:value-type="float">
            <text:p>0.0126310132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7/DSS--DSS2+Red</text:p>
          </table:table-cell>
          <table:table-cell office:value-type="float" office:value="7" calcext:value-type="float">
            <text:p>7</text:p>
          </table:table-cell>
          <table:table-cell office:value-type="float" office:value="67.6112099" calcext:value-type="float">
            <text:p>67.6112099</text:p>
          </table:table-cell>
          <table:table-cell office:value-type="float" office:value="-43.2126687" calcext:value-type="float">
            <text:p>-43.2126687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86449184441656" calcext:value-type="float">
            <text:p>0.3864491844</text:p>
          </table:table-cell>
          <table:table-cell office:value-type="float" office:value="0.462890625" calcext:value-type="float">
            <text:p>0.462890625</text:p>
          </table:table-cell>
          <table:table-cell office:value-type="float" office:value="0.238700564971751" calcext:value-type="float">
            <text:p>0.238700565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7/DSS--DSS2+IR</text:p>
          </table:table-cell>
          <table:table-cell office:value-type="float" office:value="7" calcext:value-type="float">
            <text:p>7</text:p>
          </table:table-cell>
          <table:table-cell office:value-type="float" office:value="67.6112099" calcext:value-type="float">
            <text:p>67.6112099</text:p>
          </table:table-cell>
          <table:table-cell office:value-type="float" office:value="-43.2126687" calcext:value-type="float">
            <text:p>-43.2126687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8, 29)</text:p>
          </table:table-cell>
          <table:table-cell office:value-type="float" office:value="11" calcext:value-type="float">
            <text:p>11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.0845070422535211" calcext:value-type="float">
            <text:p>0.0845070423</text:p>
          </table:table-cell>
          <table:table-cell office:value-type="float" office:value="0.416015625" calcext:value-type="float">
            <text:p>0.416015625</text:p>
          </table:table-cell>
          <table:table-cell office:value-type="float" office:value="0.127118644067797" calcext:value-type="float">
            <text:p>0.1271186441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7/DSS--DSS2+Blue</text:p>
          </table:table-cell>
          <table:table-cell office:value-type="float" office:value="7" calcext:value-type="float">
            <text:p>7</text:p>
          </table:table-cell>
          <table:table-cell office:value-type="float" office:value="67.6112099" calcext:value-type="float">
            <text:p>67.6112099</text:p>
          </table:table-cell>
          <table:table-cell office:value-type="float" office:value="-43.2126687" calcext:value-type="float">
            <text:p>-43.2126687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8, 18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638775510204082" calcext:value-type="float">
            <text:p>0.6387755102</text:p>
          </table:table-cell>
          <table:table-cell office:value-type="float" office:value="0.486328125" calcext:value-type="float">
            <text:p>0.486328125</text:p>
          </table:table-cell>
          <table:table-cell office:value-type="float" office:value="0.837551020408163" calcext:value-type="float">
            <text:p>0.837551020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8/WISE+(AllWISE)--w4</text:p>
          </table:table-cell>
          <table:table-cell office:value-type="float" office:value="8" calcext:value-type="float">
            <text:p>8</text:p>
          </table:table-cell>
          <table:table-cell office:value-type="float" office:value="5.3894788" calcext:value-type="float">
            <text:p>5.3894788</text:p>
          </table:table-cell>
          <table:table-cell office:value-type="float" office:value="-66.3046344" calcext:value-type="float">
            <text:p>-66.3046344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626953125" calcext:value-type="float">
            <text:p>0.626953125</text:p>
          </table:table-cell>
          <table:table-cell office:value-type="float" office:value="0.419421487603306" calcext:value-type="float">
            <text:p>0.41942148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8/WISE+(AllWISE)--w3</text:p>
          </table:table-cell>
          <table:table-cell office:value-type="float" office:value="8" calcext:value-type="float">
            <text:p>8</text:p>
          </table:table-cell>
          <table:table-cell office:value-type="float" office:value="5.3894788" calcext:value-type="float">
            <text:p>5.3894788</text:p>
          </table:table-cell>
          <table:table-cell office:value-type="float" office:value="-66.3046344" calcext:value-type="float">
            <text:p>-66.3046344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1, 22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205962059620596" calcext:value-type="float">
            <text:p>0.2059620596</text:p>
          </table:table-cell>
          <table:table-cell office:value-type="float" office:value="0.419921875" calcext:value-type="float">
            <text:p>0.419921875</text:p>
          </table:table-cell>
          <table:table-cell office:value-type="float" office:value="0.196280991735537" calcext:value-type="float">
            <text:p>0.1962809917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8/WISE+(AllWISE)--w2</text:p>
          </table:table-cell>
          <table:table-cell office:value-type="float" office:value="8" calcext:value-type="float">
            <text:p>8</text:p>
          </table:table-cell>
          <table:table-cell office:value-type="float" office:value="5.3894788" calcext:value-type="float">
            <text:p>5.3894788</text:p>
          </table:table-cell>
          <table:table-cell office:value-type="float" office:value="-66.3046344" calcext:value-type="float">
            <text:p>-66.3046344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1, 22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49609375" calcext:value-type="float">
            <text:p>0.349609375</text:p>
          </table:table-cell>
          <table:table-cell office:value-type="float" office:value="0.116735537190083" calcext:value-type="float">
            <text:p>0.1167355372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8/WISE+(AllWISE)--w1</text:p>
          </table:table-cell>
          <table:table-cell office:value-type="float" office:value="8" calcext:value-type="float">
            <text:p>8</text:p>
          </table:table-cell>
          <table:table-cell office:value-type="float" office:value="5.3894788" calcext:value-type="float">
            <text:p>5.3894788</text:p>
          </table:table-cell>
          <table:table-cell office:value-type="float" office:value="-66.3046344" calcext:value-type="float">
            <text:p>-66.3046344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1, 22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41796875" calcext:value-type="float">
            <text:p>0.341796875</text:p>
          </table:table-cell>
          <table:table-cell office:value-type="float" office:value="0.121900826446281" calcext:value-type="float">
            <text:p>0.121900826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8/2MASS--K</text:p>
          </table:table-cell>
          <table:table-cell office:value-type="float" office:value="8" calcext:value-type="float">
            <text:p>8</text:p>
          </table:table-cell>
          <table:table-cell office:value-type="float" office:value="5.3894788" calcext:value-type="float">
            <text:p>5.3894788</text:p>
          </table:table-cell>
          <table:table-cell office:value-type="float" office:value="-66.3046344" calcext:value-type="float">
            <text:p>-66.3046344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330078125" calcext:value-type="float">
            <text:p>0.330078125</text:p>
          </table:table-cell>
          <table:table-cell office:value-type="float" office:value="0.0110185434023112" calcext:value-type="float">
            <text:p>0.011018543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8/2MASS--J</text:p>
          </table:table-cell>
          <table:table-cell office:value-type="float" office:value="8" calcext:value-type="float">
            <text:p>8</text:p>
          </table:table-cell>
          <table:table-cell office:value-type="float" office:value="5.3894788" calcext:value-type="float">
            <text:p>5.3894788</text:p>
          </table:table-cell>
          <table:table-cell office:value-type="float" office:value="-66.3046344" calcext:value-type="float">
            <text:p>-66.3046344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322265625" calcext:value-type="float">
            <text:p>0.322265625</text:p>
          </table:table-cell>
          <table:table-cell office:value-type="float" office:value="0.0155872077398549" calcext:value-type="float">
            <text:p>0.0155872077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8/2MASS--H</text:p>
          </table:table-cell>
          <table:table-cell office:value-type="float" office:value="8" calcext:value-type="float">
            <text:p>8</text:p>
          </table:table-cell>
          <table:table-cell office:value-type="float" office:value="5.3894788" calcext:value-type="float">
            <text:p>5.3894788</text:p>
          </table:table-cell>
          <table:table-cell office:value-type="float" office:value="-66.3046344" calcext:value-type="float">
            <text:p>-66.3046344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291015625" calcext:value-type="float">
            <text:p>0.291015625</text:p>
          </table:table-cell>
          <table:table-cell office:value-type="float" office:value="0.0120935232464391" calcext:value-type="float">
            <text:p>0.0120935232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8/DSS--DSS2+Red</text:p>
          </table:table-cell>
          <table:table-cell office:value-type="float" office:value="8" calcext:value-type="float">
            <text:p>8</text:p>
          </table:table-cell>
          <table:table-cell office:value-type="float" office:value="5.3894788" calcext:value-type="float">
            <text:p>5.3894788</text:p>
          </table:table-cell>
          <table:table-cell office:value-type="float" office:value="-66.3046344" calcext:value-type="float">
            <text:p>-66.3046344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31)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56578947368421" calcext:value-type="float">
            <text:p>0.3565789474</text:p>
          </table:table-cell>
          <table:table-cell office:value-type="float" office:value="0.337890625" calcext:value-type="float">
            <text:p>0.337890625</text:p>
          </table:table-cell>
          <table:table-cell office:value-type="float" office:value="0.23135593220339" calcext:value-type="float">
            <text:p>0.2313559322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8/DSS--DSS2+IR</text:p>
          </table:table-cell>
          <table:table-cell office:value-type="float" office:value="8" calcext:value-type="float">
            <text:p>8</text:p>
          </table:table-cell>
          <table:table-cell office:value-type="float" office:value="5.3894788" calcext:value-type="float">
            <text:p>5.3894788</text:p>
          </table:table-cell>
          <table:table-cell office:value-type="float" office:value="-66.3046344" calcext:value-type="float">
            <text:p>-66.3046344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1)</text:p>
          </table:table-cell>
          <table:table-cell office:value-type="float" office:value="11" calcext:value-type="float">
            <text:p>11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.0641592920353982" calcext:value-type="float">
            <text:p>0.064159292</text:p>
          </table:table-cell>
          <table:table-cell office:value-type="float" office:value="0.431640625" calcext:value-type="float">
            <text:p>0.431640625</text:p>
          </table:table-cell>
          <table:table-cell office:value-type="float" office:value="0.139830508474576" calcext:value-type="float">
            <text:p>0.1398305085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8/DSS--DSS2+Blue</text:p>
          </table:table-cell>
          <table:table-cell office:value-type="float" office:value="8" calcext:value-type="float">
            <text:p>8</text:p>
          </table:table-cell>
          <table:table-cell office:value-type="float" office:value="5.3894788" calcext:value-type="float">
            <text:p>5.3894788</text:p>
          </table:table-cell>
          <table:table-cell office:value-type="float" office:value="-66.3046344" calcext:value-type="float">
            <text:p>-66.3046344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6, 17)</text:p>
          </table:table-cell>
          <table:table-cell office:value-type="float" office:value="11" calcext:value-type="float">
            <text:p>11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.611842105263158" calcext:value-type="float">
            <text:p>0.6118421053</text:p>
          </table:table-cell>
          <table:table-cell office:value-type="float" office:value="0.486328125" calcext:value-type="float">
            <text:p>0.486328125</text:p>
          </table:table-cell>
          <table:table-cell office:value-type="float" office:value="0.769795918367347" calcext:value-type="float">
            <text:p>0.769795918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9/WISE+(AllWISE)--w4</text:p>
          </table:table-cell>
          <table:table-cell office:value-type="float" office:value="9" calcext:value-type="float">
            <text:p>9</text:p>
          </table:table-cell>
          <table:table-cell office:value-type="float" office:value="312.2113474" calcext:value-type="float">
            <text:p>312.2113474</text:p>
          </table:table-cell>
          <table:table-cell office:value-type="float" office:value="-59.2345127" calcext:value-type="float">
            <text:p>-59.2345127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560546875" calcext:value-type="float">
            <text:p>0.560546875</text:p>
          </table:table-cell>
          <table:table-cell office:value-type="float" office:value="0.441975308641975" calcext:value-type="float">
            <text:p>0.44197530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9/WISE+(AllWISE)--w3</text:p>
          </table:table-cell>
          <table:table-cell office:value-type="float" office:value="9" calcext:value-type="float">
            <text:p>9</text:p>
          </table:table-cell>
          <table:table-cell office:value-type="float" office:value="312.2113474" calcext:value-type="float">
            <text:p>312.2113474</text:p>
          </table:table-cell>
          <table:table-cell office:value-type="float" office:value="-59.2345127" calcext:value-type="float">
            <text:p>-59.2345127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11" calcext:value-type="float">
            <text:p>11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.302380952380952" calcext:value-type="float">
            <text:p>0.3023809524</text:p>
          </table:table-cell>
          <table:table-cell office:value-type="float" office:value="0.396484375" calcext:value-type="float">
            <text:p>0.396484375</text:p>
          </table:table-cell>
          <table:table-cell office:value-type="float" office:value="0.207407407407407" calcext:value-type="float">
            <text:p>0.207407407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9/WISE+(AllWISE)--w2</text:p>
          </table:table-cell>
          <table:table-cell office:value-type="float" office:value="9" calcext:value-type="float">
            <text:p>9</text:p>
          </table:table-cell>
          <table:table-cell office:value-type="float" office:value="312.2113474" calcext:value-type="float">
            <text:p>312.2113474</text:p>
          </table:table-cell>
          <table:table-cell office:value-type="float" office:value="-59.2345127" calcext:value-type="float">
            <text:p>-59.2345127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8" calcext:value-type="float">
            <text:p>8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30078125" calcext:value-type="float">
            <text:p>0.330078125</text:p>
          </table:table-cell>
          <table:table-cell office:value-type="float" office:value="0.115555555555556" calcext:value-type="float">
            <text:p>0.115555555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9/WISE+(AllWISE)--w1</text:p>
          </table:table-cell>
          <table:table-cell office:value-type="float" office:value="9" calcext:value-type="float">
            <text:p>9</text:p>
          </table:table-cell>
          <table:table-cell office:value-type="float" office:value="312.2113474" calcext:value-type="float">
            <text:p>312.2113474</text:p>
          </table:table-cell>
          <table:table-cell office:value-type="float" office:value="-59.2345127" calcext:value-type="float">
            <text:p>-59.2345127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8" calcext:value-type="float">
            <text:p>8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53515625" calcext:value-type="float">
            <text:p>0.353515625</text:p>
          </table:table-cell>
          <table:table-cell office:value-type="float" office:value="0.123950617283951" calcext:value-type="float">
            <text:p>0.1239506173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9/2MASS--K</text:p>
          </table:table-cell>
          <table:table-cell office:value-type="float" office:value="9" calcext:value-type="float">
            <text:p>9</text:p>
          </table:table-cell>
          <table:table-cell office:value-type="float" office:value="312.2113474" calcext:value-type="float">
            <text:p>312.2113474</text:p>
          </table:table-cell>
          <table:table-cell office:value-type="float" office:value="-59.2345127" calcext:value-type="float">
            <text:p>-59.2345127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29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41796875" calcext:value-type="float">
            <text:p>0.341796875</text:p>
          </table:table-cell>
          <table:table-cell office:value-type="float" office:value="0.0118247782854072" calcext:value-type="float">
            <text:p>0.0118247783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9/2MASS--J</text:p>
          </table:table-cell>
          <table:table-cell office:value-type="float" office:value="9" calcext:value-type="float">
            <text:p>9</text:p>
          </table:table-cell>
          <table:table-cell office:value-type="float" office:value="312.2113474" calcext:value-type="float">
            <text:p>312.2113474</text:p>
          </table:table-cell>
          <table:table-cell office:value-type="float" office:value="-59.2345127" calcext:value-type="float">
            <text:p>-59.2345127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30)</text:p>
          </table:table-cell>
          <table:table-cell office:value-type="float" office:value="4" calcext:value-type="float">
            <text:p>4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37890625" calcext:value-type="float">
            <text:p>0.337890625</text:p>
          </table:table-cell>
          <table:table-cell office:value-type="float" office:value="0.0158559527008869" calcext:value-type="float">
            <text:p>0.0158559527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9/2MASS--H</text:p>
          </table:table-cell>
          <table:table-cell office:value-type="float" office:value="9" calcext:value-type="float">
            <text:p>9</text:p>
          </table:table-cell>
          <table:table-cell office:value-type="float" office:value="312.2113474" calcext:value-type="float">
            <text:p>312.2113474</text:p>
          </table:table-cell>
          <table:table-cell office:value-type="float" office:value="-59.2345127" calcext:value-type="float">
            <text:p>-59.2345127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29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37890625" calcext:value-type="float">
            <text:p>0.337890625</text:p>
          </table:table-cell>
          <table:table-cell office:value-type="float" office:value="0.0123622682074711" calcext:value-type="float">
            <text:p>0.0123622682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9/DSS--DSS2+Red</text:p>
          </table:table-cell>
          <table:table-cell office:value-type="float" office:value="9" calcext:value-type="float">
            <text:p>9</text:p>
          </table:table-cell>
          <table:table-cell office:value-type="float" office:value="312.2113474" calcext:value-type="float">
            <text:p>312.2113474</text:p>
          </table:table-cell>
          <table:table-cell office:value-type="float" office:value="-59.2345127" calcext:value-type="float">
            <text:p>-59.2345127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197986577181208" calcext:value-type="float">
            <text:p>0.1979865772</text:p>
          </table:table-cell>
          <table:table-cell office:value-type="float" office:value="0.427734375" calcext:value-type="float">
            <text:p>0.427734375</text:p>
          </table:table-cell>
          <table:table-cell office:value-type="float" office:value="0.171186440677966" calcext:value-type="float">
            <text:p>0.1711864407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9/DSS--DSS2+IR</text:p>
          </table:table-cell>
          <table:table-cell office:value-type="float" office:value="9" calcext:value-type="float">
            <text:p>9</text:p>
          </table:table-cell>
          <table:table-cell office:value-type="float" office:value="312.2113474" calcext:value-type="float">
            <text:p>312.2113474</text:p>
          </table:table-cell>
          <table:table-cell office:value-type="float" office:value="-59.2345127" calcext:value-type="float">
            <text:p>-59.2345127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30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0620347394540943" calcext:value-type="float">
            <text:p>0.0620347395</text:p>
          </table:table-cell>
          <table:table-cell office:value-type="float" office:value="0.412109375" calcext:value-type="float">
            <text:p>0.412109375</text:p>
          </table:table-cell>
          <table:table-cell office:value-type="float" office:value="0.118926553672316" calcext:value-type="float">
            <text:p>0.1189265537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9/DSS--DSS2+Blue</text:p>
          </table:table-cell>
          <table:table-cell office:value-type="float" office:value="9" calcext:value-type="float">
            <text:p>9</text:p>
          </table:table-cell>
          <table:table-cell office:value-type="float" office:value="312.2113474" calcext:value-type="float">
            <text:p>312.2113474</text:p>
          </table:table-cell>
          <table:table-cell office:value-type="float" office:value="-59.2345127" calcext:value-type="float">
            <text:p>-59.2345127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8, 17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693240901213172" calcext:value-type="float">
            <text:p>0.6932409012</text:p>
          </table:table-cell>
          <table:table-cell office:value-type="float" office:value="0.498046875" calcext:value-type="float">
            <text:p>0.498046875</text:p>
          </table:table-cell>
          <table:table-cell office:value-type="float" office:value="0.857959183673469" calcext:value-type="float">
            <text:p>0.8579591837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0/WISE+(AllWISE)--w4</text:p>
          </table:table-cell>
          <table:table-cell office:value-type="float" office:value="10" calcext:value-type="float">
            <text:p>10</text:p>
          </table:table-cell>
          <table:table-cell office:value-type="float" office:value="293.7723759" calcext:value-type="float">
            <text:p>293.7723759</text:p>
          </table:table-cell>
          <table:table-cell office:value-type="float" office:value="-31.6091995" calcext:value-type="float">
            <text:p>-31.6091995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607421875" calcext:value-type="float">
            <text:p>0.607421875</text:p>
          </table:table-cell>
          <table:table-cell office:value-type="float" office:value="0.561975308641975" calcext:value-type="float">
            <text:p>0.56197530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10/WISE+(AllWISE)--w3</text:p>
          </table:table-cell>
          <table:table-cell office:value-type="float" office:value="10" calcext:value-type="float">
            <text:p>10</text:p>
          </table:table-cell>
          <table:table-cell office:value-type="float" office:value="293.7723759" calcext:value-type="float">
            <text:p>293.7723759</text:p>
          </table:table-cell>
          <table:table-cell office:value-type="float" office:value="-31.6091995" calcext:value-type="float">
            <text:p>-31.6091995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1, 22)</text:p>
          </table:table-cell>
          <table:table-cell office:value-type="float" office:value="11" calcext:value-type="float">
            <text:p>11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.244845360824742" calcext:value-type="float">
            <text:p>0.2448453608</text:p>
          </table:table-cell>
          <table:table-cell office:value-type="float" office:value="0.412109375" calcext:value-type="float">
            <text:p>0.412109375</text:p>
          </table:table-cell>
          <table:table-cell office:value-type="float" office:value="0.191604938271605" calcext:value-type="float">
            <text:p>0.1916049383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0/WISE+(AllWISE)--w2</text:p>
          </table:table-cell>
          <table:table-cell office:value-type="float" office:value="10" calcext:value-type="float">
            <text:p>10</text:p>
          </table:table-cell>
          <table:table-cell office:value-type="float" office:value="293.7723759" calcext:value-type="float">
            <text:p>293.7723759</text:p>
          </table:table-cell>
          <table:table-cell office:value-type="float" office:value="-31.6091995" calcext:value-type="float">
            <text:p>-31.6091995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8" calcext:value-type="float">
            <text:p>8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45703125" calcext:value-type="float">
            <text:p>0.345703125</text:p>
          </table:table-cell>
          <table:table-cell office:value-type="float" office:value="0.112592592592593" calcext:value-type="float">
            <text:p>0.112592592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0/WISE+(AllWISE)--w1</text:p>
          </table:table-cell>
          <table:table-cell office:value-type="float" office:value="10" calcext:value-type="float">
            <text:p>10</text:p>
          </table:table-cell>
          <table:table-cell office:value-type="float" office:value="293.7723759" calcext:value-type="float">
            <text:p>293.7723759</text:p>
          </table:table-cell>
          <table:table-cell office:value-type="float" office:value="-31.6091995" calcext:value-type="float">
            <text:p>-31.6091995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8" calcext:value-type="float">
            <text:p>8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.0114503816793893" calcext:value-type="float">
            <text:p>0.0114503817</text:p>
          </table:table-cell>
          <table:table-cell office:value-type="float" office:value="0.349609375" calcext:value-type="float">
            <text:p>0.349609375</text:p>
          </table:table-cell>
          <table:table-cell office:value-type="float" office:value="0.129382716049383" calcext:value-type="float">
            <text:p>0.12938271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0/2MASS--K</text:p>
          </table:table-cell>
          <table:table-cell office:value-type="float" office:value="10" calcext:value-type="float">
            <text:p>10</text:p>
          </table:table-cell>
          <table:table-cell office:value-type="float" office:value="293.7723759" calcext:value-type="float">
            <text:p>293.7723759</text:p>
          </table:table-cell>
          <table:table-cell office:value-type="float" office:value="-31.6091995" calcext:value-type="float">
            <text:p>-31.6091995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14453125" calcext:value-type="float">
            <text:p>0.314453125</text:p>
          </table:table-cell>
          <table:table-cell office:value-type="float" office:value="0.0131685030905671" calcext:value-type="float">
            <text:p>0.0131685031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0/2MASS--J</text:p>
          </table:table-cell>
          <table:table-cell office:value-type="float" office:value="10" calcext:value-type="float">
            <text:p>10</text:p>
          </table:table-cell>
          <table:table-cell office:value-type="float" office:value="293.7723759" calcext:value-type="float">
            <text:p>293.7723759</text:p>
          </table:table-cell>
          <table:table-cell office:value-type="float" office:value="-31.6091995" calcext:value-type="float">
            <text:p>-31.6091995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33984375" calcext:value-type="float">
            <text:p>0.333984375</text:p>
          </table:table-cell>
          <table:table-cell office:value-type="float" office:value="0.0171996775060468" calcext:value-type="float">
            <text:p>0.0171996775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0/2MASS--H</text:p>
          </table:table-cell>
          <table:table-cell office:value-type="float" office:value="10" calcext:value-type="float">
            <text:p>10</text:p>
          </table:table-cell>
          <table:table-cell office:value-type="float" office:value="293.7723759" calcext:value-type="float">
            <text:p>293.7723759</text:p>
          </table:table-cell>
          <table:table-cell office:value-type="float" office:value="-31.6091995" calcext:value-type="float">
            <text:p>-31.6091995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22265625" calcext:value-type="float">
            <text:p>0.322265625</text:p>
          </table:table-cell>
          <table:table-cell office:value-type="float" office:value="0.013437248051599" calcext:value-type="float">
            <text:p>0.0134372481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0/DSS--DSS2+Red</text:p>
          </table:table-cell>
          <table:table-cell office:value-type="float" office:value="10" calcext:value-type="float">
            <text:p>10</text:p>
          </table:table-cell>
          <table:table-cell office:value-type="float" office:value="293.7723759" calcext:value-type="float">
            <text:p>293.7723759</text:p>
          </table:table-cell>
          <table:table-cell office:value-type="float" office:value="-31.6091995" calcext:value-type="float">
            <text:p>-31.6091995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1)</text:p>
          </table:table-cell>
          <table:table-cell office:value-type="float" office:value="11" calcext:value-type="float">
            <text:p>11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.0697167755991286" calcext:value-type="float">
            <text:p>0.0697167756</text:p>
          </table:table-cell>
          <table:table-cell office:value-type="float" office:value="0.435546875" calcext:value-type="float">
            <text:p>0.435546875</text:p>
          </table:table-cell>
          <table:table-cell office:value-type="float" office:value="0.142937853107345" calcext:value-type="float">
            <text:p>0.1429378531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0/DSS--DSS2+IR</text:p>
          </table:table-cell>
          <table:table-cell office:value-type="float" office:value="10" calcext:value-type="float">
            <text:p>10</text:p>
          </table:table-cell>
          <table:table-cell office:value-type="float" office:value="293.7723759" calcext:value-type="float">
            <text:p>293.7723759</text:p>
          </table:table-cell>
          <table:table-cell office:value-type="float" office:value="-31.6091995" calcext:value-type="float">
            <text:p>-31.6091995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8, 30)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0653753026634383" calcext:value-type="float">
            <text:p>0.0653753027</text:p>
          </table:table-cell>
          <table:table-cell office:value-type="float" office:value="0.416015625" calcext:value-type="float">
            <text:p>0.416015625</text:p>
          </table:table-cell>
          <table:table-cell office:value-type="float" office:value="0.125706214689266" calcext:value-type="float">
            <text:p>0.1257062147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0/DSS--DSS2+Blue</text:p>
          </table:table-cell>
          <table:table-cell office:value-type="float" office:value="10" calcext:value-type="float">
            <text:p>10</text:p>
          </table:table-cell>
          <table:table-cell office:value-type="float" office:value="293.7723759" calcext:value-type="float">
            <text:p>293.7723759</text:p>
          </table:table-cell>
          <table:table-cell office:value-type="float" office:value="-31.6091995" calcext:value-type="float">
            <text:p>-31.6091995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7, 17)</text:p>
          </table:table-cell>
          <table:table-cell office:value-type="float" office:value="11" calcext:value-type="float">
            <text:p>11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.591224018475751" calcext:value-type="float">
            <text:p>0.5912240185</text:p>
          </table:table-cell>
          <table:table-cell office:value-type="float" office:value="0.419921875" calcext:value-type="float">
            <text:p>0.419921875</text:p>
          </table:table-cell>
          <table:table-cell office:value-type="float" office:value="0.804081632653061" calcext:value-type="float">
            <text:p>0.8040816327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0/DSS--DSS1+Red</text:p>
          </table:table-cell>
          <table:table-cell office:value-type="float" office:value="10" calcext:value-type="float">
            <text:p>10</text:p>
          </table:table-cell>
          <table:table-cell office:value-type="float" office:value="293.7723759" calcext:value-type="float">
            <text:p>293.7723759</text:p>
          </table:table-cell>
          <table:table-cell office:value-type="float" office:value="-31.6091995" calcext:value-type="float">
            <text:p>-31.6091995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1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3)</text:p>
          </table:table-cell>
          <table:table-cell office:value-type="float" office:value="15" calcext:value-type="float">
            <text:p>15</text:p>
          </table:table-cell>
          <table:table-cell office:value-type="float" office:value="3.16227766016838" calcext:value-type="float">
            <text:p>3.1622776602</text:p>
          </table:table-cell>
          <table:table-cell office:value-type="float" office:value="0.326241134751773" calcext:value-type="float">
            <text:p>0.3262411348</text:p>
          </table:table-cell>
          <table:table-cell office:value-type="float" office:value="0.494140625" calcext:value-type="float">
            <text:p>0.494140625</text:p>
          </table:table-cell>
          <table:table-cell office:value-type="float" office:value="0.228531073446328" calcext:value-type="float">
            <text:p>0.228531073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0/DSS--DSS1+Blue</text:p>
          </table:table-cell>
          <table:table-cell office:value-type="float" office:value="10" calcext:value-type="float">
            <text:p>10</text:p>
          </table:table-cell>
          <table:table-cell office:value-type="float" office:value="293.7723759" calcext:value-type="float">
            <text:p>293.7723759</text:p>
          </table:table-cell>
          <table:table-cell office:value-type="float" office:value="-31.6091995" calcext:value-type="float">
            <text:p>-31.6091995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1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2)</text:p>
          </table:table-cell>
          <table:table-cell office:value-type="float" office:value="14" calcext:value-type="float">
            <text:p>1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.267716535433071" calcext:value-type="float">
            <text:p>0.2677165354</text:p>
          </table:table-cell>
          <table:table-cell office:value-type="float" office:value="0.498046875" calcext:value-type="float">
            <text:p>0.498046875</text:p>
          </table:table-cell>
          <table:table-cell office:value-type="float" office:value="0.18954802259887" calcext:value-type="float">
            <text:p>0.189548022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1/WISE+(AllWISE)--w4</text:p>
          </table:table-cell>
          <table:table-cell office:value-type="float" office:value="11" calcext:value-type="float">
            <text:p>11</text:p>
          </table:table-cell>
          <table:table-cell office:value-type="float" office:value="109.8874641" calcext:value-type="float">
            <text:p>109.8874641</text:p>
          </table:table-cell>
          <table:table-cell office:value-type="float" office:value="-57.4488474" calcext:value-type="float">
            <text:p>-57.4488474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587890625" calcext:value-type="float">
            <text:p>0.587890625</text:p>
          </table:table-cell>
          <table:table-cell office:value-type="float" office:value="0.447474747474747" calcext:value-type="float">
            <text:p>0.44747474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11/WISE+(AllWISE)--w3</text:p>
          </table:table-cell>
          <table:table-cell office:value-type="float" office:value="11" calcext:value-type="float">
            <text:p>11</text:p>
          </table:table-cell>
          <table:table-cell office:value-type="float" office:value="109.8874641" calcext:value-type="float">
            <text:p>109.8874641</text:p>
          </table:table-cell>
          <table:table-cell office:value-type="float" office:value="-57.4488474" calcext:value-type="float">
            <text:p>-57.4488474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11" calcext:value-type="float">
            <text:p>11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.256345177664975" calcext:value-type="float">
            <text:p>0.2563451777</text:p>
          </table:table-cell>
          <table:table-cell office:value-type="float" office:value="0.388671875" calcext:value-type="float">
            <text:p>0.388671875</text:p>
          </table:table-cell>
          <table:table-cell office:value-type="float" office:value="0.198989898989899" calcext:value-type="float">
            <text:p>0.198989899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1/WISE+(AllWISE)--w2</text:p>
          </table:table-cell>
          <table:table-cell office:value-type="float" office:value="11" calcext:value-type="float">
            <text:p>11</text:p>
          </table:table-cell>
          <table:table-cell office:value-type="float" office:value="109.8874641" calcext:value-type="float">
            <text:p>109.8874641</text:p>
          </table:table-cell>
          <table:table-cell office:value-type="float" office:value="-57.4488474" calcext:value-type="float">
            <text:p>-57.4488474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1, 22)</text:p>
          </table:table-cell>
          <table:table-cell office:value-type="float" office:value="8" calcext:value-type="float">
            <text:p>8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45703125" calcext:value-type="float">
            <text:p>0.345703125</text:p>
          </table:table-cell>
          <table:table-cell office:value-type="float" office:value="0.117171717171717" calcext:value-type="float">
            <text:p>0.1171717172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1/WISE+(AllWISE)--w1</text:p>
          </table:table-cell>
          <table:table-cell office:value-type="float" office:value="11" calcext:value-type="float">
            <text:p>11</text:p>
          </table:table-cell>
          <table:table-cell office:value-type="float" office:value="109.8874641" calcext:value-type="float">
            <text:p>109.8874641</text:p>
          </table:table-cell>
          <table:table-cell office:value-type="float" office:value="-57.4488474" calcext:value-type="float">
            <text:p>-57.4488474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1, 22)</text:p>
          </table:table-cell>
          <table:table-cell office:value-type="float" office:value="8" calcext:value-type="float">
            <text:p>8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49609375" calcext:value-type="float">
            <text:p>0.349609375</text:p>
          </table:table-cell>
          <table:table-cell office:value-type="float" office:value="0.115151515151515" calcext:value-type="float">
            <text:p>0.1151515152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1/2MASS--K</text:p>
          </table:table-cell>
          <table:table-cell office:value-type="float" office:value="11" calcext:value-type="float">
            <text:p>11</text:p>
          </table:table-cell>
          <table:table-cell office:value-type="float" office:value="109.8874641" calcext:value-type="float">
            <text:p>109.8874641</text:p>
          </table:table-cell>
          <table:table-cell office:value-type="float" office:value="-57.4488474" calcext:value-type="float">
            <text:p>-57.4488474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326171875" calcext:value-type="float">
            <text:p>0.326171875</text:p>
          </table:table-cell>
          <table:table-cell office:value-type="float" office:value="0.0110185434023112" calcext:value-type="float">
            <text:p>0.011018543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1/2MASS--J</text:p>
          </table:table-cell>
          <table:table-cell office:value-type="float" office:value="11" calcext:value-type="float">
            <text:p>11</text:p>
          </table:table-cell>
          <table:table-cell office:value-type="float" office:value="109.8874641" calcext:value-type="float">
            <text:p>109.8874641</text:p>
          </table:table-cell>
          <table:table-cell office:value-type="float" office:value="-57.4488474" calcext:value-type="float">
            <text:p>-57.4488474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29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41796875" calcext:value-type="float">
            <text:p>0.341796875</text:p>
          </table:table-cell>
          <table:table-cell office:value-type="float" office:value="0.014243482934695" calcext:value-type="float">
            <text:p>0.0142434829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1/2MASS--H</text:p>
          </table:table-cell>
          <table:table-cell office:value-type="float" office:value="11" calcext:value-type="float">
            <text:p>11</text:p>
          </table:table-cell>
          <table:table-cell office:value-type="float" office:value="109.8874641" calcext:value-type="float">
            <text:p>109.8874641</text:p>
          </table:table-cell>
          <table:table-cell office:value-type="float" office:value="-57.4488474" calcext:value-type="float">
            <text:p>-57.4488474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29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14453125" calcext:value-type="float">
            <text:p>0.314453125</text:p>
          </table:table-cell>
          <table:table-cell office:value-type="float" office:value="0.0112872883633432" calcext:value-type="float">
            <text:p>0.011287288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1/DSS--DSS2+Red</text:p>
          </table:table-cell>
          <table:table-cell office:value-type="float" office:value="11" calcext:value-type="float">
            <text:p>11</text:p>
          </table:table-cell>
          <table:table-cell office:value-type="float" office:value="109.8874641" calcext:value-type="float">
            <text:p>109.8874641</text:p>
          </table:table-cell>
          <table:table-cell office:value-type="float" office:value="-57.4488474" calcext:value-type="float">
            <text:p>-57.4488474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14" calcext:value-type="float">
            <text:p>14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.22061191626409" calcext:value-type="float">
            <text:p>0.2206119163</text:p>
          </table:table-cell>
          <table:table-cell office:value-type="float" office:value="0.451171875" calcext:value-type="float">
            <text:p>0.451171875</text:p>
          </table:table-cell>
          <table:table-cell office:value-type="float" office:value="0.21430623384085" calcext:value-type="float">
            <text:p>0.2143062338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1/DSS--DSS2+IR</text:p>
          </table:table-cell>
          <table:table-cell office:value-type="float" office:value="11" calcext:value-type="float">
            <text:p>11</text:p>
          </table:table-cell>
          <table:table-cell office:value-type="float" office:value="109.8874641" calcext:value-type="float">
            <text:p>109.8874641</text:p>
          </table:table-cell>
          <table:table-cell office:value-type="float" office:value="-57.4488474" calcext:value-type="float">
            <text:p>-57.4488474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9" calcext:value-type="float">
            <text:p>9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404296875" calcext:value-type="float">
            <text:p>0.404296875</text:p>
          </table:table-cell>
          <table:table-cell office:value-type="float" office:value="0.117514124293785" calcext:value-type="float">
            <text:p>0.1175141243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1/DSS--DSS2+Blue</text:p>
          </table:table-cell>
          <table:table-cell office:value-type="float" office:value="11" calcext:value-type="float">
            <text:p>11</text:p>
          </table:table-cell>
          <table:table-cell office:value-type="float" office:value="109.8874641" calcext:value-type="float">
            <text:p>109.8874641</text:p>
          </table:table-cell>
          <table:table-cell office:value-type="float" office:value="-57.4488474" calcext:value-type="float">
            <text:p>-57.4488474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7, 16)</text:p>
          </table:table-cell>
          <table:table-cell office:value-type="float" office:value="11" calcext:value-type="float">
            <text:p>11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.607538802660754" calcext:value-type="float">
            <text:p>0.6075388027</text:p>
          </table:table-cell>
          <table:table-cell office:value-type="float" office:value="0.595703125" calcext:value-type="float">
            <text:p>0.595703125</text:p>
          </table:table-cell>
          <table:table-cell office:value-type="float" office:value="0.511836734693878" calcext:value-type="float">
            <text:p>0.5118367347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2/WISE+(AllWISE)--w4</text:p>
          </table:table-cell>
          <table:table-cell office:value-type="float" office:value="12" calcext:value-type="float">
            <text:p>12</text:p>
          </table:table-cell>
          <table:table-cell office:value-type="float" office:value="96.6817954" calcext:value-type="float">
            <text:p>96.6817954</text:p>
          </table:table-cell>
          <table:table-cell office:value-type="float" office:value="-44.0674383" calcext:value-type="float">
            <text:p>-44.0674383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568359375" calcext:value-type="float">
            <text:p>0.568359375</text:p>
          </table:table-cell>
          <table:table-cell office:value-type="float" office:value="0.486868686868687" calcext:value-type="float">
            <text:p>0.4868686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12/WISE+(AllWISE)--w3</text:p>
          </table:table-cell>
          <table:table-cell office:value-type="float" office:value="12" calcext:value-type="float">
            <text:p>12</text:p>
          </table:table-cell>
          <table:table-cell office:value-type="float" office:value="96.6817954" calcext:value-type="float">
            <text:p>96.6817954</text:p>
          </table:table-cell>
          <table:table-cell office:value-type="float" office:value="-44.0674383" calcext:value-type="float">
            <text:p>-44.0674383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435546875" calcext:value-type="float">
            <text:p>0.435546875</text:p>
          </table:table-cell>
          <table:table-cell office:value-type="float" office:value="0.190909090909091" calcext:value-type="float">
            <text:p>0.19090909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12/WISE+(AllWISE)--w2</text:p>
          </table:table-cell>
          <table:table-cell office:value-type="float" office:value="12" calcext:value-type="float">
            <text:p>12</text:p>
          </table:table-cell>
          <table:table-cell office:value-type="float" office:value="96.6817954" calcext:value-type="float">
            <text:p>96.6817954</text:p>
          </table:table-cell>
          <table:table-cell office:value-type="float" office:value="-44.0674383" calcext:value-type="float">
            <text:p>-44.0674383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49609375" calcext:value-type="float">
            <text:p>0.349609375</text:p>
          </table:table-cell>
          <table:table-cell office:value-type="float" office:value="0.113636363636364" calcext:value-type="float">
            <text:p>0.113636363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2/WISE+(AllWISE)--w1</text:p>
          </table:table-cell>
          <table:table-cell office:value-type="float" office:value="12" calcext:value-type="float">
            <text:p>12</text:p>
          </table:table-cell>
          <table:table-cell office:value-type="float" office:value="96.6817954" calcext:value-type="float">
            <text:p>96.6817954</text:p>
          </table:table-cell>
          <table:table-cell office:value-type="float" office:value="-44.0674383" calcext:value-type="float">
            <text:p>-44.0674383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7890625" calcext:value-type="float">
            <text:p>0.337890625</text:p>
          </table:table-cell>
          <table:table-cell office:value-type="float" office:value="0.106565656565657" calcext:value-type="float">
            <text:p>0.106565656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2/2MASS--K</text:p>
          </table:table-cell>
          <table:table-cell office:value-type="float" office:value="12" calcext:value-type="float">
            <text:p>12</text:p>
          </table:table-cell>
          <table:table-cell office:value-type="float" office:value="96.6817954" calcext:value-type="float">
            <text:p>96.6817954</text:p>
          </table:table-cell>
          <table:table-cell office:value-type="float" office:value="-44.0674383" calcext:value-type="float">
            <text:p>-44.0674383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310546875" calcext:value-type="float">
            <text:p>0.310546875</text:p>
          </table:table-cell>
          <table:table-cell office:value-type="float" office:value="0.0107497984412792" calcext:value-type="float">
            <text:p>0.010749798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2/2MASS--J</text:p>
          </table:table-cell>
          <table:table-cell office:value-type="float" office:value="12" calcext:value-type="float">
            <text:p>12</text:p>
          </table:table-cell>
          <table:table-cell office:value-type="float" office:value="96.6817954" calcext:value-type="float">
            <text:p>96.6817954</text:p>
          </table:table-cell>
          <table:table-cell office:value-type="float" office:value="-44.0674383" calcext:value-type="float">
            <text:p>-44.0674383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310546875" calcext:value-type="float">
            <text:p>0.310546875</text:p>
          </table:table-cell>
          <table:table-cell office:value-type="float" office:value="0.0147809728567589" calcext:value-type="float">
            <text:p>0.0147809729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2/2MASS--H</text:p>
          </table:table-cell>
          <table:table-cell office:value-type="float" office:value="12" calcext:value-type="float">
            <text:p>12</text:p>
          </table:table-cell>
          <table:table-cell office:value-type="float" office:value="96.6817954" calcext:value-type="float">
            <text:p>96.6817954</text:p>
          </table:table-cell>
          <table:table-cell office:value-type="float" office:value="-44.0674383" calcext:value-type="float">
            <text:p>-44.0674383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310546875" calcext:value-type="float">
            <text:p>0.310546875</text:p>
          </table:table-cell>
          <table:table-cell office:value-type="float" office:value="0.0118247782854072" calcext:value-type="float">
            <text:p>0.0118247783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2/DSS--DSS2+Red</text:p>
          </table:table-cell>
          <table:table-cell office:value-type="float" office:value="12" calcext:value-type="float">
            <text:p>12</text:p>
          </table:table-cell>
          <table:table-cell office:value-type="float" office:value="96.6817954" calcext:value-type="float">
            <text:p>96.6817954</text:p>
          </table:table-cell>
          <table:table-cell office:value-type="float" office:value="-44.0674383" calcext:value-type="float">
            <text:p>-44.0674383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263719512195122" calcext:value-type="float">
            <text:p>0.2637195122</text:p>
          </table:table-cell>
          <table:table-cell office:value-type="float" office:value="0.431640625" calcext:value-type="float">
            <text:p>0.431640625</text:p>
          </table:table-cell>
          <table:table-cell office:value-type="float" office:value="0.201694915254237" calcext:value-type="float">
            <text:p>0.2016949153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2/DSS--DSS2+IR</text:p>
          </table:table-cell>
          <table:table-cell office:value-type="float" office:value="12" calcext:value-type="float">
            <text:p>12</text:p>
          </table:table-cell>
          <table:table-cell office:value-type="float" office:value="96.6817954" calcext:value-type="float">
            <text:p>96.6817954</text:p>
          </table:table-cell>
          <table:table-cell office:value-type="float" office:value="-44.0674383" calcext:value-type="float">
            <text:p>-44.0674383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11" calcext:value-type="float">
            <text:p>11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.0651629072681704" calcext:value-type="float">
            <text:p>0.0651629073</text:p>
          </table:table-cell>
          <table:table-cell office:value-type="float" office:value="0.439453125" calcext:value-type="float">
            <text:p>0.439453125</text:p>
          </table:table-cell>
          <table:table-cell office:value-type="float" office:value="0.125423728813559" calcext:value-type="float">
            <text:p>0.1254237288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2/DSS--DSS2+Blue</text:p>
          </table:table-cell>
          <table:table-cell office:value-type="float" office:value="12" calcext:value-type="float">
            <text:p>12</text:p>
          </table:table-cell>
          <table:table-cell office:value-type="float" office:value="96.6817954" calcext:value-type="float">
            <text:p>96.6817954</text:p>
          </table:table-cell>
          <table:table-cell office:value-type="float" office:value="-44.0674383" calcext:value-type="float">
            <text:p>-44.0674383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8, 17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626582278481013" calcext:value-type="float">
            <text:p>0.6265822785</text:p>
          </table:table-cell>
          <table:table-cell office:value-type="float" office:value="0.607421875" calcext:value-type="float">
            <text:p>0.607421875</text:p>
          </table:table-cell>
          <table:table-cell office:value-type="float" office:value="0.488163265306122" calcext:value-type="float">
            <text:p>0.4881632653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3/WISE+(AllWISE)--w4</text:p>
          </table:table-cell>
          <table:table-cell office:value-type="float" office:value="13" calcext:value-type="float">
            <text:p>13</text:p>
          </table:table-cell>
          <table:table-cell office:value-type="float" office:value="91.4513962" calcext:value-type="float">
            <text:p>91.4513962</text:p>
          </table:table-cell>
          <table:table-cell office:value-type="float" office:value="-16.9593784" calcext:value-type="float">
            <text:p>-16.9593784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599609375" calcext:value-type="float">
            <text:p>0.599609375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13/WISE+(AllWISE)--w3</text:p>
          </table:table-cell>
          <table:table-cell office:value-type="float" office:value="13" calcext:value-type="float">
            <text:p>13</text:p>
          </table:table-cell>
          <table:table-cell office:value-type="float" office:value="91.4513962" calcext:value-type="float">
            <text:p>91.4513962</text:p>
          </table:table-cell>
          <table:table-cell office:value-type="float" office:value="-16.9593784" calcext:value-type="float">
            <text:p>-16.9593784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435546875" calcext:value-type="float">
            <text:p>0.435546875</text:p>
          </table:table-cell>
          <table:table-cell office:value-type="float" office:value="0.200493827160494" calcext:value-type="float">
            <text:p>0.2004938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13/WISE+(AllWISE)--w2</text:p>
          </table:table-cell>
          <table:table-cell office:value-type="float" office:value="13" calcext:value-type="float">
            <text:p>13</text:p>
          </table:table-cell>
          <table:table-cell office:value-type="float" office:value="91.4513962" calcext:value-type="float">
            <text:p>91.4513962</text:p>
          </table:table-cell>
          <table:table-cell office:value-type="float" office:value="-16.9593784" calcext:value-type="float">
            <text:p>-16.9593784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8" calcext:value-type="float">
            <text:p>8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45703125" calcext:value-type="float">
            <text:p>0.345703125</text:p>
          </table:table-cell>
          <table:table-cell office:value-type="float" office:value="0.116049382716049" calcext:value-type="float">
            <text:p>0.1160493827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3/WISE+(AllWISE)--w1</text:p>
          </table:table-cell>
          <table:table-cell office:value-type="float" office:value="13" calcext:value-type="float">
            <text:p>13</text:p>
          </table:table-cell>
          <table:table-cell office:value-type="float" office:value="91.4513962" calcext:value-type="float">
            <text:p>91.4513962</text:p>
          </table:table-cell>
          <table:table-cell office:value-type="float" office:value="-16.9593784" calcext:value-type="float">
            <text:p>-16.9593784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8" calcext:value-type="float">
            <text:p>8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26171875" calcext:value-type="float">
            <text:p>0.326171875</text:p>
          </table:table-cell>
          <table:table-cell office:value-type="float" office:value="0.111604938271605" calcext:value-type="float">
            <text:p>0.1116049383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3/2MASS--K</text:p>
          </table:table-cell>
          <table:table-cell office:value-type="float" office:value="13" calcext:value-type="float">
            <text:p>13</text:p>
          </table:table-cell>
          <table:table-cell office:value-type="float" office:value="91.4513962" calcext:value-type="float">
            <text:p>91.4513962</text:p>
          </table:table-cell>
          <table:table-cell office:value-type="float" office:value="-16.9593784" calcext:value-type="float">
            <text:p>-16.9593784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29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279296875" calcext:value-type="float">
            <text:p>0.279296875</text:p>
          </table:table-cell>
          <table:table-cell office:value-type="float" office:value="0.0153184627788229" calcext:value-type="float">
            <text:p>0.0153184628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3/2MASS--J</text:p>
          </table:table-cell>
          <table:table-cell office:value-type="float" office:value="13" calcext:value-type="float">
            <text:p>13</text:p>
          </table:table-cell>
          <table:table-cell office:value-type="float" office:value="91.4513962" calcext:value-type="float">
            <text:p>91.4513962</text:p>
          </table:table-cell>
          <table:table-cell office:value-type="float" office:value="-16.9593784" calcext:value-type="float">
            <text:p>-16.9593784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29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10546875" calcext:value-type="float">
            <text:p>0.310546875</text:p>
          </table:table-cell>
          <table:table-cell office:value-type="float" office:value="0.0163934426229508" calcext:value-type="float">
            <text:p>0.016393442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3/2MASS--H</text:p>
          </table:table-cell>
          <table:table-cell office:value-type="float" office:value="13" calcext:value-type="float">
            <text:p>13</text:p>
          </table:table-cell>
          <table:table-cell office:value-type="float" office:value="91.4513962" calcext:value-type="float">
            <text:p>91.4513962</text:p>
          </table:table-cell>
          <table:table-cell office:value-type="float" office:value="-16.9593784" calcext:value-type="float">
            <text:p>-16.9593784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29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287109375" calcext:value-type="float">
            <text:p>0.287109375</text:p>
          </table:table-cell>
          <table:table-cell office:value-type="float" office:value="0.0147809728567589" calcext:value-type="float">
            <text:p>0.0147809729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3/DSS--DSS2+Red</text:p>
          </table:table-cell>
          <table:table-cell office:value-type="float" office:value="13" calcext:value-type="float">
            <text:p>13</text:p>
          </table:table-cell>
          <table:table-cell office:value-type="float" office:value="91.4513962" calcext:value-type="float">
            <text:p>91.4513962</text:p>
          </table:table-cell>
          <table:table-cell office:value-type="float" office:value="-16.9593784" calcext:value-type="float">
            <text:p>-16.9593784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30)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211570247933884" calcext:value-type="float">
            <text:p>0.2115702479</text:p>
          </table:table-cell>
          <table:table-cell office:value-type="float" office:value="0.447265625" calcext:value-type="float">
            <text:p>0.447265625</text:p>
          </table:table-cell>
          <table:table-cell office:value-type="float" office:value="0.188700564971751" calcext:value-type="float">
            <text:p>0.188700565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3/DSS--DSS2+IR</text:p>
          </table:table-cell>
          <table:table-cell office:value-type="float" office:value="13" calcext:value-type="float">
            <text:p>13</text:p>
          </table:table-cell>
          <table:table-cell office:value-type="float" office:value="91.4513962" calcext:value-type="float">
            <text:p>91.4513962</text:p>
          </table:table-cell>
          <table:table-cell office:value-type="float" office:value="-16.9593784" calcext:value-type="float">
            <text:p>-16.9593784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30)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6015625" calcext:value-type="float">
            <text:p>0.416015625</text:p>
          </table:table-cell>
          <table:table-cell office:value-type="float" office:value="0.107627118644068" calcext:value-type="float">
            <text:p>0.107627118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3/DSS--DSS2+Blue</text:p>
          </table:table-cell>
          <table:table-cell office:value-type="float" office:value="13" calcext:value-type="float">
            <text:p>13</text:p>
          </table:table-cell>
          <table:table-cell office:value-type="float" office:value="91.4513962" calcext:value-type="float">
            <text:p>91.4513962</text:p>
          </table:table-cell>
          <table:table-cell office:value-type="float" office:value="-16.9593784" calcext:value-type="float">
            <text:p>-16.9593784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7, 17)</text:p>
          </table:table-cell>
          <table:table-cell office:value-type="float" office:value="9" calcext:value-type="float">
            <text:p>9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.411960132890365" calcext:value-type="float">
            <text:p>0.4119601329</text:p>
          </table:table-cell>
          <table:table-cell office:value-type="float" office:value="0.623046875" calcext:value-type="float">
            <text:p>0.623046875</text:p>
          </table:table-cell>
          <table:table-cell office:value-type="float" office:value="0.306122448979592" calcext:value-type="float">
            <text:p>0.306122449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3/DSS--DSS1+Red</text:p>
          </table:table-cell>
          <table:table-cell office:value-type="float" office:value="13" calcext:value-type="float">
            <text:p>13</text:p>
          </table:table-cell>
          <table:table-cell office:value-type="float" office:value="91.4513962" calcext:value-type="float">
            <text:p>91.4513962</text:p>
          </table:table-cell>
          <table:table-cell office:value-type="float" office:value="-16.9593784" calcext:value-type="float">
            <text:p>-16.9593784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1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7, 17)</text:p>
          </table:table-cell>
          <table:table-cell office:value-type="float" office:value="11" calcext:value-type="float">
            <text:p>11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.645290581162325" calcext:value-type="float">
            <text:p>0.6452905812</text:p>
          </table:table-cell>
          <table:table-cell office:value-type="float" office:value="0.498046875" calcext:value-type="float">
            <text:p>0.498046875</text:p>
          </table:table-cell>
          <table:table-cell office:value-type="float" office:value="0.408163265306122" calcext:value-type="float">
            <text:p>0.4081632653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3/DSS--DSS1+Blue</text:p>
          </table:table-cell>
          <table:table-cell office:value-type="float" office:value="13" calcext:value-type="float">
            <text:p>13</text:p>
          </table:table-cell>
          <table:table-cell office:value-type="float" office:value="91.4513962" calcext:value-type="float">
            <text:p>91.4513962</text:p>
          </table:table-cell>
          <table:table-cell office:value-type="float" office:value="-16.9593784" calcext:value-type="float">
            <text:p>-16.9593784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1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467899891186072" calcext:value-type="float">
            <text:p>0.4678998912</text:p>
          </table:table-cell>
          <table:table-cell office:value-type="float" office:value="0.509765625" calcext:value-type="float">
            <text:p>0.509765625</text:p>
          </table:table-cell>
          <table:table-cell office:value-type="float" office:value="0.297175141242938" calcext:value-type="float">
            <text:p>0.2971751412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4/WISE+(AllWISE)--w4</text:p>
          </table:table-cell>
          <table:table-cell office:value-type="float" office:value="14" calcext:value-type="float">
            <text:p>14</text:p>
          </table:table-cell>
          <table:table-cell office:value-type="float" office:value="95.0226826" calcext:value-type="float">
            <text:p>95.0226826</text:p>
          </table:table-cell>
          <table:table-cell office:value-type="float" office:value="-23.1053182" calcext:value-type="float">
            <text:p>-23.1053182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642578125" calcext:value-type="float">
            <text:p>0.642578125</text:p>
          </table:table-cell>
          <table:table-cell office:value-type="float" office:value="0.409090909090909" calcext:value-type="float">
            <text:p>0.4090909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14/WISE+(AllWISE)--w3</text:p>
          </table:table-cell>
          <table:table-cell office:value-type="float" office:value="14" calcext:value-type="float">
            <text:p>14</text:p>
          </table:table-cell>
          <table:table-cell office:value-type="float" office:value="95.0226826" calcext:value-type="float">
            <text:p>95.0226826</text:p>
          </table:table-cell>
          <table:table-cell office:value-type="float" office:value="-23.1053182" calcext:value-type="float">
            <text:p>-23.1053182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1, 22)</text:p>
          </table:table-cell>
          <table:table-cell office:value-type="float" office:value="9" calcext:value-type="float">
            <text:p>9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.186111111111111" calcext:value-type="float">
            <text:p>0.1861111111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187373737373737" calcext:value-type="float">
            <text:p>0.187373737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4/WISE+(AllWISE)--w2</text:p>
          </table:table-cell>
          <table:table-cell office:value-type="float" office:value="14" calcext:value-type="float">
            <text:p>14</text:p>
          </table:table-cell>
          <table:table-cell office:value-type="float" office:value="95.0226826" calcext:value-type="float">
            <text:p>95.0226826</text:p>
          </table:table-cell>
          <table:table-cell office:value-type="float" office:value="-23.1053182" calcext:value-type="float">
            <text:p>-23.1053182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1, 22)</text:p>
          </table:table-cell>
          <table:table-cell office:value-type="float" office:value="8" calcext:value-type="float">
            <text:p>8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45703125" calcext:value-type="float">
            <text:p>0.345703125</text:p>
          </table:table-cell>
          <table:table-cell office:value-type="float" office:value="0.115151515151515" calcext:value-type="float">
            <text:p>0.1151515152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4/WISE+(AllWISE)--w1</text:p>
          </table:table-cell>
          <table:table-cell office:value-type="float" office:value="14" calcext:value-type="float">
            <text:p>14</text:p>
          </table:table-cell>
          <table:table-cell office:value-type="float" office:value="95.0226826" calcext:value-type="float">
            <text:p>95.0226826</text:p>
          </table:table-cell>
          <table:table-cell office:value-type="float" office:value="-23.1053182" calcext:value-type="float">
            <text:p>-23.1053182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1, 22)</text:p>
          </table:table-cell>
          <table:table-cell office:value-type="float" office:value="8" calcext:value-type="float">
            <text:p>8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45703125" calcext:value-type="float">
            <text:p>0.345703125</text:p>
          </table:table-cell>
          <table:table-cell office:value-type="float" office:value="0.114646464646465" calcext:value-type="float">
            <text:p>0.114646464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4/2MASS--K</text:p>
          </table:table-cell>
          <table:table-cell office:value-type="float" office:value="14" calcext:value-type="float">
            <text:p>14</text:p>
          </table:table-cell>
          <table:table-cell office:value-type="float" office:value="95.0226826" calcext:value-type="float">
            <text:p>95.0226826</text:p>
          </table:table-cell>
          <table:table-cell office:value-type="float" office:value="-23.1053182" calcext:value-type="float">
            <text:p>-23.1053182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26171875" calcext:value-type="float">
            <text:p>0.326171875</text:p>
          </table:table-cell>
          <table:table-cell office:value-type="float" office:value="0.0118247782854072" calcext:value-type="float">
            <text:p>0.0118247783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4/2MASS--J</text:p>
          </table:table-cell>
          <table:table-cell office:value-type="float" office:value="14" calcext:value-type="float">
            <text:p>14</text:p>
          </table:table-cell>
          <table:table-cell office:value-type="float" office:value="95.0226826" calcext:value-type="float">
            <text:p>95.0226826</text:p>
          </table:table-cell>
          <table:table-cell office:value-type="float" office:value="-23.1053182" calcext:value-type="float">
            <text:p>-23.1053182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33984375" calcext:value-type="float">
            <text:p>0.333984375</text:p>
          </table:table-cell>
          <table:table-cell office:value-type="float" office:value="0.013437248051599" calcext:value-type="float">
            <text:p>0.0134372481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4/2MASS--H</text:p>
          </table:table-cell>
          <table:table-cell office:value-type="float" office:value="14" calcext:value-type="float">
            <text:p>14</text:p>
          </table:table-cell>
          <table:table-cell office:value-type="float" office:value="95.0226826" calcext:value-type="float">
            <text:p>95.0226826</text:p>
          </table:table-cell>
          <table:table-cell office:value-type="float" office:value="-23.1053182" calcext:value-type="float">
            <text:p>-23.1053182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26171875" calcext:value-type="float">
            <text:p>0.326171875</text:p>
          </table:table-cell>
          <table:table-cell office:value-type="float" office:value="0.0120935232464391" calcext:value-type="float">
            <text:p>0.0120935232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4/DSS--DSS2+Red</text:p>
          </table:table-cell>
          <table:table-cell office:value-type="float" office:value="14" calcext:value-type="float">
            <text:p>14</text:p>
          </table:table-cell>
          <table:table-cell office:value-type="float" office:value="95.0226826" calcext:value-type="float">
            <text:p>95.0226826</text:p>
          </table:table-cell>
          <table:table-cell office:value-type="float" office:value="-23.1053182" calcext:value-type="float">
            <text:p>-23.1053182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216260162601626" calcext:value-type="float">
            <text:p>0.2162601626</text:p>
          </table:table-cell>
          <table:table-cell office:value-type="float" office:value="0.451171875" calcext:value-type="float">
            <text:p>0.451171875</text:p>
          </table:table-cell>
          <table:table-cell office:value-type="float" office:value="0.175706214689266" calcext:value-type="float">
            <text:p>0.1757062147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4/DSS--DSS2+IR</text:p>
          </table:table-cell>
          <table:table-cell office:value-type="float" office:value="14" calcext:value-type="float">
            <text:p>14</text:p>
          </table:table-cell>
          <table:table-cell office:value-type="float" office:value="95.0226826" calcext:value-type="float">
            <text:p>95.0226826</text:p>
          </table:table-cell>
          <table:table-cell office:value-type="float" office:value="-23.1053182" calcext:value-type="float">
            <text:p>-23.1053182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16015625" calcext:value-type="float">
            <text:p>0.416015625</text:p>
          </table:table-cell>
          <table:table-cell office:value-type="float" office:value="0.0991525423728814" calcext:value-type="float">
            <text:p>0.099152542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4/DSS--DSS2+Blue</text:p>
          </table:table-cell>
          <table:table-cell office:value-type="float" office:value="14" calcext:value-type="float">
            <text:p>14</text:p>
          </table:table-cell>
          <table:table-cell office:value-type="float" office:value="95.0226826" calcext:value-type="float">
            <text:p>95.0226826</text:p>
          </table:table-cell>
          <table:table-cell office:value-type="float" office:value="-23.1053182" calcext:value-type="float">
            <text:p>-23.1053182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7, 17)</text:p>
          </table:table-cell>
          <table:table-cell office:value-type="float" office:value="9" calcext:value-type="float">
            <text:p>9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.425324675324675" calcext:value-type="float">
            <text:p>0.4253246753</text:p>
          </table:table-cell>
          <table:table-cell office:value-type="float" office:value="0.626953125" calcext:value-type="float">
            <text:p>0.626953125</text:p>
          </table:table-cell>
          <table:table-cell office:value-type="float" office:value="0.310204081632653" calcext:value-type="float">
            <text:p>0.310204081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4/DSS--DSS1+Red</text:p>
          </table:table-cell>
          <table:table-cell office:value-type="float" office:value="14" calcext:value-type="float">
            <text:p>14</text:p>
          </table:table-cell>
          <table:table-cell office:value-type="float" office:value="95.0226826" calcext:value-type="float">
            <text:p>95.0226826</text:p>
          </table:table-cell>
          <table:table-cell office:value-type="float" office:value="-23.1053182" calcext:value-type="float">
            <text:p>-23.1053182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1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52407614781635" calcext:value-type="float">
            <text:p>0.4524076148</text:p>
          </table:table-cell>
          <table:table-cell office:value-type="float" office:value="0.509765625" calcext:value-type="float">
            <text:p>0.509765625</text:p>
          </table:table-cell>
          <table:table-cell office:value-type="float" office:value="0.279943502824859" calcext:value-type="float">
            <text:p>0.2799435028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4/DSS--DSS1+Blue</text:p>
          </table:table-cell>
          <table:table-cell office:value-type="float" office:value="14" calcext:value-type="float">
            <text:p>14</text:p>
          </table:table-cell>
          <table:table-cell office:value-type="float" office:value="95.0226826" calcext:value-type="float">
            <text:p>95.0226826</text:p>
          </table:table-cell>
          <table:table-cell office:value-type="float" office:value="-23.1053182" calcext:value-type="float">
            <text:p>-23.1053182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1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8, 31)</text:p>
          </table:table-cell>
          <table:table-cell office:value-type="float" office:value="15" calcext:value-type="float">
            <text:p>15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.393300248138958" calcext:value-type="float">
            <text:p>0.3933002481</text:p>
          </table:table-cell>
          <table:table-cell office:value-type="float" office:value="0.490234375" calcext:value-type="float">
            <text:p>0.490234375</text:p>
          </table:table-cell>
          <table:table-cell office:value-type="float" office:value="0.277683615819209" calcext:value-type="float">
            <text:p>0.2776836158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5/WISE+(AllWISE)--w4</text:p>
          </table:table-cell>
          <table:table-cell office:value-type="float" office:value="15" calcext:value-type="float">
            <text:p>15</text:p>
          </table:table-cell>
          <table:table-cell office:value-type="float" office:value="53.6387539" calcext:value-type="float">
            <text:p>53.6387539</text:p>
          </table:table-cell>
          <table:table-cell office:value-type="float" office:value="-64.7092711" calcext:value-type="float">
            <text:p>-64.7092711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572265625" calcext:value-type="float">
            <text:p>0.572265625</text:p>
          </table:table-cell>
          <table:table-cell office:value-type="float" office:value="0.446913580246914" calcext:value-type="float">
            <text:p>0.44691358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15/WISE+(AllWISE)--w3</text:p>
          </table:table-cell>
          <table:table-cell office:value-type="float" office:value="15" calcext:value-type="float">
            <text:p>15</text:p>
          </table:table-cell>
          <table:table-cell office:value-type="float" office:value="53.6387539" calcext:value-type="float">
            <text:p>53.6387539</text:p>
          </table:table-cell>
          <table:table-cell office:value-type="float" office:value="-64.7092711" calcext:value-type="float">
            <text:p>-64.7092711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11" calcext:value-type="float">
            <text:p>11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.375266524520256" calcext:value-type="float">
            <text:p>0.3752665245</text:p>
          </table:table-cell>
          <table:table-cell office:value-type="float" office:value="0.412109375" calcext:value-type="float">
            <text:p>0.412109375</text:p>
          </table:table-cell>
          <table:table-cell office:value-type="float" office:value="0.231604938271605" calcext:value-type="float">
            <text:p>0.2316049383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5/WISE+(AllWISE)--w2</text:p>
          </table:table-cell>
          <table:table-cell office:value-type="float" office:value="15" calcext:value-type="float">
            <text:p>15</text:p>
          </table:table-cell>
          <table:table-cell office:value-type="float" office:value="53.6387539" calcext:value-type="float">
            <text:p>53.6387539</text:p>
          </table:table-cell>
          <table:table-cell office:value-type="float" office:value="-64.7092711" calcext:value-type="float">
            <text:p>-64.7092711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8" calcext:value-type="float">
            <text:p>8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45703125" calcext:value-type="float">
            <text:p>0.345703125</text:p>
          </table:table-cell>
          <table:table-cell office:value-type="float" office:value="0.115061728395062" calcext:value-type="float">
            <text:p>0.115061728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5/WISE+(AllWISE)--w1</text:p>
          </table:table-cell>
          <table:table-cell office:value-type="float" office:value="15" calcext:value-type="float">
            <text:p>15</text:p>
          </table:table-cell>
          <table:table-cell office:value-type="float" office:value="53.6387539" calcext:value-type="float">
            <text:p>53.6387539</text:p>
          </table:table-cell>
          <table:table-cell office:value-type="float" office:value="-64.7092711" calcext:value-type="float">
            <text:p>-64.7092711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8" calcext:value-type="float">
            <text:p>8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53515625" calcext:value-type="float">
            <text:p>0.353515625</text:p>
          </table:table-cell>
          <table:table-cell office:value-type="float" office:value="0.123456790123457" calcext:value-type="float">
            <text:p>0.1234567901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5/2MASS--K</text:p>
          </table:table-cell>
          <table:table-cell office:value-type="float" office:value="15" calcext:value-type="float">
            <text:p>15</text:p>
          </table:table-cell>
          <table:table-cell office:value-type="float" office:value="53.6387539" calcext:value-type="float">
            <text:p>53.6387539</text:p>
          </table:table-cell>
          <table:table-cell office:value-type="float" office:value="-64.7092711" calcext:value-type="float">
            <text:p>-64.7092711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322265625" calcext:value-type="float">
            <text:p>0.322265625</text:p>
          </table:table-cell>
          <table:table-cell office:value-type="float" office:value="0.013437248051599" calcext:value-type="float">
            <text:p>0.0134372481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5/2MASS--J</text:p>
          </table:table-cell>
          <table:table-cell office:value-type="float" office:value="15" calcext:value-type="float">
            <text:p>15</text:p>
          </table:table-cell>
          <table:table-cell office:value-type="float" office:value="53.6387539" calcext:value-type="float">
            <text:p>53.6387539</text:p>
          </table:table-cell>
          <table:table-cell office:value-type="float" office:value="-64.7092711" calcext:value-type="float">
            <text:p>-64.7092711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341796875" calcext:value-type="float">
            <text:p>0.341796875</text:p>
          </table:table-cell>
          <table:table-cell office:value-type="float" office:value="0.014243482934695" calcext:value-type="float">
            <text:p>0.0142434829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5/2MASS--H</text:p>
          </table:table-cell>
          <table:table-cell office:value-type="float" office:value="15" calcext:value-type="float">
            <text:p>15</text:p>
          </table:table-cell>
          <table:table-cell office:value-type="float" office:value="53.6387539" calcext:value-type="float">
            <text:p>53.6387539</text:p>
          </table:table-cell>
          <table:table-cell office:value-type="float" office:value="-64.7092711" calcext:value-type="float">
            <text:p>-64.7092711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330078125" calcext:value-type="float">
            <text:p>0.330078125</text:p>
          </table:table-cell>
          <table:table-cell office:value-type="float" office:value="0.0123622682074711" calcext:value-type="float">
            <text:p>0.0123622682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5/DSS--DSS2+Red</text:p>
          </table:table-cell>
          <table:table-cell office:value-type="float" office:value="15" calcext:value-type="float">
            <text:p>15</text:p>
          </table:table-cell>
          <table:table-cell office:value-type="float" office:value="53.6387539" calcext:value-type="float">
            <text:p>53.6387539</text:p>
          </table:table-cell>
          <table:table-cell office:value-type="float" office:value="-64.7092711" calcext:value-type="float">
            <text:p>-64.7092711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8, 28)</text:p>
          </table:table-cell>
          <table:table-cell office:value-type="float" office:value="11" calcext:value-type="float">
            <text:p>11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.0847107438016529" calcext:value-type="float">
            <text:p>0.0847107438</text:p>
          </table:table-cell>
          <table:table-cell office:value-type="float" office:value="0.447265625" calcext:value-type="float">
            <text:p>0.447265625</text:p>
          </table:table-cell>
          <table:table-cell office:value-type="float" office:value="0.156276931916116" calcext:value-type="float">
            <text:p>0.1562769319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5/DSS--DSS2+IR</text:p>
          </table:table-cell>
          <table:table-cell office:value-type="float" office:value="15" calcext:value-type="float">
            <text:p>15</text:p>
          </table:table-cell>
          <table:table-cell office:value-type="float" office:value="53.6387539" calcext:value-type="float">
            <text:p>53.6387539</text:p>
          </table:table-cell>
          <table:table-cell office:value-type="float" office:value="-64.7092711" calcext:value-type="float">
            <text:p>-64.7092711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88671875" calcext:value-type="float">
            <text:p>0.388671875</text:p>
          </table:table-cell>
          <table:table-cell office:value-type="float" office:value="0.0895480225988701" calcext:value-type="float">
            <text:p>0.089548022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5/DSS--DSS2+Blue</text:p>
          </table:table-cell>
          <table:table-cell office:value-type="float" office:value="15" calcext:value-type="float">
            <text:p>15</text:p>
          </table:table-cell>
          <table:table-cell office:value-type="float" office:value="53.6387539" calcext:value-type="float">
            <text:p>53.6387539</text:p>
          </table:table-cell>
          <table:table-cell office:value-type="float" office:value="-64.7092711" calcext:value-type="float">
            <text:p>-64.7092711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7, 17)</text:p>
          </table:table-cell>
          <table:table-cell office:value-type="float" office:value="9" calcext:value-type="float">
            <text:p>9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.544987146529563" calcext:value-type="float">
            <text:p>0.5449871465</text:p>
          </table:table-cell>
          <table:table-cell office:value-type="float" office:value="0.642578125" calcext:value-type="float">
            <text:p>0.642578125</text:p>
          </table:table-cell>
          <table:table-cell office:value-type="float" office:value="0.373877551020408" calcext:value-type="float">
            <text:p>0.373877551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6/WISE+(AllWISE)--w4</text:p>
          </table:table-cell>
          <table:table-cell office:value-type="float" office:value="16" calcext:value-type="float">
            <text:p>16</text:p>
          </table:table-cell>
          <table:table-cell office:value-type="float" office:value="109.5421409" calcext:value-type="float">
            <text:p>109.5421409</text:p>
          </table:table-cell>
          <table:table-cell office:value-type="float" office:value="-52.0327624" calcext:value-type="float">
            <text:p>-52.0327624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595703125" calcext:value-type="float">
            <text:p>0.595703125</text:p>
          </table:table-cell>
          <table:table-cell office:value-type="float" office:value="0.428641975308642" calcext:value-type="float">
            <text:p>0.42864197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16/WISE+(AllWISE)--w3</text:p>
          </table:table-cell>
          <table:table-cell office:value-type="float" office:value="16" calcext:value-type="float">
            <text:p>16</text:p>
          </table:table-cell>
          <table:table-cell office:value-type="float" office:value="109.5421409" calcext:value-type="float">
            <text:p>109.5421409</text:p>
          </table:table-cell>
          <table:table-cell office:value-type="float" office:value="-52.0327624" calcext:value-type="float">
            <text:p>-52.0327624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9" calcext:value-type="float">
            <text:p>9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.228947368421053" calcext:value-type="float">
            <text:p>0.2289473684</text:p>
          </table:table-cell>
          <table:table-cell office:value-type="float" office:value="0.419921875" calcext:value-type="float">
            <text:p>0.419921875</text:p>
          </table:table-cell>
          <table:table-cell office:value-type="float" office:value="0.189135802469136" calcext:value-type="float">
            <text:p>0.1891358025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6/WISE+(AllWISE)--w2</text:p>
          </table:table-cell>
          <table:table-cell office:value-type="float" office:value="16" calcext:value-type="float">
            <text:p>16</text:p>
          </table:table-cell>
          <table:table-cell office:value-type="float" office:value="109.5421409" calcext:value-type="float">
            <text:p>109.5421409</text:p>
          </table:table-cell>
          <table:table-cell office:value-type="float" office:value="-52.0327624" calcext:value-type="float">
            <text:p>-52.0327624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8" calcext:value-type="float">
            <text:p>8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41796875" calcext:value-type="float">
            <text:p>0.341796875</text:p>
          </table:table-cell>
          <table:table-cell office:value-type="float" office:value="0.11358024691358" calcext:value-type="float">
            <text:p>0.1135802469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6/WISE+(AllWISE)--w1</text:p>
          </table:table-cell>
          <table:table-cell office:value-type="float" office:value="16" calcext:value-type="float">
            <text:p>16</text:p>
          </table:table-cell>
          <table:table-cell office:value-type="float" office:value="109.5421409" calcext:value-type="float">
            <text:p>109.5421409</text:p>
          </table:table-cell>
          <table:table-cell office:value-type="float" office:value="-52.0327624" calcext:value-type="float">
            <text:p>-52.0327624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7" calcext:value-type="float">
            <text:p>7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41796875" calcext:value-type="float">
            <text:p>0.341796875</text:p>
          </table:table-cell>
          <table:table-cell office:value-type="float" office:value="0.10320987654321" calcext:value-type="float">
            <text:p>0.1032098765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6/2MASS--K</text:p>
          </table:table-cell>
          <table:table-cell office:value-type="float" office:value="16" calcext:value-type="float">
            <text:p>16</text:p>
          </table:table-cell>
          <table:table-cell office:value-type="float" office:value="109.5421409" calcext:value-type="float">
            <text:p>109.5421409</text:p>
          </table:table-cell>
          <table:table-cell office:value-type="float" office:value="-52.0327624" calcext:value-type="float">
            <text:p>-52.0327624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30)</text:p>
          </table:table-cell>
          <table:table-cell office:value-type="float" office:value="4" calcext:value-type="float">
            <text:p>4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22265625" calcext:value-type="float">
            <text:p>0.322265625</text:p>
          </table:table-cell>
          <table:table-cell office:value-type="float" office:value="0.0107497984412792" calcext:value-type="float">
            <text:p>0.010749798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6/2MASS--J</text:p>
          </table:table-cell>
          <table:table-cell office:value-type="float" office:value="16" calcext:value-type="float">
            <text:p>16</text:p>
          </table:table-cell>
          <table:table-cell office:value-type="float" office:value="109.5421409" calcext:value-type="float">
            <text:p>109.5421409</text:p>
          </table:table-cell>
          <table:table-cell office:value-type="float" office:value="-52.0327624" calcext:value-type="float">
            <text:p>-52.0327624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30)</text:p>
          </table:table-cell>
          <table:table-cell office:value-type="float" office:value="4" calcext:value-type="float">
            <text:p>4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10546875" calcext:value-type="float">
            <text:p>0.310546875</text:p>
          </table:table-cell>
          <table:table-cell office:value-type="float" office:value="0.0123622682074711" calcext:value-type="float">
            <text:p>0.0123622682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6/2MASS--H</text:p>
          </table:table-cell>
          <table:table-cell office:value-type="float" office:value="16" calcext:value-type="float">
            <text:p>16</text:p>
          </table:table-cell>
          <table:table-cell office:value-type="float" office:value="109.5421409" calcext:value-type="float">
            <text:p>109.5421409</text:p>
          </table:table-cell>
          <table:table-cell office:value-type="float" office:value="-52.0327624" calcext:value-type="float">
            <text:p>-52.0327624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30)</text:p>
          </table:table-cell>
          <table:table-cell office:value-type="float" office:value="4" calcext:value-type="float">
            <text:p>4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18359375" calcext:value-type="float">
            <text:p>0.318359375</text:p>
          </table:table-cell>
          <table:table-cell office:value-type="float" office:value="0.0110185434023112" calcext:value-type="float">
            <text:p>0.011018543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6/DSS--DSS2+Red</text:p>
          </table:table-cell>
          <table:table-cell office:value-type="float" office:value="16" calcext:value-type="float">
            <text:p>16</text:p>
          </table:table-cell>
          <table:table-cell office:value-type="float" office:value="109.5421409" calcext:value-type="float">
            <text:p>109.5421409</text:p>
          </table:table-cell>
          <table:table-cell office:value-type="float" office:value="-52.0327624" calcext:value-type="float">
            <text:p>-52.0327624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8, 30)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0492610837438424" calcext:value-type="float">
            <text:p>0.0492610837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121186440677966" calcext:value-type="float">
            <text:p>0.1211864407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6/DSS--DSS2+IR</text:p>
          </table:table-cell>
          <table:table-cell office:value-type="float" office:value="16" calcext:value-type="float">
            <text:p>16</text:p>
          </table:table-cell>
          <table:table-cell office:value-type="float" office:value="109.5421409" calcext:value-type="float">
            <text:p>109.5421409</text:p>
          </table:table-cell>
          <table:table-cell office:value-type="float" office:value="-52.0327624" calcext:value-type="float">
            <text:p>-52.0327624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8, 30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88671875" calcext:value-type="float">
            <text:p>0.388671875</text:p>
          </table:table-cell>
          <table:table-cell office:value-type="float" office:value="0.0745762711864407" calcext:value-type="float">
            <text:p>0.0745762712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6/DSS--DSS2+Blue</text:p>
          </table:table-cell>
          <table:table-cell office:value-type="float" office:value="16" calcext:value-type="float">
            <text:p>16</text:p>
          </table:table-cell>
          <table:table-cell office:value-type="float" office:value="109.5421409" calcext:value-type="float">
            <text:p>109.5421409</text:p>
          </table:table-cell>
          <table:table-cell office:value-type="float" office:value="-52.0327624" calcext:value-type="float">
            <text:p>-52.0327624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8, 16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543814432989691" calcext:value-type="float">
            <text:p>0.543814433</text:p>
          </table:table-cell>
          <table:table-cell office:value-type="float" office:value="0.544921875" calcext:value-type="float">
            <text:p>0.544921875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7/WISE+(AllWISE)--w4</text:p>
          </table:table-cell>
          <table:table-cell office:value-type="float" office:value="17" calcext:value-type="float">
            <text:p>17</text:p>
          </table:table-cell>
          <table:table-cell office:value-type="float" office:value="295.672729" calcext:value-type="float">
            <text:p>295.672729</text:p>
          </table:table-cell>
          <table:table-cell office:value-type="float" office:value="-46.0472832" calcext:value-type="float">
            <text:p>-46.0472832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568359375" calcext:value-type="float">
            <text:p>0.568359375</text:p>
          </table:table-cell>
          <table:table-cell office:value-type="float" office:value="0.439566115702479" calcext:value-type="float">
            <text:p>0.43956611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17/WISE+(AllWISE)--w3</text:p>
          </table:table-cell>
          <table:table-cell office:value-type="float" office:value="17" calcext:value-type="float">
            <text:p>17</text:p>
          </table:table-cell>
          <table:table-cell office:value-type="float" office:value="295.672729" calcext:value-type="float">
            <text:p>295.672729</text:p>
          </table:table-cell>
          <table:table-cell office:value-type="float" office:value="-46.0472832" calcext:value-type="float">
            <text:p>-46.0472832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431640625" calcext:value-type="float">
            <text:p>0.431640625</text:p>
          </table:table-cell>
          <table:table-cell office:value-type="float" office:value="0.208677685950413" calcext:value-type="float">
            <text:p>0.2086776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17/WISE+(AllWISE)--w2</text:p>
          </table:table-cell>
          <table:table-cell office:value-type="float" office:value="17" calcext:value-type="float">
            <text:p>17</text:p>
          </table:table-cell>
          <table:table-cell office:value-type="float" office:value="295.672729" calcext:value-type="float">
            <text:p>295.672729</text:p>
          </table:table-cell>
          <table:table-cell office:value-type="float" office:value="-46.0472832" calcext:value-type="float">
            <text:p>-46.0472832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1, 22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53515625" calcext:value-type="float">
            <text:p>0.353515625</text:p>
          </table:table-cell>
          <table:table-cell office:value-type="float" office:value="0.114669421487603" calcext:value-type="float">
            <text:p>0.1146694215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7/WISE+(AllWISE)--w1</text:p>
          </table:table-cell>
          <table:table-cell office:value-type="float" office:value="17" calcext:value-type="float">
            <text:p>17</text:p>
          </table:table-cell>
          <table:table-cell office:value-type="float" office:value="295.672729" calcext:value-type="float">
            <text:p>295.672729</text:p>
          </table:table-cell>
          <table:table-cell office:value-type="float" office:value="-46.0472832" calcext:value-type="float">
            <text:p>-46.0472832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1, 21)</text:p>
          </table:table-cell>
          <table:table-cell office:value-type="float" office:value="7" calcext:value-type="float">
            <text:p>7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45703125" calcext:value-type="float">
            <text:p>0.345703125</text:p>
          </table:table-cell>
          <table:table-cell office:value-type="float" office:value="0.108987603305785" calcext:value-type="float">
            <text:p>0.1089876033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7/2MASS--K</text:p>
          </table:table-cell>
          <table:table-cell office:value-type="float" office:value="17" calcext:value-type="float">
            <text:p>17</text:p>
          </table:table-cell>
          <table:table-cell office:value-type="float" office:value="295.672729" calcext:value-type="float">
            <text:p>295.672729</text:p>
          </table:table-cell>
          <table:table-cell office:value-type="float" office:value="-46.0472832" calcext:value-type="float">
            <text:p>-46.0472832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33984375" calcext:value-type="float">
            <text:p>0.333984375</text:p>
          </table:table-cell>
          <table:table-cell office:value-type="float" office:value="0.0102123085192153" calcext:value-type="float">
            <text:p>0.0102123085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7/2MASS--J</text:p>
          </table:table-cell>
          <table:table-cell office:value-type="float" office:value="17" calcext:value-type="float">
            <text:p>17</text:p>
          </table:table-cell>
          <table:table-cell office:value-type="float" office:value="295.672729" calcext:value-type="float">
            <text:p>295.672729</text:p>
          </table:table-cell>
          <table:table-cell office:value-type="float" office:value="-46.0472832" calcext:value-type="float">
            <text:p>-46.0472832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37890625" calcext:value-type="float">
            <text:p>0.337890625</text:p>
          </table:table-cell>
          <table:table-cell office:value-type="float" office:value="0.013437248051599" calcext:value-type="float">
            <text:p>0.0134372481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7/2MASS--H</text:p>
          </table:table-cell>
          <table:table-cell office:value-type="float" office:value="17" calcext:value-type="float">
            <text:p>17</text:p>
          </table:table-cell>
          <table:table-cell office:value-type="float" office:value="295.672729" calcext:value-type="float">
            <text:p>295.672729</text:p>
          </table:table-cell>
          <table:table-cell office:value-type="float" office:value="-46.0472832" calcext:value-type="float">
            <text:p>-46.0472832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30078125" calcext:value-type="float">
            <text:p>0.330078125</text:p>
          </table:table-cell>
          <table:table-cell office:value-type="float" office:value="0.0107497984412792" calcext:value-type="float">
            <text:p>0.010749798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7/DSS--DSS2+Red</text:p>
          </table:table-cell>
          <table:table-cell office:value-type="float" office:value="17" calcext:value-type="float">
            <text:p>17</text:p>
          </table:table-cell>
          <table:table-cell office:value-type="float" office:value="295.672729" calcext:value-type="float">
            <text:p>295.672729</text:p>
          </table:table-cell>
          <table:table-cell office:value-type="float" office:value="-46.0472832" calcext:value-type="float">
            <text:p>-46.0472832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1)</text:p>
          </table:table-cell>
          <table:table-cell office:value-type="float" office:value="14" calcext:value-type="float">
            <text:p>14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.185314685314685" calcext:value-type="float">
            <text:p>0.1853146853</text:p>
          </table:table-cell>
          <table:table-cell office:value-type="float" office:value="0.439453125" calcext:value-type="float">
            <text:p>0.439453125</text:p>
          </table:table-cell>
          <table:table-cell office:value-type="float" office:value="0.164971751412429" calcext:value-type="float">
            <text:p>0.164971751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7/DSS--DSS2+IR</text:p>
          </table:table-cell>
          <table:table-cell office:value-type="float" office:value="17" calcext:value-type="float">
            <text:p>17</text:p>
          </table:table-cell>
          <table:table-cell office:value-type="float" office:value="295.672729" calcext:value-type="float">
            <text:p>295.672729</text:p>
          </table:table-cell>
          <table:table-cell office:value-type="float" office:value="-46.0472832" calcext:value-type="float">
            <text:p>-46.0472832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16015625" calcext:value-type="float">
            <text:p>0.416015625</text:p>
          </table:table-cell>
          <table:table-cell office:value-type="float" office:value="0.102824858757062" calcext:value-type="float">
            <text:p>0.1028248588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7/DSS--DSS2+Blue</text:p>
          </table:table-cell>
          <table:table-cell office:value-type="float" office:value="17" calcext:value-type="float">
            <text:p>17</text:p>
          </table:table-cell>
          <table:table-cell office:value-type="float" office:value="295.672729" calcext:value-type="float">
            <text:p>295.672729</text:p>
          </table:table-cell>
          <table:table-cell office:value-type="float" office:value="-46.0472832" calcext:value-type="float">
            <text:p>-46.0472832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7, 17)</text:p>
          </table:table-cell>
          <table:table-cell office:value-type="float" office:value="9" calcext:value-type="float">
            <text:p>9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.395904436860068" calcext:value-type="float">
            <text:p>0.3959044369</text:p>
          </table:table-cell>
          <table:table-cell office:value-type="float" office:value="0.603515625" calcext:value-type="float">
            <text:p>0.603515625</text:p>
          </table:table-cell>
          <table:table-cell office:value-type="float" office:value="0.299591836734694" calcext:value-type="float">
            <text:p>0.2995918367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8/WISE+(AllWISE)--w4</text:p>
          </table:table-cell>
          <table:table-cell office:value-type="float" office:value="18" calcext:value-type="float">
            <text:p>18</text:p>
          </table:table-cell>
          <table:table-cell office:value-type="float" office:value="329.9487775" calcext:value-type="float">
            <text:p>329.9487775</text:p>
          </table:table-cell>
          <table:table-cell office:value-type="float" office:value="-59.5699984" calcext:value-type="float">
            <text:p>-59.5699984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646484375" calcext:value-type="float">
            <text:p>0.646484375</text:p>
          </table:table-cell>
          <table:table-cell office:value-type="float" office:value="0.480987654320988" calcext:value-type="float">
            <text:p>0.48098765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18/WISE+(AllWISE)--w3</text:p>
          </table:table-cell>
          <table:table-cell office:value-type="float" office:value="18" calcext:value-type="float">
            <text:p>18</text:p>
          </table:table-cell>
          <table:table-cell office:value-type="float" office:value="329.9487775" calcext:value-type="float">
            <text:p>329.9487775</text:p>
          </table:table-cell>
          <table:table-cell office:value-type="float" office:value="-59.5699984" calcext:value-type="float">
            <text:p>-59.5699984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1, 22)</text:p>
          </table:table-cell>
          <table:table-cell office:value-type="float" office:value="9" calcext:value-type="float">
            <text:p>9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.220744680851064" calcext:value-type="float">
            <text:p>0.2207446809</text:p>
          </table:table-cell>
          <table:table-cell office:value-type="float" office:value="0.416015625" calcext:value-type="float">
            <text:p>0.416015625</text:p>
          </table:table-cell>
          <table:table-cell office:value-type="float" office:value="0.191111111111111" calcext:value-type="float">
            <text:p>0.1911111111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8/WISE+(AllWISE)--w2</text:p>
          </table:table-cell>
          <table:table-cell office:value-type="float" office:value="18" calcext:value-type="float">
            <text:p>18</text:p>
          </table:table-cell>
          <table:table-cell office:value-type="float" office:value="329.9487775" calcext:value-type="float">
            <text:p>329.9487775</text:p>
          </table:table-cell>
          <table:table-cell office:value-type="float" office:value="-59.5699984" calcext:value-type="float">
            <text:p>-59.5699984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8" calcext:value-type="float">
            <text:p>8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41796875" calcext:value-type="float">
            <text:p>0.341796875</text:p>
          </table:table-cell>
          <table:table-cell office:value-type="float" office:value="0.11358024691358" calcext:value-type="float">
            <text:p>0.1135802469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8/WISE+(AllWISE)--w1</text:p>
          </table:table-cell>
          <table:table-cell office:value-type="float" office:value="18" calcext:value-type="float">
            <text:p>18</text:p>
          </table:table-cell>
          <table:table-cell office:value-type="float" office:value="329.9487775" calcext:value-type="float">
            <text:p>329.9487775</text:p>
          </table:table-cell>
          <table:table-cell office:value-type="float" office:value="-59.5699984" calcext:value-type="float">
            <text:p>-59.5699984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8" calcext:value-type="float">
            <text:p>8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41796875" calcext:value-type="float">
            <text:p>0.341796875</text:p>
          </table:table-cell>
          <table:table-cell office:value-type="float" office:value="0.111604938271605" calcext:value-type="float">
            <text:p>0.1116049383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8/2MASS--K</text:p>
          </table:table-cell>
          <table:table-cell office:value-type="float" office:value="18" calcext:value-type="float">
            <text:p>18</text:p>
          </table:table-cell>
          <table:table-cell office:value-type="float" office:value="329.9487775" calcext:value-type="float">
            <text:p>329.9487775</text:p>
          </table:table-cell>
          <table:table-cell office:value-type="float" office:value="-59.5699984" calcext:value-type="float">
            <text:p>-59.5699984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298828125" calcext:value-type="float">
            <text:p>0.298828125</text:p>
          </table:table-cell>
          <table:table-cell office:value-type="float" office:value="0.0131685030905671" calcext:value-type="float">
            <text:p>0.0131685031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8/2MASS--J</text:p>
          </table:table-cell>
          <table:table-cell office:value-type="float" office:value="18" calcext:value-type="float">
            <text:p>18</text:p>
          </table:table-cell>
          <table:table-cell office:value-type="float" office:value="329.9487775" calcext:value-type="float">
            <text:p>329.9487775</text:p>
          </table:table-cell>
          <table:table-cell office:value-type="float" office:value="-59.5699984" calcext:value-type="float">
            <text:p>-59.5699984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14453125" calcext:value-type="float">
            <text:p>0.314453125</text:p>
          </table:table-cell>
          <table:table-cell office:value-type="float" office:value="0.013974737973663" calcext:value-type="float">
            <text:p>0.013974738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8/2MASS--H</text:p>
          </table:table-cell>
          <table:table-cell office:value-type="float" office:value="18" calcext:value-type="float">
            <text:p>18</text:p>
          </table:table-cell>
          <table:table-cell office:value-type="float" office:value="329.9487775" calcext:value-type="float">
            <text:p>329.9487775</text:p>
          </table:table-cell>
          <table:table-cell office:value-type="float" office:value="-59.5699984" calcext:value-type="float">
            <text:p>-59.5699984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18359375" calcext:value-type="float">
            <text:p>0.318359375</text:p>
          </table:table-cell>
          <table:table-cell office:value-type="float" office:value="0.013437248051599" calcext:value-type="float">
            <text:p>0.0134372481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8/DSS--DSS2+Red</text:p>
          </table:table-cell>
          <table:table-cell office:value-type="float" office:value="18" calcext:value-type="float">
            <text:p>18</text:p>
          </table:table-cell>
          <table:table-cell office:value-type="float" office:value="329.9487775" calcext:value-type="float">
            <text:p>329.9487775</text:p>
          </table:table-cell>
          <table:table-cell office:value-type="float" office:value="-59.5699984" calcext:value-type="float">
            <text:p>-59.5699984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14" calcext:value-type="float">
            <text:p>14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.205831903945111" calcext:value-type="float">
            <text:p>0.2058319039</text:p>
          </table:table-cell>
          <table:table-cell office:value-type="float" office:value="0.435546875" calcext:value-type="float">
            <text:p>0.435546875</text:p>
          </table:table-cell>
          <table:table-cell office:value-type="float" office:value="0.165254237288136" calcext:value-type="float">
            <text:p>0.1652542373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8/DSS--DSS2+IR</text:p>
          </table:table-cell>
          <table:table-cell office:value-type="float" office:value="18" calcext:value-type="float">
            <text:p>18</text:p>
          </table:table-cell>
          <table:table-cell office:value-type="float" office:value="329.9487775" calcext:value-type="float">
            <text:p>329.9487775</text:p>
          </table:table-cell>
          <table:table-cell office:value-type="float" office:value="-59.5699984" calcext:value-type="float">
            <text:p>-59.5699984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08203125" calcext:value-type="float">
            <text:p>0.408203125</text:p>
          </table:table-cell>
          <table:table-cell office:value-type="float" office:value="0.0977401129943503" calcext:value-type="float">
            <text:p>0.097740113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8/DSS--DSS2+Blue</text:p>
          </table:table-cell>
          <table:table-cell office:value-type="float" office:value="18" calcext:value-type="float">
            <text:p>18</text:p>
          </table:table-cell>
          <table:table-cell office:value-type="float" office:value="329.9487775" calcext:value-type="float">
            <text:p>329.9487775</text:p>
          </table:table-cell>
          <table:table-cell office:value-type="float" office:value="-59.5699984" calcext:value-type="float">
            <text:p>-59.5699984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7, 17)</text:p>
          </table:table-cell>
          <table:table-cell office:value-type="float" office:value="9" calcext:value-type="float">
            <text:p>9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.501408450704225" calcext:value-type="float">
            <text:p>0.5014084507</text:p>
          </table:table-cell>
          <table:table-cell office:value-type="float" office:value="0.583984375" calcext:value-type="float">
            <text:p>0.583984375</text:p>
          </table:table-cell>
          <table:table-cell office:value-type="float" office:value="0.341224489795918" calcext:value-type="float">
            <text:p>0.3412244898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9/WISE+(AllWISE)--w4</text:p>
          </table:table-cell>
          <table:table-cell office:value-type="float" office:value="19" calcext:value-type="float">
            <text:p>19</text:p>
          </table:table-cell>
          <table:table-cell office:value-type="float" office:value="102.1496634" calcext:value-type="float">
            <text:p>102.1496634</text:p>
          </table:table-cell>
          <table:table-cell office:value-type="float" office:value="-58.4672923" calcext:value-type="float">
            <text:p>-58.4672923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583984375" calcext:value-type="float">
            <text:p>0.583984375</text:p>
          </table:table-cell>
          <table:table-cell office:value-type="float" office:value="0.441481481481481" calcext:value-type="float">
            <text:p>0.44148148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19/WISE+(AllWISE)--w3</text:p>
          </table:table-cell>
          <table:table-cell office:value-type="float" office:value="19" calcext:value-type="float">
            <text:p>19</text:p>
          </table:table-cell>
          <table:table-cell office:value-type="float" office:value="102.1496634" calcext:value-type="float">
            <text:p>102.1496634</text:p>
          </table:table-cell>
          <table:table-cell office:value-type="float" office:value="-58.4672923" calcext:value-type="float">
            <text:p>-58.4672923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11" calcext:value-type="float">
            <text:p>11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.230971128608924" calcext:value-type="float">
            <text:p>0.2309711286</text:p>
          </table:table-cell>
          <table:table-cell office:value-type="float" office:value="0.404296875" calcext:value-type="float">
            <text:p>0.404296875</text:p>
          </table:table-cell>
          <table:table-cell office:value-type="float" office:value="0.188148148148148" calcext:value-type="float">
            <text:p>0.1881481481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9/WISE+(AllWISE)--w2</text:p>
          </table:table-cell>
          <table:table-cell office:value-type="float" office:value="19" calcext:value-type="float">
            <text:p>19</text:p>
          </table:table-cell>
          <table:table-cell office:value-type="float" office:value="102.1496634" calcext:value-type="float">
            <text:p>102.1496634</text:p>
          </table:table-cell>
          <table:table-cell office:value-type="float" office:value="-58.4672923" calcext:value-type="float">
            <text:p>-58.4672923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8" calcext:value-type="float">
            <text:p>8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45703125" calcext:value-type="float">
            <text:p>0.345703125</text:p>
          </table:table-cell>
          <table:table-cell office:value-type="float" office:value="0.111604938271605" calcext:value-type="float">
            <text:p>0.1116049383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9/WISE+(AllWISE)--w1</text:p>
          </table:table-cell>
          <table:table-cell office:value-type="float" office:value="19" calcext:value-type="float">
            <text:p>19</text:p>
          </table:table-cell>
          <table:table-cell office:value-type="float" office:value="102.1496634" calcext:value-type="float">
            <text:p>102.1496634</text:p>
          </table:table-cell>
          <table:table-cell office:value-type="float" office:value="-58.4672923" calcext:value-type="float">
            <text:p>-58.4672923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7" calcext:value-type="float">
            <text:p>7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33984375" calcext:value-type="float">
            <text:p>0.333984375</text:p>
          </table:table-cell>
          <table:table-cell office:value-type="float" office:value="0.10962962962963" calcext:value-type="float">
            <text:p>0.109629629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9/2MASS--K</text:p>
          </table:table-cell>
          <table:table-cell office:value-type="float" office:value="19" calcext:value-type="float">
            <text:p>19</text:p>
          </table:table-cell>
          <table:table-cell office:value-type="float" office:value="102.1496634" calcext:value-type="float">
            <text:p>102.1496634</text:p>
          </table:table-cell>
          <table:table-cell office:value-type="float" office:value="-58.4672923" calcext:value-type="float">
            <text:p>-58.4672923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318359375" calcext:value-type="float">
            <text:p>0.318359375</text:p>
          </table:table-cell>
          <table:table-cell office:value-type="float" office:value="0.0110185434023112" calcext:value-type="float">
            <text:p>0.011018543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9/2MASS--J</text:p>
          </table:table-cell>
          <table:table-cell office:value-type="float" office:value="19" calcext:value-type="float">
            <text:p>19</text:p>
          </table:table-cell>
          <table:table-cell office:value-type="float" office:value="102.1496634" calcext:value-type="float">
            <text:p>102.1496634</text:p>
          </table:table-cell>
          <table:table-cell office:value-type="float" office:value="-58.4672923" calcext:value-type="float">
            <text:p>-58.4672923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333984375" calcext:value-type="float">
            <text:p>0.333984375</text:p>
          </table:table-cell>
          <table:table-cell office:value-type="float" office:value="0.013437248051599" calcext:value-type="float">
            <text:p>0.0134372481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9/2MASS--H</text:p>
          </table:table-cell>
          <table:table-cell office:value-type="float" office:value="19" calcext:value-type="float">
            <text:p>19</text:p>
          </table:table-cell>
          <table:table-cell office:value-type="float" office:value="102.1496634" calcext:value-type="float">
            <text:p>102.1496634</text:p>
          </table:table-cell>
          <table:table-cell office:value-type="float" office:value="-58.4672923" calcext:value-type="float">
            <text:p>-58.4672923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322265625" calcext:value-type="float">
            <text:p>0.322265625</text:p>
          </table:table-cell>
          <table:table-cell office:value-type="float" office:value="0.0112872883633432" calcext:value-type="float">
            <text:p>0.011287288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9/DSS--DSS2+Red</text:p>
          </table:table-cell>
          <table:table-cell office:value-type="float" office:value="19" calcext:value-type="float">
            <text:p>19</text:p>
          </table:table-cell>
          <table:table-cell office:value-type="float" office:value="102.1496634" calcext:value-type="float">
            <text:p>102.1496634</text:p>
          </table:table-cell>
          <table:table-cell office:value-type="float" office:value="-58.4672923" calcext:value-type="float">
            <text:p>-58.4672923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11" calcext:value-type="float">
            <text:p>11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.0632603406326034" calcext:value-type="float">
            <text:p>0.0632603406</text:p>
          </table:table-cell>
          <table:table-cell office:value-type="float" office:value="0.431640625" calcext:value-type="float">
            <text:p>0.431640625</text:p>
          </table:table-cell>
          <table:table-cell office:value-type="float" office:value="0.129847744900891" calcext:value-type="float">
            <text:p>0.1298477449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9/DSS--DSS2+IR</text:p>
          </table:table-cell>
          <table:table-cell office:value-type="float" office:value="19" calcext:value-type="float">
            <text:p>19</text:p>
          </table:table-cell>
          <table:table-cell office:value-type="float" office:value="102.1496634" calcext:value-type="float">
            <text:p>102.1496634</text:p>
          </table:table-cell>
          <table:table-cell office:value-type="float" office:value="-58.4672923" calcext:value-type="float">
            <text:p>-58.4672923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96484375" calcext:value-type="float">
            <text:p>0.396484375</text:p>
          </table:table-cell>
          <table:table-cell office:value-type="float" office:value="0.0872881355932203" calcext:value-type="float">
            <text:p>0.087288135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19/DSS--DSS2+Blue</text:p>
          </table:table-cell>
          <table:table-cell office:value-type="float" office:value="19" calcext:value-type="float">
            <text:p>19</text:p>
          </table:table-cell>
          <table:table-cell office:value-type="float" office:value="102.1496634" calcext:value-type="float">
            <text:p>102.1496634</text:p>
          </table:table-cell>
          <table:table-cell office:value-type="float" office:value="-58.4672923" calcext:value-type="float">
            <text:p>-58.4672923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7, 18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471641791044776" calcext:value-type="float">
            <text:p>0.471641791</text:p>
          </table:table-cell>
          <table:table-cell office:value-type="float" office:value="0.583984375" calcext:value-type="float">
            <text:p>0.583984375</text:p>
          </table:table-cell>
          <table:table-cell office:value-type="float" office:value="0.361632653061224" calcext:value-type="float">
            <text:p>0.3616326531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0/WISE+(AllWISE)--w4</text:p>
          </table:table-cell>
          <table:table-cell office:value-type="float" office:value="20" calcext:value-type="float">
            <text:p>20</text:p>
          </table:table-cell>
          <table:table-cell office:value-type="float" office:value="101.1926923" calcext:value-type="float">
            <text:p>101.1926923</text:p>
          </table:table-cell>
          <table:table-cell office:value-type="float" office:value="-52.4234837" calcext:value-type="float">
            <text:p>-52.4234837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560546875" calcext:value-type="float">
            <text:p>0.560546875</text:p>
          </table:table-cell>
          <table:table-cell office:value-type="float" office:value="0.435555555555556" calcext:value-type="float">
            <text:p>0.43555555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20/WISE+(AllWISE)--w3</text:p>
          </table:table-cell>
          <table:table-cell office:value-type="float" office:value="20" calcext:value-type="float">
            <text:p>20</text:p>
          </table:table-cell>
          <table:table-cell office:value-type="float" office:value="101.1926923" calcext:value-type="float">
            <text:p>101.1926923</text:p>
          </table:table-cell>
          <table:table-cell office:value-type="float" office:value="-52.4234837" calcext:value-type="float">
            <text:p>-52.4234837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9" calcext:value-type="float">
            <text:p>9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.224867724867725" calcext:value-type="float">
            <text:p>0.2248677249</text:p>
          </table:table-cell>
          <table:table-cell office:value-type="float" office:value="0.427734375" calcext:value-type="float">
            <text:p>0.427734375</text:p>
          </table:table-cell>
          <table:table-cell office:value-type="float" office:value="0.187160493827161" calcext:value-type="float">
            <text:p>0.1871604938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0/WISE+(AllWISE)--w2</text:p>
          </table:table-cell>
          <table:table-cell office:value-type="float" office:value="20" calcext:value-type="float">
            <text:p>20</text:p>
          </table:table-cell>
          <table:table-cell office:value-type="float" office:value="101.1926923" calcext:value-type="float">
            <text:p>101.1926923</text:p>
          </table:table-cell>
          <table:table-cell office:value-type="float" office:value="-52.4234837" calcext:value-type="float">
            <text:p>-52.4234837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8" calcext:value-type="float">
            <text:p>8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41796875" calcext:value-type="float">
            <text:p>0.341796875</text:p>
          </table:table-cell>
          <table:table-cell office:value-type="float" office:value="0.112592592592593" calcext:value-type="float">
            <text:p>0.112592592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0/WISE+(AllWISE)--w1</text:p>
          </table:table-cell>
          <table:table-cell office:value-type="float" office:value="20" calcext:value-type="float">
            <text:p>20</text:p>
          </table:table-cell>
          <table:table-cell office:value-type="float" office:value="101.1926923" calcext:value-type="float">
            <text:p>101.1926923</text:p>
          </table:table-cell>
          <table:table-cell office:value-type="float" office:value="-52.4234837" calcext:value-type="float">
            <text:p>-52.4234837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7" calcext:value-type="float">
            <text:p>7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33984375" calcext:value-type="float">
            <text:p>0.333984375</text:p>
          </table:table-cell>
          <table:table-cell office:value-type="float" office:value="0.100246913580247" calcext:value-type="float">
            <text:p>0.100246913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0/2MASS--K</text:p>
          </table:table-cell>
          <table:table-cell office:value-type="float" office:value="20" calcext:value-type="float">
            <text:p>20</text:p>
          </table:table-cell>
          <table:table-cell office:value-type="float" office:value="101.1926923" calcext:value-type="float">
            <text:p>101.1926923</text:p>
          </table:table-cell>
          <table:table-cell office:value-type="float" office:value="-52.4234837" calcext:value-type="float">
            <text:p>-52.4234837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333984375" calcext:value-type="float">
            <text:p>0.333984375</text:p>
          </table:table-cell>
          <table:table-cell office:value-type="float" office:value="0.0110185434023112" calcext:value-type="float">
            <text:p>0.011018543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0/2MASS--J</text:p>
          </table:table-cell>
          <table:table-cell office:value-type="float" office:value="20" calcext:value-type="float">
            <text:p>20</text:p>
          </table:table-cell>
          <table:table-cell office:value-type="float" office:value="101.1926923" calcext:value-type="float">
            <text:p>101.1926923</text:p>
          </table:table-cell>
          <table:table-cell office:value-type="float" office:value="-52.4234837" calcext:value-type="float">
            <text:p>-52.4234837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322265625" calcext:value-type="float">
            <text:p>0.322265625</text:p>
          </table:table-cell>
          <table:table-cell office:value-type="float" office:value="0.0131685030905671" calcext:value-type="float">
            <text:p>0.0131685031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0/2MASS--H</text:p>
          </table:table-cell>
          <table:table-cell office:value-type="float" office:value="20" calcext:value-type="float">
            <text:p>20</text:p>
          </table:table-cell>
          <table:table-cell office:value-type="float" office:value="101.1926923" calcext:value-type="float">
            <text:p>101.1926923</text:p>
          </table:table-cell>
          <table:table-cell office:value-type="float" office:value="-52.4234837" calcext:value-type="float">
            <text:p>-52.4234837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341796875" calcext:value-type="float">
            <text:p>0.341796875</text:p>
          </table:table-cell>
          <table:table-cell office:value-type="float" office:value="0.00994356355818329" calcext:value-type="float">
            <text:p>0.009943563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0/DSS--DSS2+Red</text:p>
          </table:table-cell>
          <table:table-cell office:value-type="float" office:value="20" calcext:value-type="float">
            <text:p>20</text:p>
          </table:table-cell>
          <table:table-cell office:value-type="float" office:value="101.1926923" calcext:value-type="float">
            <text:p>101.1926923</text:p>
          </table:table-cell>
          <table:table-cell office:value-type="float" office:value="-52.4234837" calcext:value-type="float">
            <text:p>-52.4234837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29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685579196217494" calcext:value-type="float">
            <text:p>0.0685579196</text:p>
          </table:table-cell>
          <table:table-cell office:value-type="float" office:value="0.443359375" calcext:value-type="float">
            <text:p>0.443359375</text:p>
          </table:table-cell>
          <table:table-cell office:value-type="float" office:value="0.130135018672795" calcext:value-type="float">
            <text:p>0.1301350187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0/DSS--DSS2+IR</text:p>
          </table:table-cell>
          <table:table-cell office:value-type="float" office:value="20" calcext:value-type="float">
            <text:p>20</text:p>
          </table:table-cell>
          <table:table-cell office:value-type="float" office:value="101.1926923" calcext:value-type="float">
            <text:p>101.1926923</text:p>
          </table:table-cell>
          <table:table-cell office:value-type="float" office:value="-52.4234837" calcext:value-type="float">
            <text:p>-52.4234837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61328125" calcext:value-type="float">
            <text:p>0.361328125</text:p>
          </table:table-cell>
          <table:table-cell office:value-type="float" office:value="0.0669491525423729" calcext:value-type="float">
            <text:p>0.0669491525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0/DSS--DSS2+Blue</text:p>
          </table:table-cell>
          <table:table-cell office:value-type="float" office:value="20" calcext:value-type="float">
            <text:p>20</text:p>
          </table:table-cell>
          <table:table-cell office:value-type="float" office:value="101.1926923" calcext:value-type="float">
            <text:p>101.1926923</text:p>
          </table:table-cell>
          <table:table-cell office:value-type="float" office:value="-52.4234837" calcext:value-type="float">
            <text:p>-52.4234837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7, 16)</text:p>
          </table:table-cell>
          <table:table-cell office:value-type="float" office:value="9" calcext:value-type="float">
            <text:p>9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.383275261324042" calcext:value-type="float">
            <text:p>0.3832752613</text:p>
          </table:table-cell>
          <table:table-cell office:value-type="float" office:value="0.544921875" calcext:value-type="float">
            <text:p>0.544921875</text:p>
          </table:table-cell>
          <table:table-cell office:value-type="float" office:value="0.310204081632653" calcext:value-type="float">
            <text:p>0.310204081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1/WISE+(AllWISE)--w4</text:p>
          </table:table-cell>
          <table:table-cell office:value-type="float" office:value="21" calcext:value-type="float">
            <text:p>21</text:p>
          </table:table-cell>
          <table:table-cell office:value-type="float" office:value="285.5283182" calcext:value-type="float">
            <text:p>285.5283182</text:p>
          </table:table-cell>
          <table:table-cell office:value-type="float" office:value="-36.3617052" calcext:value-type="float">
            <text:p>-36.3617052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537109375" calcext:value-type="float">
            <text:p>0.537109375</text:p>
          </table:table-cell>
          <table:table-cell office:value-type="float" office:value="0.456060606060606" calcext:value-type="float">
            <text:p>0.4560606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21/WISE+(AllWISE)--w3</text:p>
          </table:table-cell>
          <table:table-cell office:value-type="float" office:value="21" calcext:value-type="float">
            <text:p>21</text:p>
          </table:table-cell>
          <table:table-cell office:value-type="float" office:value="285.5283182" calcext:value-type="float">
            <text:p>285.5283182</text:p>
          </table:table-cell>
          <table:table-cell office:value-type="float" office:value="-36.3617052" calcext:value-type="float">
            <text:p>-36.3617052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435546875" calcext:value-type="float">
            <text:p>0.435546875</text:p>
          </table:table-cell>
          <table:table-cell office:value-type="float" office:value="0.235353535353535" calcext:value-type="float">
            <text:p>0.2353535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21/WISE+(AllWISE)--w2</text:p>
          </table:table-cell>
          <table:table-cell office:value-type="float" office:value="21" calcext:value-type="float">
            <text:p>21</text:p>
          </table:table-cell>
          <table:table-cell office:value-type="float" office:value="285.5283182" calcext:value-type="float">
            <text:p>285.5283182</text:p>
          </table:table-cell>
          <table:table-cell office:value-type="float" office:value="-36.3617052" calcext:value-type="float">
            <text:p>-36.3617052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41796875" calcext:value-type="float">
            <text:p>0.341796875</text:p>
          </table:table-cell>
          <table:table-cell office:value-type="float" office:value="0.132323232323232" calcext:value-type="float">
            <text:p>0.1323232323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1/WISE+(AllWISE)--w1</text:p>
          </table:table-cell>
          <table:table-cell office:value-type="float" office:value="21" calcext:value-type="float">
            <text:p>21</text:p>
          </table:table-cell>
          <table:table-cell office:value-type="float" office:value="285.5283182" calcext:value-type="float">
            <text:p>285.5283182</text:p>
          </table:table-cell>
          <table:table-cell office:value-type="float" office:value="-36.3617052" calcext:value-type="float">
            <text:p>-36.3617052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22265625" calcext:value-type="float">
            <text:p>0.322265625</text:p>
          </table:table-cell>
          <table:table-cell office:value-type="float" office:value="0.122727272727273" calcext:value-type="float">
            <text:p>0.1227272727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1/2MASS--K</text:p>
          </table:table-cell>
          <table:table-cell office:value-type="float" office:value="21" calcext:value-type="float">
            <text:p>21</text:p>
          </table:table-cell>
          <table:table-cell office:value-type="float" office:value="285.5283182" calcext:value-type="float">
            <text:p>285.5283182</text:p>
          </table:table-cell>
          <table:table-cell office:value-type="float" office:value="-36.3617052" calcext:value-type="float">
            <text:p>-36.3617052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30)</text:p>
          </table:table-cell>
          <table:table-cell office:value-type="float" office:value="4" calcext:value-type="float">
            <text:p>4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02734375" calcext:value-type="float">
            <text:p>0.302734375</text:p>
          </table:table-cell>
          <table:table-cell office:value-type="float" office:value="0.0110185434023112" calcext:value-type="float">
            <text:p>0.011018543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1/2MASS--J</text:p>
          </table:table-cell>
          <table:table-cell office:value-type="float" office:value="21" calcext:value-type="float">
            <text:p>21</text:p>
          </table:table-cell>
          <table:table-cell office:value-type="float" office:value="285.5283182" calcext:value-type="float">
            <text:p>285.5283182</text:p>
          </table:table-cell>
          <table:table-cell office:value-type="float" office:value="-36.3617052" calcext:value-type="float">
            <text:p>-36.3617052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30)</text:p>
          </table:table-cell>
          <table:table-cell office:value-type="float" office:value="4" calcext:value-type="float">
            <text:p>4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33984375" calcext:value-type="float">
            <text:p>0.333984375</text:p>
          </table:table-cell>
          <table:table-cell office:value-type="float" office:value="0.0120935232464391" calcext:value-type="float">
            <text:p>0.0120935232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1/2MASS--H</text:p>
          </table:table-cell>
          <table:table-cell office:value-type="float" office:value="21" calcext:value-type="float">
            <text:p>21</text:p>
          </table:table-cell>
          <table:table-cell office:value-type="float" office:value="285.5283182" calcext:value-type="float">
            <text:p>285.5283182</text:p>
          </table:table-cell>
          <table:table-cell office:value-type="float" office:value="-36.3617052" calcext:value-type="float">
            <text:p>-36.3617052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30)</text:p>
          </table:table-cell>
          <table:table-cell office:value-type="float" office:value="4" calcext:value-type="float">
            <text:p>4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37890625" calcext:value-type="float">
            <text:p>0.337890625</text:p>
          </table:table-cell>
          <table:table-cell office:value-type="float" office:value="0.0096748185971513" calcext:value-type="float">
            <text:p>0.009674818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1/DSS--DSS2+Red</text:p>
          </table:table-cell>
          <table:table-cell office:value-type="float" office:value="21" calcext:value-type="float">
            <text:p>21</text:p>
          </table:table-cell>
          <table:table-cell office:value-type="float" office:value="285.5283182" calcext:value-type="float">
            <text:p>285.5283182</text:p>
          </table:table-cell>
          <table:table-cell office:value-type="float" office:value="-36.3617052" calcext:value-type="float">
            <text:p>-36.3617052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9" calcext:value-type="float">
            <text:p>9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400390625" calcext:value-type="float">
            <text:p>0.400390625</text:p>
          </table:table-cell>
          <table:table-cell office:value-type="float" office:value="0.107344632768362" calcext:value-type="float">
            <text:p>0.1073446328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1/DSS--DSS2+IR</text:p>
          </table:table-cell>
          <table:table-cell office:value-type="float" office:value="21" calcext:value-type="float">
            <text:p>21</text:p>
          </table:table-cell>
          <table:table-cell office:value-type="float" office:value="285.5283182" calcext:value-type="float">
            <text:p>285.5283182</text:p>
          </table:table-cell>
          <table:table-cell office:value-type="float" office:value="-36.3617052" calcext:value-type="float">
            <text:p>-36.3617052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1)</text:p>
          </table:table-cell>
          <table:table-cell office:value-type="float" office:value="9" calcext:value-type="float">
            <text:p>9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96484375" calcext:value-type="float">
            <text:p>0.396484375</text:p>
          </table:table-cell>
          <table:table-cell office:value-type="float" office:value="0.0875706214689266" calcext:value-type="float">
            <text:p>0.0875706215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1/DSS--DSS2+Blue</text:p>
          </table:table-cell>
          <table:table-cell office:value-type="float" office:value="21" calcext:value-type="float">
            <text:p>21</text:p>
          </table:table-cell>
          <table:table-cell office:value-type="float" office:value="285.5283182" calcext:value-type="float">
            <text:p>285.5283182</text:p>
          </table:table-cell>
          <table:table-cell office:value-type="float" office:value="-36.3617052" calcext:value-type="float">
            <text:p>-36.3617052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9, 16)</text:p>
          </table:table-cell>
          <table:table-cell office:value-type="float" office:value="9" calcext:value-type="float">
            <text:p>9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.334600760456274" calcext:value-type="float">
            <text:p>0.3346007605</text:p>
          </table:table-cell>
          <table:table-cell office:value-type="float" office:value="0.541015625" calcext:value-type="float">
            <text:p>0.541015625</text:p>
          </table:table-cell>
          <table:table-cell office:value-type="float" office:value="0.295510204081633" calcext:value-type="float">
            <text:p>0.2955102041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2/WISE+(AllWISE)--w4</text:p>
          </table:table-cell>
          <table:table-cell office:value-type="float" office:value="22" calcext:value-type="float">
            <text:p>22</text:p>
          </table:table-cell>
          <table:table-cell office:value-type="float" office:value="169.8580186" calcext:value-type="float">
            <text:p>169.8580186</text:p>
          </table:table-cell>
          <table:table-cell office:value-type="float" office:value="-30.3230434" calcext:value-type="float">
            <text:p>-30.3230434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642578125" calcext:value-type="float">
            <text:p>0.642578125</text:p>
          </table:table-cell>
          <table:table-cell office:value-type="float" office:value="0.412626262626263" calcext:value-type="float">
            <text:p>0.41262626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22/WISE+(AllWISE)--w3</text:p>
          </table:table-cell>
          <table:table-cell office:value-type="float" office:value="22" calcext:value-type="float">
            <text:p>22</text:p>
          </table:table-cell>
          <table:table-cell office:value-type="float" office:value="169.8580186" calcext:value-type="float">
            <text:p>169.8580186</text:p>
          </table:table-cell>
          <table:table-cell office:value-type="float" office:value="-30.3230434" calcext:value-type="float">
            <text:p>-30.3230434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474609375" calcext:value-type="float">
            <text:p>0.474609375</text:p>
          </table:table-cell>
          <table:table-cell office:value-type="float" office:value="0.182323232323232" calcext:value-type="float">
            <text:p>0.1823232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22/WISE+(AllWISE)--w2</text:p>
          </table:table-cell>
          <table:table-cell office:value-type="float" office:value="22" calcext:value-type="float">
            <text:p>22</text:p>
          </table:table-cell>
          <table:table-cell office:value-type="float" office:value="169.8580186" calcext:value-type="float">
            <text:p>169.8580186</text:p>
          </table:table-cell>
          <table:table-cell office:value-type="float" office:value="-30.3230434" calcext:value-type="float">
            <text:p>-30.3230434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1, 22)</text:p>
          </table:table-cell>
          <table:table-cell office:value-type="float" office:value="8" calcext:value-type="float">
            <text:p>8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49609375" calcext:value-type="float">
            <text:p>0.349609375</text:p>
          </table:table-cell>
          <table:table-cell office:value-type="float" office:value="0.115656565656566" calcext:value-type="float">
            <text:p>0.1156565657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2/WISE+(AllWISE)--w1</text:p>
          </table:table-cell>
          <table:table-cell office:value-type="float" office:value="22" calcext:value-type="float">
            <text:p>22</text:p>
          </table:table-cell>
          <table:table-cell office:value-type="float" office:value="169.8580186" calcext:value-type="float">
            <text:p>169.8580186</text:p>
          </table:table-cell>
          <table:table-cell office:value-type="float" office:value="-30.3230434" calcext:value-type="float">
            <text:p>-30.3230434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1, 22)</text:p>
          </table:table-cell>
          <table:table-cell office:value-type="float" office:value="7" calcext:value-type="float">
            <text:p>7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30078125" calcext:value-type="float">
            <text:p>0.330078125</text:p>
          </table:table-cell>
          <table:table-cell office:value-type="float" office:value="0.105555555555556" calcext:value-type="float">
            <text:p>0.105555555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2/2MASS--K</text:p>
          </table:table-cell>
          <table:table-cell office:value-type="float" office:value="22" calcext:value-type="float">
            <text:p>22</text:p>
          </table:table-cell>
          <table:table-cell office:value-type="float" office:value="169.8580186" calcext:value-type="float">
            <text:p>169.8580186</text:p>
          </table:table-cell>
          <table:table-cell office:value-type="float" office:value="-30.3230434" calcext:value-type="float">
            <text:p>-30.3230434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14453125" calcext:value-type="float">
            <text:p>0.314453125</text:p>
          </table:table-cell>
          <table:table-cell office:value-type="float" office:value="0.00940607363611933" calcext:value-type="float">
            <text:p>0.009406073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2/2MASS--J</text:p>
          </table:table-cell>
          <table:table-cell office:value-type="float" office:value="22" calcext:value-type="float">
            <text:p>22</text:p>
          </table:table-cell>
          <table:table-cell office:value-type="float" office:value="169.8580186" calcext:value-type="float">
            <text:p>169.8580186</text:p>
          </table:table-cell>
          <table:table-cell office:value-type="float" office:value="-30.3230434" calcext:value-type="float">
            <text:p>-30.3230434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30078125" calcext:value-type="float">
            <text:p>0.330078125</text:p>
          </table:table-cell>
          <table:table-cell office:value-type="float" office:value="0.0120935232464391" calcext:value-type="float">
            <text:p>0.0120935232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2/2MASS--H</text:p>
          </table:table-cell>
          <table:table-cell office:value-type="float" office:value="22" calcext:value-type="float">
            <text:p>22</text:p>
          </table:table-cell>
          <table:table-cell office:value-type="float" office:value="169.8580186" calcext:value-type="float">
            <text:p>169.8580186</text:p>
          </table:table-cell>
          <table:table-cell office:value-type="float" office:value="-30.3230434" calcext:value-type="float">
            <text:p>-30.3230434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14453125" calcext:value-type="float">
            <text:p>0.314453125</text:p>
          </table:table-cell>
          <table:table-cell office:value-type="float" office:value="0.0107497984412792" calcext:value-type="float">
            <text:p>0.010749798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2/DSS--DSS2+Red</text:p>
          </table:table-cell>
          <table:table-cell office:value-type="float" office:value="22" calcext:value-type="float">
            <text:p>22</text:p>
          </table:table-cell>
          <table:table-cell office:value-type="float" office:value="169.8580186" calcext:value-type="float">
            <text:p>169.8580186</text:p>
          </table:table-cell>
          <table:table-cell office:value-type="float" office:value="-30.3230434" calcext:value-type="float">
            <text:p>-30.3230434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8, 29)</text:p>
          </table:table-cell>
          <table:table-cell office:value-type="float" office:value="14" calcext:value-type="float">
            <text:p>1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.163375224416517" calcext:value-type="float">
            <text:p>0.1633752244</text:p>
          </table:table-cell>
          <table:table-cell office:value-type="float" office:value="0.439453125" calcext:value-type="float">
            <text:p>0.439453125</text:p>
          </table:table-cell>
          <table:table-cell office:value-type="float" office:value="0.16087331226659" calcext:value-type="float">
            <text:p>0.1608733123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2/DSS--DSS2+IR</text:p>
          </table:table-cell>
          <table:table-cell office:value-type="float" office:value="22" calcext:value-type="float">
            <text:p>22</text:p>
          </table:table-cell>
          <table:table-cell office:value-type="float" office:value="169.8580186" calcext:value-type="float">
            <text:p>169.8580186</text:p>
          </table:table-cell>
          <table:table-cell office:value-type="float" office:value="-30.3230434" calcext:value-type="float">
            <text:p>-30.3230434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8, 30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0072463768115942" calcext:value-type="float">
            <text:p>0.0072463768</text:p>
          </table:table-cell>
          <table:table-cell office:value-type="float" office:value="0.392578125" calcext:value-type="float">
            <text:p>0.392578125</text:p>
          </table:table-cell>
          <table:table-cell office:value-type="float" office:value="0.088135593220339" calcext:value-type="float">
            <text:p>0.0881355932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2/DSS--DSS2+Blue</text:p>
          </table:table-cell>
          <table:table-cell office:value-type="float" office:value="22" calcext:value-type="float">
            <text:p>22</text:p>
          </table:table-cell>
          <table:table-cell office:value-type="float" office:value="169.8580186" calcext:value-type="float">
            <text:p>169.8580186</text:p>
          </table:table-cell>
          <table:table-cell office:value-type="float" office:value="-30.3230434" calcext:value-type="float">
            <text:p>-30.3230434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6, 17)</text:p>
          </table:table-cell>
          <table:table-cell office:value-type="float" office:value="11" calcext:value-type="float">
            <text:p>11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.670391061452514" calcext:value-type="float">
            <text:p>0.6703910615</text:p>
          </table:table-cell>
          <table:table-cell office:value-type="float" office:value="0.564453125" calcext:value-type="float">
            <text:p>0.564453125</text:p>
          </table:table-cell>
          <table:table-cell office:value-type="float" office:value="0.588571428571429" calcext:value-type="float">
            <text:p>0.588571428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2/DSS--DSS1+Red</text:p>
          </table:table-cell>
          <table:table-cell office:value-type="float" office:value="22" calcext:value-type="float">
            <text:p>22</text:p>
          </table:table-cell>
          <table:table-cell office:value-type="float" office:value="169.8580186" calcext:value-type="float">
            <text:p>169.8580186</text:p>
          </table:table-cell>
          <table:table-cell office:value-type="float" office:value="-30.3230434" calcext:value-type="float">
            <text:p>-30.3230434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1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1)</text:p>
          </table:table-cell>
          <table:table-cell office:value-type="float" office:value="11" calcext:value-type="float">
            <text:p>11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.0879345603271984" calcext:value-type="float">
            <text:p>0.0879345603</text:p>
          </table:table-cell>
          <table:table-cell office:value-type="float" office:value="0.490234375" calcext:value-type="float">
            <text:p>0.490234375</text:p>
          </table:table-cell>
          <table:table-cell office:value-type="float" office:value="0.157909604519774" calcext:value-type="float">
            <text:p>0.1579096045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2/DSS--DSS1+Blue</text:p>
          </table:table-cell>
          <table:table-cell office:value-type="float" office:value="22" calcext:value-type="float">
            <text:p>22</text:p>
          </table:table-cell>
          <table:table-cell office:value-type="float" office:value="169.8580186" calcext:value-type="float">
            <text:p>169.8580186</text:p>
          </table:table-cell>
          <table:table-cell office:value-type="float" office:value="-30.3230434" calcext:value-type="float">
            <text:p>-30.3230434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1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1)</text:p>
          </table:table-cell>
          <table:table-cell office:value-type="float" office:value="15" calcext:value-type="float">
            <text:p>15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.345430107526882" calcext:value-type="float">
            <text:p>0.3454301075</text:p>
          </table:table-cell>
          <table:table-cell office:value-type="float" office:value="0.478515625" calcext:value-type="float">
            <text:p>0.478515625</text:p>
          </table:table-cell>
          <table:table-cell office:value-type="float" office:value="0.227401129943503" calcext:value-type="float">
            <text:p>0.2274011299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3/WISE+(AllWISE)--w4</text:p>
          </table:table-cell>
          <table:table-cell office:value-type="float" office:value="23" calcext:value-type="float">
            <text:p>23</text:p>
          </table:table-cell>
          <table:table-cell office:value-type="float" office:value="356.7853034" calcext:value-type="float">
            <text:p>356.7853034</text:p>
          </table:table-cell>
          <table:table-cell office:value-type="float" office:value="15.650905" calcext:value-type="float">
            <text:p>15.650905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638671875" calcext:value-type="float">
            <text:p>0.638671875</text:p>
          </table:table-cell>
          <table:table-cell office:value-type="float" office:value="0.428148148148148" calcext:value-type="float">
            <text:p>0.42814814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23/WISE+(AllWISE)--w3</text:p>
          </table:table-cell>
          <table:table-cell office:value-type="float" office:value="23" calcext:value-type="float">
            <text:p>23</text:p>
          </table:table-cell>
          <table:table-cell office:value-type="float" office:value="356.7853034" calcext:value-type="float">
            <text:p>356.7853034</text:p>
          </table:table-cell>
          <table:table-cell office:value-type="float" office:value="15.650905" calcext:value-type="float">
            <text:p>15.650905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439453125" calcext:value-type="float">
            <text:p>0.439453125</text:p>
          </table:table-cell>
          <table:table-cell office:value-type="float" office:value="0.186172839506173" calcext:value-type="float">
            <text:p>0.18617283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23/WISE+(AllWISE)--w2</text:p>
          </table:table-cell>
          <table:table-cell office:value-type="float" office:value="23" calcext:value-type="float">
            <text:p>23</text:p>
          </table:table-cell>
          <table:table-cell office:value-type="float" office:value="356.7853034" calcext:value-type="float">
            <text:p>356.7853034</text:p>
          </table:table-cell>
          <table:table-cell office:value-type="float" office:value="15.650905" calcext:value-type="float">
            <text:p>15.650905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8" calcext:value-type="float">
            <text:p>8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41796875" calcext:value-type="float">
            <text:p>0.341796875</text:p>
          </table:table-cell>
          <table:table-cell office:value-type="float" office:value="0.112592592592593" calcext:value-type="float">
            <text:p>0.112592592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3/WISE+(AllWISE)--w1</text:p>
          </table:table-cell>
          <table:table-cell office:value-type="float" office:value="23" calcext:value-type="float">
            <text:p>23</text:p>
          </table:table-cell>
          <table:table-cell office:value-type="float" office:value="356.7853034" calcext:value-type="float">
            <text:p>356.7853034</text:p>
          </table:table-cell>
          <table:table-cell office:value-type="float" office:value="15.650905" calcext:value-type="float">
            <text:p>15.650905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7" calcext:value-type="float">
            <text:p>7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30078125" calcext:value-type="float">
            <text:p>0.330078125</text:p>
          </table:table-cell>
          <table:table-cell office:value-type="float" office:value="0.0938271604938272" calcext:value-type="float">
            <text:p>0.0938271605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3/2MASS--K</text:p>
          </table:table-cell>
          <table:table-cell office:value-type="float" office:value="23" calcext:value-type="float">
            <text:p>23</text:p>
          </table:table-cell>
          <table:table-cell office:value-type="float" office:value="356.7853034" calcext:value-type="float">
            <text:p>356.7853034</text:p>
          </table:table-cell>
          <table:table-cell office:value-type="float" office:value="15.650905" calcext:value-type="float">
            <text:p>15.650905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30)</text:p>
          </table:table-cell>
          <table:table-cell office:value-type="float" office:value="4" calcext:value-type="float">
            <text:p>4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33984375" calcext:value-type="float">
            <text:p>0.333984375</text:p>
          </table:table-cell>
          <table:table-cell office:value-type="float" office:value="0.0096748185971513" calcext:value-type="float">
            <text:p>0.009674818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3/2MASS--J</text:p>
          </table:table-cell>
          <table:table-cell office:value-type="float" office:value="23" calcext:value-type="float">
            <text:p>23</text:p>
          </table:table-cell>
          <table:table-cell office:value-type="float" office:value="356.7853034" calcext:value-type="float">
            <text:p>356.7853034</text:p>
          </table:table-cell>
          <table:table-cell office:value-type="float" office:value="15.650905" calcext:value-type="float">
            <text:p>15.650905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291015625" calcext:value-type="float">
            <text:p>0.291015625</text:p>
          </table:table-cell>
          <table:table-cell office:value-type="float" office:value="0.0120935232464391" calcext:value-type="float">
            <text:p>0.0120935232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3/2MASS--H</text:p>
          </table:table-cell>
          <table:table-cell office:value-type="float" office:value="23" calcext:value-type="float">
            <text:p>23</text:p>
          </table:table-cell>
          <table:table-cell office:value-type="float" office:value="356.7853034" calcext:value-type="float">
            <text:p>356.7853034</text:p>
          </table:table-cell>
          <table:table-cell office:value-type="float" office:value="15.650905" calcext:value-type="float">
            <text:p>15.650905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18359375" calcext:value-type="float">
            <text:p>0.318359375</text:p>
          </table:table-cell>
          <table:table-cell office:value-type="float" office:value="0.0110185434023112" calcext:value-type="float">
            <text:p>0.011018543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3/DSS--DSS2+Red</text:p>
          </table:table-cell>
          <table:table-cell office:value-type="float" office:value="23" calcext:value-type="float">
            <text:p>23</text:p>
          </table:table-cell>
          <table:table-cell office:value-type="float" office:value="356.7853034" calcext:value-type="float">
            <text:p>356.7853034</text:p>
          </table:table-cell>
          <table:table-cell office:value-type="float" office:value="15.650905" calcext:value-type="float">
            <text:p>15.650905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04296875" calcext:value-type="float">
            <text:p>0.404296875</text:p>
          </table:table-cell>
          <table:table-cell office:value-type="float" office:value="0.0867231638418079" calcext:value-type="float">
            <text:p>0.0867231638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3/DSS--DSS2+IR</text:p>
          </table:table-cell>
          <table:table-cell office:value-type="float" office:value="23" calcext:value-type="float">
            <text:p>23</text:p>
          </table:table-cell>
          <table:table-cell office:value-type="float" office:value="356.7853034" calcext:value-type="float">
            <text:p>356.7853034</text:p>
          </table:table-cell>
          <table:table-cell office:value-type="float" office:value="15.650905" calcext:value-type="float">
            <text:p>15.650905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12109375" calcext:value-type="float">
            <text:p>0.412109375</text:p>
          </table:table-cell>
          <table:table-cell office:value-type="float" office:value="0.0480225988700565" calcext:value-type="float">
            <text:p>0.0480225989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3/DSS--DSS2+Blue</text:p>
          </table:table-cell>
          <table:table-cell office:value-type="float" office:value="23" calcext:value-type="float">
            <text:p>23</text:p>
          </table:table-cell>
          <table:table-cell office:value-type="float" office:value="356.7853034" calcext:value-type="float">
            <text:p>356.7853034</text:p>
          </table:table-cell>
          <table:table-cell office:value-type="float" office:value="15.650905" calcext:value-type="float">
            <text:p>15.650905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165755919854281" calcext:value-type="float">
            <text:p>0.1657559199</text:p>
          </table:table-cell>
          <table:table-cell office:value-type="float" office:value="0.431640625" calcext:value-type="float">
            <text:p>0.431640625</text:p>
          </table:table-cell>
          <table:table-cell office:value-type="float" office:value="0.162994350282486" calcext:value-type="float">
            <text:p>0.1629943503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3/DSS--DSS1+Red</text:p>
          </table:table-cell>
          <table:table-cell office:value-type="float" office:value="23" calcext:value-type="float">
            <text:p>23</text:p>
          </table:table-cell>
          <table:table-cell office:value-type="float" office:value="356.7853034" calcext:value-type="float">
            <text:p>356.7853034</text:p>
          </table:table-cell>
          <table:table-cell office:value-type="float" office:value="15.650905" calcext:value-type="float">
            <text:p>15.650905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1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7, 17)</text:p>
          </table:table-cell>
          <table:table-cell office:value-type="float" office:value="7" calcext:value-type="float">
            <text:p>7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.175257731958763" calcext:value-type="float">
            <text:p>0.175257732</text:p>
          </table:table-cell>
          <table:table-cell office:value-type="float" office:value="0.470703125" calcext:value-type="float">
            <text:p>0.470703125</text:p>
          </table:table-cell>
          <table:table-cell office:value-type="float" office:value="0.168163265306122" calcext:value-type="float">
            <text:p>0.1681632653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3/DSS--DSS1+Blue</text:p>
          </table:table-cell>
          <table:table-cell office:value-type="float" office:value="23" calcext:value-type="float">
            <text:p>23</text:p>
          </table:table-cell>
          <table:table-cell office:value-type="float" office:value="356.7853034" calcext:value-type="float">
            <text:p>356.7853034</text:p>
          </table:table-cell>
          <table:table-cell office:value-type="float" office:value="15.650905" calcext:value-type="float">
            <text:p>15.650905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1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8, 31)</text:p>
          </table:table-cell>
          <table:table-cell office:value-type="float" office:value="16" calcext:value-type="float">
            <text:p>16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.41970310391363" calcext:value-type="float">
            <text:p>0.4197031039</text:p>
          </table:table-cell>
          <table:table-cell office:value-type="float" office:value="0.501953125" calcext:value-type="float">
            <text:p>0.501953125</text:p>
          </table:table-cell>
          <table:table-cell office:value-type="float" office:value="0.337853107344633" calcext:value-type="float">
            <text:p>0.3378531073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4/WISE+(AllWISE)--w4</text:p>
          </table:table-cell>
          <table:table-cell office:value-type="float" office:value="24" calcext:value-type="float">
            <text:p>24</text:p>
          </table:table-cell>
          <table:table-cell office:value-type="float" office:value="102.3064095" calcext:value-type="float">
            <text:p>102.3064095</text:p>
          </table:table-cell>
          <table:table-cell office:value-type="float" office:value="-46.7095159" calcext:value-type="float">
            <text:p>-46.7095159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630859375" calcext:value-type="float">
            <text:p>0.630859375</text:p>
          </table:table-cell>
          <table:table-cell office:value-type="float" office:value="0.423703703703704" calcext:value-type="float">
            <text:p>0.42370370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24/WISE+(AllWISE)--w3</text:p>
          </table:table-cell>
          <table:table-cell office:value-type="float" office:value="24" calcext:value-type="float">
            <text:p>24</text:p>
          </table:table-cell>
          <table:table-cell office:value-type="float" office:value="102.3064095" calcext:value-type="float">
            <text:p>102.3064095</text:p>
          </table:table-cell>
          <table:table-cell office:value-type="float" office:value="-46.7095159" calcext:value-type="float">
            <text:p>-46.7095159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9" calcext:value-type="float">
            <text:p>9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.232984293193717" calcext:value-type="float">
            <text:p>0.2329842932</text:p>
          </table:table-cell>
          <table:table-cell office:value-type="float" office:value="0.408203125" calcext:value-type="float">
            <text:p>0.408203125</text:p>
          </table:table-cell>
          <table:table-cell office:value-type="float" office:value="0.18962962962963" calcext:value-type="float">
            <text:p>0.189629629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4/WISE+(AllWISE)--w2</text:p>
          </table:table-cell>
          <table:table-cell office:value-type="float" office:value="24" calcext:value-type="float">
            <text:p>24</text:p>
          </table:table-cell>
          <table:table-cell office:value-type="float" office:value="102.3064095" calcext:value-type="float">
            <text:p>102.3064095</text:p>
          </table:table-cell>
          <table:table-cell office:value-type="float" office:value="-46.7095159" calcext:value-type="float">
            <text:p>-46.7095159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8" calcext:value-type="float">
            <text:p>8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41796875" calcext:value-type="float">
            <text:p>0.341796875</text:p>
          </table:table-cell>
          <table:table-cell office:value-type="float" office:value="0.111111111111111" calcext:value-type="float">
            <text:p>0.1111111111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4/WISE+(AllWISE)--w1</text:p>
          </table:table-cell>
          <table:table-cell office:value-type="float" office:value="24" calcext:value-type="float">
            <text:p>24</text:p>
          </table:table-cell>
          <table:table-cell office:value-type="float" office:value="102.3064095" calcext:value-type="float">
            <text:p>102.3064095</text:p>
          </table:table-cell>
          <table:table-cell office:value-type="float" office:value="-46.7095159" calcext:value-type="float">
            <text:p>-46.7095159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8" calcext:value-type="float">
            <text:p>8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45703125" calcext:value-type="float">
            <text:p>0.345703125</text:p>
          </table:table-cell>
          <table:table-cell office:value-type="float" office:value="0.118518518518519" calcext:value-type="float">
            <text:p>0.1185185185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4/2MASS--K</text:p>
          </table:table-cell>
          <table:table-cell office:value-type="float" office:value="24" calcext:value-type="float">
            <text:p>24</text:p>
          </table:table-cell>
          <table:table-cell office:value-type="float" office:value="102.3064095" calcext:value-type="float">
            <text:p>102.3064095</text:p>
          </table:table-cell>
          <table:table-cell office:value-type="float" office:value="-46.7095159" calcext:value-type="float">
            <text:p>-46.7095159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333984375" calcext:value-type="float">
            <text:p>0.333984375</text:p>
          </table:table-cell>
          <table:table-cell office:value-type="float" office:value="0.0118247782854072" calcext:value-type="float">
            <text:p>0.0118247783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4/2MASS--J</text:p>
          </table:table-cell>
          <table:table-cell office:value-type="float" office:value="24" calcext:value-type="float">
            <text:p>24</text:p>
          </table:table-cell>
          <table:table-cell office:value-type="float" office:value="102.3064095" calcext:value-type="float">
            <text:p>102.3064095</text:p>
          </table:table-cell>
          <table:table-cell office:value-type="float" office:value="-46.7095159" calcext:value-type="float">
            <text:p>-46.7095159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29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14453125" calcext:value-type="float">
            <text:p>0.314453125</text:p>
          </table:table-cell>
          <table:table-cell office:value-type="float" office:value="0.0150497178177909" calcext:value-type="float">
            <text:p>0.0150497178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4/2MASS--H</text:p>
          </table:table-cell>
          <table:table-cell office:value-type="float" office:value="24" calcext:value-type="float">
            <text:p>24</text:p>
          </table:table-cell>
          <table:table-cell office:value-type="float" office:value="102.3064095" calcext:value-type="float">
            <text:p>102.3064095</text:p>
          </table:table-cell>
          <table:table-cell office:value-type="float" office:value="-46.7095159" calcext:value-type="float">
            <text:p>-46.7095159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29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33984375" calcext:value-type="float">
            <text:p>0.333984375</text:p>
          </table:table-cell>
          <table:table-cell office:value-type="float" office:value="0.0123622682074711" calcext:value-type="float">
            <text:p>0.0123622682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4/DSS--DSS2+Red</text:p>
          </table:table-cell>
          <table:table-cell office:value-type="float" office:value="24" calcext:value-type="float">
            <text:p>24</text:p>
          </table:table-cell>
          <table:table-cell office:value-type="float" office:value="102.3064095" calcext:value-type="float">
            <text:p>102.3064095</text:p>
          </table:table-cell>
          <table:table-cell office:value-type="float" office:value="-46.7095159" calcext:value-type="float">
            <text:p>-46.7095159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15" calcext:value-type="float">
            <text:p>15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.340970350404313" calcext:value-type="float">
            <text:p>0.3409703504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23135593220339" calcext:value-type="float">
            <text:p>0.2313559322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4/DSS--DSS2+IR</text:p>
          </table:table-cell>
          <table:table-cell office:value-type="float" office:value="24" calcext:value-type="float">
            <text:p>24</text:p>
          </table:table-cell>
          <table:table-cell office:value-type="float" office:value="102.3064095" calcext:value-type="float">
            <text:p>102.3064095</text:p>
          </table:table-cell>
          <table:table-cell office:value-type="float" office:value="-46.7095159" calcext:value-type="float">
            <text:p>-46.7095159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518867924528302" calcext:value-type="float">
            <text:p>0.0518867925</text:p>
          </table:table-cell>
          <table:table-cell office:value-type="float" office:value="0.412109375" calcext:value-type="float">
            <text:p>0.412109375</text:p>
          </table:table-cell>
          <table:table-cell office:value-type="float" office:value="0.121751412429379" calcext:value-type="float">
            <text:p>0.121751412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4/DSS--DSS2+Blue</text:p>
          </table:table-cell>
          <table:table-cell office:value-type="float" office:value="24" calcext:value-type="float">
            <text:p>24</text:p>
          </table:table-cell>
          <table:table-cell office:value-type="float" office:value="102.3064095" calcext:value-type="float">
            <text:p>102.3064095</text:p>
          </table:table-cell>
          <table:table-cell office:value-type="float" office:value="-46.7095159" calcext:value-type="float">
            <text:p>-46.7095159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8, 16)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0.443359375" calcext:value-type="float">
            <text:p>0.443359375</text:p>
          </table:table-cell>
          <table:table-cell office:value-type="float" office:value="0.835918367346939" calcext:value-type="float">
            <text:p>0.8359183673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5/WISE+(AllWISE)--w4</text:p>
          </table:table-cell>
          <table:table-cell office:value-type="float" office:value="25" calcext:value-type="float">
            <text:p>25</text:p>
          </table:table-cell>
          <table:table-cell office:value-type="float" office:value="51.4828106" calcext:value-type="float">
            <text:p>51.4828106</text:p>
          </table:table-cell>
          <table:table-cell office:value-type="float" office:value="-35.9208869" calcext:value-type="float">
            <text:p>-35.9208869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525390625" calcext:value-type="float">
            <text:p>0.525390625</text:p>
          </table:table-cell>
          <table:table-cell office:value-type="float" office:value="0.475206611570248" calcext:value-type="float">
            <text:p>0.4752066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25/WISE+(AllWISE)--w3</text:p>
          </table:table-cell>
          <table:table-cell office:value-type="float" office:value="25" calcext:value-type="float">
            <text:p>25</text:p>
          </table:table-cell>
          <table:table-cell office:value-type="float" office:value="51.4828106" calcext:value-type="float">
            <text:p>51.4828106</text:p>
          </table:table-cell>
          <table:table-cell office:value-type="float" office:value="-35.9208869" calcext:value-type="float">
            <text:p>-35.9208869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1, 22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272952853598015" calcext:value-type="float">
            <text:p>0.2729528536</text:p>
          </table:table-cell>
          <table:table-cell office:value-type="float" office:value="0.376953125" calcext:value-type="float">
            <text:p>0.376953125</text:p>
          </table:table-cell>
          <table:table-cell office:value-type="float" office:value="0.208161157024793" calcext:value-type="float">
            <text:p>0.208161157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5/WISE+(AllWISE)--w2</text:p>
          </table:table-cell>
          <table:table-cell office:value-type="float" office:value="25" calcext:value-type="float">
            <text:p>25</text:p>
          </table:table-cell>
          <table:table-cell office:value-type="float" office:value="51.4828106" calcext:value-type="float">
            <text:p>51.4828106</text:p>
          </table:table-cell>
          <table:table-cell office:value-type="float" office:value="-35.9208869" calcext:value-type="float">
            <text:p>-35.9208869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357421875" calcext:value-type="float">
            <text:p>0.357421875</text:p>
          </table:table-cell>
          <table:table-cell office:value-type="float" office:value="0.132231404958678" calcext:value-type="float">
            <text:p>0.132231405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5/WISE+(AllWISE)--w1</text:p>
          </table:table-cell>
          <table:table-cell office:value-type="float" office:value="25" calcext:value-type="float">
            <text:p>25</text:p>
          </table:table-cell>
          <table:table-cell office:value-type="float" office:value="51.4828106" calcext:value-type="float">
            <text:p>51.4828106</text:p>
          </table:table-cell>
          <table:table-cell office:value-type="float" office:value="-35.9208869" calcext:value-type="float">
            <text:p>-35.9208869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0962732919254658" calcext:value-type="float">
            <text:p>0.0962732919</text:p>
          </table:table-cell>
          <table:table-cell office:value-type="float" office:value="0.376953125" calcext:value-type="float">
            <text:p>0.376953125</text:p>
          </table:table-cell>
          <table:table-cell office:value-type="float" office:value="0.166322314049587" calcext:value-type="float">
            <text:p>0.16632231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5/2MASS--K</text:p>
          </table:table-cell>
          <table:table-cell office:value-type="float" office:value="25" calcext:value-type="float">
            <text:p>25</text:p>
          </table:table-cell>
          <table:table-cell office:value-type="float" office:value="51.4828106" calcext:value-type="float">
            <text:p>51.4828106</text:p>
          </table:table-cell>
          <table:table-cell office:value-type="float" office:value="-35.9208869" calcext:value-type="float">
            <text:p>-35.9208869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22265625" calcext:value-type="float">
            <text:p>0.322265625</text:p>
          </table:table-cell>
          <table:table-cell office:value-type="float" office:value="0.0161246976619188" calcext:value-type="float">
            <text:p>0.0161246977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5/2MASS--J</text:p>
          </table:table-cell>
          <table:table-cell office:value-type="float" office:value="25" calcext:value-type="float">
            <text:p>25</text:p>
          </table:table-cell>
          <table:table-cell office:value-type="float" office:value="51.4828106" calcext:value-type="float">
            <text:p>51.4828106</text:p>
          </table:table-cell>
          <table:table-cell office:value-type="float" office:value="-35.9208869" calcext:value-type="float">
            <text:p>-35.9208869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7" calcext:value-type="float">
            <text:p>7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365234375" calcext:value-type="float">
            <text:p>0.365234375</text:p>
          </table:table-cell>
          <table:table-cell office:value-type="float" office:value="0.0217683418435904" calcext:value-type="float">
            <text:p>0.0217683418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5/2MASS--H</text:p>
          </table:table-cell>
          <table:table-cell office:value-type="float" office:value="25" calcext:value-type="float">
            <text:p>25</text:p>
          </table:table-cell>
          <table:table-cell office:value-type="float" office:value="51.4828106" calcext:value-type="float">
            <text:p>51.4828106</text:p>
          </table:table-cell>
          <table:table-cell office:value-type="float" office:value="-35.9208869" calcext:value-type="float">
            <text:p>-35.9208869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26171875" calcext:value-type="float">
            <text:p>0.326171875</text:p>
          </table:table-cell>
          <table:table-cell office:value-type="float" office:value="0.0171996775060468" calcext:value-type="float">
            <text:p>0.0171996775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5/DSS--DSS2+Red</text:p>
          </table:table-cell>
          <table:table-cell office:value-type="float" office:value="25" calcext:value-type="float">
            <text:p>25</text:p>
          </table:table-cell>
          <table:table-cell office:value-type="float" office:value="51.4828106" calcext:value-type="float">
            <text:p>51.4828106</text:p>
          </table:table-cell>
          <table:table-cell office:value-type="float" office:value="-35.9208869" calcext:value-type="float">
            <text:p>-35.9208869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15" calcext:value-type="float">
            <text:p>15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.39480198019802" calcext:value-type="float">
            <text:p>0.3948019802</text:p>
          </table:table-cell>
          <table:table-cell office:value-type="float" office:value="0.474609375" calcext:value-type="float">
            <text:p>0.474609375</text:p>
          </table:table-cell>
          <table:table-cell office:value-type="float" office:value="0.277219189887963" calcext:value-type="float">
            <text:p>0.2772191899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5/DSS--DSS2+IR</text:p>
          </table:table-cell>
          <table:table-cell office:value-type="float" office:value="25" calcext:value-type="float">
            <text:p>25</text:p>
          </table:table-cell>
          <table:table-cell office:value-type="float" office:value="51.4828106" calcext:value-type="float">
            <text:p>51.4828106</text:p>
          </table:table-cell>
          <table:table-cell office:value-type="float" office:value="-35.9208869" calcext:value-type="float">
            <text:p>-35.9208869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29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747663551401869" calcext:value-type="float">
            <text:p>0.0747663551</text:p>
          </table:table-cell>
          <table:table-cell office:value-type="float" office:value="0.396484375" calcext:value-type="float">
            <text:p>0.396484375</text:p>
          </table:table-cell>
          <table:table-cell office:value-type="float" office:value="0.137853107344633" calcext:value-type="float">
            <text:p>0.1378531073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5/DSS--DSS2+Blue</text:p>
          </table:table-cell>
          <table:table-cell office:value-type="float" office:value="25" calcext:value-type="float">
            <text:p>25</text:p>
          </table:table-cell>
          <table:table-cell office:value-type="float" office:value="51.4828106" calcext:value-type="float">
            <text:p>51.4828106</text:p>
          </table:table-cell>
          <table:table-cell office:value-type="float" office:value="-35.9208869" calcext:value-type="float">
            <text:p>-35.9208869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0, 16)</text:p>
          </table:table-cell>
          <table:table-cell office:value-type="float" office:value="9" calcext:value-type="float">
            <text:p>9</text:p>
          </table:table-cell>
          <table:table-cell office:value-type="float" office:value="8.24621125123532" calcext:value-type="float">
            <text:p>8.2462112512</text:p>
          </table:table-cell>
          <table:table-cell office:value-type="float" office:value="0.669781931464174" calcext:value-type="float">
            <text:p>0.6697819315</text:p>
          </table:table-cell>
          <table:table-cell office:value-type="float" office:value="0.580078125" calcext:value-type="float">
            <text:p>0.580078125</text:p>
          </table:table-cell>
          <table:table-cell office:value-type="float" office:value="0.870204081632653" calcext:value-type="float">
            <text:p>0.870204081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6/WISE+(AllWISE)--w4</text:p>
          </table:table-cell>
          <table:table-cell office:value-type="float" office:value="26" calcext:value-type="float">
            <text:p>26</text:p>
          </table:table-cell>
          <table:table-cell office:value-type="float" office:value="101.9853335" calcext:value-type="float">
            <text:p>101.9853335</text:p>
          </table:table-cell>
          <table:table-cell office:value-type="float" office:value="-53.1781746" calcext:value-type="float">
            <text:p>-53.1781746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634765625" calcext:value-type="float">
            <text:p>0.634765625</text:p>
          </table:table-cell>
          <table:table-cell office:value-type="float" office:value="0.527272727272727" calcext:value-type="float">
            <text:p>0.52727272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26/WISE+(AllWISE)--w3</text:p>
          </table:table-cell>
          <table:table-cell office:value-type="float" office:value="26" calcext:value-type="float">
            <text:p>26</text:p>
          </table:table-cell>
          <table:table-cell office:value-type="float" office:value="101.9853335" calcext:value-type="float">
            <text:p>101.9853335</text:p>
          </table:table-cell>
          <table:table-cell office:value-type="float" office:value="-53.1781746" calcext:value-type="float">
            <text:p>-53.1781746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455078125" calcext:value-type="float">
            <text:p>0.455078125</text:p>
          </table:table-cell>
          <table:table-cell office:value-type="float" office:value="0.188383838383838" calcext:value-type="float">
            <text:p>0.1883838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26/WISE+(AllWISE)--w2</text:p>
          </table:table-cell>
          <table:table-cell office:value-type="float" office:value="26" calcext:value-type="float">
            <text:p>26</text:p>
          </table:table-cell>
          <table:table-cell office:value-type="float" office:value="101.9853335" calcext:value-type="float">
            <text:p>101.9853335</text:p>
          </table:table-cell>
          <table:table-cell office:value-type="float" office:value="-53.1781746" calcext:value-type="float">
            <text:p>-53.1781746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49609375" calcext:value-type="float">
            <text:p>0.349609375</text:p>
          </table:table-cell>
          <table:table-cell office:value-type="float" office:value="0.115151515151515" calcext:value-type="float">
            <text:p>0.1151515152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6/WISE+(AllWISE)--w1</text:p>
          </table:table-cell>
          <table:table-cell office:value-type="float" office:value="26" calcext:value-type="float">
            <text:p>26</text:p>
          </table:table-cell>
          <table:table-cell office:value-type="float" office:value="101.9853335" calcext:value-type="float">
            <text:p>101.9853335</text:p>
          </table:table-cell>
          <table:table-cell office:value-type="float" office:value="-53.1781746" calcext:value-type="float">
            <text:p>-53.1781746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0078125" calcext:value-type="float">
            <text:p>0.330078125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6/2MASS--K</text:p>
          </table:table-cell>
          <table:table-cell office:value-type="float" office:value="26" calcext:value-type="float">
            <text:p>26</text:p>
          </table:table-cell>
          <table:table-cell office:value-type="float" office:value="101.9853335" calcext:value-type="float">
            <text:p>101.9853335</text:p>
          </table:table-cell>
          <table:table-cell office:value-type="float" office:value="-53.1781746" calcext:value-type="float">
            <text:p>-53.1781746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10546875" calcext:value-type="float">
            <text:p>0.310546875</text:p>
          </table:table-cell>
          <table:table-cell office:value-type="float" office:value="0.0107497984412792" calcext:value-type="float">
            <text:p>0.010749798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6/2MASS--J</text:p>
          </table:table-cell>
          <table:table-cell office:value-type="float" office:value="26" calcext:value-type="float">
            <text:p>26</text:p>
          </table:table-cell>
          <table:table-cell office:value-type="float" office:value="101.9853335" calcext:value-type="float">
            <text:p>101.9853335</text:p>
          </table:table-cell>
          <table:table-cell office:value-type="float" office:value="-53.1781746" calcext:value-type="float">
            <text:p>-53.1781746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283203125" calcext:value-type="float">
            <text:p>0.283203125</text:p>
          </table:table-cell>
          <table:table-cell office:value-type="float" office:value="0.0110185434023112" calcext:value-type="float">
            <text:p>0.011018543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6/2MASS--H</text:p>
          </table:table-cell>
          <table:table-cell office:value-type="float" office:value="26" calcext:value-type="float">
            <text:p>26</text:p>
          </table:table-cell>
          <table:table-cell office:value-type="float" office:value="101.9853335" calcext:value-type="float">
            <text:p>101.9853335</text:p>
          </table:table-cell>
          <table:table-cell office:value-type="float" office:value="-53.1781746" calcext:value-type="float">
            <text:p>-53.1781746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298828125" calcext:value-type="float">
            <text:p>0.298828125</text:p>
          </table:table-cell>
          <table:table-cell office:value-type="float" office:value="0.0110185434023112" calcext:value-type="float">
            <text:p>0.011018543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6/DSS--DSS2+Red</text:p>
          </table:table-cell>
          <table:table-cell office:value-type="float" office:value="26" calcext:value-type="float">
            <text:p>26</text:p>
          </table:table-cell>
          <table:table-cell office:value-type="float" office:value="101.9853335" calcext:value-type="float">
            <text:p>101.9853335</text:p>
          </table:table-cell>
          <table:table-cell office:value-type="float" office:value="-53.1781746" calcext:value-type="float">
            <text:p>-53.1781746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665137614678899" calcext:value-type="float">
            <text:p>0.0665137615</text:p>
          </table:table-cell>
          <table:table-cell office:value-type="float" office:value="0.396484375" calcext:value-type="float">
            <text:p>0.396484375</text:p>
          </table:table-cell>
          <table:table-cell office:value-type="float" office:value="0.13954802259887" calcext:value-type="float">
            <text:p>0.139548022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6/DSS--DSS2+IR</text:p>
          </table:table-cell>
          <table:table-cell office:value-type="float" office:value="26" calcext:value-type="float">
            <text:p>26</text:p>
          </table:table-cell>
          <table:table-cell office:value-type="float" office:value="101.9853335" calcext:value-type="float">
            <text:p>101.9853335</text:p>
          </table:table-cell>
          <table:table-cell office:value-type="float" office:value="-53.1781746" calcext:value-type="float">
            <text:p>-53.1781746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7" calcext:value-type="float">
            <text:p>7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88671875" calcext:value-type="float">
            <text:p>0.388671875</text:p>
          </table:table-cell>
          <table:table-cell office:value-type="float" office:value="0.0680790960451977" calcext:value-type="float">
            <text:p>0.06807909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6/DSS--DSS2+Blue</text:p>
          </table:table-cell>
          <table:table-cell office:value-type="float" office:value="26" calcext:value-type="float">
            <text:p>26</text:p>
          </table:table-cell>
          <table:table-cell office:value-type="float" office:value="101.9853335" calcext:value-type="float">
            <text:p>101.9853335</text:p>
          </table:table-cell>
          <table:table-cell office:value-type="float" office:value="-53.1781746" calcext:value-type="float">
            <text:p>-53.1781746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7, 16)</text:p>
          </table:table-cell>
          <table:table-cell office:value-type="float" office:value="7" calcext:value-type="float">
            <text:p>7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.122448979591837" calcext:value-type="float">
            <text:p>0.1224489796</text:p>
          </table:table-cell>
          <table:table-cell office:value-type="float" office:value="0.529296875" calcext:value-type="float">
            <text:p>0.529296875</text:p>
          </table:table-cell>
          <table:table-cell office:value-type="float" office:value="0.223673469387755" calcext:value-type="float">
            <text:p>0.223673469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7/WISE+(AllWISE)--w4</text:p>
          </table:table-cell>
          <table:table-cell office:value-type="float" office:value="27" calcext:value-type="float">
            <text:p>27</text:p>
          </table:table-cell>
          <table:table-cell office:value-type="float" office:value="176.0058263" calcext:value-type="float">
            <text:p>176.0058263</text:p>
          </table:table-cell>
          <table:table-cell office:value-type="float" office:value="-55.3908535" calcext:value-type="float">
            <text:p>-55.3908535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666015625" calcext:value-type="float">
            <text:p>0.666015625</text:p>
          </table:table-cell>
          <table:table-cell office:value-type="float" office:value="0.372839506172839" calcext:value-type="float">
            <text:p>0.37283950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27/WISE+(AllWISE)--w3</text:p>
          </table:table-cell>
          <table:table-cell office:value-type="float" office:value="27" calcext:value-type="float">
            <text:p>27</text:p>
          </table:table-cell>
          <table:table-cell office:value-type="float" office:value="176.0058263" calcext:value-type="float">
            <text:p>176.0058263</text:p>
          </table:table-cell>
          <table:table-cell office:value-type="float" office:value="-55.3908535" calcext:value-type="float">
            <text:p>-55.3908535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466796875" calcext:value-type="float">
            <text:p>0.466796875</text:p>
          </table:table-cell>
          <table:table-cell office:value-type="float" office:value="0.175802469135803" calcext:value-type="float">
            <text:p>0.17580246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27/WISE+(AllWISE)--w2</text:p>
          </table:table-cell>
          <table:table-cell office:value-type="float" office:value="27" calcext:value-type="float">
            <text:p>27</text:p>
          </table:table-cell>
          <table:table-cell office:value-type="float" office:value="176.0058263" calcext:value-type="float">
            <text:p>176.0058263</text:p>
          </table:table-cell>
          <table:table-cell office:value-type="float" office:value="-55.3908535" calcext:value-type="float">
            <text:p>-55.3908535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7" calcext:value-type="float">
            <text:p>7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73046875" calcext:value-type="float">
            <text:p>0.373046875</text:p>
          </table:table-cell>
          <table:table-cell office:value-type="float" office:value="0.103703703703704" calcext:value-type="float">
            <text:p>0.1037037037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7/WISE+(AllWISE)--w1</text:p>
          </table:table-cell>
          <table:table-cell office:value-type="float" office:value="27" calcext:value-type="float">
            <text:p>27</text:p>
          </table:table-cell>
          <table:table-cell office:value-type="float" office:value="176.0058263" calcext:value-type="float">
            <text:p>176.0058263</text:p>
          </table:table-cell>
          <table:table-cell office:value-type="float" office:value="-55.3908535" calcext:value-type="float">
            <text:p>-55.3908535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7" calcext:value-type="float">
            <text:p>7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49609375" calcext:value-type="float">
            <text:p>0.349609375</text:p>
          </table:table-cell>
          <table:table-cell office:value-type="float" office:value="0.0908641975308642" calcext:value-type="float">
            <text:p>0.0908641975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7/2MASS--K</text:p>
          </table:table-cell>
          <table:table-cell office:value-type="float" office:value="27" calcext:value-type="float">
            <text:p>27</text:p>
          </table:table-cell>
          <table:table-cell office:value-type="float" office:value="176.0058263" calcext:value-type="float">
            <text:p>176.0058263</text:p>
          </table:table-cell>
          <table:table-cell office:value-type="float" office:value="-55.3908535" calcext:value-type="float">
            <text:p>-55.3908535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318359375" calcext:value-type="float">
            <text:p>0.318359375</text:p>
          </table:table-cell>
          <table:table-cell office:value-type="float" office:value="0.0102123085192153" calcext:value-type="float">
            <text:p>0.0102123085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7/2MASS--J</text:p>
          </table:table-cell>
          <table:table-cell office:value-type="float" office:value="27" calcext:value-type="float">
            <text:p>27</text:p>
          </table:table-cell>
          <table:table-cell office:value-type="float" office:value="176.0058263" calcext:value-type="float">
            <text:p>176.0058263</text:p>
          </table:table-cell>
          <table:table-cell office:value-type="float" office:value="-55.3908535" calcext:value-type="float">
            <text:p>-55.3908535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294921875" calcext:value-type="float">
            <text:p>0.294921875</text:p>
          </table:table-cell>
          <table:table-cell office:value-type="float" office:value="0.0107497984412792" calcext:value-type="float">
            <text:p>0.010749798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7/2MASS--H</text:p>
          </table:table-cell>
          <table:table-cell office:value-type="float" office:value="27" calcext:value-type="float">
            <text:p>27</text:p>
          </table:table-cell>
          <table:table-cell office:value-type="float" office:value="176.0058263" calcext:value-type="float">
            <text:p>176.0058263</text:p>
          </table:table-cell>
          <table:table-cell office:value-type="float" office:value="-55.3908535" calcext:value-type="float">
            <text:p>-55.3908535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06640625" calcext:value-type="float">
            <text:p>0.306640625</text:p>
          </table:table-cell>
          <table:table-cell office:value-type="float" office:value="0.00994356355818329" calcext:value-type="float">
            <text:p>0.009943563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7/DSS--DSS2+Red</text:p>
          </table:table-cell>
          <table:table-cell office:value-type="float" office:value="27" calcext:value-type="float">
            <text:p>27</text:p>
          </table:table-cell>
          <table:table-cell office:value-type="float" office:value="176.0058263" calcext:value-type="float">
            <text:p>176.0058263</text:p>
          </table:table-cell>
          <table:table-cell office:value-type="float" office:value="-55.3908535" calcext:value-type="float">
            <text:p>-55.3908535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00390625" calcext:value-type="float">
            <text:p>0.400390625</text:p>
          </table:table-cell>
          <table:table-cell office:value-type="float" office:value="0.0759887005649718" calcext:value-type="float">
            <text:p>0.075988700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7/DSS--DSS2+IR</text:p>
          </table:table-cell>
          <table:table-cell office:value-type="float" office:value="27" calcext:value-type="float">
            <text:p>27</text:p>
          </table:table-cell>
          <table:table-cell office:value-type="float" office:value="176.0058263" calcext:value-type="float">
            <text:p>176.0058263</text:p>
          </table:table-cell>
          <table:table-cell office:value-type="float" office:value="-55.3908535" calcext:value-type="float">
            <text:p>-55.3908535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28, 30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61328125" calcext:value-type="float">
            <text:p>0.361328125</text:p>
          </table:table-cell>
          <table:table-cell office:value-type="float" office:value="0.0652542372881356" calcext:value-type="float">
            <text:p>0.0652542373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8/WISE+(AllWISE)--w4</text:p>
          </table:table-cell>
          <table:table-cell office:value-type="float" office:value="28" calcext:value-type="float">
            <text:p>28</text:p>
          </table:table-cell>
          <table:table-cell office:value-type="float" office:value="71.5395472" calcext:value-type="float">
            <text:p>71.5395472</text:p>
          </table:table-cell>
          <table:table-cell office:value-type="float" office:value="-11.5611875" calcext:value-type="float">
            <text:p>-11.5611875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662109375" calcext:value-type="float">
            <text:p>0.662109375</text:p>
          </table:table-cell>
          <table:table-cell office:value-type="float" office:value="0.453030303030303" calcext:value-type="float">
            <text:p>0.453030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28/WISE+(AllWISE)--w3</text:p>
          </table:table-cell>
          <table:table-cell office:value-type="float" office:value="28" calcext:value-type="float">
            <text:p>28</text:p>
          </table:table-cell>
          <table:table-cell office:value-type="float" office:value="71.5395472" calcext:value-type="float">
            <text:p>71.5395472</text:p>
          </table:table-cell>
          <table:table-cell office:value-type="float" office:value="-11.5611875" calcext:value-type="float">
            <text:p>-11.5611875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435546875" calcext:value-type="float">
            <text:p>0.435546875</text:p>
          </table:table-cell>
          <table:table-cell office:value-type="float" office:value="0.18989898989899" calcext:value-type="float">
            <text:p>0.18989898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28/WISE+(AllWISE)--w2</text:p>
          </table:table-cell>
          <table:table-cell office:value-type="float" office:value="28" calcext:value-type="float">
            <text:p>28</text:p>
          </table:table-cell>
          <table:table-cell office:value-type="float" office:value="71.5395472" calcext:value-type="float">
            <text:p>71.5395472</text:p>
          </table:table-cell>
          <table:table-cell office:value-type="float" office:value="-11.5611875" calcext:value-type="float">
            <text:p>-11.5611875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7890625" calcext:value-type="float">
            <text:p>0.337890625</text:p>
          </table:table-cell>
          <table:table-cell office:value-type="float" office:value="0.115656565656566" calcext:value-type="float">
            <text:p>0.1156565657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8/WISE+(AllWISE)--w1</text:p>
          </table:table-cell>
          <table:table-cell office:value-type="float" office:value="28" calcext:value-type="float">
            <text:p>28</text:p>
          </table:table-cell>
          <table:table-cell office:value-type="float" office:value="71.5395472" calcext:value-type="float">
            <text:p>71.5395472</text:p>
          </table:table-cell>
          <table:table-cell office:value-type="float" office:value="-11.5611875" calcext:value-type="float">
            <text:p>-11.5611875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984375" calcext:value-type="float">
            <text:p>0.333984375</text:p>
          </table:table-cell>
          <table:table-cell office:value-type="float" office:value="0.105555555555556" calcext:value-type="float">
            <text:p>0.105555555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8/2MASS--K</text:p>
          </table:table-cell>
          <table:table-cell office:value-type="float" office:value="28" calcext:value-type="float">
            <text:p>28</text:p>
          </table:table-cell>
          <table:table-cell office:value-type="float" office:value="71.5395472" calcext:value-type="float">
            <text:p>71.5395472</text:p>
          </table:table-cell>
          <table:table-cell office:value-type="float" office:value="-11.5611875" calcext:value-type="float">
            <text:p>-11.5611875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29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14453125" calcext:value-type="float">
            <text:p>0.314453125</text:p>
          </table:table-cell>
          <table:table-cell office:value-type="float" office:value="0.0112872883633432" calcext:value-type="float">
            <text:p>0.011287288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8/2MASS--J</text:p>
          </table:table-cell>
          <table:table-cell office:value-type="float" office:value="28" calcext:value-type="float">
            <text:p>28</text:p>
          </table:table-cell>
          <table:table-cell office:value-type="float" office:value="71.5395472" calcext:value-type="float">
            <text:p>71.5395472</text:p>
          </table:table-cell>
          <table:table-cell office:value-type="float" office:value="-11.5611875" calcext:value-type="float">
            <text:p>-11.5611875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29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26171875" calcext:value-type="float">
            <text:p>0.326171875</text:p>
          </table:table-cell>
          <table:table-cell office:value-type="float" office:value="0.0128997581295351" calcext:value-type="float">
            <text:p>0.0128997581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8/2MASS--H</text:p>
          </table:table-cell>
          <table:table-cell office:value-type="float" office:value="28" calcext:value-type="float">
            <text:p>28</text:p>
          </table:table-cell>
          <table:table-cell office:value-type="float" office:value="71.5395472" calcext:value-type="float">
            <text:p>71.5395472</text:p>
          </table:table-cell>
          <table:table-cell office:value-type="float" office:value="-11.5611875" calcext:value-type="float">
            <text:p>-11.5611875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29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298828125" calcext:value-type="float">
            <text:p>0.298828125</text:p>
          </table:table-cell>
          <table:table-cell office:value-type="float" office:value="0.0118247782854072" calcext:value-type="float">
            <text:p>0.0118247783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8/DSS--DSS2+Red</text:p>
          </table:table-cell>
          <table:table-cell office:value-type="float" office:value="28" calcext:value-type="float">
            <text:p>28</text:p>
          </table:table-cell>
          <table:table-cell office:value-type="float" office:value="71.5395472" calcext:value-type="float">
            <text:p>71.5395472</text:p>
          </table:table-cell>
          <table:table-cell office:value-type="float" office:value="-11.5611875" calcext:value-type="float">
            <text:p>-11.5611875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3739837398374" calcext:value-type="float">
            <text:p>0.337398374</text:p>
          </table:table-cell>
          <table:table-cell office:value-type="float" office:value="0.462890625" calcext:value-type="float">
            <text:p>0.462890625</text:p>
          </table:table-cell>
          <table:table-cell office:value-type="float" office:value="0.240677966101695" calcext:value-type="float">
            <text:p>0.2406779661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8/DSS--DSS2+IR</text:p>
          </table:table-cell>
          <table:table-cell office:value-type="float" office:value="28" calcext:value-type="float">
            <text:p>28</text:p>
          </table:table-cell>
          <table:table-cell office:value-type="float" office:value="71.5395472" calcext:value-type="float">
            <text:p>71.5395472</text:p>
          </table:table-cell>
          <table:table-cell office:value-type="float" office:value="-11.5611875" calcext:value-type="float">
            <text:p>-11.5611875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778688524590164" calcext:value-type="float">
            <text:p>0.0778688525</text:p>
          </table:table-cell>
          <table:table-cell office:value-type="float" office:value="0.427734375" calcext:value-type="float">
            <text:p>0.427734375</text:p>
          </table:table-cell>
          <table:table-cell office:value-type="float" office:value="0.146327683615819" calcext:value-type="float">
            <text:p>0.146327683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8/DSS--DSS2+Blue</text:p>
          </table:table-cell>
          <table:table-cell office:value-type="float" office:value="28" calcext:value-type="float">
            <text:p>28</text:p>
          </table:table-cell>
          <table:table-cell office:value-type="float" office:value="71.5395472" calcext:value-type="float">
            <text:p>71.5395472</text:p>
          </table:table-cell>
          <table:table-cell office:value-type="float" office:value="-11.5611875" calcext:value-type="float">
            <text:p>-11.5611875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7, 16)</text:p>
          </table:table-cell>
          <table:table-cell office:value-type="float" office:value="9" calcext:value-type="float">
            <text:p>9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.453703703703704" calcext:value-type="float">
            <text:p>0.4537037037</text:p>
          </table:table-cell>
          <table:table-cell office:value-type="float" office:value="0.642578125" calcext:value-type="float">
            <text:p>0.642578125</text:p>
          </table:table-cell>
          <table:table-cell office:value-type="float" office:value="0.324897959183673" calcext:value-type="float">
            <text:p>0.3248979592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8/DSS--DSS1+Red</text:p>
          </table:table-cell>
          <table:table-cell office:value-type="float" office:value="28" calcext:value-type="float">
            <text:p>28</text:p>
          </table:table-cell>
          <table:table-cell office:value-type="float" office:value="71.5395472" calcext:value-type="float">
            <text:p>71.5395472</text:p>
          </table:table-cell>
          <table:table-cell office:value-type="float" office:value="-11.5611875" calcext:value-type="float">
            <text:p>-11.5611875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1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7, 17)</text:p>
          </table:table-cell>
          <table:table-cell office:value-type="float" office:value="11" calcext:value-type="float">
            <text:p>11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.696397941680961" calcext:value-type="float">
            <text:p>0.6963979417</text:p>
          </table:table-cell>
          <table:table-cell office:value-type="float" office:value="0.572265625" calcext:value-type="float">
            <text:p>0.572265625</text:p>
          </table:table-cell>
          <table:table-cell office:value-type="float" office:value="0.515918367346939" calcext:value-type="float">
            <text:p>0.5159183673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8/DSS--DSS1+Blue</text:p>
          </table:table-cell>
          <table:table-cell office:value-type="float" office:value="28" calcext:value-type="float">
            <text:p>28</text:p>
          </table:table-cell>
          <table:table-cell office:value-type="float" office:value="71.5395472" calcext:value-type="float">
            <text:p>71.5395472</text:p>
          </table:table-cell>
          <table:table-cell office:value-type="float" office:value="-11.5611875" calcext:value-type="float">
            <text:p>-11.5611875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1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16" calcext:value-type="float">
            <text:p>16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.574782608695652" calcext:value-type="float">
            <text:p>0.5747826087</text:p>
          </table:table-cell>
          <table:table-cell office:value-type="float" office:value="0.517578125" calcext:value-type="float">
            <text:p>0.517578125</text:p>
          </table:table-cell>
          <table:table-cell office:value-type="float" office:value="0.412146892655367" calcext:value-type="float">
            <text:p>0.4121468927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9/WISE+(AllWISE)--w4</text:p>
          </table:table-cell>
          <table:table-cell office:value-type="float" office:value="29" calcext:value-type="float">
            <text:p>29</text:p>
          </table:table-cell>
          <table:table-cell office:value-type="float" office:value="156.2214614" calcext:value-type="float">
            <text:p>156.2214614</text:p>
          </table:table-cell>
          <table:table-cell office:value-type="float" office:value="-52.5516544" calcext:value-type="float">
            <text:p>-52.5516544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564453125" calcext:value-type="float">
            <text:p>0.564453125</text:p>
          </table:table-cell>
          <table:table-cell office:value-type="float" office:value="0.706060606060606" calcext:value-type="float">
            <text:p>0.7060606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29/WISE+(AllWISE)--w3</text:p>
          </table:table-cell>
          <table:table-cell office:value-type="float" office:value="29" calcext:value-type="float">
            <text:p>29</text:p>
          </table:table-cell>
          <table:table-cell office:value-type="float" office:value="156.2214614" calcext:value-type="float">
            <text:p>156.2214614</text:p>
          </table:table-cell>
          <table:table-cell office:value-type="float" office:value="-52.5516544" calcext:value-type="float">
            <text:p>-52.5516544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490234375" calcext:value-type="float">
            <text:p>0.490234375</text:p>
          </table:table-cell>
          <table:table-cell office:value-type="float" office:value="0.159090909090909" calcext:value-type="float">
            <text:p>0.1590909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29/WISE+(AllWISE)--w2</text:p>
          </table:table-cell>
          <table:table-cell office:value-type="float" office:value="29" calcext:value-type="float">
            <text:p>29</text:p>
          </table:table-cell>
          <table:table-cell office:value-type="float" office:value="156.2214614" calcext:value-type="float">
            <text:p>156.2214614</text:p>
          </table:table-cell>
          <table:table-cell office:value-type="float" office:value="-52.5516544" calcext:value-type="float">
            <text:p>-52.5516544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1, 22)</text:p>
          </table:table-cell>
          <table:table-cell office:value-type="float" office:value="8" calcext:value-type="float">
            <text:p>8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49609375" calcext:value-type="float">
            <text:p>0.349609375</text:p>
          </table:table-cell>
          <table:table-cell office:value-type="float" office:value="0.123737373737374" calcext:value-type="float">
            <text:p>0.1237373737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9/WISE+(AllWISE)--w1</text:p>
          </table:table-cell>
          <table:table-cell office:value-type="float" office:value="29" calcext:value-type="float">
            <text:p>29</text:p>
          </table:table-cell>
          <table:table-cell office:value-type="float" office:value="156.2214614" calcext:value-type="float">
            <text:p>156.2214614</text:p>
          </table:table-cell>
          <table:table-cell office:value-type="float" office:value="-52.5516544" calcext:value-type="float">
            <text:p>-52.5516544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1, 22)</text:p>
          </table:table-cell>
          <table:table-cell office:value-type="float" office:value="7" calcext:value-type="float">
            <text:p>7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22265625" calcext:value-type="float">
            <text:p>0.322265625</text:p>
          </table:table-cell>
          <table:table-cell office:value-type="float" office:value="0.140909090909091" calcext:value-type="float">
            <text:p>0.1409090909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9/2MASS--K</text:p>
          </table:table-cell>
          <table:table-cell office:value-type="float" office:value="29" calcext:value-type="float">
            <text:p>29</text:p>
          </table:table-cell>
          <table:table-cell office:value-type="float" office:value="156.2214614" calcext:value-type="float">
            <text:p>156.2214614</text:p>
          </table:table-cell>
          <table:table-cell office:value-type="float" office:value="-52.5516544" calcext:value-type="float">
            <text:p>-52.5516544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302734375" calcext:value-type="float">
            <text:p>0.302734375</text:p>
          </table:table-cell>
          <table:table-cell office:value-type="float" office:value="0.0115560333243752" calcext:value-type="float">
            <text:p>0.0115560333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9/2MASS--J</text:p>
          </table:table-cell>
          <table:table-cell office:value-type="float" office:value="29" calcext:value-type="float">
            <text:p>29</text:p>
          </table:table-cell>
          <table:table-cell office:value-type="float" office:value="156.2214614" calcext:value-type="float">
            <text:p>156.2214614</text:p>
          </table:table-cell>
          <table:table-cell office:value-type="float" office:value="-52.5516544" calcext:value-type="float">
            <text:p>-52.5516544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318359375" calcext:value-type="float">
            <text:p>0.318359375</text:p>
          </table:table-cell>
          <table:table-cell office:value-type="float" office:value="0.013705993012631" calcext:value-type="float">
            <text:p>0.013705993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9/2MASS--H</text:p>
          </table:table-cell>
          <table:table-cell office:value-type="float" office:value="29" calcext:value-type="float">
            <text:p>29</text:p>
          </table:table-cell>
          <table:table-cell office:value-type="float" office:value="156.2214614" calcext:value-type="float">
            <text:p>156.2214614</text:p>
          </table:table-cell>
          <table:table-cell office:value-type="float" office:value="-52.5516544" calcext:value-type="float">
            <text:p>-52.5516544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294921875" calcext:value-type="float">
            <text:p>0.294921875</text:p>
          </table:table-cell>
          <table:table-cell office:value-type="float" office:value="0.013437248051599" calcext:value-type="float">
            <text:p>0.0134372481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9/DSS--DSS2+Red</text:p>
          </table:table-cell>
          <table:table-cell office:value-type="float" office:value="29" calcext:value-type="float">
            <text:p>29</text:p>
          </table:table-cell>
          <table:table-cell office:value-type="float" office:value="156.2214614" calcext:value-type="float">
            <text:p>156.2214614</text:p>
          </table:table-cell>
          <table:table-cell office:value-type="float" office:value="-52.5516544" calcext:value-type="float">
            <text:p>-52.5516544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8, 30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0065359477124183" calcext:value-type="float">
            <text:p>0.0065359477</text:p>
          </table:table-cell>
          <table:table-cell office:value-type="float" office:value="0.427734375" calcext:value-type="float">
            <text:p>0.427734375</text:p>
          </table:table-cell>
          <table:table-cell office:value-type="float" office:value="0.125988700564972" calcext:value-type="float">
            <text:p>0.125988700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9/DSS--DSS2+IR</text:p>
          </table:table-cell>
          <table:table-cell office:value-type="float" office:value="29" calcext:value-type="float">
            <text:p>29</text:p>
          </table:table-cell>
          <table:table-cell office:value-type="float" office:value="156.2214614" calcext:value-type="float">
            <text:p>156.2214614</text:p>
          </table:table-cell>
          <table:table-cell office:value-type="float" office:value="-52.5516544" calcext:value-type="float">
            <text:p>-52.5516544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8, 30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88671875" calcext:value-type="float">
            <text:p>0.388671875</text:p>
          </table:table-cell>
          <table:table-cell office:value-type="float" office:value="0.0819209039548023" calcext:value-type="float">
            <text:p>0.08192090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29/DSS--DSS2+Blue</text:p>
          </table:table-cell>
          <table:table-cell office:value-type="float" office:value="29" calcext:value-type="float">
            <text:p>29</text:p>
          </table:table-cell>
          <table:table-cell office:value-type="float" office:value="156.2214614" calcext:value-type="float">
            <text:p>156.2214614</text:p>
          </table:table-cell>
          <table:table-cell office:value-type="float" office:value="-52.5516544" calcext:value-type="float">
            <text:p>-52.5516544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7, 17)</text:p>
          </table:table-cell>
          <table:table-cell office:value-type="float" office:value="7" calcext:value-type="float">
            <text:p>7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.270833333333333" calcext:value-type="float">
            <text:p>0.2708333333</text:p>
          </table:table-cell>
          <table:table-cell office:value-type="float" office:value="0.517578125" calcext:value-type="float">
            <text:p>0.517578125</text:p>
          </table:table-cell>
          <table:table-cell office:value-type="float" office:value="0.283265306122449" calcext:value-type="float">
            <text:p>0.2832653061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0/WISE+(AllWISE)--w4</text:p>
          </table:table-cell>
          <table:table-cell office:value-type="float" office:value="30" calcext:value-type="float">
            <text:p>30</text:p>
          </table:table-cell>
          <table:table-cell office:value-type="float" office:value="257.6829833" calcext:value-type="float">
            <text:p>257.6829833</text:p>
          </table:table-cell>
          <table:table-cell office:value-type="float" office:value="-22.0046545" calcext:value-type="float">
            <text:p>-22.0046545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552734375" calcext:value-type="float">
            <text:p>0.552734375</text:p>
          </table:table-cell>
          <table:table-cell office:value-type="float" office:value="0.491919191919192" calcext:value-type="float">
            <text:p>0.49191919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30/WISE+(AllWISE)--w3</text:p>
          </table:table-cell>
          <table:table-cell office:value-type="float" office:value="30" calcext:value-type="float">
            <text:p>30</text:p>
          </table:table-cell>
          <table:table-cell office:value-type="float" office:value="257.6829833" calcext:value-type="float">
            <text:p>257.6829833</text:p>
          </table:table-cell>
          <table:table-cell office:value-type="float" office:value="-22.0046545" calcext:value-type="float">
            <text:p>-22.0046545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443359375" calcext:value-type="float">
            <text:p>0.443359375</text:p>
          </table:table-cell>
          <table:table-cell office:value-type="float" office:value="0.192424242424242" calcext:value-type="float">
            <text:p>0.19242424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30/WISE+(AllWISE)--w2</text:p>
          </table:table-cell>
          <table:table-cell office:value-type="float" office:value="30" calcext:value-type="float">
            <text:p>30</text:p>
          </table:table-cell>
          <table:table-cell office:value-type="float" office:value="257.6829833" calcext:value-type="float">
            <text:p>257.6829833</text:p>
          </table:table-cell>
          <table:table-cell office:value-type="float" office:value="-22.0046545" calcext:value-type="float">
            <text:p>-22.0046545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57421875" calcext:value-type="float">
            <text:p>0.357421875</text:p>
          </table:table-cell>
          <table:table-cell office:value-type="float" office:value="0.124242424242424" calcext:value-type="float">
            <text:p>0.1242424242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0/WISE+(AllWISE)--w1</text:p>
          </table:table-cell>
          <table:table-cell office:value-type="float" office:value="30" calcext:value-type="float">
            <text:p>30</text:p>
          </table:table-cell>
          <table:table-cell office:value-type="float" office:value="257.6829833" calcext:value-type="float">
            <text:p>257.6829833</text:p>
          </table:table-cell>
          <table:table-cell office:value-type="float" office:value="-22.0046545" calcext:value-type="float">
            <text:p>-22.0046545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984375" calcext:value-type="float">
            <text:p>0.333984375</text:p>
          </table:table-cell>
          <table:table-cell office:value-type="float" office:value="0.124747474747475" calcext:value-type="float">
            <text:p>0.1247474747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0/2MASS--K</text:p>
          </table:table-cell>
          <table:table-cell office:value-type="float" office:value="30" calcext:value-type="float">
            <text:p>30</text:p>
          </table:table-cell>
          <table:table-cell office:value-type="float" office:value="257.6829833" calcext:value-type="float">
            <text:p>257.6829833</text:p>
          </table:table-cell>
          <table:table-cell office:value-type="float" office:value="-22.0046545" calcext:value-type="float">
            <text:p>-22.0046545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291015625" calcext:value-type="float">
            <text:p>0.291015625</text:p>
          </table:table-cell>
          <table:table-cell office:value-type="float" office:value="0.0131685030905671" calcext:value-type="float">
            <text:p>0.0131685031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0/2MASS--J</text:p>
          </table:table-cell>
          <table:table-cell office:value-type="float" office:value="30" calcext:value-type="float">
            <text:p>30</text:p>
          </table:table-cell>
          <table:table-cell office:value-type="float" office:value="257.6829833" calcext:value-type="float">
            <text:p>257.6829833</text:p>
          </table:table-cell>
          <table:table-cell office:value-type="float" office:value="-22.0046545" calcext:value-type="float">
            <text:p>-22.0046545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10546875" calcext:value-type="float">
            <text:p>0.310546875</text:p>
          </table:table-cell>
          <table:table-cell office:value-type="float" office:value="0.014512227895727" calcext:value-type="float">
            <text:p>0.0145122279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0/2MASS--H</text:p>
          </table:table-cell>
          <table:table-cell office:value-type="float" office:value="30" calcext:value-type="float">
            <text:p>30</text:p>
          </table:table-cell>
          <table:table-cell office:value-type="float" office:value="257.6829833" calcext:value-type="float">
            <text:p>257.6829833</text:p>
          </table:table-cell>
          <table:table-cell office:value-type="float" office:value="-22.0046545" calcext:value-type="float">
            <text:p>-22.0046545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298828125" calcext:value-type="float">
            <text:p>0.298828125</text:p>
          </table:table-cell>
          <table:table-cell office:value-type="float" office:value="0.013705993012631" calcext:value-type="float">
            <text:p>0.013705993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0/DSS--DSS2+Red</text:p>
          </table:table-cell>
          <table:table-cell office:value-type="float" office:value="30" calcext:value-type="float">
            <text:p>30</text:p>
          </table:table-cell>
          <table:table-cell office:value-type="float" office:value="257.6829833" calcext:value-type="float">
            <text:p>257.6829833</text:p>
          </table:table-cell>
          <table:table-cell office:value-type="float" office:value="-22.0046545" calcext:value-type="float">
            <text:p>-22.0046545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53515625" calcext:value-type="float">
            <text:p>0.353515625</text:p>
          </table:table-cell>
          <table:table-cell office:value-type="float" office:value="0.0641242937853107" calcext:value-type="float">
            <text:p>0.0641242938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0/DSS--DSS2+IR</text:p>
          </table:table-cell>
          <table:table-cell office:value-type="float" office:value="30" calcext:value-type="float">
            <text:p>30</text:p>
          </table:table-cell>
          <table:table-cell office:value-type="float" office:value="257.6829833" calcext:value-type="float">
            <text:p>257.6829833</text:p>
          </table:table-cell>
          <table:table-cell office:value-type="float" office:value="-22.0046545" calcext:value-type="float">
            <text:p>-22.0046545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61328125" calcext:value-type="float">
            <text:p>0.361328125</text:p>
          </table:table-cell>
          <table:table-cell office:value-type="float" office:value="0.0875706214689266" calcext:value-type="float">
            <text:p>0.0875706215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0/DSS--DSS1+Red</text:p>
          </table:table-cell>
          <table:table-cell office:value-type="float" office:value="30" calcext:value-type="float">
            <text:p>30</text:p>
          </table:table-cell>
          <table:table-cell office:value-type="float" office:value="257.6829833" calcext:value-type="float">
            <text:p>257.6829833</text:p>
          </table:table-cell>
          <table:table-cell office:value-type="float" office:value="-22.0046545" calcext:value-type="float">
            <text:p>-22.0046545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1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1)</text:p>
          </table:table-cell>
          <table:table-cell office:value-type="float" office:value="11" calcext:value-type="float">
            <text:p>11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.0638297872340425" calcext:value-type="float">
            <text:p>0.0638297872</text:p>
          </table:table-cell>
          <table:table-cell office:value-type="float" office:value="0.478515625" calcext:value-type="float">
            <text:p>0.478515625</text:p>
          </table:table-cell>
          <table:table-cell office:value-type="float" office:value="0.215536723163842" calcext:value-type="float">
            <text:p>0.2155367232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1/WISE+(AllWISE)--w4</text:p>
          </table:table-cell>
          <table:table-cell office:value-type="float" office:value="31" calcext:value-type="float">
            <text:p>31</text:p>
          </table:table-cell>
          <table:table-cell office:value-type="float" office:value="91.7199961" calcext:value-type="float">
            <text:p>91.7199961</text:p>
          </table:table-cell>
          <table:table-cell office:value-type="float" office:value="-31.5150292" calcext:value-type="float">
            <text:p>-31.5150292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662109375" calcext:value-type="float">
            <text:p>0.662109375</text:p>
          </table:table-cell>
          <table:table-cell office:value-type="float" office:value="0.335308641975309" calcext:value-type="float">
            <text:p>0.3353086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31/WISE+(AllWISE)--w3</text:p>
          </table:table-cell>
          <table:table-cell office:value-type="float" office:value="31" calcext:value-type="float">
            <text:p>31</text:p>
          </table:table-cell>
          <table:table-cell office:value-type="float" office:value="91.7199961" calcext:value-type="float">
            <text:p>91.7199961</text:p>
          </table:table-cell>
          <table:table-cell office:value-type="float" office:value="-31.5150292" calcext:value-type="float">
            <text:p>-31.5150292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11" calcext:value-type="float">
            <text:p>11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.248717948717949" calcext:value-type="float">
            <text:p>0.2487179487</text:p>
          </table:table-cell>
          <table:table-cell office:value-type="float" office:value="0.408203125" calcext:value-type="float">
            <text:p>0.408203125</text:p>
          </table:table-cell>
          <table:table-cell office:value-type="float" office:value="0.192592592592593" calcext:value-type="float">
            <text:p>0.192592592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1/WISE+(AllWISE)--w2</text:p>
          </table:table-cell>
          <table:table-cell office:value-type="float" office:value="31" calcext:value-type="float">
            <text:p>31</text:p>
          </table:table-cell>
          <table:table-cell office:value-type="float" office:value="91.7199961" calcext:value-type="float">
            <text:p>91.7199961</text:p>
          </table:table-cell>
          <table:table-cell office:value-type="float" office:value="-31.5150292" calcext:value-type="float">
            <text:p>-31.5150292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8" calcext:value-type="float">
            <text:p>8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41796875" calcext:value-type="float">
            <text:p>0.341796875</text:p>
          </table:table-cell>
          <table:table-cell office:value-type="float" office:value="0.111604938271605" calcext:value-type="float">
            <text:p>0.1116049383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1/WISE+(AllWISE)--w1</text:p>
          </table:table-cell>
          <table:table-cell office:value-type="float" office:value="31" calcext:value-type="float">
            <text:p>31</text:p>
          </table:table-cell>
          <table:table-cell office:value-type="float" office:value="91.7199961" calcext:value-type="float">
            <text:p>91.7199961</text:p>
          </table:table-cell>
          <table:table-cell office:value-type="float" office:value="-31.5150292" calcext:value-type="float">
            <text:p>-31.5150292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7" calcext:value-type="float">
            <text:p>7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30078125" calcext:value-type="float">
            <text:p>0.330078125</text:p>
          </table:table-cell>
          <table:table-cell office:value-type="float" office:value="0.108148148148148" calcext:value-type="float">
            <text:p>0.1081481481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1/2MASS--K</text:p>
          </table:table-cell>
          <table:table-cell office:value-type="float" office:value="31" calcext:value-type="float">
            <text:p>31</text:p>
          </table:table-cell>
          <table:table-cell office:value-type="float" office:value="91.7199961" calcext:value-type="float">
            <text:p>91.7199961</text:p>
          </table:table-cell>
          <table:table-cell office:value-type="float" office:value="-31.5150292" calcext:value-type="float">
            <text:p>-31.5150292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29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18359375" calcext:value-type="float">
            <text:p>0.318359375</text:p>
          </table:table-cell>
          <table:table-cell office:value-type="float" office:value="0.0118247782854072" calcext:value-type="float">
            <text:p>0.0118247783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1/2MASS--J</text:p>
          </table:table-cell>
          <table:table-cell office:value-type="float" office:value="31" calcext:value-type="float">
            <text:p>31</text:p>
          </table:table-cell>
          <table:table-cell office:value-type="float" office:value="91.7199961" calcext:value-type="float">
            <text:p>91.7199961</text:p>
          </table:table-cell>
          <table:table-cell office:value-type="float" office:value="-31.5150292" calcext:value-type="float">
            <text:p>-31.5150292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29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14453125" calcext:value-type="float">
            <text:p>0.314453125</text:p>
          </table:table-cell>
          <table:table-cell office:value-type="float" office:value="0.0131685030905671" calcext:value-type="float">
            <text:p>0.0131685031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1/2MASS--H</text:p>
          </table:table-cell>
          <table:table-cell office:value-type="float" office:value="31" calcext:value-type="float">
            <text:p>31</text:p>
          </table:table-cell>
          <table:table-cell office:value-type="float" office:value="91.7199961" calcext:value-type="float">
            <text:p>91.7199961</text:p>
          </table:table-cell>
          <table:table-cell office:value-type="float" office:value="-31.5150292" calcext:value-type="float">
            <text:p>-31.5150292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30)</text:p>
          </table:table-cell>
          <table:table-cell office:value-type="float" office:value="4" calcext:value-type="float">
            <text:p>4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26171875" calcext:value-type="float">
            <text:p>0.326171875</text:p>
          </table:table-cell>
          <table:table-cell office:value-type="float" office:value="0.0118247782854072" calcext:value-type="float">
            <text:p>0.0118247783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1/DSS--DSS2+Red</text:p>
          </table:table-cell>
          <table:table-cell office:value-type="float" office:value="31" calcext:value-type="float">
            <text:p>31</text:p>
          </table:table-cell>
          <table:table-cell office:value-type="float" office:value="91.7199961" calcext:value-type="float">
            <text:p>91.7199961</text:p>
          </table:table-cell>
          <table:table-cell office:value-type="float" office:value="-31.5150292" calcext:value-type="float">
            <text:p>-31.5150292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30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0724299065420561" calcext:value-type="float">
            <text:p>0.0724299065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126553672316384" calcext:value-type="float">
            <text:p>0.1265536723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1/DSS--DSS2+IR</text:p>
          </table:table-cell>
          <table:table-cell office:value-type="float" office:value="31" calcext:value-type="float">
            <text:p>31</text:p>
          </table:table-cell>
          <table:table-cell office:value-type="float" office:value="91.7199961" calcext:value-type="float">
            <text:p>91.7199961</text:p>
          </table:table-cell>
          <table:table-cell office:value-type="float" office:value="-31.5150292" calcext:value-type="float">
            <text:p>-31.5150292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16015625" calcext:value-type="float">
            <text:p>0.416015625</text:p>
          </table:table-cell>
          <table:table-cell office:value-type="float" office:value="0.068361581920904" calcext:value-type="float">
            <text:p>0.0683615819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1/DSS--DSS2+Blue</text:p>
          </table:table-cell>
          <table:table-cell office:value-type="float" office:value="31" calcext:value-type="float">
            <text:p>31</text:p>
          </table:table-cell>
          <table:table-cell office:value-type="float" office:value="91.7199961" calcext:value-type="float">
            <text:p>91.7199961</text:p>
          </table:table-cell>
          <table:table-cell office:value-type="float" office:value="-31.5150292" calcext:value-type="float">
            <text:p>-31.5150292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8, 17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82421875" calcext:value-type="float">
            <text:p>0.482421875</text:p>
          </table:table-cell>
          <table:table-cell office:value-type="float" office:value="0.14530612244898" calcext:value-type="float">
            <text:p>0.145306122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1/DSS--DSS1+Red</text:p>
          </table:table-cell>
          <table:table-cell office:value-type="float" office:value="31" calcext:value-type="float">
            <text:p>31</text:p>
          </table:table-cell>
          <table:table-cell office:value-type="float" office:value="91.7199961" calcext:value-type="float">
            <text:p>91.7199961</text:p>
          </table:table-cell>
          <table:table-cell office:value-type="float" office:value="-31.5150292" calcext:value-type="float">
            <text:p>-31.5150292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1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29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70703125" calcext:value-type="float">
            <text:p>0.470703125</text:p>
          </table:table-cell>
          <table:table-cell office:value-type="float" office:value="0.102824858757062" calcext:value-type="float">
            <text:p>0.1028248588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1/DSS--DSS1+Blue</text:p>
          </table:table-cell>
          <table:table-cell office:value-type="float" office:value="31" calcext:value-type="float">
            <text:p>31</text:p>
          </table:table-cell>
          <table:table-cell office:value-type="float" office:value="91.7199961" calcext:value-type="float">
            <text:p>91.7199961</text:p>
          </table:table-cell>
          <table:table-cell office:value-type="float" office:value="-31.5150292" calcext:value-type="float">
            <text:p>-31.5150292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1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30)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2890625" calcext:value-type="float">
            <text:p>0.462890625</text:p>
          </table:table-cell>
          <table:table-cell office:value-type="float" office:value="0.0918079096045198" calcext:value-type="float">
            <text:p>0.091807909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2/WISE+(AllWISE)--w4</text:p>
          </table:table-cell>
          <table:table-cell office:value-type="float" office:value="32" calcext:value-type="float">
            <text:p>32</text:p>
          </table:table-cell>
          <table:table-cell office:value-type="float" office:value="278.7689992" calcext:value-type="float">
            <text:p>278.7689992</text:p>
          </table:table-cell>
          <table:table-cell office:value-type="float" office:value="-66.1757214" calcext:value-type="float">
            <text:p>-66.1757214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626953125" calcext:value-type="float">
            <text:p>0.626953125</text:p>
          </table:table-cell>
          <table:table-cell office:value-type="float" office:value="0.528409090909091" calcext:value-type="float">
            <text:p>0.52840909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32/WISE+(AllWISE)--w3</text:p>
          </table:table-cell>
          <table:table-cell office:value-type="float" office:value="32" calcext:value-type="float">
            <text:p>32</text:p>
          </table:table-cell>
          <table:table-cell office:value-type="float" office:value="278.7689992" calcext:value-type="float">
            <text:p>278.7689992</text:p>
          </table:table-cell>
          <table:table-cell office:value-type="float" office:value="-66.1757214" calcext:value-type="float">
            <text:p>-66.1757214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462890625" calcext:value-type="float">
            <text:p>0.462890625</text:p>
          </table:table-cell>
          <table:table-cell office:value-type="float" office:value="0.189049586776859" calcext:value-type="float">
            <text:p>0.18904958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32/WISE+(AllWISE)--w2</text:p>
          </table:table-cell>
          <table:table-cell office:value-type="float" office:value="32" calcext:value-type="float">
            <text:p>32</text:p>
          </table:table-cell>
          <table:table-cell office:value-type="float" office:value="278.7689992" calcext:value-type="float">
            <text:p>278.7689992</text:p>
          </table:table-cell>
          <table:table-cell office:value-type="float" office:value="-66.1757214" calcext:value-type="float">
            <text:p>-66.1757214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45703125" calcext:value-type="float">
            <text:p>0.345703125</text:p>
          </table:table-cell>
          <table:table-cell office:value-type="float" office:value="0.115702479338843" calcext:value-type="float">
            <text:p>0.1157024793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2/WISE+(AllWISE)--w1</text:p>
          </table:table-cell>
          <table:table-cell office:value-type="float" office:value="32" calcext:value-type="float">
            <text:p>32</text:p>
          </table:table-cell>
          <table:table-cell office:value-type="float" office:value="278.7689992" calcext:value-type="float">
            <text:p>278.7689992</text:p>
          </table:table-cell>
          <table:table-cell office:value-type="float" office:value="-66.1757214" calcext:value-type="float">
            <text:p>-66.1757214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984375" calcext:value-type="float">
            <text:p>0.333984375</text:p>
          </table:table-cell>
          <table:table-cell office:value-type="float" office:value="0.100206611570248" calcext:value-type="float">
            <text:p>0.100206611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2/2MASS--K</text:p>
          </table:table-cell>
          <table:table-cell office:value-type="float" office:value="32" calcext:value-type="float">
            <text:p>32</text:p>
          </table:table-cell>
          <table:table-cell office:value-type="float" office:value="278.7689992" calcext:value-type="float">
            <text:p>278.7689992</text:p>
          </table:table-cell>
          <table:table-cell office:value-type="float" office:value="-66.1757214" calcext:value-type="float">
            <text:p>-66.1757214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29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33984375" calcext:value-type="float">
            <text:p>0.333984375</text:p>
          </table:table-cell>
          <table:table-cell office:value-type="float" office:value="0.0104810534802472" calcext:value-type="float">
            <text:p>0.0104810535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2/2MASS--J</text:p>
          </table:table-cell>
          <table:table-cell office:value-type="float" office:value="32" calcext:value-type="float">
            <text:p>32</text:p>
          </table:table-cell>
          <table:table-cell office:value-type="float" office:value="278.7689992" calcext:value-type="float">
            <text:p>278.7689992</text:p>
          </table:table-cell>
          <table:table-cell office:value-type="float" office:value="-66.1757214" calcext:value-type="float">
            <text:p>-66.1757214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29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298828125" calcext:value-type="float">
            <text:p>0.298828125</text:p>
          </table:table-cell>
          <table:table-cell office:value-type="float" office:value="0.0120935232464391" calcext:value-type="float">
            <text:p>0.0120935232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2/2MASS--H</text:p>
          </table:table-cell>
          <table:table-cell office:value-type="float" office:value="32" calcext:value-type="float">
            <text:p>32</text:p>
          </table:table-cell>
          <table:table-cell office:value-type="float" office:value="278.7689992" calcext:value-type="float">
            <text:p>278.7689992</text:p>
          </table:table-cell>
          <table:table-cell office:value-type="float" office:value="-66.1757214" calcext:value-type="float">
            <text:p>-66.1757214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29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33984375" calcext:value-type="float">
            <text:p>0.333984375</text:p>
          </table:table-cell>
          <table:table-cell office:value-type="float" office:value="0.00994356355818329" calcext:value-type="float">
            <text:p>0.009943563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2/DSS--DSS2+Red</text:p>
          </table:table-cell>
          <table:table-cell office:value-type="float" office:value="32" calcext:value-type="float">
            <text:p>32</text:p>
          </table:table-cell>
          <table:table-cell office:value-type="float" office:value="278.7689992" calcext:value-type="float">
            <text:p>278.7689992</text:p>
          </table:table-cell>
          <table:table-cell office:value-type="float" office:value="-66.1757214" calcext:value-type="float">
            <text:p>-66.1757214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1)</text:p>
          </table:table-cell>
          <table:table-cell office:value-type="float" office:value="9" calcext:value-type="float">
            <text:p>9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10546875" calcext:value-type="float">
            <text:p>0.310546875</text:p>
          </table:table-cell>
          <table:table-cell office:value-type="float" office:value="0.108757062146893" calcext:value-type="float">
            <text:p>0.1087570621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2/DSS--DSS2+IR</text:p>
          </table:table-cell>
          <table:table-cell office:value-type="float" office:value="32" calcext:value-type="float">
            <text:p>32</text:p>
          </table:table-cell>
          <table:table-cell office:value-type="float" office:value="278.7689992" calcext:value-type="float">
            <text:p>278.7689992</text:p>
          </table:table-cell>
          <table:table-cell office:value-type="float" office:value="-66.1757214" calcext:value-type="float">
            <text:p>-66.1757214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04296875" calcext:value-type="float">
            <text:p>0.404296875</text:p>
          </table:table-cell>
          <table:table-cell office:value-type="float" office:value="0.0559322033898305" calcext:value-type="float">
            <text:p>0.055932203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2/DSS--DSS2+Blue</text:p>
          </table:table-cell>
          <table:table-cell office:value-type="float" office:value="32" calcext:value-type="float">
            <text:p>32</text:p>
          </table:table-cell>
          <table:table-cell office:value-type="float" office:value="278.7689992" calcext:value-type="float">
            <text:p>278.7689992</text:p>
          </table:table-cell>
          <table:table-cell office:value-type="float" office:value="-66.1757214" calcext:value-type="float">
            <text:p>-66.1757214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7, 18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218446601941748" calcext:value-type="float">
            <text:p>0.2184466019</text:p>
          </table:table-cell>
          <table:table-cell office:value-type="float" office:value="0.517578125" calcext:value-type="float">
            <text:p>0.517578125</text:p>
          </table:table-cell>
          <table:table-cell office:value-type="float" office:value="0.23265306122449" calcext:value-type="float">
            <text:p>0.2326530612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3/WISE+(AllWISE)--w4</text:p>
          </table:table-cell>
          <table:table-cell office:value-type="float" office:value="33" calcext:value-type="float">
            <text:p>33</text:p>
          </table:table-cell>
          <table:table-cell office:value-type="float" office:value="23.385595" calcext:value-type="float">
            <text:p>23.385595</text:p>
          </table:table-cell>
          <table:table-cell office:value-type="float" office:value="-47.995495" calcext:value-type="float">
            <text:p>-47.995495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591796875" calcext:value-type="float">
            <text:p>0.591796875</text:p>
          </table:table-cell>
          <table:table-cell office:value-type="float" office:value="0.407070707070707" calcext:value-type="float">
            <text:p>0.4070707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33/WISE+(AllWISE)--w3</text:p>
          </table:table-cell>
          <table:table-cell office:value-type="float" office:value="33" calcext:value-type="float">
            <text:p>33</text:p>
          </table:table-cell>
          <table:table-cell office:value-type="float" office:value="23.385595" calcext:value-type="float">
            <text:p>23.385595</text:p>
          </table:table-cell>
          <table:table-cell office:value-type="float" office:value="-47.995495" calcext:value-type="float">
            <text:p>-47.995495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11" calcext:value-type="float">
            <text:p>11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.26010101010101" calcext:value-type="float">
            <text:p>0.2601010101</text:p>
          </table:table-cell>
          <table:table-cell office:value-type="float" office:value="0.373046875" calcext:value-type="float">
            <text:p>0.373046875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3/WISE+(AllWISE)--w2</text:p>
          </table:table-cell>
          <table:table-cell office:value-type="float" office:value="33" calcext:value-type="float">
            <text:p>33</text:p>
          </table:table-cell>
          <table:table-cell office:value-type="float" office:value="23.385595" calcext:value-type="float">
            <text:p>23.385595</text:p>
          </table:table-cell>
          <table:table-cell office:value-type="float" office:value="-47.995495" calcext:value-type="float">
            <text:p>-47.995495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8" calcext:value-type="float">
            <text:p>8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45703125" calcext:value-type="float">
            <text:p>0.345703125</text:p>
          </table:table-cell>
          <table:table-cell office:value-type="float" office:value="0.132828282828283" calcext:value-type="float">
            <text:p>0.1328282828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3/WISE+(AllWISE)--w1</text:p>
          </table:table-cell>
          <table:table-cell office:value-type="float" office:value="33" calcext:value-type="float">
            <text:p>33</text:p>
          </table:table-cell>
          <table:table-cell office:value-type="float" office:value="23.385595" calcext:value-type="float">
            <text:p>23.385595</text:p>
          </table:table-cell>
          <table:table-cell office:value-type="float" office:value="-47.995495" calcext:value-type="float">
            <text:p>-47.995495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9" calcext:value-type="float">
            <text:p>9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.153179190751445" calcext:value-type="float">
            <text:p>0.1531791908</text:p>
          </table:table-cell>
          <table:table-cell office:value-type="float" office:value="0.357421875" calcext:value-type="float">
            <text:p>0.357421875</text:p>
          </table:table-cell>
          <table:table-cell office:value-type="float" office:value="0.174747474747475" calcext:value-type="float">
            <text:p>0.1747474747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3/2MASS--K</text:p>
          </table:table-cell>
          <table:table-cell office:value-type="float" office:value="33" calcext:value-type="float">
            <text:p>33</text:p>
          </table:table-cell>
          <table:table-cell office:value-type="float" office:value="23.385595" calcext:value-type="float">
            <text:p>23.385595</text:p>
          </table:table-cell>
          <table:table-cell office:value-type="float" office:value="-47.995495" calcext:value-type="float">
            <text:p>-47.995495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1, 30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41796875" calcext:value-type="float">
            <text:p>0.341796875</text:p>
          </table:table-cell>
          <table:table-cell office:value-type="float" office:value="0.0171996775060468" calcext:value-type="float">
            <text:p>0.0171996775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3/2MASS--J</text:p>
          </table:table-cell>
          <table:table-cell office:value-type="float" office:value="33" calcext:value-type="float">
            <text:p>33</text:p>
          </table:table-cell>
          <table:table-cell office:value-type="float" office:value="23.385595" calcext:value-type="float">
            <text:p>23.385595</text:p>
          </table:table-cell>
          <table:table-cell office:value-type="float" office:value="-47.995495" calcext:value-type="float">
            <text:p>-47.995495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1, 30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57421875" calcext:value-type="float">
            <text:p>0.357421875</text:p>
          </table:table-cell>
          <table:table-cell office:value-type="float" office:value="0.0185434023112067" calcext:value-type="float">
            <text:p>0.0185434023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3/2MASS--H</text:p>
          </table:table-cell>
          <table:table-cell office:value-type="float" office:value="33" calcext:value-type="float">
            <text:p>33</text:p>
          </table:table-cell>
          <table:table-cell office:value-type="float" office:value="23.385595" calcext:value-type="float">
            <text:p>23.385595</text:p>
          </table:table-cell>
          <table:table-cell office:value-type="float" office:value="-47.995495" calcext:value-type="float">
            <text:p>-47.995495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1, 30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14453125" calcext:value-type="float">
            <text:p>0.314453125</text:p>
          </table:table-cell>
          <table:table-cell office:value-type="float" office:value="0.0196183821553346" calcext:value-type="float">
            <text:p>0.0196183822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3/DSS--DSS2+Red</text:p>
          </table:table-cell>
          <table:table-cell office:value-type="float" office:value="33" calcext:value-type="float">
            <text:p>33</text:p>
          </table:table-cell>
          <table:table-cell office:value-type="float" office:value="23.385595" calcext:value-type="float">
            <text:p>23.385595</text:p>
          </table:table-cell>
          <table:table-cell office:value-type="float" office:value="-47.995495" calcext:value-type="float">
            <text:p>-47.995495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1, 31)</text:p>
          </table:table-cell>
          <table:table-cell office:value-type="float" office:value="11" calcext:value-type="float">
            <text:p>11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.109090909090909" calcext:value-type="float">
            <text:p>0.1090909091</text:p>
          </table:table-cell>
          <table:table-cell office:value-type="float" office:value="0.419921875" calcext:value-type="float">
            <text:p>0.419921875</text:p>
          </table:table-cell>
          <table:table-cell office:value-type="float" office:value="0.149152542372881" calcext:value-type="float">
            <text:p>0.149152542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3/DSS--DSS2+IR</text:p>
          </table:table-cell>
          <table:table-cell office:value-type="float" office:value="33" calcext:value-type="float">
            <text:p>33</text:p>
          </table:table-cell>
          <table:table-cell office:value-type="float" office:value="23.385595" calcext:value-type="float">
            <text:p>23.385595</text:p>
          </table:table-cell>
          <table:table-cell office:value-type="float" office:value="-47.995495" calcext:value-type="float">
            <text:p>-47.995495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1, 30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88671875" calcext:value-type="float">
            <text:p>0.388671875</text:p>
          </table:table-cell>
          <table:table-cell office:value-type="float" office:value="0.0686440677966102" calcext:value-type="float">
            <text:p>0.0686440678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3/DSS--DSS2+Blue</text:p>
          </table:table-cell>
          <table:table-cell office:value-type="float" office:value="33" calcext:value-type="float">
            <text:p>33</text:p>
          </table:table-cell>
          <table:table-cell office:value-type="float" office:value="23.385595" calcext:value-type="float">
            <text:p>23.385595</text:p>
          </table:table-cell>
          <table:table-cell office:value-type="float" office:value="-47.995495" calcext:value-type="float">
            <text:p>-47.995495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8, 17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58984375" calcext:value-type="float">
            <text:p>0.458984375</text:p>
          </table:table-cell>
          <table:table-cell office:value-type="float" office:value="0.130612244897959" calcext:value-type="float">
            <text:p>0.1306122449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4/WISE+(AllWISE)--w4</text:p>
          </table:table-cell>
          <table:table-cell office:value-type="float" office:value="34" calcext:value-type="float">
            <text:p>34</text:p>
          </table:table-cell>
          <table:table-cell office:value-type="float" office:value="46.7635727" calcext:value-type="float">
            <text:p>46.7635727</text:p>
          </table:table-cell>
          <table:table-cell office:value-type="float" office:value="-65.4491314" calcext:value-type="float">
            <text:p>-65.4491314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486328125" calcext:value-type="float">
            <text:p>0.486328125</text:p>
          </table:table-cell>
          <table:table-cell office:value-type="float" office:value="0.481975308641975" calcext:value-type="float">
            <text:p>0.48197530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34/WISE+(AllWISE)--w3</text:p>
          </table:table-cell>
          <table:table-cell office:value-type="float" office:value="34" calcext:value-type="float">
            <text:p>34</text:p>
          </table:table-cell>
          <table:table-cell office:value-type="float" office:value="46.7635727" calcext:value-type="float">
            <text:p>46.7635727</text:p>
          </table:table-cell>
          <table:table-cell office:value-type="float" office:value="-65.4491314" calcext:value-type="float">
            <text:p>-65.4491314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11" calcext:value-type="float">
            <text:p>11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.318604651162791" calcext:value-type="float">
            <text:p>0.3186046512</text:p>
          </table:table-cell>
          <table:table-cell office:value-type="float" office:value="0.373046875" calcext:value-type="float">
            <text:p>0.373046875</text:p>
          </table:table-cell>
          <table:table-cell office:value-type="float" office:value="0.212345679012346" calcext:value-type="float">
            <text:p>0.212345679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4/WISE+(AllWISE)--w2</text:p>
          </table:table-cell>
          <table:table-cell office:value-type="float" office:value="34" calcext:value-type="float">
            <text:p>34</text:p>
          </table:table-cell>
          <table:table-cell office:value-type="float" office:value="46.7635727" calcext:value-type="float">
            <text:p>46.7635727</text:p>
          </table:table-cell>
          <table:table-cell office:value-type="float" office:value="-65.4491314" calcext:value-type="float">
            <text:p>-65.4491314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8" calcext:value-type="float">
            <text:p>8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49609375" calcext:value-type="float">
            <text:p>0.349609375</text:p>
          </table:table-cell>
          <table:table-cell office:value-type="float" office:value="0.120493827160494" calcext:value-type="float">
            <text:p>0.1204938272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4/WISE+(AllWISE)--w1</text:p>
          </table:table-cell>
          <table:table-cell office:value-type="float" office:value="34" calcext:value-type="float">
            <text:p>34</text:p>
          </table:table-cell>
          <table:table-cell office:value-type="float" office:value="46.7635727" calcext:value-type="float">
            <text:p>46.7635727</text:p>
          </table:table-cell>
          <table:table-cell office:value-type="float" office:value="-65.4491314" calcext:value-type="float">
            <text:p>-65.4491314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8" calcext:value-type="float">
            <text:p>8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.0205479452054794" calcext:value-type="float">
            <text:p>0.0205479452</text:p>
          </table:table-cell>
          <table:table-cell office:value-type="float" office:value="0.353515625" calcext:value-type="float">
            <text:p>0.353515625</text:p>
          </table:table-cell>
          <table:table-cell office:value-type="float" office:value="0.144197530864198" calcext:value-type="float">
            <text:p>0.1441975309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4/2MASS--K</text:p>
          </table:table-cell>
          <table:table-cell office:value-type="float" office:value="34" calcext:value-type="float">
            <text:p>34</text:p>
          </table:table-cell>
          <table:table-cell office:value-type="float" office:value="46.7635727" calcext:value-type="float">
            <text:p>46.7635727</text:p>
          </table:table-cell>
          <table:table-cell office:value-type="float" office:value="-65.4491314" calcext:value-type="float">
            <text:p>-65.4491314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345703125" calcext:value-type="float">
            <text:p>0.345703125</text:p>
          </table:table-cell>
          <table:table-cell office:value-type="float" office:value="0.013974737973663" calcext:value-type="float">
            <text:p>0.013974738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4/2MASS--J</text:p>
          </table:table-cell>
          <table:table-cell office:value-type="float" office:value="34" calcext:value-type="float">
            <text:p>34</text:p>
          </table:table-cell>
          <table:table-cell office:value-type="float" office:value="46.7635727" calcext:value-type="float">
            <text:p>46.7635727</text:p>
          </table:table-cell>
          <table:table-cell office:value-type="float" office:value="-65.4491314" calcext:value-type="float">
            <text:p>-65.4491314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337890625" calcext:value-type="float">
            <text:p>0.337890625</text:p>
          </table:table-cell>
          <table:table-cell office:value-type="float" office:value="0.0153184627788229" calcext:value-type="float">
            <text:p>0.0153184628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4/2MASS--H</text:p>
          </table:table-cell>
          <table:table-cell office:value-type="float" office:value="34" calcext:value-type="float">
            <text:p>34</text:p>
          </table:table-cell>
          <table:table-cell office:value-type="float" office:value="46.7635727" calcext:value-type="float">
            <text:p>46.7635727</text:p>
          </table:table-cell>
          <table:table-cell office:value-type="float" office:value="-65.4491314" calcext:value-type="float">
            <text:p>-65.4491314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26171875" calcext:value-type="float">
            <text:p>0.326171875</text:p>
          </table:table-cell>
          <table:table-cell office:value-type="float" office:value="0.0147809728567589" calcext:value-type="float">
            <text:p>0.0147809729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4/DSS--DSS2+Red</text:p>
          </table:table-cell>
          <table:table-cell office:value-type="float" office:value="34" calcext:value-type="float">
            <text:p>34</text:p>
          </table:table-cell>
          <table:table-cell office:value-type="float" office:value="46.7635727" calcext:value-type="float">
            <text:p>46.7635727</text:p>
          </table:table-cell>
          <table:table-cell office:value-type="float" office:value="-65.4491314" calcext:value-type="float">
            <text:p>-65.4491314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30)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184873949579832" calcext:value-type="float">
            <text:p>0.1848739496</text:p>
          </table:table-cell>
          <table:table-cell office:value-type="float" office:value="0.439453125" calcext:value-type="float">
            <text:p>0.439453125</text:p>
          </table:table-cell>
          <table:table-cell office:value-type="float" office:value="0.16864406779661" calcext:value-type="float">
            <text:p>0.1686440678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4/DSS--DSS2+IR</text:p>
          </table:table-cell>
          <table:table-cell office:value-type="float" office:value="34" calcext:value-type="float">
            <text:p>34</text:p>
          </table:table-cell>
          <table:table-cell office:value-type="float" office:value="46.7635727" calcext:value-type="float">
            <text:p>46.7635727</text:p>
          </table:table-cell>
          <table:table-cell office:value-type="float" office:value="-65.4491314" calcext:value-type="float">
            <text:p>-65.4491314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65234375" calcext:value-type="float">
            <text:p>0.365234375</text:p>
          </table:table-cell>
          <table:table-cell office:value-type="float" office:value="0.0686440677966102" calcext:value-type="float">
            <text:p>0.0686440678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4/DSS--DSS2+Blue</text:p>
          </table:table-cell>
          <table:table-cell office:value-type="float" office:value="34" calcext:value-type="float">
            <text:p>34</text:p>
          </table:table-cell>
          <table:table-cell office:value-type="float" office:value="46.7635727" calcext:value-type="float">
            <text:p>46.7635727</text:p>
          </table:table-cell>
          <table:table-cell office:value-type="float" office:value="-65.4491314" calcext:value-type="float">
            <text:p>-65.4491314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7, 17)</text:p>
          </table:table-cell>
          <table:table-cell office:value-type="float" office:value="5" calcext:value-type="float">
            <text:p>5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451171875" calcext:value-type="float">
            <text:p>0.451171875</text:p>
          </table:table-cell>
          <table:table-cell office:value-type="float" office:value="0.129795918367347" calcext:value-type="float">
            <text:p>0.129795918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5/WISE+(AllWISE)--w4</text:p>
          </table:table-cell>
          <table:table-cell office:value-type="float" office:value="35" calcext:value-type="float">
            <text:p>35</text:p>
          </table:table-cell>
          <table:table-cell office:value-type="float" office:value="131.6653824" calcext:value-type="float">
            <text:p>131.6653824</text:p>
          </table:table-cell>
          <table:table-cell office:value-type="float" office:value="-22.6957587" calcext:value-type="float">
            <text:p>-22.6957587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568359375" calcext:value-type="float">
            <text:p>0.568359375</text:p>
          </table:table-cell>
          <table:table-cell office:value-type="float" office:value="0.406913580246914" calcext:value-type="float">
            <text:p>0.40691358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35/WISE+(AllWISE)--w3</text:p>
          </table:table-cell>
          <table:table-cell office:value-type="float" office:value="35" calcext:value-type="float">
            <text:p>35</text:p>
          </table:table-cell>
          <table:table-cell office:value-type="float" office:value="131.6653824" calcext:value-type="float">
            <text:p>131.6653824</text:p>
          </table:table-cell>
          <table:table-cell office:value-type="float" office:value="-22.6957587" calcext:value-type="float">
            <text:p>-22.6957587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3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28361858190709" calcext:value-type="float">
            <text:p>0.2836185819</text:p>
          </table:table-cell>
          <table:table-cell office:value-type="float" office:value="0.380859375" calcext:value-type="float">
            <text:p>0.380859375</text:p>
          </table:table-cell>
          <table:table-cell office:value-type="float" office:value="0.201975308641975" calcext:value-type="float">
            <text:p>0.201975308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5/WISE+(AllWISE)--w2</text:p>
          </table:table-cell>
          <table:table-cell office:value-type="float" office:value="35" calcext:value-type="float">
            <text:p>35</text:p>
          </table:table-cell>
          <table:table-cell office:value-type="float" office:value="131.6653824" calcext:value-type="float">
            <text:p>131.6653824</text:p>
          </table:table-cell>
          <table:table-cell office:value-type="float" office:value="-22.6957587" calcext:value-type="float">
            <text:p>-22.6957587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8" calcext:value-type="float">
            <text:p>8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45703125" calcext:value-type="float">
            <text:p>0.345703125</text:p>
          </table:table-cell>
          <table:table-cell office:value-type="float" office:value="0.112592592592593" calcext:value-type="float">
            <text:p>0.112592592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5/WISE+(AllWISE)--w1</text:p>
          </table:table-cell>
          <table:table-cell office:value-type="float" office:value="35" calcext:value-type="float">
            <text:p>35</text:p>
          </table:table-cell>
          <table:table-cell office:value-type="float" office:value="131.6653824" calcext:value-type="float">
            <text:p>131.6653824</text:p>
          </table:table-cell>
          <table:table-cell office:value-type="float" office:value="-22.6957587" calcext:value-type="float">
            <text:p>-22.6957587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7" calcext:value-type="float">
            <text:p>7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33984375" calcext:value-type="float">
            <text:p>0.333984375</text:p>
          </table:table-cell>
          <table:table-cell office:value-type="float" office:value="0.10716049382716" calcext:value-type="float">
            <text:p>0.1071604938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5/2MASS--K</text:p>
          </table:table-cell>
          <table:table-cell office:value-type="float" office:value="35" calcext:value-type="float">
            <text:p>35</text:p>
          </table:table-cell>
          <table:table-cell office:value-type="float" office:value="131.6653824" calcext:value-type="float">
            <text:p>131.6653824</text:p>
          </table:table-cell>
          <table:table-cell office:value-type="float" office:value="-22.6957587" calcext:value-type="float">
            <text:p>-22.6957587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30)</text:p>
          </table:table-cell>
          <table:table-cell office:value-type="float" office:value="4" calcext:value-type="float">
            <text:p>4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33984375" calcext:value-type="float">
            <text:p>0.333984375</text:p>
          </table:table-cell>
          <table:table-cell office:value-type="float" office:value="0.00994356355818329" calcext:value-type="float">
            <text:p>0.009943563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5/2MASS--J</text:p>
          </table:table-cell>
          <table:table-cell office:value-type="float" office:value="35" calcext:value-type="float">
            <text:p>35</text:p>
          </table:table-cell>
          <table:table-cell office:value-type="float" office:value="131.6653824" calcext:value-type="float">
            <text:p>131.6653824</text:p>
          </table:table-cell>
          <table:table-cell office:value-type="float" office:value="-22.6957587" calcext:value-type="float">
            <text:p>-22.6957587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30)</text:p>
          </table:table-cell>
          <table:table-cell office:value-type="float" office:value="4" calcext:value-type="float">
            <text:p>4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10546875" calcext:value-type="float">
            <text:p>0.310546875</text:p>
          </table:table-cell>
          <table:table-cell office:value-type="float" office:value="0.0123622682074711" calcext:value-type="float">
            <text:p>0.0123622682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5/2MASS--H</text:p>
          </table:table-cell>
          <table:table-cell office:value-type="float" office:value="35" calcext:value-type="float">
            <text:p>35</text:p>
          </table:table-cell>
          <table:table-cell office:value-type="float" office:value="131.6653824" calcext:value-type="float">
            <text:p>131.6653824</text:p>
          </table:table-cell>
          <table:table-cell office:value-type="float" office:value="-22.6957587" calcext:value-type="float">
            <text:p>-22.6957587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30)</text:p>
          </table:table-cell>
          <table:table-cell office:value-type="float" office:value="4" calcext:value-type="float">
            <text:p>4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14453125" calcext:value-type="float">
            <text:p>0.314453125</text:p>
          </table:table-cell>
          <table:table-cell office:value-type="float" office:value="0.0102123085192153" calcext:value-type="float">
            <text:p>0.0102123085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5/DSS--DSS2+Red</text:p>
          </table:table-cell>
          <table:table-cell office:value-type="float" office:value="35" calcext:value-type="float">
            <text:p>35</text:p>
          </table:table-cell>
          <table:table-cell office:value-type="float" office:value="131.6653824" calcext:value-type="float">
            <text:p>131.6653824</text:p>
          </table:table-cell>
          <table:table-cell office:value-type="float" office:value="-22.6957587" calcext:value-type="float">
            <text:p>-22.6957587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298421807747489" calcext:value-type="float">
            <text:p>0.2984218077</text:p>
          </table:table-cell>
          <table:table-cell office:value-type="float" office:value="0.458984375" calcext:value-type="float">
            <text:p>0.458984375</text:p>
          </table:table-cell>
          <table:table-cell office:value-type="float" office:value="0.198587570621469" calcext:value-type="float">
            <text:p>0.198587570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5/DSS--DSS2+IR</text:p>
          </table:table-cell>
          <table:table-cell office:value-type="float" office:value="35" calcext:value-type="float">
            <text:p>35</text:p>
          </table:table-cell>
          <table:table-cell office:value-type="float" office:value="131.6653824" calcext:value-type="float">
            <text:p>131.6653824</text:p>
          </table:table-cell>
          <table:table-cell office:value-type="float" office:value="-22.6957587" calcext:value-type="float">
            <text:p>-22.6957587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04296875" calcext:value-type="float">
            <text:p>0.404296875</text:p>
          </table:table-cell>
          <table:table-cell office:value-type="float" office:value="0.0824858757062147" calcext:value-type="float">
            <text:p>0.0824858757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5/DSS--DSS2+Blue</text:p>
          </table:table-cell>
          <table:table-cell office:value-type="float" office:value="35" calcext:value-type="float">
            <text:p>35</text:p>
          </table:table-cell>
          <table:table-cell office:value-type="float" office:value="131.6653824" calcext:value-type="float">
            <text:p>131.6653824</text:p>
          </table:table-cell>
          <table:table-cell office:value-type="float" office:value="-22.6957587" calcext:value-type="float">
            <text:p>-22.6957587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7, 18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445141065830721" calcext:value-type="float">
            <text:p>0.4451410658</text:p>
          </table:table-cell>
          <table:table-cell office:value-type="float" office:value="0.595703125" calcext:value-type="float">
            <text:p>0.595703125</text:p>
          </table:table-cell>
          <table:table-cell office:value-type="float" office:value="0.340408163265306" calcext:value-type="float">
            <text:p>0.3404081633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5/DSS--DSS1+Red</text:p>
          </table:table-cell>
          <table:table-cell office:value-type="float" office:value="35" calcext:value-type="float">
            <text:p>35</text:p>
          </table:table-cell>
          <table:table-cell office:value-type="float" office:value="131.6653824" calcext:value-type="float">
            <text:p>131.6653824</text:p>
          </table:table-cell>
          <table:table-cell office:value-type="float" office:value="-22.6957587" calcext:value-type="float">
            <text:p>-22.6957587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1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777096114519427" calcext:value-type="float">
            <text:p>0.0777096115</text:p>
          </table:table-cell>
          <table:table-cell office:value-type="float" office:value="0.466796875" calcext:value-type="float">
            <text:p>0.466796875</text:p>
          </table:table-cell>
          <table:table-cell office:value-type="float" office:value="0.159604519774011" calcext:value-type="float">
            <text:p>0.1596045198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5/DSS--DSS1+Blue</text:p>
          </table:table-cell>
          <table:table-cell office:value-type="float" office:value="35" calcext:value-type="float">
            <text:p>35</text:p>
          </table:table-cell>
          <table:table-cell office:value-type="float" office:value="131.6653824" calcext:value-type="float">
            <text:p>131.6653824</text:p>
          </table:table-cell>
          <table:table-cell office:value-type="float" office:value="-22.6957587" calcext:value-type="float">
            <text:p>-22.6957587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1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299856527977044" calcext:value-type="float">
            <text:p>0.299856528</text:p>
          </table:table-cell>
          <table:table-cell office:value-type="float" office:value="0.478515625" calcext:value-type="float">
            <text:p>0.478515625</text:p>
          </table:table-cell>
          <table:table-cell office:value-type="float" office:value="0.211016949152542" calcext:value-type="float">
            <text:p>0.2110169492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6/WISE+(AllWISE)--w4</text:p>
          </table:table-cell>
          <table:table-cell office:value-type="float" office:value="36" calcext:value-type="float">
            <text:p>36</text:p>
          </table:table-cell>
          <table:table-cell office:value-type="float" office:value="307.9262675" calcext:value-type="float">
            <text:p>307.9262675</text:p>
          </table:table-cell>
          <table:table-cell office:value-type="float" office:value="-15.0011825" calcext:value-type="float">
            <text:p>-15.0011825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673828125" calcext:value-type="float">
            <text:p>0.673828125</text:p>
          </table:table-cell>
          <table:table-cell office:value-type="float" office:value="0.590123456790123" calcext:value-type="float">
            <text:p>0.59012345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36/WISE+(AllWISE)--w3</text:p>
          </table:table-cell>
          <table:table-cell office:value-type="float" office:value="36" calcext:value-type="float">
            <text:p>36</text:p>
          </table:table-cell>
          <table:table-cell office:value-type="float" office:value="307.9262675" calcext:value-type="float">
            <text:p>307.9262675</text:p>
          </table:table-cell>
          <table:table-cell office:value-type="float" office:value="-15.0011825" calcext:value-type="float">
            <text:p>-15.0011825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486328125" calcext:value-type="float">
            <text:p>0.486328125</text:p>
          </table:table-cell>
          <table:table-cell office:value-type="float" office:value="0.179753086419753" calcext:value-type="float">
            <text:p>0.17975308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36/WISE+(AllWISE)--w2</text:p>
          </table:table-cell>
          <table:table-cell office:value-type="float" office:value="36" calcext:value-type="float">
            <text:p>36</text:p>
          </table:table-cell>
          <table:table-cell office:value-type="float" office:value="307.9262675" calcext:value-type="float">
            <text:p>307.9262675</text:p>
          </table:table-cell>
          <table:table-cell office:value-type="float" office:value="-15.0011825" calcext:value-type="float">
            <text:p>-15.0011825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8" calcext:value-type="float">
            <text:p>8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45703125" calcext:value-type="float">
            <text:p>0.345703125</text:p>
          </table:table-cell>
          <table:table-cell office:value-type="float" office:value="0.112098765432099" calcext:value-type="float">
            <text:p>0.112098765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6/WISE+(AllWISE)--w1</text:p>
          </table:table-cell>
          <table:table-cell office:value-type="float" office:value="36" calcext:value-type="float">
            <text:p>36</text:p>
          </table:table-cell>
          <table:table-cell office:value-type="float" office:value="307.9262675" calcext:value-type="float">
            <text:p>307.9262675</text:p>
          </table:table-cell>
          <table:table-cell office:value-type="float" office:value="-15.0011825" calcext:value-type="float">
            <text:p>-15.0011825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7" calcext:value-type="float">
            <text:p>7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33984375" calcext:value-type="float">
            <text:p>0.333984375</text:p>
          </table:table-cell>
          <table:table-cell office:value-type="float" office:value="0.102716049382716" calcext:value-type="float">
            <text:p>0.102716049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6/2MASS--K</text:p>
          </table:table-cell>
          <table:table-cell office:value-type="float" office:value="36" calcext:value-type="float">
            <text:p>36</text:p>
          </table:table-cell>
          <table:table-cell office:value-type="float" office:value="307.9262675" calcext:value-type="float">
            <text:p>307.9262675</text:p>
          </table:table-cell>
          <table:table-cell office:value-type="float" office:value="-15.0011825" calcext:value-type="float">
            <text:p>-15.0011825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29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26171875" calcext:value-type="float">
            <text:p>0.326171875</text:p>
          </table:table-cell>
          <table:table-cell office:value-type="float" office:value="0.013974737973663" calcext:value-type="float">
            <text:p>0.013974738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6/2MASS--J</text:p>
          </table:table-cell>
          <table:table-cell office:value-type="float" office:value="36" calcext:value-type="float">
            <text:p>36</text:p>
          </table:table-cell>
          <table:table-cell office:value-type="float" office:value="307.9262675" calcext:value-type="float">
            <text:p>307.9262675</text:p>
          </table:table-cell>
          <table:table-cell office:value-type="float" office:value="-15.0011825" calcext:value-type="float">
            <text:p>-15.0011825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29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22265625" calcext:value-type="float">
            <text:p>0.322265625</text:p>
          </table:table-cell>
          <table:table-cell office:value-type="float" office:value="0.0158559527008869" calcext:value-type="float">
            <text:p>0.0158559527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6/2MASS--H</text:p>
          </table:table-cell>
          <table:table-cell office:value-type="float" office:value="36" calcext:value-type="float">
            <text:p>36</text:p>
          </table:table-cell>
          <table:table-cell office:value-type="float" office:value="307.9262675" calcext:value-type="float">
            <text:p>307.9262675</text:p>
          </table:table-cell>
          <table:table-cell office:value-type="float" office:value="-15.0011825" calcext:value-type="float">
            <text:p>-15.0011825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29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10546875" calcext:value-type="float">
            <text:p>0.310546875</text:p>
          </table:table-cell>
          <table:table-cell office:value-type="float" office:value="0.013705993012631" calcext:value-type="float">
            <text:p>0.013705993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6/DSS--DSS2+Red</text:p>
          </table:table-cell>
          <table:table-cell office:value-type="float" office:value="36" calcext:value-type="float">
            <text:p>36</text:p>
          </table:table-cell>
          <table:table-cell office:value-type="float" office:value="307.9262675" calcext:value-type="float">
            <text:p>307.9262675</text:p>
          </table:table-cell>
          <table:table-cell office:value-type="float" office:value="-15.0011825" calcext:value-type="float">
            <text:p>-15.0011825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3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798226164079823" calcext:value-type="float">
            <text:p>0.0798226164</text:p>
          </table:table-cell>
          <table:table-cell office:value-type="float" office:value="0.451171875" calcext:value-type="float">
            <text:p>0.451171875</text:p>
          </table:table-cell>
          <table:table-cell office:value-type="float" office:value="0.145480225988701" calcext:value-type="float">
            <text:p>0.14548022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6/DSS--DSS2+IR</text:p>
          </table:table-cell>
          <table:table-cell office:value-type="float" office:value="36" calcext:value-type="float">
            <text:p>36</text:p>
          </table:table-cell>
          <table:table-cell office:value-type="float" office:value="307.9262675" calcext:value-type="float">
            <text:p>307.9262675</text:p>
          </table:table-cell>
          <table:table-cell office:value-type="float" office:value="-15.0011825" calcext:value-type="float">
            <text:p>-15.0011825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08203125" calcext:value-type="float">
            <text:p>0.408203125</text:p>
          </table:table-cell>
          <table:table-cell office:value-type="float" office:value="0.0776836158192091" calcext:value-type="float">
            <text:p>0.0776836158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6/DSS--DSS2+Blue</text:p>
          </table:table-cell>
          <table:table-cell office:value-type="float" office:value="36" calcext:value-type="float">
            <text:p>36</text:p>
          </table:table-cell>
          <table:table-cell office:value-type="float" office:value="307.9262675" calcext:value-type="float">
            <text:p>307.9262675</text:p>
          </table:table-cell>
          <table:table-cell office:value-type="float" office:value="-15.0011825" calcext:value-type="float">
            <text:p>-15.0011825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7, 18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82421875" calcext:value-type="float">
            <text:p>0.482421875</text:p>
          </table:table-cell>
          <table:table-cell office:value-type="float" office:value="0.164897959183674" calcext:value-type="float">
            <text:p>0.1648979592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6/DSS--DSS1+Red</text:p>
          </table:table-cell>
          <table:table-cell office:value-type="float" office:value="36" calcext:value-type="float">
            <text:p>36</text:p>
          </table:table-cell>
          <table:table-cell office:value-type="float" office:value="307.9262675" calcext:value-type="float">
            <text:p>307.9262675</text:p>
          </table:table-cell>
          <table:table-cell office:value-type="float" office:value="-15.0011825" calcext:value-type="float">
            <text:p>-15.0011825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1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9, 18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380952380952381" calcext:value-type="float">
            <text:p>0.0380952381</text:p>
          </table:table-cell>
          <table:table-cell office:value-type="float" office:value="0.431640625" calcext:value-type="float">
            <text:p>0.431640625</text:p>
          </table:table-cell>
          <table:table-cell office:value-type="float" office:value="0.103673469387755" calcext:value-type="float">
            <text:p>0.103673469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6/DSS--DSS1+Blue</text:p>
          </table:table-cell>
          <table:table-cell office:value-type="float" office:value="36" calcext:value-type="float">
            <text:p>36</text:p>
          </table:table-cell>
          <table:table-cell office:value-type="float" office:value="307.9262675" calcext:value-type="float">
            <text:p>307.9262675</text:p>
          </table:table-cell>
          <table:table-cell office:value-type="float" office:value="-15.0011825" calcext:value-type="float">
            <text:p>-15.0011825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1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1, 32)</text:p>
          </table:table-cell>
          <table:table-cell office:value-type="float" office:value="9" calcext:value-type="float">
            <text:p>9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447265625" calcext:value-type="float">
            <text:p>0.447265625</text:p>
          </table:table-cell>
          <table:table-cell office:value-type="float" office:value="0.102542372881356" calcext:value-type="float">
            <text:p>0.1025423729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7/WISE+(AllWISE)--w4</text:p>
          </table:table-cell>
          <table:table-cell office:value-type="float" office:value="37" calcext:value-type="float">
            <text:p>37</text:p>
          </table:table-cell>
          <table:table-cell office:value-type="float" office:value="272.173317" calcext:value-type="float">
            <text:p>272.173317</text:p>
          </table:table-cell>
          <table:table-cell office:value-type="float" office:value="-59.2521973" calcext:value-type="float">
            <text:p>-59.2521973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591796875" calcext:value-type="float">
            <text:p>0.591796875</text:p>
          </table:table-cell>
          <table:table-cell office:value-type="float" office:value="0.449876543209876" calcext:value-type="float">
            <text:p>0.44987654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37/WISE+(AllWISE)--w3</text:p>
          </table:table-cell>
          <table:table-cell office:value-type="float" office:value="37" calcext:value-type="float">
            <text:p>37</text:p>
          </table:table-cell>
          <table:table-cell office:value-type="float" office:value="272.173317" calcext:value-type="float">
            <text:p>272.173317</text:p>
          </table:table-cell>
          <table:table-cell office:value-type="float" office:value="-59.2521973" calcext:value-type="float">
            <text:p>-59.2521973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11" calcext:value-type="float">
            <text:p>11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.28361858190709" calcext:value-type="float">
            <text:p>0.2836185819</text:p>
          </table:table-cell>
          <table:table-cell office:value-type="float" office:value="0.396484375" calcext:value-type="float">
            <text:p>0.396484375</text:p>
          </table:table-cell>
          <table:table-cell office:value-type="float" office:value="0.201975308641975" calcext:value-type="float">
            <text:p>0.201975308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7/WISE+(AllWISE)--w2</text:p>
          </table:table-cell>
          <table:table-cell office:value-type="float" office:value="37" calcext:value-type="float">
            <text:p>37</text:p>
          </table:table-cell>
          <table:table-cell office:value-type="float" office:value="272.173317" calcext:value-type="float">
            <text:p>272.173317</text:p>
          </table:table-cell>
          <table:table-cell office:value-type="float" office:value="-59.2521973" calcext:value-type="float">
            <text:p>-59.2521973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8" calcext:value-type="float">
            <text:p>8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49609375" calcext:value-type="float">
            <text:p>0.349609375</text:p>
          </table:table-cell>
          <table:table-cell office:value-type="float" office:value="0.107654320987654" calcext:value-type="float">
            <text:p>0.107654321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7/WISE+(AllWISE)--w1</text:p>
          </table:table-cell>
          <table:table-cell office:value-type="float" office:value="37" calcext:value-type="float">
            <text:p>37</text:p>
          </table:table-cell>
          <table:table-cell office:value-type="float" office:value="272.173317" calcext:value-type="float">
            <text:p>272.173317</text:p>
          </table:table-cell>
          <table:table-cell office:value-type="float" office:value="-59.2521973" calcext:value-type="float">
            <text:p>-59.2521973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7" calcext:value-type="float">
            <text:p>7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33984375" calcext:value-type="float">
            <text:p>0.333984375</text:p>
          </table:table-cell>
          <table:table-cell office:value-type="float" office:value="0.0923456790123457" calcext:value-type="float">
            <text:p>0.092345679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7/2MASS--K</text:p>
          </table:table-cell>
          <table:table-cell office:value-type="float" office:value="37" calcext:value-type="float">
            <text:p>37</text:p>
          </table:table-cell>
          <table:table-cell office:value-type="float" office:value="272.173317" calcext:value-type="float">
            <text:p>272.173317</text:p>
          </table:table-cell>
          <table:table-cell office:value-type="float" office:value="-59.2521973" calcext:value-type="float">
            <text:p>-59.2521973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30)</text:p>
          </table:table-cell>
          <table:table-cell office:value-type="float" office:value="4" calcext:value-type="float">
            <text:p>4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33984375" calcext:value-type="float">
            <text:p>0.333984375</text:p>
          </table:table-cell>
          <table:table-cell office:value-type="float" office:value="0.00994356355818329" calcext:value-type="float">
            <text:p>0.009943563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7/2MASS--J</text:p>
          </table:table-cell>
          <table:table-cell office:value-type="float" office:value="37" calcext:value-type="float">
            <text:p>37</text:p>
          </table:table-cell>
          <table:table-cell office:value-type="float" office:value="272.173317" calcext:value-type="float">
            <text:p>272.173317</text:p>
          </table:table-cell>
          <table:table-cell office:value-type="float" office:value="-59.2521973" calcext:value-type="float">
            <text:p>-59.2521973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30)</text:p>
          </table:table-cell>
          <table:table-cell office:value-type="float" office:value="4" calcext:value-type="float">
            <text:p>4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30078125" calcext:value-type="float">
            <text:p>0.330078125</text:p>
          </table:table-cell>
          <table:table-cell office:value-type="float" office:value="0.00994356355818329" calcext:value-type="float">
            <text:p>0.009943563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7/2MASS--H</text:p>
          </table:table-cell>
          <table:table-cell office:value-type="float" office:value="37" calcext:value-type="float">
            <text:p>37</text:p>
          </table:table-cell>
          <table:table-cell office:value-type="float" office:value="272.173317" calcext:value-type="float">
            <text:p>272.173317</text:p>
          </table:table-cell>
          <table:table-cell office:value-type="float" office:value="-59.2521973" calcext:value-type="float">
            <text:p>-59.2521973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30)</text:p>
          </table:table-cell>
          <table:table-cell office:value-type="float" office:value="4" calcext:value-type="float">
            <text:p>4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14453125" calcext:value-type="float">
            <text:p>0.314453125</text:p>
          </table:table-cell>
          <table:table-cell office:value-type="float" office:value="0.00994356355818329" calcext:value-type="float">
            <text:p>0.009943563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7/DSS--DSS2+Red</text:p>
          </table:table-cell>
          <table:table-cell office:value-type="float" office:value="37" calcext:value-type="float">
            <text:p>37</text:p>
          </table:table-cell>
          <table:table-cell office:value-type="float" office:value="272.173317" calcext:value-type="float">
            <text:p>272.173317</text:p>
          </table:table-cell>
          <table:table-cell office:value-type="float" office:value="-59.2521973" calcext:value-type="float">
            <text:p>-59.2521973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92578125" calcext:value-type="float">
            <text:p>0.392578125</text:p>
          </table:table-cell>
          <table:table-cell office:value-type="float" office:value="0.124576271186441" calcext:value-type="float">
            <text:p>0.1245762712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7/DSS--DSS2+IR</text:p>
          </table:table-cell>
          <table:table-cell office:value-type="float" office:value="37" calcext:value-type="float">
            <text:p>37</text:p>
          </table:table-cell>
          <table:table-cell office:value-type="float" office:value="272.173317" calcext:value-type="float">
            <text:p>272.173317</text:p>
          </table:table-cell>
          <table:table-cell office:value-type="float" office:value="-59.2521973" calcext:value-type="float">
            <text:p>-59.2521973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30)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2578125" calcext:value-type="float">
            <text:p>0.392578125</text:p>
          </table:table-cell>
          <table:table-cell office:value-type="float" office:value="0.0672316384180791" calcext:value-type="float">
            <text:p>0.067231638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7/DSS--DSS2+Blue</text:p>
          </table:table-cell>
          <table:table-cell office:value-type="float" office:value="37" calcext:value-type="float">
            <text:p>37</text:p>
          </table:table-cell>
          <table:table-cell office:value-type="float" office:value="272.173317" calcext:value-type="float">
            <text:p>272.173317</text:p>
          </table:table-cell>
          <table:table-cell office:value-type="float" office:value="-59.2521973" calcext:value-type="float">
            <text:p>-59.2521973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8, 18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135678391959799" calcext:value-type="float">
            <text:p>0.135678392</text:p>
          </table:table-cell>
          <table:table-cell office:value-type="float" office:value="0.486328125" calcext:value-type="float">
            <text:p>0.486328125</text:p>
          </table:table-cell>
          <table:table-cell office:value-type="float" office:value="0.239183673469388" calcext:value-type="float">
            <text:p>0.2391836735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8/WISE+(AllWISE)--w4</text:p>
          </table:table-cell>
          <table:table-cell office:value-type="float" office:value="38" calcext:value-type="float">
            <text:p>38</text:p>
          </table:table-cell>
          <table:table-cell office:value-type="float" office:value="68.073981" calcext:value-type="float">
            <text:p>68.073981</text:p>
          </table:table-cell>
          <table:table-cell office:value-type="float" office:value="-13.5865366" calcext:value-type="float">
            <text:p>-13.5865366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654296875" calcext:value-type="float">
            <text:p>0.654296875</text:p>
          </table:table-cell>
          <table:table-cell office:value-type="float" office:value="0.40754132231405" calcext:value-type="float">
            <text:p>0.40754132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38/WISE+(AllWISE)--w3</text:p>
          </table:table-cell>
          <table:table-cell office:value-type="float" office:value="38" calcext:value-type="float">
            <text:p>38</text:p>
          </table:table-cell>
          <table:table-cell office:value-type="float" office:value="68.073981" calcext:value-type="float">
            <text:p>68.073981</text:p>
          </table:table-cell>
          <table:table-cell office:value-type="float" office:value="-13.5865366" calcext:value-type="float">
            <text:p>-13.5865366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501953125" calcext:value-type="float">
            <text:p>0.501953125</text:p>
          </table:table-cell>
          <table:table-cell office:value-type="float" office:value="0.173037190082645" calcext:value-type="float">
            <text:p>0.17303719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38/WISE+(AllWISE)--w2</text:p>
          </table:table-cell>
          <table:table-cell office:value-type="float" office:value="38" calcext:value-type="float">
            <text:p>38</text:p>
          </table:table-cell>
          <table:table-cell office:value-type="float" office:value="68.073981" calcext:value-type="float">
            <text:p>68.073981</text:p>
          </table:table-cell>
          <table:table-cell office:value-type="float" office:value="-13.5865366" calcext:value-type="float">
            <text:p>-13.5865366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1, 22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49609375" calcext:value-type="float">
            <text:p>0.349609375</text:p>
          </table:table-cell>
          <table:table-cell office:value-type="float" office:value="0.114669421487603" calcext:value-type="float">
            <text:p>0.1146694215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8/WISE+(AllWISE)--w1</text:p>
          </table:table-cell>
          <table:table-cell office:value-type="float" office:value="38" calcext:value-type="float">
            <text:p>38</text:p>
          </table:table-cell>
          <table:table-cell office:value-type="float" office:value="68.073981" calcext:value-type="float">
            <text:p>68.073981</text:p>
          </table:table-cell>
          <table:table-cell office:value-type="float" office:value="-13.5865366" calcext:value-type="float">
            <text:p>-13.5865366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1, 22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26171875" calcext:value-type="float">
            <text:p>0.326171875</text:p>
          </table:table-cell>
          <table:table-cell office:value-type="float" office:value="0.102789256198347" calcext:value-type="float">
            <text:p>0.1027892562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8/2MASS--K</text:p>
          </table:table-cell>
          <table:table-cell office:value-type="float" office:value="38" calcext:value-type="float">
            <text:p>38</text:p>
          </table:table-cell>
          <table:table-cell office:value-type="float" office:value="68.073981" calcext:value-type="float">
            <text:p>68.073981</text:p>
          </table:table-cell>
          <table:table-cell office:value-type="float" office:value="-13.5865366" calcext:value-type="float">
            <text:p>-13.5865366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30078125" calcext:value-type="float">
            <text:p>0.330078125</text:p>
          </table:table-cell>
          <table:table-cell office:value-type="float" office:value="0.0112872883633432" calcext:value-type="float">
            <text:p>0.011287288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8/2MASS--J</text:p>
          </table:table-cell>
          <table:table-cell office:value-type="float" office:value="38" calcext:value-type="float">
            <text:p>38</text:p>
          </table:table-cell>
          <table:table-cell office:value-type="float" office:value="68.073981" calcext:value-type="float">
            <text:p>68.073981</text:p>
          </table:table-cell>
          <table:table-cell office:value-type="float" office:value="-13.5865366" calcext:value-type="float">
            <text:p>-13.5865366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06640625" calcext:value-type="float">
            <text:p>0.306640625</text:p>
          </table:table-cell>
          <table:table-cell office:value-type="float" office:value="0.0110185434023112" calcext:value-type="float">
            <text:p>0.011018543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8/2MASS--H</text:p>
          </table:table-cell>
          <table:table-cell office:value-type="float" office:value="38" calcext:value-type="float">
            <text:p>38</text:p>
          </table:table-cell>
          <table:table-cell office:value-type="float" office:value="68.073981" calcext:value-type="float">
            <text:p>68.073981</text:p>
          </table:table-cell>
          <table:table-cell office:value-type="float" office:value="-13.5865366" calcext:value-type="float">
            <text:p>-13.5865366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30078125" calcext:value-type="float">
            <text:p>0.330078125</text:p>
          </table:table-cell>
          <table:table-cell office:value-type="float" office:value="0.00994356355818329" calcext:value-type="float">
            <text:p>0.009943563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8/DSS--DSS2+Red</text:p>
          </table:table-cell>
          <table:table-cell office:value-type="float" office:value="38" calcext:value-type="float">
            <text:p>38</text:p>
          </table:table-cell>
          <table:table-cell office:value-type="float" office:value="68.073981" calcext:value-type="float">
            <text:p>68.073981</text:p>
          </table:table-cell>
          <table:table-cell office:value-type="float" office:value="-13.5865366" calcext:value-type="float">
            <text:p>-13.5865366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55078125" calcext:value-type="float">
            <text:p>0.455078125</text:p>
          </table:table-cell>
          <table:table-cell office:value-type="float" office:value="0.107909604519774" calcext:value-type="float">
            <text:p>0.1079096045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8/DSS--DSS2+IR</text:p>
          </table:table-cell>
          <table:table-cell office:value-type="float" office:value="38" calcext:value-type="float">
            <text:p>38</text:p>
          </table:table-cell>
          <table:table-cell office:value-type="float" office:value="68.073981" calcext:value-type="float">
            <text:p>68.073981</text:p>
          </table:table-cell>
          <table:table-cell office:value-type="float" office:value="-13.5865366" calcext:value-type="float">
            <text:p>-13.5865366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7" calcext:value-type="float">
            <text:p>7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88671875" calcext:value-type="float">
            <text:p>0.388671875</text:p>
          </table:table-cell>
          <table:table-cell office:value-type="float" office:value="0.0522598870056497" calcext:value-type="float">
            <text:p>0.052259887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8/DSS--DSS2+Blue</text:p>
          </table:table-cell>
          <table:table-cell office:value-type="float" office:value="38" calcext:value-type="float">
            <text:p>38</text:p>
          </table:table-cell>
          <table:table-cell office:value-type="float" office:value="68.073981" calcext:value-type="float">
            <text:p>68.073981</text:p>
          </table:table-cell>
          <table:table-cell office:value-type="float" office:value="-13.5865366" calcext:value-type="float">
            <text:p>-13.5865366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7, 17)</text:p>
          </table:table-cell>
          <table:table-cell office:value-type="float" office:value="7" calcext:value-type="float">
            <text:p>7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.0654761904761905" calcext:value-type="float">
            <text:p>0.0654761905</text:p>
          </table:table-cell>
          <table:table-cell office:value-type="float" office:value="0.478515625" calcext:value-type="float">
            <text:p>0.478515625</text:p>
          </table:table-cell>
          <table:table-cell office:value-type="float" office:value="0.164081632653061" calcext:value-type="float">
            <text:p>0.1640816327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8/DSS--DSS1+Red</text:p>
          </table:table-cell>
          <table:table-cell office:value-type="float" office:value="38" calcext:value-type="float">
            <text:p>38</text:p>
          </table:table-cell>
          <table:table-cell office:value-type="float" office:value="68.073981" calcext:value-type="float">
            <text:p>68.073981</text:p>
          </table:table-cell>
          <table:table-cell office:value-type="float" office:value="-13.5865366" calcext:value-type="float">
            <text:p>-13.5865366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1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7, 17)</text:p>
          </table:table-cell>
          <table:table-cell office:value-type="float" office:value="7" calcext:value-type="float">
            <text:p>7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.199095022624434" calcext:value-type="float">
            <text:p>0.1990950226</text:p>
          </table:table-cell>
          <table:table-cell office:value-type="float" office:value="0.455078125" calcext:value-type="float">
            <text:p>0.455078125</text:p>
          </table:table-cell>
          <table:table-cell office:value-type="float" office:value="0.183673469387755" calcext:value-type="float">
            <text:p>0.183673469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8/DSS--DSS1+Blue</text:p>
          </table:table-cell>
          <table:table-cell office:value-type="float" office:value="38" calcext:value-type="float">
            <text:p>38</text:p>
          </table:table-cell>
          <table:table-cell office:value-type="float" office:value="68.073981" calcext:value-type="float">
            <text:p>68.073981</text:p>
          </table:table-cell>
          <table:table-cell office:value-type="float" office:value="-13.5865366" calcext:value-type="float">
            <text:p>-13.5865366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1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806794055201699" calcext:value-type="float">
            <text:p>0.0806794055</text:p>
          </table:table-cell>
          <table:table-cell office:value-type="float" office:value="0.466796875" calcext:value-type="float">
            <text:p>0.466796875</text:p>
          </table:table-cell>
          <table:table-cell office:value-type="float" office:value="0.138135593220339" calcext:value-type="float">
            <text:p>0.1381355932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9/WISE+(AllWISE)--w4</text:p>
          </table:table-cell>
          <table:table-cell office:value-type="float" office:value="39" calcext:value-type="float">
            <text:p>39</text:p>
          </table:table-cell>
          <table:table-cell office:value-type="float" office:value="89.0261212" calcext:value-type="float">
            <text:p>89.0261212</text:p>
          </table:table-cell>
          <table:table-cell office:value-type="float" office:value="-38.2803372" calcext:value-type="float">
            <text:p>-38.2803372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630859375" calcext:value-type="float">
            <text:p>0.630859375</text:p>
          </table:table-cell>
          <table:table-cell office:value-type="float" office:value="0.608987603305785" calcext:value-type="float">
            <text:p>0.60898760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39/WISE+(AllWISE)--w3</text:p>
          </table:table-cell>
          <table:table-cell office:value-type="float" office:value="39" calcext:value-type="float">
            <text:p>39</text:p>
          </table:table-cell>
          <table:table-cell office:value-type="float" office:value="89.0261212" calcext:value-type="float">
            <text:p>89.0261212</text:p>
          </table:table-cell>
          <table:table-cell office:value-type="float" office:value="-38.2803372" calcext:value-type="float">
            <text:p>-38.2803372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482421875" calcext:value-type="float">
            <text:p>0.482421875</text:p>
          </table:table-cell>
          <table:table-cell office:value-type="float" office:value="0.172004132231405" calcext:value-type="float">
            <text:p>0.1720041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39/WISE+(AllWISE)--w2</text:p>
          </table:table-cell>
          <table:table-cell office:value-type="float" office:value="39" calcext:value-type="float">
            <text:p>39</text:p>
          </table:table-cell>
          <table:table-cell office:value-type="float" office:value="89.0261212" calcext:value-type="float">
            <text:p>89.0261212</text:p>
          </table:table-cell>
          <table:table-cell office:value-type="float" office:value="-38.2803372" calcext:value-type="float">
            <text:p>-38.2803372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49609375" calcext:value-type="float">
            <text:p>0.349609375</text:p>
          </table:table-cell>
          <table:table-cell office:value-type="float" office:value="0.115185950413223" calcext:value-type="float">
            <text:p>0.115185950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9/WISE+(AllWISE)--w1</text:p>
          </table:table-cell>
          <table:table-cell office:value-type="float" office:value="39" calcext:value-type="float">
            <text:p>39</text:p>
          </table:table-cell>
          <table:table-cell office:value-type="float" office:value="89.0261212" calcext:value-type="float">
            <text:p>89.0261212</text:p>
          </table:table-cell>
          <table:table-cell office:value-type="float" office:value="-38.2803372" calcext:value-type="float">
            <text:p>-38.2803372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984375" calcext:value-type="float">
            <text:p>0.333984375</text:p>
          </table:table-cell>
          <table:table-cell office:value-type="float" office:value="0.0976239669421488" calcext:value-type="float">
            <text:p>0.0976239669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9/2MASS--K</text:p>
          </table:table-cell>
          <table:table-cell office:value-type="float" office:value="39" calcext:value-type="float">
            <text:p>39</text:p>
          </table:table-cell>
          <table:table-cell office:value-type="float" office:value="89.0261212" calcext:value-type="float">
            <text:p>89.0261212</text:p>
          </table:table-cell>
          <table:table-cell office:value-type="float" office:value="-38.2803372" calcext:value-type="float">
            <text:p>-38.2803372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29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37890625" calcext:value-type="float">
            <text:p>0.337890625</text:p>
          </table:table-cell>
          <table:table-cell office:value-type="float" office:value="0.0115560333243752" calcext:value-type="float">
            <text:p>0.0115560333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9/2MASS--J</text:p>
          </table:table-cell>
          <table:table-cell office:value-type="float" office:value="39" calcext:value-type="float">
            <text:p>39</text:p>
          </table:table-cell>
          <table:table-cell office:value-type="float" office:value="89.0261212" calcext:value-type="float">
            <text:p>89.0261212</text:p>
          </table:table-cell>
          <table:table-cell office:value-type="float" office:value="-38.2803372" calcext:value-type="float">
            <text:p>-38.2803372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29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14453125" calcext:value-type="float">
            <text:p>0.314453125</text:p>
          </table:table-cell>
          <table:table-cell office:value-type="float" office:value="0.0112872883633432" calcext:value-type="float">
            <text:p>0.011287288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9/2MASS--H</text:p>
          </table:table-cell>
          <table:table-cell office:value-type="float" office:value="39" calcext:value-type="float">
            <text:p>39</text:p>
          </table:table-cell>
          <table:table-cell office:value-type="float" office:value="89.0261212" calcext:value-type="float">
            <text:p>89.0261212</text:p>
          </table:table-cell>
          <table:table-cell office:value-type="float" office:value="-38.2803372" calcext:value-type="float">
            <text:p>-38.2803372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29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06640625" calcext:value-type="float">
            <text:p>0.306640625</text:p>
          </table:table-cell>
          <table:table-cell office:value-type="float" office:value="0.0120935232464391" calcext:value-type="float">
            <text:p>0.0120935232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9/DSS--DSS2+Red</text:p>
          </table:table-cell>
          <table:table-cell office:value-type="float" office:value="39" calcext:value-type="float">
            <text:p>39</text:p>
          </table:table-cell>
          <table:table-cell office:value-type="float" office:value="89.0261212" calcext:value-type="float">
            <text:p>89.0261212</text:p>
          </table:table-cell>
          <table:table-cell office:value-type="float" office:value="-38.2803372" calcext:value-type="float">
            <text:p>-38.2803372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8, 28)</text:p>
          </table:table-cell>
          <table:table-cell office:value-type="float" office:value="11" calcext:value-type="float">
            <text:p>11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.0415647921760391" calcext:value-type="float">
            <text:p>0.0415647922</text:p>
          </table:table-cell>
          <table:table-cell office:value-type="float" office:value="0.435546875" calcext:value-type="float">
            <text:p>0.435546875</text:p>
          </table:table-cell>
          <table:table-cell office:value-type="float" office:value="0.133007756391841" calcext:value-type="float">
            <text:p>0.133007756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9/DSS--DSS2+IR</text:p>
          </table:table-cell>
          <table:table-cell office:value-type="float" office:value="39" calcext:value-type="float">
            <text:p>39</text:p>
          </table:table-cell>
          <table:table-cell office:value-type="float" office:value="89.0261212" calcext:value-type="float">
            <text:p>89.0261212</text:p>
          </table:table-cell>
          <table:table-cell office:value-type="float" office:value="-38.2803372" calcext:value-type="float">
            <text:p>-38.2803372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92578125" calcext:value-type="float">
            <text:p>0.392578125</text:p>
          </table:table-cell>
          <table:table-cell office:value-type="float" office:value="0.0545197740112994" calcext:value-type="float">
            <text:p>0.05451977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39/DSS--DSS2+Blue</text:p>
          </table:table-cell>
          <table:table-cell office:value-type="float" office:value="39" calcext:value-type="float">
            <text:p>39</text:p>
          </table:table-cell>
          <table:table-cell office:value-type="float" office:value="89.0261212" calcext:value-type="float">
            <text:p>89.0261212</text:p>
          </table:table-cell>
          <table:table-cell office:value-type="float" office:value="-38.2803372" calcext:value-type="float">
            <text:p>-38.2803372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8, 16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397959183673469" calcext:value-type="float">
            <text:p>0.3979591837</text:p>
          </table:table-cell>
          <table:table-cell office:value-type="float" office:value="0.572265625" calcext:value-type="float">
            <text:p>0.572265625</text:p>
          </table:table-cell>
          <table:table-cell office:value-type="float" office:value="0.307755102040816" calcext:value-type="float">
            <text:p>0.307755102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0/WISE+(AllWISE)--w4</text:p>
          </table:table-cell>
          <table:table-cell office:value-type="float" office:value="40" calcext:value-type="float">
            <text:p>40</text:p>
          </table:table-cell>
          <table:table-cell office:value-type="float" office:value="80.8923811" calcext:value-type="float">
            <text:p>80.8923811</text:p>
          </table:table-cell>
          <table:table-cell office:value-type="float" office:value="-11.9779639" calcext:value-type="float">
            <text:p>-11.9779639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615234375" calcext:value-type="float">
            <text:p>0.615234375</text:p>
          </table:table-cell>
          <table:table-cell office:value-type="float" office:value="0.499259259259259" calcext:value-type="float">
            <text:p>0.4992592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40/WISE+(AllWISE)--w3</text:p>
          </table:table-cell>
          <table:table-cell office:value-type="float" office:value="40" calcext:value-type="float">
            <text:p>40</text:p>
          </table:table-cell>
          <table:table-cell office:value-type="float" office:value="80.8923811" calcext:value-type="float">
            <text:p>80.8923811</text:p>
          </table:table-cell>
          <table:table-cell office:value-type="float" office:value="-11.9779639" calcext:value-type="float">
            <text:p>-11.9779639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509765625" calcext:value-type="float">
            <text:p>0.509765625</text:p>
          </table:table-cell>
          <table:table-cell office:value-type="float" office:value="0.217777777777778" calcext:value-type="float">
            <text:p>0.21777777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40/WISE+(AllWISE)--w2</text:p>
          </table:table-cell>
          <table:table-cell office:value-type="float" office:value="40" calcext:value-type="float">
            <text:p>40</text:p>
          </table:table-cell>
          <table:table-cell office:value-type="float" office:value="80.8923811" calcext:value-type="float">
            <text:p>80.8923811</text:p>
          </table:table-cell>
          <table:table-cell office:value-type="float" office:value="-11.9779639" calcext:value-type="float">
            <text:p>-11.9779639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8" calcext:value-type="float">
            <text:p>8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45703125" calcext:value-type="float">
            <text:p>0.345703125</text:p>
          </table:table-cell>
          <table:table-cell office:value-type="float" office:value="0.10962962962963" calcext:value-type="float">
            <text:p>0.109629629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0/WISE+(AllWISE)--w1</text:p>
          </table:table-cell>
          <table:table-cell office:value-type="float" office:value="40" calcext:value-type="float">
            <text:p>40</text:p>
          </table:table-cell>
          <table:table-cell office:value-type="float" office:value="80.8923811" calcext:value-type="float">
            <text:p>80.8923811</text:p>
          </table:table-cell>
          <table:table-cell office:value-type="float" office:value="-11.9779639" calcext:value-type="float">
            <text:p>-11.9779639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7" calcext:value-type="float">
            <text:p>7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30078125" calcext:value-type="float">
            <text:p>0.330078125</text:p>
          </table:table-cell>
          <table:table-cell office:value-type="float" office:value="0.0938271604938272" calcext:value-type="float">
            <text:p>0.0938271605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0/2MASS--K</text:p>
          </table:table-cell>
          <table:table-cell office:value-type="float" office:value="40" calcext:value-type="float">
            <text:p>40</text:p>
          </table:table-cell>
          <table:table-cell office:value-type="float" office:value="80.8923811" calcext:value-type="float">
            <text:p>80.8923811</text:p>
          </table:table-cell>
          <table:table-cell office:value-type="float" office:value="-11.9779639" calcext:value-type="float">
            <text:p>-11.9779639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369140625" calcext:value-type="float">
            <text:p>0.369140625</text:p>
          </table:table-cell>
          <table:table-cell office:value-type="float" office:value="0.0102123085192153" calcext:value-type="float">
            <text:p>0.0102123085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0/2MASS--J</text:p>
          </table:table-cell>
          <table:table-cell office:value-type="float" office:value="40" calcext:value-type="float">
            <text:p>40</text:p>
          </table:table-cell>
          <table:table-cell office:value-type="float" office:value="80.8923811" calcext:value-type="float">
            <text:p>80.8923811</text:p>
          </table:table-cell>
          <table:table-cell office:value-type="float" office:value="-11.9779639" calcext:value-type="float">
            <text:p>-11.9779639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322265625" calcext:value-type="float">
            <text:p>0.322265625</text:p>
          </table:table-cell>
          <table:table-cell office:value-type="float" office:value="0.00994356355818329" calcext:value-type="float">
            <text:p>0.009943563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0/2MASS--H</text:p>
          </table:table-cell>
          <table:table-cell office:value-type="float" office:value="40" calcext:value-type="float">
            <text:p>40</text:p>
          </table:table-cell>
          <table:table-cell office:value-type="float" office:value="80.8923811" calcext:value-type="float">
            <text:p>80.8923811</text:p>
          </table:table-cell>
          <table:table-cell office:value-type="float" office:value="-11.9779639" calcext:value-type="float">
            <text:p>-11.9779639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318359375" calcext:value-type="float">
            <text:p>0.318359375</text:p>
          </table:table-cell>
          <table:table-cell office:value-type="float" office:value="0.0102123085192153" calcext:value-type="float">
            <text:p>0.0102123085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0/DSS--DSS2+Red</text:p>
          </table:table-cell>
          <table:table-cell office:value-type="float" office:value="40" calcext:value-type="float">
            <text:p>40</text:p>
          </table:table-cell>
          <table:table-cell office:value-type="float" office:value="80.8923811" calcext:value-type="float">
            <text:p>80.8923811</text:p>
          </table:table-cell>
          <table:table-cell office:value-type="float" office:value="-11.9779639" calcext:value-type="float">
            <text:p>-11.9779639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47265625" calcext:value-type="float">
            <text:p>0.447265625</text:p>
          </table:table-cell>
          <table:table-cell office:value-type="float" office:value="0.111299435028249" calcext:value-type="float">
            <text:p>0.111299435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0/DSS--DSS2+IR</text:p>
          </table:table-cell>
          <table:table-cell office:value-type="float" office:value="40" calcext:value-type="float">
            <text:p>40</text:p>
          </table:table-cell>
          <table:table-cell office:value-type="float" office:value="80.8923811" calcext:value-type="float">
            <text:p>80.8923811</text:p>
          </table:table-cell>
          <table:table-cell office:value-type="float" office:value="-11.9779639" calcext:value-type="float">
            <text:p>-11.9779639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7" calcext:value-type="float">
            <text:p>7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416015625" calcext:value-type="float">
            <text:p>0.416015625</text:p>
          </table:table-cell>
          <table:table-cell office:value-type="float" office:value="0.0740112994350283" calcext:value-type="float">
            <text:p>0.074011299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0/DSS--DSS2+Blue</text:p>
          </table:table-cell>
          <table:table-cell office:value-type="float" office:value="40" calcext:value-type="float">
            <text:p>40</text:p>
          </table:table-cell>
          <table:table-cell office:value-type="float" office:value="80.8923811" calcext:value-type="float">
            <text:p>80.8923811</text:p>
          </table:table-cell>
          <table:table-cell office:value-type="float" office:value="-11.9779639" calcext:value-type="float">
            <text:p>-11.9779639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7, 17)</text:p>
          </table:table-cell>
          <table:table-cell office:value-type="float" office:value="7" calcext:value-type="float">
            <text:p>7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.14" calcext:value-type="float">
            <text:p>0.14</text:p>
          </table:table-cell>
          <table:table-cell office:value-type="float" office:value="0.517578125" calcext:value-type="float">
            <text:p>0.517578125</text:p>
          </table:table-cell>
          <table:table-cell office:value-type="float" office:value="0.202448979591837" calcext:value-type="float">
            <text:p>0.202448979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0/DSS--DSS1+Red</text:p>
          </table:table-cell>
          <table:table-cell office:value-type="float" office:value="40" calcext:value-type="float">
            <text:p>40</text:p>
          </table:table-cell>
          <table:table-cell office:value-type="float" office:value="80.8923811" calcext:value-type="float">
            <text:p>80.8923811</text:p>
          </table:table-cell>
          <table:table-cell office:value-type="float" office:value="-11.9779639" calcext:value-type="float">
            <text:p>-11.9779639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1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7, 17)</text:p>
          </table:table-cell>
          <table:table-cell office:value-type="float" office:value="5" calcext:value-type="float">
            <text:p>5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439453125" calcext:value-type="float">
            <text:p>0.439453125</text:p>
          </table:table-cell>
          <table:table-cell office:value-type="float" office:value="0.0759183673469388" calcext:value-type="float">
            <text:p>0.0759183673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0/DSS--DSS1+Blue</text:p>
          </table:table-cell>
          <table:table-cell office:value-type="float" office:value="40" calcext:value-type="float">
            <text:p>40</text:p>
          </table:table-cell>
          <table:table-cell office:value-type="float" office:value="80.8923811" calcext:value-type="float">
            <text:p>80.8923811</text:p>
          </table:table-cell>
          <table:table-cell office:value-type="float" office:value="-11.9779639" calcext:value-type="float">
            <text:p>-11.9779639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1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43359375" calcext:value-type="float">
            <text:p>0.443359375</text:p>
          </table:table-cell>
          <table:table-cell office:value-type="float" office:value="0.107062146892655" calcext:value-type="float">
            <text:p>0.1070621469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1/WISE+(AllWISE)--w4</text:p>
          </table:table-cell>
          <table:table-cell office:value-type="float" office:value="41" calcext:value-type="float">
            <text:p>41</text:p>
          </table:table-cell>
          <table:table-cell office:value-type="float" office:value="113.095033" calcext:value-type="float">
            <text:p>113.095033</text:p>
          </table:table-cell>
          <table:table-cell office:value-type="float" office:value="-31.1912428" calcext:value-type="float">
            <text:p>-31.1912428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517578125" calcext:value-type="float">
            <text:p>0.517578125</text:p>
          </table:table-cell>
          <table:table-cell office:value-type="float" office:value="0.467676767676768" calcext:value-type="float">
            <text:p>0.46767676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41/WISE+(AllWISE)--w3</text:p>
          </table:table-cell>
          <table:table-cell office:value-type="float" office:value="41" calcext:value-type="float">
            <text:p>41</text:p>
          </table:table-cell>
          <table:table-cell office:value-type="float" office:value="113.095033" calcext:value-type="float">
            <text:p>113.095033</text:p>
          </table:table-cell>
          <table:table-cell office:value-type="float" office:value="-31.1912428" calcext:value-type="float">
            <text:p>-31.1912428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11" calcext:value-type="float">
            <text:p>11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.307328605200946" calcext:value-type="float">
            <text:p>0.3073286052</text:p>
          </table:table-cell>
          <table:table-cell office:value-type="float" office:value="0.369140625" calcext:value-type="float">
            <text:p>0.369140625</text:p>
          </table:table-cell>
          <table:table-cell office:value-type="float" office:value="0.213636363636364" calcext:value-type="float">
            <text:p>0.213636363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1/WISE+(AllWISE)--w2</text:p>
          </table:table-cell>
          <table:table-cell office:value-type="float" office:value="41" calcext:value-type="float">
            <text:p>41</text:p>
          </table:table-cell>
          <table:table-cell office:value-type="float" office:value="113.095033" calcext:value-type="float">
            <text:p>113.095033</text:p>
          </table:table-cell>
          <table:table-cell office:value-type="float" office:value="-31.1912428" calcext:value-type="float">
            <text:p>-31.1912428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8" calcext:value-type="float">
            <text:p>8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45703125" calcext:value-type="float">
            <text:p>0.345703125</text:p>
          </table:table-cell>
          <table:table-cell office:value-type="float" office:value="0.114646464646465" calcext:value-type="float">
            <text:p>0.114646464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1/WISE+(AllWISE)--w1</text:p>
          </table:table-cell>
          <table:table-cell office:value-type="float" office:value="41" calcext:value-type="float">
            <text:p>41</text:p>
          </table:table-cell>
          <table:table-cell office:value-type="float" office:value="113.095033" calcext:value-type="float">
            <text:p>113.095033</text:p>
          </table:table-cell>
          <table:table-cell office:value-type="float" office:value="-31.1912428" calcext:value-type="float">
            <text:p>-31.1912428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7" calcext:value-type="float">
            <text:p>7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33984375" calcext:value-type="float">
            <text:p>0.333984375</text:p>
          </table:table-cell>
          <table:table-cell office:value-type="float" office:value="0.105555555555556" calcext:value-type="float">
            <text:p>0.105555555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1/2MASS--K</text:p>
          </table:table-cell>
          <table:table-cell office:value-type="float" office:value="41" calcext:value-type="float">
            <text:p>41</text:p>
          </table:table-cell>
          <table:table-cell office:value-type="float" office:value="113.095033" calcext:value-type="float">
            <text:p>113.095033</text:p>
          </table:table-cell>
          <table:table-cell office:value-type="float" office:value="-31.1912428" calcext:value-type="float">
            <text:p>-31.1912428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333984375" calcext:value-type="float">
            <text:p>0.333984375</text:p>
          </table:table-cell>
          <table:table-cell office:value-type="float" office:value="0.0104810534802472" calcext:value-type="float">
            <text:p>0.0104810535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1/2MASS--J</text:p>
          </table:table-cell>
          <table:table-cell office:value-type="float" office:value="41" calcext:value-type="float">
            <text:p>41</text:p>
          </table:table-cell>
          <table:table-cell office:value-type="float" office:value="113.095033" calcext:value-type="float">
            <text:p>113.095033</text:p>
          </table:table-cell>
          <table:table-cell office:value-type="float" office:value="-31.1912428" calcext:value-type="float">
            <text:p>-31.1912428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302734375" calcext:value-type="float">
            <text:p>0.302734375</text:p>
          </table:table-cell>
          <table:table-cell office:value-type="float" office:value="0.00994356355818329" calcext:value-type="float">
            <text:p>0.009943563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1/2MASS--H</text:p>
          </table:table-cell>
          <table:table-cell office:value-type="float" office:value="41" calcext:value-type="float">
            <text:p>41</text:p>
          </table:table-cell>
          <table:table-cell office:value-type="float" office:value="113.095033" calcext:value-type="float">
            <text:p>113.095033</text:p>
          </table:table-cell>
          <table:table-cell office:value-type="float" office:value="-31.1912428" calcext:value-type="float">
            <text:p>-31.1912428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330078125" calcext:value-type="float">
            <text:p>0.330078125</text:p>
          </table:table-cell>
          <table:table-cell office:value-type="float" office:value="0.00859983875302338" calcext:value-type="float">
            <text:p>0.0085998388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1/DSS--DSS2+Red</text:p>
          </table:table-cell>
          <table:table-cell office:value-type="float" office:value="41" calcext:value-type="float">
            <text:p>41</text:p>
          </table:table-cell>
          <table:table-cell office:value-type="float" office:value="113.095033" calcext:value-type="float">
            <text:p>113.095033</text:p>
          </table:table-cell>
          <table:table-cell office:value-type="float" office:value="-31.1912428" calcext:value-type="float">
            <text:p>-31.1912428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1)</text:p>
          </table:table-cell>
          <table:table-cell office:value-type="float" office:value="7" calcext:value-type="float">
            <text:p>7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84765625" calcext:value-type="float">
            <text:p>0.384765625</text:p>
          </table:table-cell>
          <table:table-cell office:value-type="float" office:value="0.0838983050847458" calcext:value-type="float">
            <text:p>0.0838983051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1/DSS--DSS2+IR</text:p>
          </table:table-cell>
          <table:table-cell office:value-type="float" office:value="41" calcext:value-type="float">
            <text:p>41</text:p>
          </table:table-cell>
          <table:table-cell office:value-type="float" office:value="113.095033" calcext:value-type="float">
            <text:p>113.095033</text:p>
          </table:table-cell>
          <table:table-cell office:value-type="float" office:value="-31.1912428" calcext:value-type="float">
            <text:p>-31.1912428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76953125" calcext:value-type="float">
            <text:p>0.376953125</text:p>
          </table:table-cell>
          <table:table-cell office:value-type="float" office:value="0.0446327683615819" calcext:value-type="float">
            <text:p>0.044632768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1/DSS--DSS2+Blue</text:p>
          </table:table-cell>
          <table:table-cell office:value-type="float" office:value="41" calcext:value-type="float">
            <text:p>41</text:p>
          </table:table-cell>
          <table:table-cell office:value-type="float" office:value="113.095033" calcext:value-type="float">
            <text:p>113.095033</text:p>
          </table:table-cell>
          <table:table-cell office:value-type="float" office:value="-31.1912428" calcext:value-type="float">
            <text:p>-31.1912428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7, 17)</text:p>
          </table:table-cell>
          <table:table-cell office:value-type="float" office:value="7" calcext:value-type="float">
            <text:p>7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.0755813953488372" calcext:value-type="float">
            <text:p>0.0755813953</text:p>
          </table:table-cell>
          <table:table-cell office:value-type="float" office:value="0.470703125" calcext:value-type="float">
            <text:p>0.470703125</text:p>
          </table:table-cell>
          <table:table-cell office:value-type="float" office:value="0.181224489795918" calcext:value-type="float">
            <text:p>0.1812244898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1/DSS--DSS1+Red</text:p>
          </table:table-cell>
          <table:table-cell office:value-type="float" office:value="41" calcext:value-type="float">
            <text:p>41</text:p>
          </table:table-cell>
          <table:table-cell office:value-type="float" office:value="113.095033" calcext:value-type="float">
            <text:p>113.095033</text:p>
          </table:table-cell>
          <table:table-cell office:value-type="float" office:value="-31.1912428" calcext:value-type="float">
            <text:p>-31.1912428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1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8, 30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78515625" calcext:value-type="float">
            <text:p>0.478515625</text:p>
          </table:table-cell>
          <table:table-cell office:value-type="float" office:value="0.0983050847457627" calcext:value-type="float">
            <text:p>0.0983050847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1/DSS--DSS1+Blue</text:p>
          </table:table-cell>
          <table:table-cell office:value-type="float" office:value="41" calcext:value-type="float">
            <text:p>41</text:p>
          </table:table-cell>
          <table:table-cell office:value-type="float" office:value="113.095033" calcext:value-type="float">
            <text:p>113.095033</text:p>
          </table:table-cell>
          <table:table-cell office:value-type="float" office:value="-31.1912428" calcext:value-type="float">
            <text:p>-31.1912428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1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497737556561086" calcext:value-type="float">
            <text:p>0.0497737557</text:p>
          </table:table-cell>
          <table:table-cell office:value-type="float" office:value="0.470703125" calcext:value-type="float">
            <text:p>0.470703125</text:p>
          </table:table-cell>
          <table:table-cell office:value-type="float" office:value="0.13361581920904" calcext:value-type="float">
            <text:p>0.1336158192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2/WISE+(AllWISE)--w4</text:p>
          </table:table-cell>
          <table:table-cell office:value-type="float" office:value="42" calcext:value-type="float">
            <text:p>42</text:p>
          </table:table-cell>
          <table:table-cell office:value-type="float" office:value="165.6875562" calcext:value-type="float">
            <text:p>165.6875562</text:p>
          </table:table-cell>
          <table:table-cell office:value-type="float" office:value="-63.4945746" calcext:value-type="float">
            <text:p>-63.4945746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580078125" calcext:value-type="float">
            <text:p>0.580078125</text:p>
          </table:table-cell>
          <table:table-cell office:value-type="float" office:value="0.803535353535353" calcext:value-type="float">
            <text:p>0.80353535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42/WISE+(AllWISE)--w3</text:p>
          </table:table-cell>
          <table:table-cell office:value-type="float" office:value="42" calcext:value-type="float">
            <text:p>42</text:p>
          </table:table-cell>
          <table:table-cell office:value-type="float" office:value="165.6875562" calcext:value-type="float">
            <text:p>165.6875562</text:p>
          </table:table-cell>
          <table:table-cell office:value-type="float" office:value="-63.4945746" calcext:value-type="float">
            <text:p>-63.4945746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552734375" calcext:value-type="float">
            <text:p>0.552734375</text:p>
          </table:table-cell>
          <table:table-cell office:value-type="float" office:value="0.151515151515152" calcext:value-type="float">
            <text:p>0.15151515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42/WISE+(AllWISE)--w2</text:p>
          </table:table-cell>
          <table:table-cell office:value-type="float" office:value="42" calcext:value-type="float">
            <text:p>42</text:p>
          </table:table-cell>
          <table:table-cell office:value-type="float" office:value="165.6875562" calcext:value-type="float">
            <text:p>165.6875562</text:p>
          </table:table-cell>
          <table:table-cell office:value-type="float" office:value="-63.4945746" calcext:value-type="float">
            <text:p>-63.4945746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1, 22)</text:p>
          </table:table-cell>
          <table:table-cell office:value-type="float" office:value="7" calcext:value-type="float">
            <text:p>7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84765625" calcext:value-type="float">
            <text:p>0.384765625</text:p>
          </table:table-cell>
          <table:table-cell office:value-type="float" office:value="0.105555555555556" calcext:value-type="float">
            <text:p>0.105555555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2/WISE+(AllWISE)--w1</text:p>
          </table:table-cell>
          <table:table-cell office:value-type="float" office:value="42" calcext:value-type="float">
            <text:p>42</text:p>
          </table:table-cell>
          <table:table-cell office:value-type="float" office:value="165.6875562" calcext:value-type="float">
            <text:p>165.6875562</text:p>
          </table:table-cell>
          <table:table-cell office:value-type="float" office:value="-63.4945746" calcext:value-type="float">
            <text:p>-63.4945746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1, 22)</text:p>
          </table:table-cell>
          <table:table-cell office:value-type="float" office:value="7" calcext:value-type="float">
            <text:p>7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65234375" calcext:value-type="float">
            <text:p>0.365234375</text:p>
          </table:table-cell>
          <table:table-cell office:value-type="float" office:value="0.0914141414141414" calcext:value-type="float">
            <text:p>0.091414141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2/2MASS--K</text:p>
          </table:table-cell>
          <table:table-cell office:value-type="float" office:value="42" calcext:value-type="float">
            <text:p>42</text:p>
          </table:table-cell>
          <table:table-cell office:value-type="float" office:value="165.6875562" calcext:value-type="float">
            <text:p>165.6875562</text:p>
          </table:table-cell>
          <table:table-cell office:value-type="float" office:value="-63.4945746" calcext:value-type="float">
            <text:p>-63.4945746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310546875" calcext:value-type="float">
            <text:p>0.310546875</text:p>
          </table:table-cell>
          <table:table-cell office:value-type="float" office:value="0.0104810534802472" calcext:value-type="float">
            <text:p>0.0104810535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2/2MASS--J</text:p>
          </table:table-cell>
          <table:table-cell office:value-type="float" office:value="42" calcext:value-type="float">
            <text:p>42</text:p>
          </table:table-cell>
          <table:table-cell office:value-type="float" office:value="165.6875562" calcext:value-type="float">
            <text:p>165.6875562</text:p>
          </table:table-cell>
          <table:table-cell office:value-type="float" office:value="-63.4945746" calcext:value-type="float">
            <text:p>-63.4945746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337890625" calcext:value-type="float">
            <text:p>0.337890625</text:p>
          </table:table-cell>
          <table:table-cell office:value-type="float" office:value="0.00994356355818329" calcext:value-type="float">
            <text:p>0.009943563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2/2MASS--H</text:p>
          </table:table-cell>
          <table:table-cell office:value-type="float" office:value="42" calcext:value-type="float">
            <text:p>42</text:p>
          </table:table-cell>
          <table:table-cell office:value-type="float" office:value="165.6875562" calcext:value-type="float">
            <text:p>165.6875562</text:p>
          </table:table-cell>
          <table:table-cell office:value-type="float" office:value="-63.4945746" calcext:value-type="float">
            <text:p>-63.4945746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322265625" calcext:value-type="float">
            <text:p>0.322265625</text:p>
          </table:table-cell>
          <table:table-cell office:value-type="float" office:value="0.0104810534802472" calcext:value-type="float">
            <text:p>0.0104810535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2/DSS--DSS2+Red</text:p>
          </table:table-cell>
          <table:table-cell office:value-type="float" office:value="42" calcext:value-type="float">
            <text:p>42</text:p>
          </table:table-cell>
          <table:table-cell office:value-type="float" office:value="165.6875562" calcext:value-type="float">
            <text:p>165.6875562</text:p>
          </table:table-cell>
          <table:table-cell office:value-type="float" office:value="-63.4945746" calcext:value-type="float">
            <text:p>-63.4945746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8, 30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96484375" calcext:value-type="float">
            <text:p>0.396484375</text:p>
          </table:table-cell>
          <table:table-cell office:value-type="float" office:value="0.124576271186441" calcext:value-type="float">
            <text:p>0.1245762712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2/DSS--DSS2+IR</text:p>
          </table:table-cell>
          <table:table-cell office:value-type="float" office:value="42" calcext:value-type="float">
            <text:p>42</text:p>
          </table:table-cell>
          <table:table-cell office:value-type="float" office:value="165.6875562" calcext:value-type="float">
            <text:p>165.6875562</text:p>
          </table:table-cell>
          <table:table-cell office:value-type="float" office:value="-63.4945746" calcext:value-type="float">
            <text:p>-63.4945746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8, 3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53515625" calcext:value-type="float">
            <text:p>0.353515625</text:p>
          </table:table-cell>
          <table:table-cell office:value-type="float" office:value="0.0714689265536723" calcext:value-type="float">
            <text:p>0.071468926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3/WISE+(AllWISE)--w4</text:p>
          </table:table-cell>
          <table:table-cell office:value-type="float" office:value="43" calcext:value-type="float">
            <text:p>43</text:p>
          </table:table-cell>
          <table:table-cell office:value-type="float" office:value="127.4908112" calcext:value-type="float">
            <text:p>127.4908112</text:p>
          </table:table-cell>
          <table:table-cell office:value-type="float" office:value="-35.5392425" calcext:value-type="float">
            <text:p>-35.5392425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669921875" calcext:value-type="float">
            <text:p>0.669921875</text:p>
          </table:table-cell>
          <table:table-cell office:value-type="float" office:value="0.444938271604938" calcext:value-type="float">
            <text:p>0.44493827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43/WISE+(AllWISE)--w3</text:p>
          </table:table-cell>
          <table:table-cell office:value-type="float" office:value="43" calcext:value-type="float">
            <text:p>43</text:p>
          </table:table-cell>
          <table:table-cell office:value-type="float" office:value="127.4908112" calcext:value-type="float">
            <text:p>127.4908112</text:p>
          </table:table-cell>
          <table:table-cell office:value-type="float" office:value="-35.5392425" calcext:value-type="float">
            <text:p>-35.5392425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509765625" calcext:value-type="float">
            <text:p>0.509765625</text:p>
          </table:table-cell>
          <table:table-cell office:value-type="float" office:value="0.162962962962963" calcext:value-type="float">
            <text:p>0.1629629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43/WISE+(AllWISE)--w2</text:p>
          </table:table-cell>
          <table:table-cell office:value-type="float" office:value="43" calcext:value-type="float">
            <text:p>43</text:p>
          </table:table-cell>
          <table:table-cell office:value-type="float" office:value="127.4908112" calcext:value-type="float">
            <text:p>127.4908112</text:p>
          </table:table-cell>
          <table:table-cell office:value-type="float" office:value="-35.5392425" calcext:value-type="float">
            <text:p>-35.5392425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8" calcext:value-type="float">
            <text:p>8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65234375" calcext:value-type="float">
            <text:p>0.365234375</text:p>
          </table:table-cell>
          <table:table-cell office:value-type="float" office:value="0.10716049382716" calcext:value-type="float">
            <text:p>0.1071604938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3/WISE+(AllWISE)--w1</text:p>
          </table:table-cell>
          <table:table-cell office:value-type="float" office:value="43" calcext:value-type="float">
            <text:p>43</text:p>
          </table:table-cell>
          <table:table-cell office:value-type="float" office:value="127.4908112" calcext:value-type="float">
            <text:p>127.4908112</text:p>
          </table:table-cell>
          <table:table-cell office:value-type="float" office:value="-35.5392425" calcext:value-type="float">
            <text:p>-35.5392425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7" calcext:value-type="float">
            <text:p>7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41796875" calcext:value-type="float">
            <text:p>0.341796875</text:p>
          </table:table-cell>
          <table:table-cell office:value-type="float" office:value="0.0933333333333334" calcext:value-type="float">
            <text:p>0.0933333333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3/2MASS--K</text:p>
          </table:table-cell>
          <table:table-cell office:value-type="float" office:value="43" calcext:value-type="float">
            <text:p>43</text:p>
          </table:table-cell>
          <table:table-cell office:value-type="float" office:value="127.4908112" calcext:value-type="float">
            <text:p>127.4908112</text:p>
          </table:table-cell>
          <table:table-cell office:value-type="float" office:value="-35.5392425" calcext:value-type="float">
            <text:p>-35.5392425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29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22265625" calcext:value-type="float">
            <text:p>0.322265625</text:p>
          </table:table-cell>
          <table:table-cell office:value-type="float" office:value="0.0107497984412792" calcext:value-type="float">
            <text:p>0.010749798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3/2MASS--J</text:p>
          </table:table-cell>
          <table:table-cell office:value-type="float" office:value="43" calcext:value-type="float">
            <text:p>43</text:p>
          </table:table-cell>
          <table:table-cell office:value-type="float" office:value="127.4908112" calcext:value-type="float">
            <text:p>127.4908112</text:p>
          </table:table-cell>
          <table:table-cell office:value-type="float" office:value="-35.5392425" calcext:value-type="float">
            <text:p>-35.5392425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29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22265625" calcext:value-type="float">
            <text:p>0.322265625</text:p>
          </table:table-cell>
          <table:table-cell office:value-type="float" office:value="0.0102123085192153" calcext:value-type="float">
            <text:p>0.0102123085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3/2MASS--H</text:p>
          </table:table-cell>
          <table:table-cell office:value-type="float" office:value="43" calcext:value-type="float">
            <text:p>43</text:p>
          </table:table-cell>
          <table:table-cell office:value-type="float" office:value="127.4908112" calcext:value-type="float">
            <text:p>127.4908112</text:p>
          </table:table-cell>
          <table:table-cell office:value-type="float" office:value="-35.5392425" calcext:value-type="float">
            <text:p>-35.5392425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29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14453125" calcext:value-type="float">
            <text:p>0.314453125</text:p>
          </table:table-cell>
          <table:table-cell office:value-type="float" office:value="0.00994356355818329" calcext:value-type="float">
            <text:p>0.009943563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3/DSS--DSS2+Red</text:p>
          </table:table-cell>
          <table:table-cell office:value-type="float" office:value="43" calcext:value-type="float">
            <text:p>43</text:p>
          </table:table-cell>
          <table:table-cell office:value-type="float" office:value="127.4908112" calcext:value-type="float">
            <text:p>127.4908112</text:p>
          </table:table-cell>
          <table:table-cell office:value-type="float" office:value="-35.5392425" calcext:value-type="float">
            <text:p>-35.5392425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65234375" calcext:value-type="float">
            <text:p>0.365234375</text:p>
          </table:table-cell>
          <table:table-cell office:value-type="float" office:value="0.0429378531073446" calcext:value-type="float">
            <text:p>0.0429378531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3/DSS--DSS2+IR</text:p>
          </table:table-cell>
          <table:table-cell office:value-type="float" office:value="43" calcext:value-type="float">
            <text:p>43</text:p>
          </table:table-cell>
          <table:table-cell office:value-type="float" office:value="127.4908112" calcext:value-type="float">
            <text:p>127.4908112</text:p>
          </table:table-cell>
          <table:table-cell office:value-type="float" office:value="-35.5392425" calcext:value-type="float">
            <text:p>-35.5392425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8, 30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76953125" calcext:value-type="float">
            <text:p>0.376953125</text:p>
          </table:table-cell>
          <table:table-cell office:value-type="float" office:value="0.0629943502824859" calcext:value-type="float">
            <text:p>0.0629943503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4/WISE+(AllWISE)--w4</text:p>
          </table:table-cell>
          <table:table-cell office:value-type="float" office:value="44" calcext:value-type="float">
            <text:p>44</text:p>
          </table:table-cell>
          <table:table-cell office:value-type="float" office:value="128.2922267" calcext:value-type="float">
            <text:p>128.2922267</text:p>
          </table:table-cell>
          <table:table-cell office:value-type="float" office:value="-26.0387403" calcext:value-type="float">
            <text:p>-26.0387403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564453125" calcext:value-type="float">
            <text:p>0.564453125</text:p>
          </table:table-cell>
          <table:table-cell office:value-type="float" office:value="0.478282828282828" calcext:value-type="float">
            <text:p>0.4782828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44/WISE+(AllWISE)--w3</text:p>
          </table:table-cell>
          <table:table-cell office:value-type="float" office:value="44" calcext:value-type="float">
            <text:p>44</text:p>
          </table:table-cell>
          <table:table-cell office:value-type="float" office:value="128.2922267" calcext:value-type="float">
            <text:p>128.2922267</text:p>
          </table:table-cell>
          <table:table-cell office:value-type="float" office:value="-26.0387403" calcext:value-type="float">
            <text:p>-26.0387403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3, 21)</text:p>
          </table:table-cell>
          <table:table-cell office:value-type="float" office:value="11" calcext:value-type="float">
            <text:p>11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.290556900726392" calcext:value-type="float">
            <text:p>0.2905569007</text:p>
          </table:table-cell>
          <table:table-cell office:value-type="float" office:value="0.408203125" calcext:value-type="float">
            <text:p>0.408203125</text:p>
          </table:table-cell>
          <table:table-cell office:value-type="float" office:value="0.208585858585859" calcext:value-type="float">
            <text:p>0.208585858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4/WISE+(AllWISE)--w2</text:p>
          </table:table-cell>
          <table:table-cell office:value-type="float" office:value="44" calcext:value-type="float">
            <text:p>44</text:p>
          </table:table-cell>
          <table:table-cell office:value-type="float" office:value="128.2922267" calcext:value-type="float">
            <text:p>128.2922267</text:p>
          </table:table-cell>
          <table:table-cell office:value-type="float" office:value="-26.0387403" calcext:value-type="float">
            <text:p>-26.0387403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45703125" calcext:value-type="float">
            <text:p>0.345703125</text:p>
          </table:table-cell>
          <table:table-cell office:value-type="float" office:value="0.116666666666667" calcext:value-type="float">
            <text:p>0.1166666667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4/WISE+(AllWISE)--w1</text:p>
          </table:table-cell>
          <table:table-cell office:value-type="float" office:value="44" calcext:value-type="float">
            <text:p>44</text:p>
          </table:table-cell>
          <table:table-cell office:value-type="float" office:value="128.2922267" calcext:value-type="float">
            <text:p>128.2922267</text:p>
          </table:table-cell>
          <table:table-cell office:value-type="float" office:value="-26.0387403" calcext:value-type="float">
            <text:p>-26.0387403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0078125" calcext:value-type="float">
            <text:p>0.330078125</text:p>
          </table:table-cell>
          <table:table-cell office:value-type="float" office:value="0.0984848484848485" calcext:value-type="float">
            <text:p>0.0984848485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4/2MASS--K</text:p>
          </table:table-cell>
          <table:table-cell office:value-type="float" office:value="44" calcext:value-type="float">
            <text:p>44</text:p>
          </table:table-cell>
          <table:table-cell office:value-type="float" office:value="128.2922267" calcext:value-type="float">
            <text:p>128.2922267</text:p>
          </table:table-cell>
          <table:table-cell office:value-type="float" office:value="-26.0387403" calcext:value-type="float">
            <text:p>-26.0387403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326171875" calcext:value-type="float">
            <text:p>0.326171875</text:p>
          </table:table-cell>
          <table:table-cell office:value-type="float" office:value="0.0110185434023112" calcext:value-type="float">
            <text:p>0.011018543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4/2MASS--J</text:p>
          </table:table-cell>
          <table:table-cell office:value-type="float" office:value="44" calcext:value-type="float">
            <text:p>44</text:p>
          </table:table-cell>
          <table:table-cell office:value-type="float" office:value="128.2922267" calcext:value-type="float">
            <text:p>128.2922267</text:p>
          </table:table-cell>
          <table:table-cell office:value-type="float" office:value="-26.0387403" calcext:value-type="float">
            <text:p>-26.0387403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298828125" calcext:value-type="float">
            <text:p>0.298828125</text:p>
          </table:table-cell>
          <table:table-cell office:value-type="float" office:value="0.0112872883633432" calcext:value-type="float">
            <text:p>0.011287288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4/2MASS--H</text:p>
          </table:table-cell>
          <table:table-cell office:value-type="float" office:value="44" calcext:value-type="float">
            <text:p>44</text:p>
          </table:table-cell>
          <table:table-cell office:value-type="float" office:value="128.2922267" calcext:value-type="float">
            <text:p>128.2922267</text:p>
          </table:table-cell>
          <table:table-cell office:value-type="float" office:value="-26.0387403" calcext:value-type="float">
            <text:p>-26.0387403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330078125" calcext:value-type="float">
            <text:p>0.330078125</text:p>
          </table:table-cell>
          <table:table-cell office:value-type="float" office:value="0.00913732867508734" calcext:value-type="float">
            <text:p>0.0091373287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4/DSS--DSS2+Red</text:p>
          </table:table-cell>
          <table:table-cell office:value-type="float" office:value="44" calcext:value-type="float">
            <text:p>44</text:p>
          </table:table-cell>
          <table:table-cell office:value-type="float" office:value="128.2922267" calcext:value-type="float">
            <text:p>128.2922267</text:p>
          </table:table-cell>
          <table:table-cell office:value-type="float" office:value="-26.0387403" calcext:value-type="float">
            <text:p>-26.0387403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30)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4296875" calcext:value-type="float">
            <text:p>0.404296875</text:p>
          </table:table-cell>
          <table:table-cell office:value-type="float" office:value="0.0915254237288136" calcext:value-type="float">
            <text:p>0.0915254237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4/DSS--DSS2+IR</text:p>
          </table:table-cell>
          <table:table-cell office:value-type="float" office:value="44" calcext:value-type="float">
            <text:p>44</text:p>
          </table:table-cell>
          <table:table-cell office:value-type="float" office:value="128.2922267" calcext:value-type="float">
            <text:p>128.2922267</text:p>
          </table:table-cell>
          <table:table-cell office:value-type="float" office:value="-26.0387403" calcext:value-type="float">
            <text:p>-26.0387403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84765625" calcext:value-type="float">
            <text:p>0.384765625</text:p>
          </table:table-cell>
          <table:table-cell office:value-type="float" office:value="0.0449152542372881" calcext:value-type="float">
            <text:p>0.0449152542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4/DSS--DSS2+Blue</text:p>
          </table:table-cell>
          <table:table-cell office:value-type="float" office:value="44" calcext:value-type="float">
            <text:p>44</text:p>
          </table:table-cell>
          <table:table-cell office:value-type="float" office:value="128.2922267" calcext:value-type="float">
            <text:p>128.2922267</text:p>
          </table:table-cell>
          <table:table-cell office:value-type="float" office:value="-26.0387403" calcext:value-type="float">
            <text:p>-26.0387403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7, 17)</text:p>
          </table:table-cell>
          <table:table-cell office:value-type="float" office:value="7" calcext:value-type="float">
            <text:p>7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.0787878787878788" calcext:value-type="float">
            <text:p>0.0787878788</text:p>
          </table:table-cell>
          <table:table-cell office:value-type="float" office:value="0.486328125" calcext:value-type="float">
            <text:p>0.486328125</text:p>
          </table:table-cell>
          <table:table-cell office:value-type="float" office:value="0.182857142857143" calcext:value-type="float">
            <text:p>0.1828571429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4/DSS--DSS1+Red</text:p>
          </table:table-cell>
          <table:table-cell office:value-type="float" office:value="44" calcext:value-type="float">
            <text:p>44</text:p>
          </table:table-cell>
          <table:table-cell office:value-type="float" office:value="128.2922267" calcext:value-type="float">
            <text:p>128.2922267</text:p>
          </table:table-cell>
          <table:table-cell office:value-type="float" office:value="-26.0387403" calcext:value-type="float">
            <text:p>-26.0387403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1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39453125" calcext:value-type="float">
            <text:p>0.439453125</text:p>
          </table:table-cell>
          <table:table-cell office:value-type="float" office:value="0.0932203389830509" calcext:value-type="float">
            <text:p>0.093220339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4/DSS--DSS1+Blue</text:p>
          </table:table-cell>
          <table:table-cell office:value-type="float" office:value="44" calcext:value-type="float">
            <text:p>44</text:p>
          </table:table-cell>
          <table:table-cell office:value-type="float" office:value="128.2922267" calcext:value-type="float">
            <text:p>128.2922267</text:p>
          </table:table-cell>
          <table:table-cell office:value-type="float" office:value="-26.0387403" calcext:value-type="float">
            <text:p>-26.0387403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1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11" calcext:value-type="float">
            <text:p>11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.0689655172413793" calcext:value-type="float">
            <text:p>0.0689655172</text:p>
          </table:table-cell>
          <table:table-cell office:value-type="float" office:value="0.458984375" calcext:value-type="float">
            <text:p>0.458984375</text:p>
          </table:table-cell>
          <table:table-cell office:value-type="float" office:value="0.129378531073446" calcext:value-type="float">
            <text:p>0.1293785311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5/WISE+(AllWISE)--w4</text:p>
          </table:table-cell>
          <table:table-cell office:value-type="float" office:value="45" calcext:value-type="float">
            <text:p>45</text:p>
          </table:table-cell>
          <table:table-cell office:value-type="float" office:value="120.649123" calcext:value-type="float">
            <text:p>120.649123</text:p>
          </table:table-cell>
          <table:table-cell office:value-type="float" office:value="-65.5903823" calcext:value-type="float">
            <text:p>-65.5903823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623046875" calcext:value-type="float">
            <text:p>0.623046875</text:p>
          </table:table-cell>
          <table:table-cell office:value-type="float" office:value="0.596543209876543" calcext:value-type="float">
            <text:p>0.59654320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45/WISE+(AllWISE)--w3</text:p>
          </table:table-cell>
          <table:table-cell office:value-type="float" office:value="45" calcext:value-type="float">
            <text:p>45</text:p>
          </table:table-cell>
          <table:table-cell office:value-type="float" office:value="120.649123" calcext:value-type="float">
            <text:p>120.649123</text:p>
          </table:table-cell>
          <table:table-cell office:value-type="float" office:value="-65.5903823" calcext:value-type="float">
            <text:p>-65.5903823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458984375" calcext:value-type="float">
            <text:p>0.458984375</text:p>
          </table:table-cell>
          <table:table-cell office:value-type="float" office:value="0.205925925925926" calcext:value-type="float">
            <text:p>0.20592592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45/WISE+(AllWISE)--w2</text:p>
          </table:table-cell>
          <table:table-cell office:value-type="float" office:value="45" calcext:value-type="float">
            <text:p>45</text:p>
          </table:table-cell>
          <table:table-cell office:value-type="float" office:value="120.649123" calcext:value-type="float">
            <text:p>120.649123</text:p>
          </table:table-cell>
          <table:table-cell office:value-type="float" office:value="-65.5903823" calcext:value-type="float">
            <text:p>-65.5903823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8" calcext:value-type="float">
            <text:p>8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45703125" calcext:value-type="float">
            <text:p>0.345703125</text:p>
          </table:table-cell>
          <table:table-cell office:value-type="float" office:value="0.11358024691358" calcext:value-type="float">
            <text:p>0.1135802469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5/WISE+(AllWISE)--w1</text:p>
          </table:table-cell>
          <table:table-cell office:value-type="float" office:value="45" calcext:value-type="float">
            <text:p>45</text:p>
          </table:table-cell>
          <table:table-cell office:value-type="float" office:value="120.649123" calcext:value-type="float">
            <text:p>120.649123</text:p>
          </table:table-cell>
          <table:table-cell office:value-type="float" office:value="-65.5903823" calcext:value-type="float">
            <text:p>-65.5903823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7" calcext:value-type="float">
            <text:p>7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33984375" calcext:value-type="float">
            <text:p>0.333984375</text:p>
          </table:table-cell>
          <table:table-cell office:value-type="float" office:value="0.0948148148148148" calcext:value-type="float">
            <text:p>0.0948148148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5/2MASS--K</text:p>
          </table:table-cell>
          <table:table-cell office:value-type="float" office:value="45" calcext:value-type="float">
            <text:p>45</text:p>
          </table:table-cell>
          <table:table-cell office:value-type="float" office:value="120.649123" calcext:value-type="float">
            <text:p>120.649123</text:p>
          </table:table-cell>
          <table:table-cell office:value-type="float" office:value="-65.5903823" calcext:value-type="float">
            <text:p>-65.5903823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30)</text:p>
          </table:table-cell>
          <table:table-cell office:value-type="float" office:value="4" calcext:value-type="float">
            <text:p>4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33984375" calcext:value-type="float">
            <text:p>0.333984375</text:p>
          </table:table-cell>
          <table:table-cell office:value-type="float" office:value="0.0110185434023112" calcext:value-type="float">
            <text:p>0.011018543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5/2MASS--J</text:p>
          </table:table-cell>
          <table:table-cell office:value-type="float" office:value="45" calcext:value-type="float">
            <text:p>45</text:p>
          </table:table-cell>
          <table:table-cell office:value-type="float" office:value="120.649123" calcext:value-type="float">
            <text:p>120.649123</text:p>
          </table:table-cell>
          <table:table-cell office:value-type="float" office:value="-65.5903823" calcext:value-type="float">
            <text:p>-65.5903823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30)</text:p>
          </table:table-cell>
          <table:table-cell office:value-type="float" office:value="4" calcext:value-type="float">
            <text:p>4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14453125" calcext:value-type="float">
            <text:p>0.314453125</text:p>
          </table:table-cell>
          <table:table-cell office:value-type="float" office:value="0.0112872883633432" calcext:value-type="float">
            <text:p>0.011287288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5/2MASS--H</text:p>
          </table:table-cell>
          <table:table-cell office:value-type="float" office:value="45" calcext:value-type="float">
            <text:p>45</text:p>
          </table:table-cell>
          <table:table-cell office:value-type="float" office:value="120.649123" calcext:value-type="float">
            <text:p>120.649123</text:p>
          </table:table-cell>
          <table:table-cell office:value-type="float" office:value="-65.5903823" calcext:value-type="float">
            <text:p>-65.5903823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30)</text:p>
          </table:table-cell>
          <table:table-cell office:value-type="float" office:value="4" calcext:value-type="float">
            <text:p>4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18359375" calcext:value-type="float">
            <text:p>0.318359375</text:p>
          </table:table-cell>
          <table:table-cell office:value-type="float" office:value="0.0104810534802472" calcext:value-type="float">
            <text:p>0.0104810535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5/DSS--DSS2+Red</text:p>
          </table:table-cell>
          <table:table-cell office:value-type="float" office:value="45" calcext:value-type="float">
            <text:p>45</text:p>
          </table:table-cell>
          <table:table-cell office:value-type="float" office:value="120.649123" calcext:value-type="float">
            <text:p>120.649123</text:p>
          </table:table-cell>
          <table:table-cell office:value-type="float" office:value="-65.5903823" calcext:value-type="float">
            <text:p>-65.5903823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9" calcext:value-type="float">
            <text:p>9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431640625" calcext:value-type="float">
            <text:p>0.431640625</text:p>
          </table:table-cell>
          <table:table-cell office:value-type="float" office:value="0.0996839988509049" calcext:value-type="float">
            <text:p>0.0996839989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5/DSS--DSS2+IR</text:p>
          </table:table-cell>
          <table:table-cell office:value-type="float" office:value="45" calcext:value-type="float">
            <text:p>45</text:p>
          </table:table-cell>
          <table:table-cell office:value-type="float" office:value="120.649123" calcext:value-type="float">
            <text:p>120.649123</text:p>
          </table:table-cell>
          <table:table-cell office:value-type="float" office:value="-65.5903823" calcext:value-type="float">
            <text:p>-65.5903823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88671875" calcext:value-type="float">
            <text:p>0.388671875</text:p>
          </table:table-cell>
          <table:table-cell office:value-type="float" office:value="0.0624293785310735" calcext:value-type="float">
            <text:p>0.0624293785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5/DSS--DSS2+Blue</text:p>
          </table:table-cell>
          <table:table-cell office:value-type="float" office:value="45" calcext:value-type="float">
            <text:p>45</text:p>
          </table:table-cell>
          <table:table-cell office:value-type="float" office:value="120.649123" calcext:value-type="float">
            <text:p>120.649123</text:p>
          </table:table-cell>
          <table:table-cell office:value-type="float" office:value="-65.5903823" calcext:value-type="float">
            <text:p>-65.5903823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7, 16)</text:p>
          </table:table-cell>
          <table:table-cell office:value-type="float" office:value="7" calcext:value-type="float">
            <text:p>7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.122222222222222" calcext:value-type="float">
            <text:p>0.1222222222</text:p>
          </table:table-cell>
          <table:table-cell office:value-type="float" office:value="0.513671875" calcext:value-type="float">
            <text:p>0.513671875</text:p>
          </table:table-cell>
          <table:table-cell office:value-type="float" office:value="0.183673469387755" calcext:value-type="float">
            <text:p>0.183673469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6/WISE+(AllWISE)--w4</text:p>
          </table:table-cell>
          <table:table-cell office:value-type="float" office:value="46" calcext:value-type="float">
            <text:p>46</text:p>
          </table:table-cell>
          <table:table-cell office:value-type="float" office:value="156.6515416" calcext:value-type="float">
            <text:p>156.6515416</text:p>
          </table:table-cell>
          <table:table-cell office:value-type="float" office:value="-34.5753251" calcext:value-type="float">
            <text:p>-34.5753251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669921875" calcext:value-type="float">
            <text:p>0.669921875</text:p>
          </table:table-cell>
          <table:table-cell office:value-type="float" office:value="0.376296296296296" calcext:value-type="float">
            <text:p>0.37629629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46/WISE+(AllWISE)--w3</text:p>
          </table:table-cell>
          <table:table-cell office:value-type="float" office:value="46" calcext:value-type="float">
            <text:p>46</text:p>
          </table:table-cell>
          <table:table-cell office:value-type="float" office:value="156.6515416" calcext:value-type="float">
            <text:p>156.6515416</text:p>
          </table:table-cell>
          <table:table-cell office:value-type="float" office:value="-34.5753251" calcext:value-type="float">
            <text:p>-34.5753251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443359375" calcext:value-type="float">
            <text:p>0.443359375</text:p>
          </table:table-cell>
          <table:table-cell office:value-type="float" office:value="0.182222222222222" calcext:value-type="float">
            <text:p>0.18222222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46/WISE+(AllWISE)--w2</text:p>
          </table:table-cell>
          <table:table-cell office:value-type="float" office:value="46" calcext:value-type="float">
            <text:p>46</text:p>
          </table:table-cell>
          <table:table-cell office:value-type="float" office:value="156.6515416" calcext:value-type="float">
            <text:p>156.6515416</text:p>
          </table:table-cell>
          <table:table-cell office:value-type="float" office:value="-34.5753251" calcext:value-type="float">
            <text:p>-34.5753251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8" calcext:value-type="float">
            <text:p>8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45703125" calcext:value-type="float">
            <text:p>0.345703125</text:p>
          </table:table-cell>
          <table:table-cell office:value-type="float" office:value="0.112098765432099" calcext:value-type="float">
            <text:p>0.112098765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6/WISE+(AllWISE)--w1</text:p>
          </table:table-cell>
          <table:table-cell office:value-type="float" office:value="46" calcext:value-type="float">
            <text:p>46</text:p>
          </table:table-cell>
          <table:table-cell office:value-type="float" office:value="156.6515416" calcext:value-type="float">
            <text:p>156.6515416</text:p>
          </table:table-cell>
          <table:table-cell office:value-type="float" office:value="-34.5753251" calcext:value-type="float">
            <text:p>-34.5753251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7" calcext:value-type="float">
            <text:p>7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33984375" calcext:value-type="float">
            <text:p>0.333984375</text:p>
          </table:table-cell>
          <table:table-cell office:value-type="float" office:value="0.102222222222222" calcext:value-type="float">
            <text:p>0.1022222222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6/2MASS--K</text:p>
          </table:table-cell>
          <table:table-cell office:value-type="float" office:value="46" calcext:value-type="float">
            <text:p>46</text:p>
          </table:table-cell>
          <table:table-cell office:value-type="float" office:value="156.6515416" calcext:value-type="float">
            <text:p>156.6515416</text:p>
          </table:table-cell>
          <table:table-cell office:value-type="float" office:value="-34.5753251" calcext:value-type="float">
            <text:p>-34.5753251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322265625" calcext:value-type="float">
            <text:p>0.322265625</text:p>
          </table:table-cell>
          <table:table-cell office:value-type="float" office:value="0.0110185434023112" calcext:value-type="float">
            <text:p>0.011018543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6/2MASS--J</text:p>
          </table:table-cell>
          <table:table-cell office:value-type="float" office:value="46" calcext:value-type="float">
            <text:p>46</text:p>
          </table:table-cell>
          <table:table-cell office:value-type="float" office:value="156.6515416" calcext:value-type="float">
            <text:p>156.6515416</text:p>
          </table:table-cell>
          <table:table-cell office:value-type="float" office:value="-34.5753251" calcext:value-type="float">
            <text:p>-34.5753251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310546875" calcext:value-type="float">
            <text:p>0.310546875</text:p>
          </table:table-cell>
          <table:table-cell office:value-type="float" office:value="0.0120935232464391" calcext:value-type="float">
            <text:p>0.0120935232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6/2MASS--H</text:p>
          </table:table-cell>
          <table:table-cell office:value-type="float" office:value="46" calcext:value-type="float">
            <text:p>46</text:p>
          </table:table-cell>
          <table:table-cell office:value-type="float" office:value="156.6515416" calcext:value-type="float">
            <text:p>156.6515416</text:p>
          </table:table-cell>
          <table:table-cell office:value-type="float" office:value="-34.5753251" calcext:value-type="float">
            <text:p>-34.5753251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314453125" calcext:value-type="float">
            <text:p>0.314453125</text:p>
          </table:table-cell>
          <table:table-cell office:value-type="float" office:value="0.0107497984412792" calcext:value-type="float">
            <text:p>0.010749798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6/DSS--DSS2+Red</text:p>
          </table:table-cell>
          <table:table-cell office:value-type="float" office:value="46" calcext:value-type="float">
            <text:p>46</text:p>
          </table:table-cell>
          <table:table-cell office:value-type="float" office:value="156.6515416" calcext:value-type="float">
            <text:p>156.6515416</text:p>
          </table:table-cell>
          <table:table-cell office:value-type="float" office:value="-34.5753251" calcext:value-type="float">
            <text:p>-34.5753251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04296875" calcext:value-type="float">
            <text:p>0.404296875</text:p>
          </table:table-cell>
          <table:table-cell office:value-type="float" office:value="0.11045197740113" calcext:value-type="float">
            <text:p>0.110451977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6/DSS--DSS2+IR</text:p>
          </table:table-cell>
          <table:table-cell office:value-type="float" office:value="46" calcext:value-type="float">
            <text:p>46</text:p>
          </table:table-cell>
          <table:table-cell office:value-type="float" office:value="156.6515416" calcext:value-type="float">
            <text:p>156.6515416</text:p>
          </table:table-cell>
          <table:table-cell office:value-type="float" office:value="-34.5753251" calcext:value-type="float">
            <text:p>-34.5753251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80859375" calcext:value-type="float">
            <text:p>0.380859375</text:p>
          </table:table-cell>
          <table:table-cell office:value-type="float" office:value="0.0641242937853107" calcext:value-type="float">
            <text:p>0.0641242938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6/DSS--DSS2+Blue</text:p>
          </table:table-cell>
          <table:table-cell office:value-type="float" office:value="46" calcext:value-type="float">
            <text:p>46</text:p>
          </table:table-cell>
          <table:table-cell office:value-type="float" office:value="156.6515416" calcext:value-type="float">
            <text:p>156.6515416</text:p>
          </table:table-cell>
          <table:table-cell office:value-type="float" office:value="-34.5753251" calcext:value-type="float">
            <text:p>-34.5753251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7, 16)</text:p>
          </table:table-cell>
          <table:table-cell office:value-type="float" office:value="7" calcext:value-type="float">
            <text:p>7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.142857142857143" calcext:value-type="float">
            <text:p>0.1428571429</text:p>
          </table:table-cell>
          <table:table-cell office:value-type="float" office:value="0.474609375" calcext:value-type="float">
            <text:p>0.474609375</text:p>
          </table:table-cell>
          <table:table-cell office:value-type="float" office:value="0.182857142857143" calcext:value-type="float">
            <text:p>0.1828571429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7/WISE+(AllWISE)--w4</text:p>
          </table:table-cell>
          <table:table-cell office:value-type="float" office:value="47" calcext:value-type="float">
            <text:p>47</text:p>
          </table:table-cell>
          <table:table-cell office:value-type="float" office:value="63.3223469" calcext:value-type="float">
            <text:p>63.3223469</text:p>
          </table:table-cell>
          <table:table-cell office:value-type="float" office:value="-16.8049203" calcext:value-type="float">
            <text:p>-16.8049203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548828125" calcext:value-type="float">
            <text:p>0.548828125</text:p>
          </table:table-cell>
          <table:table-cell office:value-type="float" office:value="0.447474747474747" calcext:value-type="float">
            <text:p>0.44747474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47/WISE+(AllWISE)--w3</text:p>
          </table:table-cell>
          <table:table-cell office:value-type="float" office:value="47" calcext:value-type="float">
            <text:p>47</text:p>
          </table:table-cell>
          <table:table-cell office:value-type="float" office:value="63.3223469" calcext:value-type="float">
            <text:p>63.3223469</text:p>
          </table:table-cell>
          <table:table-cell office:value-type="float" office:value="-16.8049203" calcext:value-type="float">
            <text:p>-16.8049203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293975903614458" calcext:value-type="float">
            <text:p>0.2939759036</text:p>
          </table:table-cell>
          <table:table-cell office:value-type="float" office:value="0.369140625" calcext:value-type="float">
            <text:p>0.369140625</text:p>
          </table:table-cell>
          <table:table-cell office:value-type="float" office:value="0.20959595959596" calcext:value-type="float">
            <text:p>0.209595959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7/WISE+(AllWISE)--w2</text:p>
          </table:table-cell>
          <table:table-cell office:value-type="float" office:value="47" calcext:value-type="float">
            <text:p>47</text:p>
          </table:table-cell>
          <table:table-cell office:value-type="float" office:value="63.3223469" calcext:value-type="float">
            <text:p>63.3223469</text:p>
          </table:table-cell>
          <table:table-cell office:value-type="float" office:value="-16.8049203" calcext:value-type="float">
            <text:p>-16.8049203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56410256410256" calcext:value-type="float">
            <text:p>0.0256410256</text:p>
          </table:table-cell>
          <table:table-cell office:value-type="float" office:value="0.341796875" calcext:value-type="float">
            <text:p>0.341796875</text:p>
          </table:table-cell>
          <table:table-cell office:value-type="float" office:value="0.137878787878788" calcext:value-type="float">
            <text:p>0.1378787879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7/WISE+(AllWISE)--w1</text:p>
          </table:table-cell>
          <table:table-cell office:value-type="float" office:value="47" calcext:value-type="float">
            <text:p>47</text:p>
          </table:table-cell>
          <table:table-cell office:value-type="float" office:value="63.3223469" calcext:value-type="float">
            <text:p>63.3223469</text:p>
          </table:table-cell>
          <table:table-cell office:value-type="float" office:value="-16.8049203" calcext:value-type="float">
            <text:p>-16.8049203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323325635103926" calcext:value-type="float">
            <text:p>0.3233256351</text:p>
          </table:table-cell>
          <table:table-cell office:value-type="float" office:value="0.392578125" calcext:value-type="float">
            <text:p>0.392578125</text:p>
          </table:table-cell>
          <table:table-cell office:value-type="float" office:value="0.218686868686869" calcext:value-type="float">
            <text:p>0.2186868687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7/2MASS--K</text:p>
          </table:table-cell>
          <table:table-cell office:value-type="float" office:value="47" calcext:value-type="float">
            <text:p>47</text:p>
          </table:table-cell>
          <table:table-cell office:value-type="float" office:value="63.3223469" calcext:value-type="float">
            <text:p>63.3223469</text:p>
          </table:table-cell>
          <table:table-cell office:value-type="float" office:value="-16.8049203" calcext:value-type="float">
            <text:p>-16.8049203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353515625" calcext:value-type="float">
            <text:p>0.353515625</text:p>
          </table:table-cell>
          <table:table-cell office:value-type="float" office:value="0.0182746573501747" calcext:value-type="float">
            <text:p>0.018274657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7/2MASS--J</text:p>
          </table:table-cell>
          <table:table-cell office:value-type="float" office:value="47" calcext:value-type="float">
            <text:p>47</text:p>
          </table:table-cell>
          <table:table-cell office:value-type="float" office:value="63.3223469" calcext:value-type="float">
            <text:p>63.3223469</text:p>
          </table:table-cell>
          <table:table-cell office:value-type="float" office:value="-16.8049203" calcext:value-type="float">
            <text:p>-16.8049203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353515625" calcext:value-type="float">
            <text:p>0.353515625</text:p>
          </table:table-cell>
          <table:table-cell office:value-type="float" office:value="0.0185434023112067" calcext:value-type="float">
            <text:p>0.0185434023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7/2MASS--H</text:p>
          </table:table-cell>
          <table:table-cell office:value-type="float" office:value="47" calcext:value-type="float">
            <text:p>47</text:p>
          </table:table-cell>
          <table:table-cell office:value-type="float" office:value="63.3223469" calcext:value-type="float">
            <text:p>63.3223469</text:p>
          </table:table-cell>
          <table:table-cell office:value-type="float" office:value="-16.8049203" calcext:value-type="float">
            <text:p>-16.8049203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322265625" calcext:value-type="float">
            <text:p>0.322265625</text:p>
          </table:table-cell>
          <table:table-cell office:value-type="float" office:value="0.0196183821553346" calcext:value-type="float">
            <text:p>0.0196183822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7/DSS--DSS2+Red</text:p>
          </table:table-cell>
          <table:table-cell office:value-type="float" office:value="47" calcext:value-type="float">
            <text:p>47</text:p>
          </table:table-cell>
          <table:table-cell office:value-type="float" office:value="63.3223469" calcext:value-type="float">
            <text:p>63.3223469</text:p>
          </table:table-cell>
          <table:table-cell office:value-type="float" office:value="-16.8049203" calcext:value-type="float">
            <text:p>-16.8049203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8, 30)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0528846153846154" calcext:value-type="float">
            <text:p>0.0528846154</text:p>
          </table:table-cell>
          <table:table-cell office:value-type="float" office:value="0.443359375" calcext:value-type="float">
            <text:p>0.443359375</text:p>
          </table:table-cell>
          <table:table-cell office:value-type="float" office:value="0.131638418079096" calcext:value-type="float">
            <text:p>0.1316384181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7/DSS--DSS2+IR</text:p>
          </table:table-cell>
          <table:table-cell office:value-type="float" office:value="47" calcext:value-type="float">
            <text:p>47</text:p>
          </table:table-cell>
          <table:table-cell office:value-type="float" office:value="63.3223469" calcext:value-type="float">
            <text:p>63.3223469</text:p>
          </table:table-cell>
          <table:table-cell office:value-type="float" office:value="-16.8049203" calcext:value-type="float">
            <text:p>-16.8049203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76953125" calcext:value-type="float">
            <text:p>0.376953125</text:p>
          </table:table-cell>
          <table:table-cell office:value-type="float" office:value="0.0542372881355932" calcext:value-type="float">
            <text:p>0.0542372881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7/DSS--DSS2+Blue</text:p>
          </table:table-cell>
          <table:table-cell office:value-type="float" office:value="47" calcext:value-type="float">
            <text:p>47</text:p>
          </table:table-cell>
          <table:table-cell office:value-type="float" office:value="63.3223469" calcext:value-type="float">
            <text:p>63.3223469</text:p>
          </table:table-cell>
          <table:table-cell office:value-type="float" office:value="-16.8049203" calcext:value-type="float">
            <text:p>-16.8049203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6, 16)</text:p>
          </table:table-cell>
          <table:table-cell office:value-type="float" office:value="5" calcext:value-type="float">
            <text:p>5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466796875" calcext:value-type="float">
            <text:p>0.466796875</text:p>
          </table:table-cell>
          <table:table-cell office:value-type="float" office:value="0.110204081632653" calcext:value-type="float">
            <text:p>0.110204081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7/DSS--DSS1+Red</text:p>
          </table:table-cell>
          <table:table-cell office:value-type="float" office:value="47" calcext:value-type="float">
            <text:p>47</text:p>
          </table:table-cell>
          <table:table-cell office:value-type="float" office:value="63.3223469" calcext:value-type="float">
            <text:p>63.3223469</text:p>
          </table:table-cell>
          <table:table-cell office:value-type="float" office:value="-16.8049203" calcext:value-type="float">
            <text:p>-16.8049203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1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6, 17)</text:p>
          </table:table-cell>
          <table:table-cell office:value-type="float" office:value="5" calcext:value-type="float">
            <text:p>5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451171875" calcext:value-type="float">
            <text:p>0.451171875</text:p>
          </table:table-cell>
          <table:table-cell office:value-type="float" office:value="0.11265306122449" calcext:value-type="float">
            <text:p>0.1126530612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7/DSS--DSS1+Blue</text:p>
          </table:table-cell>
          <table:table-cell office:value-type="float" office:value="47" calcext:value-type="float">
            <text:p>47</text:p>
          </table:table-cell>
          <table:table-cell office:value-type="float" office:value="63.3223469" calcext:value-type="float">
            <text:p>63.3223469</text:p>
          </table:table-cell>
          <table:table-cell office:value-type="float" office:value="-16.8049203" calcext:value-type="float">
            <text:p>-16.8049203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1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39453125" calcext:value-type="float">
            <text:p>0.439453125</text:p>
          </table:table-cell>
          <table:table-cell office:value-type="float" office:value="0.064406779661017" calcext:value-type="float">
            <text:p>0.0644067797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8/WISE+(AllWISE)--w4</text:p>
          </table:table-cell>
          <table:table-cell office:value-type="float" office:value="48" calcext:value-type="float">
            <text:p>48</text:p>
          </table:table-cell>
          <table:table-cell office:value-type="float" office:value="115.4280771" calcext:value-type="float">
            <text:p>115.4280771</text:p>
          </table:table-cell>
          <table:table-cell office:value-type="float" office:value="-60.2820242" calcext:value-type="float">
            <text:p>-60.2820242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669921875" calcext:value-type="float">
            <text:p>0.669921875</text:p>
          </table:table-cell>
          <table:table-cell office:value-type="float" office:value="0.430123456790123" calcext:value-type="float">
            <text:p>0.43012345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48/WISE+(AllWISE)--w3</text:p>
          </table:table-cell>
          <table:table-cell office:value-type="float" office:value="48" calcext:value-type="float">
            <text:p>48</text:p>
          </table:table-cell>
          <table:table-cell office:value-type="float" office:value="115.4280771" calcext:value-type="float">
            <text:p>115.4280771</text:p>
          </table:table-cell>
          <table:table-cell office:value-type="float" office:value="-60.2820242" calcext:value-type="float">
            <text:p>-60.2820242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486328125" calcext:value-type="float">
            <text:p>0.486328125</text:p>
          </table:table-cell>
          <table:table-cell office:value-type="float" office:value="0.179259259259259" calcext:value-type="float">
            <text:p>0.1792592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48/WISE+(AllWISE)--w2</text:p>
          </table:table-cell>
          <table:table-cell office:value-type="float" office:value="48" calcext:value-type="float">
            <text:p>48</text:p>
          </table:table-cell>
          <table:table-cell office:value-type="float" office:value="115.4280771" calcext:value-type="float">
            <text:p>115.4280771</text:p>
          </table:table-cell>
          <table:table-cell office:value-type="float" office:value="-60.2820242" calcext:value-type="float">
            <text:p>-60.2820242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8" calcext:value-type="float">
            <text:p>8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49609375" calcext:value-type="float">
            <text:p>0.349609375</text:p>
          </table:table-cell>
          <table:table-cell office:value-type="float" office:value="0.112592592592593" calcext:value-type="float">
            <text:p>0.112592592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8/WISE+(AllWISE)--w1</text:p>
          </table:table-cell>
          <table:table-cell office:value-type="float" office:value="48" calcext:value-type="float">
            <text:p>48</text:p>
          </table:table-cell>
          <table:table-cell office:value-type="float" office:value="115.4280771" calcext:value-type="float">
            <text:p>115.4280771</text:p>
          </table:table-cell>
          <table:table-cell office:value-type="float" office:value="-60.2820242" calcext:value-type="float">
            <text:p>-60.2820242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7" calcext:value-type="float">
            <text:p>7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30078125" calcext:value-type="float">
            <text:p>0.330078125</text:p>
          </table:table-cell>
          <table:table-cell office:value-type="float" office:value="0.0977777777777778" calcext:value-type="float">
            <text:p>0.0977777778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8/2MASS--K</text:p>
          </table:table-cell>
          <table:table-cell office:value-type="float" office:value="48" calcext:value-type="float">
            <text:p>48</text:p>
          </table:table-cell>
          <table:table-cell office:value-type="float" office:value="115.4280771" calcext:value-type="float">
            <text:p>115.4280771</text:p>
          </table:table-cell>
          <table:table-cell office:value-type="float" office:value="-60.2820242" calcext:value-type="float">
            <text:p>-60.2820242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29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22265625" calcext:value-type="float">
            <text:p>0.322265625</text:p>
          </table:table-cell>
          <table:table-cell office:value-type="float" office:value="0.0112872883633432" calcext:value-type="float">
            <text:p>0.011287288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8/2MASS--J</text:p>
          </table:table-cell>
          <table:table-cell office:value-type="float" office:value="48" calcext:value-type="float">
            <text:p>48</text:p>
          </table:table-cell>
          <table:table-cell office:value-type="float" office:value="115.4280771" calcext:value-type="float">
            <text:p>115.4280771</text:p>
          </table:table-cell>
          <table:table-cell office:value-type="float" office:value="-60.2820242" calcext:value-type="float">
            <text:p>-60.2820242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29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22265625" calcext:value-type="float">
            <text:p>0.322265625</text:p>
          </table:table-cell>
          <table:table-cell office:value-type="float" office:value="0.0115560333243752" calcext:value-type="float">
            <text:p>0.0115560333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8/2MASS--H</text:p>
          </table:table-cell>
          <table:table-cell office:value-type="float" office:value="48" calcext:value-type="float">
            <text:p>48</text:p>
          </table:table-cell>
          <table:table-cell office:value-type="float" office:value="115.4280771" calcext:value-type="float">
            <text:p>115.4280771</text:p>
          </table:table-cell>
          <table:table-cell office:value-type="float" office:value="-60.2820242" calcext:value-type="float">
            <text:p>-60.2820242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29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26171875" calcext:value-type="float">
            <text:p>0.326171875</text:p>
          </table:table-cell>
          <table:table-cell office:value-type="float" office:value="0.0102123085192153" calcext:value-type="float">
            <text:p>0.0102123085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8/DSS--DSS2+Red</text:p>
          </table:table-cell>
          <table:table-cell office:value-type="float" office:value="48" calcext:value-type="float">
            <text:p>48</text:p>
          </table:table-cell>
          <table:table-cell office:value-type="float" office:value="115.4280771" calcext:value-type="float">
            <text:p>115.4280771</text:p>
          </table:table-cell>
          <table:table-cell office:value-type="float" office:value="-60.2820242" calcext:value-type="float">
            <text:p>-60.2820242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30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0665024630541872" calcext:value-type="float">
            <text:p>0.0665024631</text:p>
          </table:table-cell>
          <table:table-cell office:value-type="float" office:value="0.408203125" calcext:value-type="float">
            <text:p>0.408203125</text:p>
          </table:table-cell>
          <table:table-cell office:value-type="float" office:value="0.119774011299435" calcext:value-type="float">
            <text:p>0.1197740113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8/DSS--DSS2+IR</text:p>
          </table:table-cell>
          <table:table-cell office:value-type="float" office:value="48" calcext:value-type="float">
            <text:p>48</text:p>
          </table:table-cell>
          <table:table-cell office:value-type="float" office:value="115.4280771" calcext:value-type="float">
            <text:p>115.4280771</text:p>
          </table:table-cell>
          <table:table-cell office:value-type="float" office:value="-60.2820242" calcext:value-type="float">
            <text:p>-60.2820242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7" calcext:value-type="float">
            <text:p>7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65234375" calcext:value-type="float">
            <text:p>0.365234375</text:p>
          </table:table-cell>
          <table:table-cell office:value-type="float" office:value="0.0545197740112994" calcext:value-type="float">
            <text:p>0.05451977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8/DSS--DSS2+Blue</text:p>
          </table:table-cell>
          <table:table-cell office:value-type="float" office:value="48" calcext:value-type="float">
            <text:p>48</text:p>
          </table:table-cell>
          <table:table-cell office:value-type="float" office:value="115.4280771" calcext:value-type="float">
            <text:p>115.4280771</text:p>
          </table:table-cell>
          <table:table-cell office:value-type="float" office:value="-60.2820242" calcext:value-type="float">
            <text:p>-60.2820242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7, 17)</text:p>
          </table:table-cell>
          <table:table-cell office:value-type="float" office:value="7" calcext:value-type="float">
            <text:p>7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.104046242774566" calcext:value-type="float">
            <text:p>0.1040462428</text:p>
          </table:table-cell>
          <table:table-cell office:value-type="float" office:value="0.517578125" calcext:value-type="float">
            <text:p>0.517578125</text:p>
          </table:table-cell>
          <table:table-cell office:value-type="float" office:value="0.190204081632653" calcext:value-type="float">
            <text:p>0.190204081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9/WISE+(AllWISE)--w4</text:p>
          </table:table-cell>
          <table:table-cell office:value-type="float" office:value="49" calcext:value-type="float">
            <text:p>49</text:p>
          </table:table-cell>
          <table:table-cell office:value-type="float" office:value="121.2936628" calcext:value-type="float">
            <text:p>121.2936628</text:p>
          </table:table-cell>
          <table:table-cell office:value-type="float" office:value="-39.2005849" calcext:value-type="float">
            <text:p>-39.2005849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669921875" calcext:value-type="float">
            <text:p>0.669921875</text:p>
          </table:table-cell>
          <table:table-cell office:value-type="float" office:value="0.602789256198347" calcext:value-type="float">
            <text:p>0.60278925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49/WISE+(AllWISE)--w3</text:p>
          </table:table-cell>
          <table:table-cell office:value-type="float" office:value="49" calcext:value-type="float">
            <text:p>49</text:p>
          </table:table-cell>
          <table:table-cell office:value-type="float" office:value="121.2936628" calcext:value-type="float">
            <text:p>121.2936628</text:p>
          </table:table-cell>
          <table:table-cell office:value-type="float" office:value="-39.2005849" calcext:value-type="float">
            <text:p>-39.2005849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486328125" calcext:value-type="float">
            <text:p>0.486328125</text:p>
          </table:table-cell>
          <table:table-cell office:value-type="float" office:value="0.177169421487603" calcext:value-type="float">
            <text:p>0.17716942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49/WISE+(AllWISE)--w2</text:p>
          </table:table-cell>
          <table:table-cell office:value-type="float" office:value="49" calcext:value-type="float">
            <text:p>49</text:p>
          </table:table-cell>
          <table:table-cell office:value-type="float" office:value="121.2936628" calcext:value-type="float">
            <text:p>121.2936628</text:p>
          </table:table-cell>
          <table:table-cell office:value-type="float" office:value="-39.2005849" calcext:value-type="float">
            <text:p>-39.2005849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1, 21)</text:p>
          </table:table-cell>
          <table:table-cell office:value-type="float" office:value="8" calcext:value-type="float">
            <text:p>8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57421875" calcext:value-type="float">
            <text:p>0.357421875</text:p>
          </table:table-cell>
          <table:table-cell office:value-type="float" office:value="0.114669421487603" calcext:value-type="float">
            <text:p>0.1146694215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9/WISE+(AllWISE)--w1</text:p>
          </table:table-cell>
          <table:table-cell office:value-type="float" office:value="49" calcext:value-type="float">
            <text:p>49</text:p>
          </table:table-cell>
          <table:table-cell office:value-type="float" office:value="121.2936628" calcext:value-type="float">
            <text:p>121.2936628</text:p>
          </table:table-cell>
          <table:table-cell office:value-type="float" office:value="-39.2005849" calcext:value-type="float">
            <text:p>-39.2005849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1, 21)</text:p>
          </table:table-cell>
          <table:table-cell office:value-type="float" office:value="7" calcext:value-type="float">
            <text:p>7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41796875" calcext:value-type="float">
            <text:p>0.341796875</text:p>
          </table:table-cell>
          <table:table-cell office:value-type="float" office:value="0.0986570247933885" calcext:value-type="float">
            <text:p>0.0986570248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9/2MASS--K</text:p>
          </table:table-cell>
          <table:table-cell office:value-type="float" office:value="49" calcext:value-type="float">
            <text:p>49</text:p>
          </table:table-cell>
          <table:table-cell office:value-type="float" office:value="121.2936628" calcext:value-type="float">
            <text:p>121.2936628</text:p>
          </table:table-cell>
          <table:table-cell office:value-type="float" office:value="-39.2005849" calcext:value-type="float">
            <text:p>-39.2005849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29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22265625" calcext:value-type="float">
            <text:p>0.322265625</text:p>
          </table:table-cell>
          <table:table-cell office:value-type="float" office:value="0.0110185434023112" calcext:value-type="float">
            <text:p>0.011018543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9/2MASS--J</text:p>
          </table:table-cell>
          <table:table-cell office:value-type="float" office:value="49" calcext:value-type="float">
            <text:p>49</text:p>
          </table:table-cell>
          <table:table-cell office:value-type="float" office:value="121.2936628" calcext:value-type="float">
            <text:p>121.2936628</text:p>
          </table:table-cell>
          <table:table-cell office:value-type="float" office:value="-39.2005849" calcext:value-type="float">
            <text:p>-39.2005849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29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02734375" calcext:value-type="float">
            <text:p>0.302734375</text:p>
          </table:table-cell>
          <table:table-cell office:value-type="float" office:value="0.0110185434023112" calcext:value-type="float">
            <text:p>0.011018543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9/2MASS--H</text:p>
          </table:table-cell>
          <table:table-cell office:value-type="float" office:value="49" calcext:value-type="float">
            <text:p>49</text:p>
          </table:table-cell>
          <table:table-cell office:value-type="float" office:value="121.2936628" calcext:value-type="float">
            <text:p>121.2936628</text:p>
          </table:table-cell>
          <table:table-cell office:value-type="float" office:value="-39.2005849" calcext:value-type="float">
            <text:p>-39.2005849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29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14453125" calcext:value-type="float">
            <text:p>0.314453125</text:p>
          </table:table-cell>
          <table:table-cell office:value-type="float" office:value="0.00994356355818329" calcext:value-type="float">
            <text:p>0.009943563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9/DSS--DSS2+Red</text:p>
          </table:table-cell>
          <table:table-cell office:value-type="float" office:value="49" calcext:value-type="float">
            <text:p>49</text:p>
          </table:table-cell>
          <table:table-cell office:value-type="float" office:value="121.2936628" calcext:value-type="float">
            <text:p>121.2936628</text:p>
          </table:table-cell>
          <table:table-cell office:value-type="float" office:value="-39.2005849" calcext:value-type="float">
            <text:p>-39.2005849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7" calcext:value-type="float">
            <text:p>7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65234375" calcext:value-type="float">
            <text:p>0.365234375</text:p>
          </table:table-cell>
          <table:table-cell office:value-type="float" office:value="0.0706214689265537" calcext:value-type="float">
            <text:p>0.0706214689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9/DSS--DSS2+IR</text:p>
          </table:table-cell>
          <table:table-cell office:value-type="float" office:value="49" calcext:value-type="float">
            <text:p>49</text:p>
          </table:table-cell>
          <table:table-cell office:value-type="float" office:value="121.2936628" calcext:value-type="float">
            <text:p>121.2936628</text:p>
          </table:table-cell>
          <table:table-cell office:value-type="float" office:value="-39.2005849" calcext:value-type="float">
            <text:p>-39.2005849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73046875" calcext:value-type="float">
            <text:p>0.373046875</text:p>
          </table:table-cell>
          <table:table-cell office:value-type="float" office:value="0.0516949152542373" calcext:value-type="float">
            <text:p>0.0516949153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49/DSS--DSS2+Blue</text:p>
          </table:table-cell>
          <table:table-cell office:value-type="float" office:value="49" calcext:value-type="float">
            <text:p>49</text:p>
          </table:table-cell>
          <table:table-cell office:value-type="float" office:value="121.2936628" calcext:value-type="float">
            <text:p>121.2936628</text:p>
          </table:table-cell>
          <table:table-cell office:value-type="float" office:value="-39.2005849" calcext:value-type="float">
            <text:p>-39.2005849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7, 16)</text:p>
          </table:table-cell>
          <table:table-cell office:value-type="float" office:value="5" calcext:value-type="float">
            <text:p>5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455078125" calcext:value-type="float">
            <text:p>0.455078125</text:p>
          </table:table-cell>
          <table:table-cell office:value-type="float" office:value="0.13469387755102" calcext:value-type="float">
            <text:p>0.134693877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0/WISE+(AllWISE)--w4</text:p>
          </table:table-cell>
          <table:table-cell office:value-type="float" office:value="50" calcext:value-type="float">
            <text:p>50</text:p>
          </table:table-cell>
          <table:table-cell office:value-type="float" office:value="80.2699683" calcext:value-type="float">
            <text:p>80.2699683</text:p>
          </table:table-cell>
          <table:table-cell office:value-type="float" office:value="-10.3491911" calcext:value-type="float">
            <text:p>-10.3491911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572265625" calcext:value-type="float">
            <text:p>0.572265625</text:p>
          </table:table-cell>
          <table:table-cell office:value-type="float" office:value="0.452020202020202" calcext:value-type="float">
            <text:p>0.4520202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50/WISE+(AllWISE)--w3</text:p>
          </table:table-cell>
          <table:table-cell office:value-type="float" office:value="50" calcext:value-type="float">
            <text:p>50</text:p>
          </table:table-cell>
          <table:table-cell office:value-type="float" office:value="80.2699683" calcext:value-type="float">
            <text:p>80.2699683</text:p>
          </table:table-cell>
          <table:table-cell office:value-type="float" office:value="-10.3491911" calcext:value-type="float">
            <text:p>-10.3491911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431640625" calcext:value-type="float">
            <text:p>0.431640625</text:p>
          </table:table-cell>
          <table:table-cell office:value-type="float" office:value="0.206060606060606" calcext:value-type="float">
            <text:p>0.2060606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50/WISE+(AllWISE)--w2</text:p>
          </table:table-cell>
          <table:table-cell office:value-type="float" office:value="50" calcext:value-type="float">
            <text:p>50</text:p>
          </table:table-cell>
          <table:table-cell office:value-type="float" office:value="80.2699683" calcext:value-type="float">
            <text:p>80.2699683</text:p>
          </table:table-cell>
          <table:table-cell office:value-type="float" office:value="-10.3491911" calcext:value-type="float">
            <text:p>-10.3491911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1, 22)</text:p>
          </table:table-cell>
          <table:table-cell office:value-type="float" office:value="8" calcext:value-type="float">
            <text:p>8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53515625" calcext:value-type="float">
            <text:p>0.353515625</text:p>
          </table:table-cell>
          <table:table-cell office:value-type="float" office:value="0.112121212121212" calcext:value-type="float">
            <text:p>0.1121212121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0/WISE+(AllWISE)--w1</text:p>
          </table:table-cell>
          <table:table-cell office:value-type="float" office:value="50" calcext:value-type="float">
            <text:p>50</text:p>
          </table:table-cell>
          <table:table-cell office:value-type="float" office:value="80.2699683" calcext:value-type="float">
            <text:p>80.2699683</text:p>
          </table:table-cell>
          <table:table-cell office:value-type="float" office:value="-10.3491911" calcext:value-type="float">
            <text:p>-10.3491911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1, 22)</text:p>
          </table:table-cell>
          <table:table-cell office:value-type="float" office:value="7" calcext:value-type="float">
            <text:p>7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326171875" calcext:value-type="float">
            <text:p>0.326171875</text:p>
          </table:table-cell>
          <table:table-cell office:value-type="float" office:value="0.098989898989899" calcext:value-type="float">
            <text:p>0.098989899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0/2MASS--K</text:p>
          </table:table-cell>
          <table:table-cell office:value-type="float" office:value="50" calcext:value-type="float">
            <text:p>50</text:p>
          </table:table-cell>
          <table:table-cell office:value-type="float" office:value="80.2699683" calcext:value-type="float">
            <text:p>80.2699683</text:p>
          </table:table-cell>
          <table:table-cell office:value-type="float" office:value="-10.3491911" calcext:value-type="float">
            <text:p>-10.3491911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322265625" calcext:value-type="float">
            <text:p>0.322265625</text:p>
          </table:table-cell>
          <table:table-cell office:value-type="float" office:value="0.00940607363611933" calcext:value-type="float">
            <text:p>0.009406073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0/2MASS--J</text:p>
          </table:table-cell>
          <table:table-cell office:value-type="float" office:value="50" calcext:value-type="float">
            <text:p>50</text:p>
          </table:table-cell>
          <table:table-cell office:value-type="float" office:value="80.2699683" calcext:value-type="float">
            <text:p>80.2699683</text:p>
          </table:table-cell>
          <table:table-cell office:value-type="float" office:value="-10.3491911" calcext:value-type="float">
            <text:p>-10.3491911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322265625" calcext:value-type="float">
            <text:p>0.322265625</text:p>
          </table:table-cell>
          <table:table-cell office:value-type="float" office:value="0.00913732867508734" calcext:value-type="float">
            <text:p>0.0091373287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0/2MASS--H</text:p>
          </table:table-cell>
          <table:table-cell office:value-type="float" office:value="50" calcext:value-type="float">
            <text:p>50</text:p>
          </table:table-cell>
          <table:table-cell office:value-type="float" office:value="80.2699683" calcext:value-type="float">
            <text:p>80.2699683</text:p>
          </table:table-cell>
          <table:table-cell office:value-type="float" office:value="-10.3491911" calcext:value-type="float">
            <text:p>-10.3491911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314453125" calcext:value-type="float">
            <text:p>0.314453125</text:p>
          </table:table-cell>
          <table:table-cell office:value-type="float" office:value="0.00940607363611933" calcext:value-type="float">
            <text:p>0.009406073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0/DSS--DSS2+Red</text:p>
          </table:table-cell>
          <table:table-cell office:value-type="float" office:value="50" calcext:value-type="float">
            <text:p>50</text:p>
          </table:table-cell>
          <table:table-cell office:value-type="float" office:value="80.2699683" calcext:value-type="float">
            <text:p>80.2699683</text:p>
          </table:table-cell>
          <table:table-cell office:value-type="float" office:value="-10.3491911" calcext:value-type="float">
            <text:p>-10.3491911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8, 30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00980392156862745" calcext:value-type="float">
            <text:p>0.0098039216</text:p>
          </table:table-cell>
          <table:table-cell office:value-type="float" office:value="0.443359375" calcext:value-type="float">
            <text:p>0.443359375</text:p>
          </table:table-cell>
          <table:table-cell office:value-type="float" office:value="0.10225988700565" calcext:value-type="float">
            <text:p>0.102259887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0/DSS--DSS2+IR</text:p>
          </table:table-cell>
          <table:table-cell office:value-type="float" office:value="50" calcext:value-type="float">
            <text:p>50</text:p>
          </table:table-cell>
          <table:table-cell office:value-type="float" office:value="80.2699683" calcext:value-type="float">
            <text:p>80.2699683</text:p>
          </table:table-cell>
          <table:table-cell office:value-type="float" office:value="-10.3491911" calcext:value-type="float">
            <text:p>-10.3491911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08203125" calcext:value-type="float">
            <text:p>0.408203125</text:p>
          </table:table-cell>
          <table:table-cell office:value-type="float" office:value="0.0734463276836158" calcext:value-type="float">
            <text:p>0.0734463277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0/DSS--DSS2+Blue</text:p>
          </table:table-cell>
          <table:table-cell office:value-type="float" office:value="50" calcext:value-type="float">
            <text:p>50</text:p>
          </table:table-cell>
          <table:table-cell office:value-type="float" office:value="80.2699683" calcext:value-type="float">
            <text:p>80.2699683</text:p>
          </table:table-cell>
          <table:table-cell office:value-type="float" office:value="-10.3491911" calcext:value-type="float">
            <text:p>-10.3491911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7, 18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882352941176471" calcext:value-type="float">
            <text:p>0.0882352941</text:p>
          </table:table-cell>
          <table:table-cell office:value-type="float" office:value="0.470703125" calcext:value-type="float">
            <text:p>0.470703125</text:p>
          </table:table-cell>
          <table:table-cell office:value-type="float" office:value="0.159183673469388" calcext:value-type="float">
            <text:p>0.1591836735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0/DSS--DSS1+Red</text:p>
          </table:table-cell>
          <table:table-cell office:value-type="float" office:value="50" calcext:value-type="float">
            <text:p>50</text:p>
          </table:table-cell>
          <table:table-cell office:value-type="float" office:value="80.2699683" calcext:value-type="float">
            <text:p>80.2699683</text:p>
          </table:table-cell>
          <table:table-cell office:value-type="float" office:value="-10.3491911" calcext:value-type="float">
            <text:p>-10.3491911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1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7, 17)</text:p>
          </table:table-cell>
          <table:table-cell office:value-type="float" office:value="5" calcext:value-type="float">
            <text:p>5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447265625" calcext:value-type="float">
            <text:p>0.447265625</text:p>
          </table:table-cell>
          <table:table-cell office:value-type="float" office:value="0.0644897959183673" calcext:value-type="float">
            <text:p>0.0644897959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0/DSS--DSS1+Blue</text:p>
          </table:table-cell>
          <table:table-cell office:value-type="float" office:value="50" calcext:value-type="float">
            <text:p>50</text:p>
          </table:table-cell>
          <table:table-cell office:value-type="float" office:value="80.2699683" calcext:value-type="float">
            <text:p>80.2699683</text:p>
          </table:table-cell>
          <table:table-cell office:value-type="float" office:value="-10.3491911" calcext:value-type="float">
            <text:p>-10.3491911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1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35546875" calcext:value-type="float">
            <text:p>0.435546875</text:p>
          </table:table-cell>
          <table:table-cell office:value-type="float" office:value="0.0807909604519774" calcext:value-type="float">
            <text:p>0.0807909605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1/WISE+(AllWISE)--w4</text:p>
          </table:table-cell>
          <table:table-cell office:value-type="float" office:value="51" calcext:value-type="float">
            <text:p>51</text:p>
          </table:table-cell>
          <table:table-cell office:value-type="float" office:value="244.5355911" calcext:value-type="float">
            <text:p>244.5355911</text:p>
          </table:table-cell>
          <table:table-cell office:value-type="float" office:value="-22.7052222" calcext:value-type="float">
            <text:p>-22.7052222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580078125" calcext:value-type="float">
            <text:p>0.580078125</text:p>
          </table:table-cell>
          <table:table-cell office:value-type="float" office:value="0.696969696969697" calcext:value-type="float">
            <text:p>0.6969696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51/WISE+(AllWISE)--w3</text:p>
          </table:table-cell>
          <table:table-cell office:value-type="float" office:value="51" calcext:value-type="float">
            <text:p>51</text:p>
          </table:table-cell>
          <table:table-cell office:value-type="float" office:value="244.5355911" calcext:value-type="float">
            <text:p>244.5355911</text:p>
          </table:table-cell>
          <table:table-cell office:value-type="float" office:value="-22.7052222" calcext:value-type="float">
            <text:p>-22.7052222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1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220744680851064" calcext:value-type="float">
            <text:p>0.2207446809</text:p>
          </table:table-cell>
          <table:table-cell office:value-type="float" office:value="0.427734375" calcext:value-type="float">
            <text:p>0.427734375</text:p>
          </table:table-cell>
          <table:table-cell office:value-type="float" office:value="0.191919191919192" calcext:value-type="float">
            <text:p>0.1919191919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1/WISE+(AllWISE)--w2</text:p>
          </table:table-cell>
          <table:table-cell office:value-type="float" office:value="51" calcext:value-type="float">
            <text:p>51</text:p>
          </table:table-cell>
          <table:table-cell office:value-type="float" office:value="244.5355911" calcext:value-type="float">
            <text:p>244.5355911</text:p>
          </table:table-cell>
          <table:table-cell office:value-type="float" office:value="-22.7052222" calcext:value-type="float">
            <text:p>-22.7052222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9609375" calcext:value-type="float">
            <text:p>0.349609375</text:p>
          </table:table-cell>
          <table:table-cell office:value-type="float" office:value="0.110606060606061" calcext:value-type="float">
            <text:p>0.110606060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1/WISE+(AllWISE)--w1</text:p>
          </table:table-cell>
          <table:table-cell office:value-type="float" office:value="51" calcext:value-type="float">
            <text:p>51</text:p>
          </table:table-cell>
          <table:table-cell office:value-type="float" office:value="244.5355911" calcext:value-type="float">
            <text:p>244.5355911</text:p>
          </table:table-cell>
          <table:table-cell office:value-type="float" office:value="-22.7052222" calcext:value-type="float">
            <text:p>-22.7052222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6171875" calcext:value-type="float">
            <text:p>0.326171875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1/2MASS--K</text:p>
          </table:table-cell>
          <table:table-cell office:value-type="float" office:value="51" calcext:value-type="float">
            <text:p>51</text:p>
          </table:table-cell>
          <table:table-cell office:value-type="float" office:value="244.5355911" calcext:value-type="float">
            <text:p>244.5355911</text:p>
          </table:table-cell>
          <table:table-cell office:value-type="float" office:value="-22.7052222" calcext:value-type="float">
            <text:p>-22.7052222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326171875" calcext:value-type="float">
            <text:p>0.326171875</text:p>
          </table:table-cell>
          <table:table-cell office:value-type="float" office:value="0.00994356355818329" calcext:value-type="float">
            <text:p>0.009943563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1/2MASS--J</text:p>
          </table:table-cell>
          <table:table-cell office:value-type="float" office:value="51" calcext:value-type="float">
            <text:p>51</text:p>
          </table:table-cell>
          <table:table-cell office:value-type="float" office:value="244.5355911" calcext:value-type="float">
            <text:p>244.5355911</text:p>
          </table:table-cell>
          <table:table-cell office:value-type="float" office:value="-22.7052222" calcext:value-type="float">
            <text:p>-22.7052222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322265625" calcext:value-type="float">
            <text:p>0.322265625</text:p>
          </table:table-cell>
          <table:table-cell office:value-type="float" office:value="0.00994356355818329" calcext:value-type="float">
            <text:p>0.009943563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1/2MASS--H</text:p>
          </table:table-cell>
          <table:table-cell office:value-type="float" office:value="51" calcext:value-type="float">
            <text:p>51</text:p>
          </table:table-cell>
          <table:table-cell office:value-type="float" office:value="244.5355911" calcext:value-type="float">
            <text:p>244.5355911</text:p>
          </table:table-cell>
          <table:table-cell office:value-type="float" office:value="-22.7052222" calcext:value-type="float">
            <text:p>-22.7052222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306640625" calcext:value-type="float">
            <text:p>0.306640625</text:p>
          </table:table-cell>
          <table:table-cell office:value-type="float" office:value="0.00994356355818329" calcext:value-type="float">
            <text:p>0.009943563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1/DSS--DSS2+Red</text:p>
          </table:table-cell>
          <table:table-cell office:value-type="float" office:value="51" calcext:value-type="float">
            <text:p>51</text:p>
          </table:table-cell>
          <table:table-cell office:value-type="float" office:value="244.5355911" calcext:value-type="float">
            <text:p>244.5355911</text:p>
          </table:table-cell>
          <table:table-cell office:value-type="float" office:value="-22.7052222" calcext:value-type="float">
            <text:p>-22.7052222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8)</text:p>
          </table:table-cell>
          <table:table-cell office:value-type="float" office:value="9" calcext:value-type="float">
            <text:p>9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419921875" calcext:value-type="float">
            <text:p>0.419921875</text:p>
          </table:table-cell>
          <table:table-cell office:value-type="float" office:value="0.085033036483769" calcext:value-type="float">
            <text:p>0.0850330365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1/DSS--DSS2+IR</text:p>
          </table:table-cell>
          <table:table-cell office:value-type="float" office:value="51" calcext:value-type="float">
            <text:p>51</text:p>
          </table:table-cell>
          <table:table-cell office:value-type="float" office:value="244.5355911" calcext:value-type="float">
            <text:p>244.5355911</text:p>
          </table:table-cell>
          <table:table-cell office:value-type="float" office:value="-22.7052222" calcext:value-type="float">
            <text:p>-22.7052222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08203125" calcext:value-type="float">
            <text:p>0.408203125</text:p>
          </table:table-cell>
          <table:table-cell office:value-type="float" office:value="0.0641242937853107" calcext:value-type="float">
            <text:p>0.0641242938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1/DSS--DSS2+Blue</text:p>
          </table:table-cell>
          <table:table-cell office:value-type="float" office:value="51" calcext:value-type="float">
            <text:p>51</text:p>
          </table:table-cell>
          <table:table-cell office:value-type="float" office:value="244.5355911" calcext:value-type="float">
            <text:p>244.5355911</text:p>
          </table:table-cell>
          <table:table-cell office:value-type="float" office:value="-22.7052222" calcext:value-type="float">
            <text:p>-22.7052222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8, 18)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6015625" calcext:value-type="float">
            <text:p>0.416015625</text:p>
          </table:table-cell>
          <table:table-cell office:value-type="float" office:value="0.0833333333333333" calcext:value-type="float">
            <text:p>0.0833333333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1/DSS--DSS1+Red</text:p>
          </table:table-cell>
          <table:table-cell office:value-type="float" office:value="51" calcext:value-type="float">
            <text:p>51</text:p>
          </table:table-cell>
          <table:table-cell office:value-type="float" office:value="244.5355911" calcext:value-type="float">
            <text:p>244.5355911</text:p>
          </table:table-cell>
          <table:table-cell office:value-type="float" office:value="-22.7052222" calcext:value-type="float">
            <text:p>-22.7052222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1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51171875" calcext:value-type="float">
            <text:p>0.451171875</text:p>
          </table:table-cell>
          <table:table-cell office:value-type="float" office:value="0.0680790960451977" calcext:value-type="float">
            <text:p>0.06807909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1/DSS--DSS1+Blue</text:p>
          </table:table-cell>
          <table:table-cell office:value-type="float" office:value="51" calcext:value-type="float">
            <text:p>51</text:p>
          </table:table-cell>
          <table:table-cell office:value-type="float" office:value="244.5355911" calcext:value-type="float">
            <text:p>244.5355911</text:p>
          </table:table-cell>
          <table:table-cell office:value-type="float" office:value="-22.7052222" calcext:value-type="float">
            <text:p>-22.7052222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1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8, 30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35546875" calcext:value-type="float">
            <text:p>0.435546875</text:p>
          </table:table-cell>
          <table:table-cell office:value-type="float" office:value="0.0714689265536723" calcext:value-type="float">
            <text:p>0.071468926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2/WISE+(AllWISE)--w4</text:p>
          </table:table-cell>
          <table:table-cell office:value-type="float" office:value="52" calcext:value-type="float">
            <text:p>52</text:p>
          </table:table-cell>
          <table:table-cell office:value-type="float" office:value="108.4490283" calcext:value-type="float">
            <text:p>108.4490283</text:p>
          </table:table-cell>
          <table:table-cell office:value-type="float" office:value="-46.5829812" calcext:value-type="float">
            <text:p>-46.5829812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498046875" calcext:value-type="float">
            <text:p>0.498046875</text:p>
          </table:table-cell>
          <table:table-cell office:value-type="float" office:value="0.492424242424242" calcext:value-type="float">
            <text:p>0.49242424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52/WISE+(AllWISE)--w3</text:p>
          </table:table-cell>
          <table:table-cell office:value-type="float" office:value="52" calcext:value-type="float">
            <text:p>52</text:p>
          </table:table-cell>
          <table:table-cell office:value-type="float" office:value="108.4490283" calcext:value-type="float">
            <text:p>108.4490283</text:p>
          </table:table-cell>
          <table:table-cell office:value-type="float" office:value="-46.5829812" calcext:value-type="float">
            <text:p>-46.5829812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462890625" calcext:value-type="float">
            <text:p>0.462890625</text:p>
          </table:table-cell>
          <table:table-cell office:value-type="float" office:value="0.195959595959596" calcext:value-type="float">
            <text:p>0.1959595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52/WISE+(AllWISE)--w2</text:p>
          </table:table-cell>
          <table:table-cell office:value-type="float" office:value="52" calcext:value-type="float">
            <text:p>52</text:p>
          </table:table-cell>
          <table:table-cell office:value-type="float" office:value="108.4490283" calcext:value-type="float">
            <text:p>108.4490283</text:p>
          </table:table-cell>
          <table:table-cell office:value-type="float" office:value="-46.5829812" calcext:value-type="float">
            <text:p>-46.5829812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65234375" calcext:value-type="float">
            <text:p>0.365234375</text:p>
          </table:table-cell>
          <table:table-cell office:value-type="float" office:value="0.109090909090909" calcext:value-type="float">
            <text:p>0.1090909091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2/WISE+(AllWISE)--w1</text:p>
          </table:table-cell>
          <table:table-cell office:value-type="float" office:value="52" calcext:value-type="float">
            <text:p>52</text:p>
          </table:table-cell>
          <table:table-cell office:value-type="float" office:value="108.4490283" calcext:value-type="float">
            <text:p>108.4490283</text:p>
          </table:table-cell>
          <table:table-cell office:value-type="float" office:value="-46.5829812" calcext:value-type="float">
            <text:p>-46.5829812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7890625" calcext:value-type="float">
            <text:p>0.337890625</text:p>
          </table:table-cell>
          <table:table-cell office:value-type="float" office:value="0.098989898989899" calcext:value-type="float">
            <text:p>0.098989899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2/2MASS--K</text:p>
          </table:table-cell>
          <table:table-cell office:value-type="float" office:value="52" calcext:value-type="float">
            <text:p>52</text:p>
          </table:table-cell>
          <table:table-cell office:value-type="float" office:value="108.4490283" calcext:value-type="float">
            <text:p>108.4490283</text:p>
          </table:table-cell>
          <table:table-cell office:value-type="float" office:value="-46.5829812" calcext:value-type="float">
            <text:p>-46.5829812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310546875" calcext:value-type="float">
            <text:p>0.310546875</text:p>
          </table:table-cell>
          <table:table-cell office:value-type="float" office:value="0.0112872883633432" calcext:value-type="float">
            <text:p>0.011287288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2/2MASS--J</text:p>
          </table:table-cell>
          <table:table-cell office:value-type="float" office:value="52" calcext:value-type="float">
            <text:p>52</text:p>
          </table:table-cell>
          <table:table-cell office:value-type="float" office:value="108.4490283" calcext:value-type="float">
            <text:p>108.4490283</text:p>
          </table:table-cell>
          <table:table-cell office:value-type="float" office:value="-46.5829812" calcext:value-type="float">
            <text:p>-46.5829812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306640625" calcext:value-type="float">
            <text:p>0.306640625</text:p>
          </table:table-cell>
          <table:table-cell office:value-type="float" office:value="0.0102123085192153" calcext:value-type="float">
            <text:p>0.0102123085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2/2MASS--H</text:p>
          </table:table-cell>
          <table:table-cell office:value-type="float" office:value="52" calcext:value-type="float">
            <text:p>52</text:p>
          </table:table-cell>
          <table:table-cell office:value-type="float" office:value="108.4490283" calcext:value-type="float">
            <text:p>108.4490283</text:p>
          </table:table-cell>
          <table:table-cell office:value-type="float" office:value="-46.5829812" calcext:value-type="float">
            <text:p>-46.5829812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326171875" calcext:value-type="float">
            <text:p>0.326171875</text:p>
          </table:table-cell>
          <table:table-cell office:value-type="float" office:value="0.0104810534802472" calcext:value-type="float">
            <text:p>0.0104810535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2/DSS--DSS2+Red</text:p>
          </table:table-cell>
          <table:table-cell office:value-type="float" office:value="52" calcext:value-type="float">
            <text:p>52</text:p>
          </table:table-cell>
          <table:table-cell office:value-type="float" office:value="108.4490283" calcext:value-type="float">
            <text:p>108.4490283</text:p>
          </table:table-cell>
          <table:table-cell office:value-type="float" office:value="-46.5829812" calcext:value-type="float">
            <text:p>-46.5829812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92578125" calcext:value-type="float">
            <text:p>0.392578125</text:p>
          </table:table-cell>
          <table:table-cell office:value-type="float" office:value="0.0830508474576271" calcext:value-type="float">
            <text:p>0.0830508475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2/DSS--DSS2+IR</text:p>
          </table:table-cell>
          <table:table-cell office:value-type="float" office:value="52" calcext:value-type="float">
            <text:p>52</text:p>
          </table:table-cell>
          <table:table-cell office:value-type="float" office:value="108.4490283" calcext:value-type="float">
            <text:p>108.4490283</text:p>
          </table:table-cell>
          <table:table-cell office:value-type="float" office:value="-46.5829812" calcext:value-type="float">
            <text:p>-46.5829812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88671875" calcext:value-type="float">
            <text:p>0.388671875</text:p>
          </table:table-cell>
          <table:table-cell office:value-type="float" office:value="0.0432203389830509" calcext:value-type="float">
            <text:p>0.043220339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2/DSS--DSS2+Blue</text:p>
          </table:table-cell>
          <table:table-cell office:value-type="float" office:value="52" calcext:value-type="float">
            <text:p>52</text:p>
          </table:table-cell>
          <table:table-cell office:value-type="float" office:value="108.4490283" calcext:value-type="float">
            <text:p>108.4490283</text:p>
          </table:table-cell>
          <table:table-cell office:value-type="float" office:value="-46.5829812" calcext:value-type="float">
            <text:p>-46.5829812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8, 17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98046875" calcext:value-type="float">
            <text:p>0.498046875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3/WISE+(AllWISE)--w4</text:p>
          </table:table-cell>
          <table:table-cell office:value-type="float" office:value="53" calcext:value-type="float">
            <text:p>53</text:p>
          </table:table-cell>
          <table:table-cell office:value-type="float" office:value="117.3585809" calcext:value-type="float">
            <text:p>117.3585809</text:p>
          </table:table-cell>
          <table:table-cell office:value-type="float" office:value="-34.7172745" calcext:value-type="float">
            <text:p>-34.7172745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517578125" calcext:value-type="float">
            <text:p>0.517578125</text:p>
          </table:table-cell>
          <table:table-cell office:value-type="float" office:value="0.460740740740741" calcext:value-type="float">
            <text:p>0.46074074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53/WISE+(AllWISE)--w3</text:p>
          </table:table-cell>
          <table:table-cell office:value-type="float" office:value="53" calcext:value-type="float">
            <text:p>53</text:p>
          </table:table-cell>
          <table:table-cell office:value-type="float" office:value="117.3585809" calcext:value-type="float">
            <text:p>117.3585809</text:p>
          </table:table-cell>
          <table:table-cell office:value-type="float" office:value="-34.7172745" calcext:value-type="float">
            <text:p>-34.7172745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11" calcext:value-type="float">
            <text:p>11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.269326683291771" calcext:value-type="float">
            <text:p>0.2693266833</text:p>
          </table:table-cell>
          <table:table-cell office:value-type="float" office:value="0.400390625" calcext:value-type="float">
            <text:p>0.400390625</text:p>
          </table:table-cell>
          <table:table-cell office:value-type="float" office:value="0.198024691358025" calcext:value-type="float">
            <text:p>0.198024691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3/WISE+(AllWISE)--w2</text:p>
          </table:table-cell>
          <table:table-cell office:value-type="float" office:value="53" calcext:value-type="float">
            <text:p>53</text:p>
          </table:table-cell>
          <table:table-cell office:value-type="float" office:value="117.3585809" calcext:value-type="float">
            <text:p>117.3585809</text:p>
          </table:table-cell>
          <table:table-cell office:value-type="float" office:value="-34.7172745" calcext:value-type="float">
            <text:p>-34.7172745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8" calcext:value-type="float">
            <text:p>8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57421875" calcext:value-type="float">
            <text:p>0.357421875</text:p>
          </table:table-cell>
          <table:table-cell office:value-type="float" office:value="0.109135802469136" calcext:value-type="float">
            <text:p>0.1091358025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3/WISE+(AllWISE)--w1</text:p>
          </table:table-cell>
          <table:table-cell office:value-type="float" office:value="53" calcext:value-type="float">
            <text:p>53</text:p>
          </table:table-cell>
          <table:table-cell office:value-type="float" office:value="117.3585809" calcext:value-type="float">
            <text:p>117.3585809</text:p>
          </table:table-cell>
          <table:table-cell office:value-type="float" office:value="-34.7172745" calcext:value-type="float">
            <text:p>-34.7172745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7" calcext:value-type="float">
            <text:p>7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41796875" calcext:value-type="float">
            <text:p>0.341796875</text:p>
          </table:table-cell>
          <table:table-cell office:value-type="float" office:value="0.097283950617284" calcext:value-type="float">
            <text:p>0.097283950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3/2MASS--K</text:p>
          </table:table-cell>
          <table:table-cell office:value-type="float" office:value="53" calcext:value-type="float">
            <text:p>53</text:p>
          </table:table-cell>
          <table:table-cell office:value-type="float" office:value="117.3585809" calcext:value-type="float">
            <text:p>117.3585809</text:p>
          </table:table-cell>
          <table:table-cell office:value-type="float" office:value="-34.7172745" calcext:value-type="float">
            <text:p>-34.7172745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30)</text:p>
          </table:table-cell>
          <table:table-cell office:value-type="float" office:value="4" calcext:value-type="float">
            <text:p>4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10546875" calcext:value-type="float">
            <text:p>0.310546875</text:p>
          </table:table-cell>
          <table:table-cell office:value-type="float" office:value="0.0123622682074711" calcext:value-type="float">
            <text:p>0.0123622682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3/2MASS--J</text:p>
          </table:table-cell>
          <table:table-cell office:value-type="float" office:value="53" calcext:value-type="float">
            <text:p>53</text:p>
          </table:table-cell>
          <table:table-cell office:value-type="float" office:value="117.3585809" calcext:value-type="float">
            <text:p>117.3585809</text:p>
          </table:table-cell>
          <table:table-cell office:value-type="float" office:value="-34.7172745" calcext:value-type="float">
            <text:p>-34.7172745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30)</text:p>
          </table:table-cell>
          <table:table-cell office:value-type="float" office:value="4" calcext:value-type="float">
            <text:p>4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298828125" calcext:value-type="float">
            <text:p>0.298828125</text:p>
          </table:table-cell>
          <table:table-cell office:value-type="float" office:value="0.0128997581295351" calcext:value-type="float">
            <text:p>0.0128997581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3/2MASS--H</text:p>
          </table:table-cell>
          <table:table-cell office:value-type="float" office:value="53" calcext:value-type="float">
            <text:p>53</text:p>
          </table:table-cell>
          <table:table-cell office:value-type="float" office:value="117.3585809" calcext:value-type="float">
            <text:p>117.3585809</text:p>
          </table:table-cell>
          <table:table-cell office:value-type="float" office:value="-34.7172745" calcext:value-type="float">
            <text:p>-34.7172745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30)</text:p>
          </table:table-cell>
          <table:table-cell office:value-type="float" office:value="4" calcext:value-type="float">
            <text:p>4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10546875" calcext:value-type="float">
            <text:p>0.310546875</text:p>
          </table:table-cell>
          <table:table-cell office:value-type="float" office:value="0.0110185434023112" calcext:value-type="float">
            <text:p>0.011018543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3/DSS--DSS2+Red</text:p>
          </table:table-cell>
          <table:table-cell office:value-type="float" office:value="53" calcext:value-type="float">
            <text:p>53</text:p>
          </table:table-cell>
          <table:table-cell office:value-type="float" office:value="117.3585809" calcext:value-type="float">
            <text:p>117.3585809</text:p>
          </table:table-cell>
          <table:table-cell office:value-type="float" office:value="-34.7172745" calcext:value-type="float">
            <text:p>-34.7172745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80859375" calcext:value-type="float">
            <text:p>0.380859375</text:p>
          </table:table-cell>
          <table:table-cell office:value-type="float" office:value="0.069774011299435" calcext:value-type="float">
            <text:p>0.0697740113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3/DSS--DSS2+IR</text:p>
          </table:table-cell>
          <table:table-cell office:value-type="float" office:value="53" calcext:value-type="float">
            <text:p>53</text:p>
          </table:table-cell>
          <table:table-cell office:value-type="float" office:value="117.3585809" calcext:value-type="float">
            <text:p>117.3585809</text:p>
          </table:table-cell>
          <table:table-cell office:value-type="float" office:value="-34.7172745" calcext:value-type="float">
            <text:p>-34.7172745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5" calcext:value-type="float">
            <text:p>5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76953125" calcext:value-type="float">
            <text:p>0.376953125</text:p>
          </table:table-cell>
          <table:table-cell office:value-type="float" office:value="0.0364406779661017" calcext:value-type="float">
            <text:p>0.036440678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3/DSS--DSS2+Blue</text:p>
          </table:table-cell>
          <table:table-cell office:value-type="float" office:value="53" calcext:value-type="float">
            <text:p>53</text:p>
          </table:table-cell>
          <table:table-cell office:value-type="float" office:value="117.3585809" calcext:value-type="float">
            <text:p>117.3585809</text:p>
          </table:table-cell>
          <table:table-cell office:value-type="float" office:value="-34.7172745" calcext:value-type="float">
            <text:p>-34.7172745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7, 17)</text:p>
          </table:table-cell>
          <table:table-cell office:value-type="float" office:value="5" calcext:value-type="float">
            <text:p>5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447265625" calcext:value-type="float">
            <text:p>0.447265625</text:p>
          </table:table-cell>
          <table:table-cell office:value-type="float" office:value="0.119183673469388" calcext:value-type="float">
            <text:p>0.1191836735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4/WISE+(AllWISE)--w4</text:p>
          </table:table-cell>
          <table:table-cell office:value-type="float" office:value="54" calcext:value-type="float">
            <text:p>54</text:p>
          </table:table-cell>
          <table:table-cell office:value-type="float" office:value="244.7677869" calcext:value-type="float">
            <text:p>244.7677869</text:p>
          </table:table-cell>
          <table:table-cell office:value-type="float" office:value="-26.961524" calcext:value-type="float">
            <text:p>-26.961524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529296875" calcext:value-type="float">
            <text:p>0.529296875</text:p>
          </table:table-cell>
          <table:table-cell office:value-type="float" office:value="0.479338842975207" calcext:value-type="float">
            <text:p>0.4793388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54/WISE+(AllWISE)--w3</text:p>
          </table:table-cell>
          <table:table-cell office:value-type="float" office:value="54" calcext:value-type="float">
            <text:p>54</text:p>
          </table:table-cell>
          <table:table-cell office:value-type="float" office:value="244.7677869" calcext:value-type="float">
            <text:p>244.7677869</text:p>
          </table:table-cell>
          <table:table-cell office:value-type="float" office:value="-26.961524" calcext:value-type="float">
            <text:p>-26.961524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505859375" calcext:value-type="float">
            <text:p>0.505859375</text:p>
          </table:table-cell>
          <table:table-cell office:value-type="float" office:value="0.205578512396694" calcext:value-type="float">
            <text:p>0.20557851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54/WISE+(AllWISE)--w2</text:p>
          </table:table-cell>
          <table:table-cell office:value-type="float" office:value="54" calcext:value-type="float">
            <text:p>54</text:p>
          </table:table-cell>
          <table:table-cell office:value-type="float" office:value="244.7677869" calcext:value-type="float">
            <text:p>244.7677869</text:p>
          </table:table-cell>
          <table:table-cell office:value-type="float" office:value="-26.961524" calcext:value-type="float">
            <text:p>-26.961524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1, 21)</text:p>
          </table:table-cell>
          <table:table-cell office:value-type="float" office:value="7" calcext:value-type="float">
            <text:p>7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33984375" calcext:value-type="float">
            <text:p>0.333984375</text:p>
          </table:table-cell>
          <table:table-cell office:value-type="float" office:value="0.176652892561983" calcext:value-type="float">
            <text:p>0.176652892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4/WISE+(AllWISE)--w1</text:p>
          </table:table-cell>
          <table:table-cell office:value-type="float" office:value="54" calcext:value-type="float">
            <text:p>54</text:p>
          </table:table-cell>
          <table:table-cell office:value-type="float" office:value="244.7677869" calcext:value-type="float">
            <text:p>244.7677869</text:p>
          </table:table-cell>
          <table:table-cell office:value-type="float" office:value="-26.961524" calcext:value-type="float">
            <text:p>-26.961524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1, 21)</text:p>
          </table:table-cell>
          <table:table-cell office:value-type="float" office:value="7" calcext:value-type="float">
            <text:p>7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22265625" calcext:value-type="float">
            <text:p>0.322265625</text:p>
          </table:table-cell>
          <table:table-cell office:value-type="float" office:value="0.15547520661157" calcext:value-type="float">
            <text:p>0.155475206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4/2MASS--K</text:p>
          </table:table-cell>
          <table:table-cell office:value-type="float" office:value="54" calcext:value-type="float">
            <text:p>54</text:p>
          </table:table-cell>
          <table:table-cell office:value-type="float" office:value="244.7677869" calcext:value-type="float">
            <text:p>244.7677869</text:p>
          </table:table-cell>
          <table:table-cell office:value-type="float" office:value="-26.961524" calcext:value-type="float">
            <text:p>-26.961524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287109375" calcext:value-type="float">
            <text:p>0.287109375</text:p>
          </table:table-cell>
          <table:table-cell office:value-type="float" office:value="0.0153184627788229" calcext:value-type="float">
            <text:p>0.0153184628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4/2MASS--J</text:p>
          </table:table-cell>
          <table:table-cell office:value-type="float" office:value="54" calcext:value-type="float">
            <text:p>54</text:p>
          </table:table-cell>
          <table:table-cell office:value-type="float" office:value="244.7677869" calcext:value-type="float">
            <text:p>244.7677869</text:p>
          </table:table-cell>
          <table:table-cell office:value-type="float" office:value="-26.961524" calcext:value-type="float">
            <text:p>-26.961524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287109375" calcext:value-type="float">
            <text:p>0.287109375</text:p>
          </table:table-cell>
          <table:table-cell office:value-type="float" office:value="0.014512227895727" calcext:value-type="float">
            <text:p>0.0145122279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4/2MASS--H</text:p>
          </table:table-cell>
          <table:table-cell office:value-type="float" office:value="54" calcext:value-type="float">
            <text:p>54</text:p>
          </table:table-cell>
          <table:table-cell office:value-type="float" office:value="244.7677869" calcext:value-type="float">
            <text:p>244.7677869</text:p>
          </table:table-cell>
          <table:table-cell office:value-type="float" office:value="-26.961524" calcext:value-type="float">
            <text:p>-26.961524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275390625" calcext:value-type="float">
            <text:p>0.275390625</text:p>
          </table:table-cell>
          <table:table-cell office:value-type="float" office:value="0.0153184627788229" calcext:value-type="float">
            <text:p>0.0153184628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4/DSS--DSS2+Red</text:p>
          </table:table-cell>
          <table:table-cell office:value-type="float" office:value="54" calcext:value-type="float">
            <text:p>54</text:p>
          </table:table-cell>
          <table:table-cell office:value-type="float" office:value="244.7677869" calcext:value-type="float">
            <text:p>244.7677869</text:p>
          </table:table-cell>
          <table:table-cell office:value-type="float" office:value="-26.961524" calcext:value-type="float">
            <text:p>-26.961524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7" calcext:value-type="float">
            <text:p>7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408203125" calcext:value-type="float">
            <text:p>0.408203125</text:p>
          </table:table-cell>
          <table:table-cell office:value-type="float" office:value="0.0916403332375754" calcext:value-type="float">
            <text:p>0.0916403332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4/DSS--DSS2+IR</text:p>
          </table:table-cell>
          <table:table-cell office:value-type="float" office:value="54" calcext:value-type="float">
            <text:p>54</text:p>
          </table:table-cell>
          <table:table-cell office:value-type="float" office:value="244.7677869" calcext:value-type="float">
            <text:p>244.7677869</text:p>
          </table:table-cell>
          <table:table-cell office:value-type="float" office:value="-26.961524" calcext:value-type="float">
            <text:p>-26.961524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1)</text:p>
          </table:table-cell>
          <table:table-cell office:value-type="float" office:value="7" calcext:value-type="float">
            <text:p>7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80859375" calcext:value-type="float">
            <text:p>0.380859375</text:p>
          </table:table-cell>
          <table:table-cell office:value-type="float" office:value="0.0838983050847458" calcext:value-type="float">
            <text:p>0.0838983051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4/DSS--DSS2+Blue</text:p>
          </table:table-cell>
          <table:table-cell office:value-type="float" office:value="54" calcext:value-type="float">
            <text:p>54</text:p>
          </table:table-cell>
          <table:table-cell office:value-type="float" office:value="244.7677869" calcext:value-type="float">
            <text:p>244.7677869</text:p>
          </table:table-cell>
          <table:table-cell office:value-type="float" office:value="-26.961524" calcext:value-type="float">
            <text:p>-26.961524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6, 19)</text:p>
          </table:table-cell>
          <table:table-cell office:value-type="float" office:value="4" calcext:value-type="float">
            <text:p>4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431640625" calcext:value-type="float">
            <text:p>0.431640625</text:p>
          </table:table-cell>
          <table:table-cell office:value-type="float" office:value="0.080952380952381" calcext:value-type="float">
            <text:p>0.080952381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4/DSS--DSS1+Red</text:p>
          </table:table-cell>
          <table:table-cell office:value-type="float" office:value="54" calcext:value-type="float">
            <text:p>54</text:p>
          </table:table-cell>
          <table:table-cell office:value-type="float" office:value="244.7677869" calcext:value-type="float">
            <text:p>244.7677869</text:p>
          </table:table-cell>
          <table:table-cell office:value-type="float" office:value="-26.961524" calcext:value-type="float">
            <text:p>-26.961524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1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8, 31)</text:p>
          </table:table-cell>
          <table:table-cell office:value-type="float" office:value="7" calcext:value-type="float">
            <text:p>7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435546875" calcext:value-type="float">
            <text:p>0.435546875</text:p>
          </table:table-cell>
          <table:table-cell office:value-type="float" office:value="0.0889830508474576" calcext:value-type="float">
            <text:p>0.0889830508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4/DSS--DSS1+Blue</text:p>
          </table:table-cell>
          <table:table-cell office:value-type="float" office:value="54" calcext:value-type="float">
            <text:p>54</text:p>
          </table:table-cell>
          <table:table-cell office:value-type="float" office:value="244.7677869" calcext:value-type="float">
            <text:p>244.7677869</text:p>
          </table:table-cell>
          <table:table-cell office:value-type="float" office:value="-26.961524" calcext:value-type="float">
            <text:p>-26.961524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1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8, 31)</text:p>
          </table:table-cell>
          <table:table-cell office:value-type="float" office:value="7" calcext:value-type="float">
            <text:p>7</text:p>
          </table:table-cell>
          <table:table-cell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 office:value-type="float" office:value="0.443359375" calcext:value-type="float">
            <text:p>0.443359375</text:p>
          </table:table-cell>
          <table:table-cell office:value-type="float" office:value="0.0649717514124294" calcext:value-type="float">
            <text:p>0.0649717514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5/WISE+(AllWISE)--w4</text:p>
          </table:table-cell>
          <table:table-cell office:value-type="float" office:value="55" calcext:value-type="float">
            <text:p>55</text:p>
          </table:table-cell>
          <table:table-cell office:value-type="float" office:value="116.8113559" calcext:value-type="float">
            <text:p>116.8113559</text:p>
          </table:table-cell>
          <table:table-cell office:value-type="float" office:value="-19.4685987" calcext:value-type="float">
            <text:p>-19.4685987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.498046875" calcext:value-type="float">
            <text:p>0.498046875</text:p>
          </table:table-cell>
          <table:table-cell office:value-type="float" office:value="0.479292929292929" calcext:value-type="float">
            <text:p>0.4792929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 lacks central blob</text:p>
          </table:table-cell>
        </table:table-row>
        <table:table-row table:style-name="ro1">
          <table:table-cell office:value-type="string" calcext:value-type="string">
            <text:p>FITS/TAM/index-55/WISE+(AllWISE)--w3</text:p>
          </table:table-cell>
          <table:table-cell office:value-type="float" office:value="55" calcext:value-type="float">
            <text:p>55</text:p>
          </table:table-cell>
          <table:table-cell office:value-type="float" office:value="116.8113559" calcext:value-type="float">
            <text:p>116.8113559</text:p>
          </table:table-cell>
          <table:table-cell office:value-type="float" office:value="-19.4685987" calcext:value-type="float">
            <text:p>-19.4685987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11" calcext:value-type="float">
            <text:p>11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.326436781609195" calcext:value-type="float">
            <text:p>0.3264367816</text:p>
          </table:table-cell>
          <table:table-cell office:value-type="float" office:value="0.365234375" calcext:value-type="float">
            <text:p>0.365234375</text:p>
          </table:table-cell>
          <table:table-cell office:value-type="float" office:value="0.21969696969697" calcext:value-type="float">
            <text:p>0.2196969697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5/WISE+(AllWISE)--w2</text:p>
          </table:table-cell>
          <table:table-cell office:value-type="float" office:value="55" calcext:value-type="float">
            <text:p>55</text:p>
          </table:table-cell>
          <table:table-cell office:value-type="float" office:value="116.8113559" calcext:value-type="float">
            <text:p>116.8113559</text:p>
          </table:table-cell>
          <table:table-cell office:value-type="float" office:value="-19.4685987" calcext:value-type="float">
            <text:p>-19.4685987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8" calcext:value-type="float">
            <text:p>8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45703125" calcext:value-type="float">
            <text:p>0.345703125</text:p>
          </table:table-cell>
          <table:table-cell office:value-type="float" office:value="0.117171717171717" calcext:value-type="float">
            <text:p>0.1171717172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5/WISE+(AllWISE)--w1</text:p>
          </table:table-cell>
          <table:table-cell office:value-type="float" office:value="55" calcext:value-type="float">
            <text:p>55</text:p>
          </table:table-cell>
          <table:table-cell office:value-type="float" office:value="116.8113559" calcext:value-type="float">
            <text:p>116.8113559</text:p>
          </table:table-cell>
          <table:table-cell office:value-type="float" office:value="-19.4685987" calcext:value-type="float">
            <text:p>-19.4685987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2, 22)</text:p>
          </table:table-cell>
          <table:table-cell office:value-type="float" office:value="7" calcext:value-type="float">
            <text:p>7</text:p>
          </table:table-cell>
          <table:table-cell office:value-type="float" office:value="1.4142135623731" calcext:value-type="float">
            <text:p>1.4142135624</text:p>
          </table:table-cell>
          <table:table-cell office:value-type="float" office:value="0" calcext:value-type="float">
            <text:p>0</text:p>
          </table:table-cell>
          <table:table-cell office:value-type="float" office:value="0.337890625" calcext:value-type="float">
            <text:p>0.337890625</text:p>
          </table:table-cell>
          <table:table-cell office:value-type="float" office:value="0.108585858585859" calcext:value-type="float">
            <text:p>0.108585858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5/2MASS--K</text:p>
          </table:table-cell>
          <table:table-cell office:value-type="float" office:value="55" calcext:value-type="float">
            <text:p>55</text:p>
          </table:table-cell>
          <table:table-cell office:value-type="float" office:value="116.8113559" calcext:value-type="float">
            <text:p>116.8113559</text:p>
          </table:table-cell>
          <table:table-cell office:value-type="float" office:value="-19.4685987" calcext:value-type="float">
            <text:p>-19.4685987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326171875" calcext:value-type="float">
            <text:p>0.326171875</text:p>
          </table:table-cell>
          <table:table-cell office:value-type="float" office:value="0.0104810534802472" calcext:value-type="float">
            <text:p>0.0104810535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5/2MASS--J</text:p>
          </table:table-cell>
          <table:table-cell office:value-type="float" office:value="55" calcext:value-type="float">
            <text:p>55</text:p>
          </table:table-cell>
          <table:table-cell office:value-type="float" office:value="116.8113559" calcext:value-type="float">
            <text:p>116.8113559</text:p>
          </table:table-cell>
          <table:table-cell office:value-type="float" office:value="-19.4685987" calcext:value-type="float">
            <text:p>-19.4685987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302734375" calcext:value-type="float">
            <text:p>0.302734375</text:p>
          </table:table-cell>
          <table:table-cell office:value-type="float" office:value="0.0104810534802472" calcext:value-type="float">
            <text:p>0.0104810535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5/2MASS--H</text:p>
          </table:table-cell>
          <table:table-cell office:value-type="float" office:value="55" calcext:value-type="float">
            <text:p>55</text:p>
          </table:table-cell>
          <table:table-cell office:value-type="float" office:value="116.8113559" calcext:value-type="float">
            <text:p>116.8113559</text:p>
          </table:table-cell>
          <table:table-cell office:value-type="float" office:value="-19.4685987" calcext:value-type="float">
            <text:p>-19.4685987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29)</text:p>
          </table:table-cell>
          <table:table-cell office:value-type="float" office:value="4" calcext:value-type="float">
            <text:p>4</text:p>
          </table:table-cell>
          <table:table-cell office:value-type="float" office:value="2.82842712474619" calcext:value-type="float">
            <text:p>2.8284271247</text:p>
          </table:table-cell>
          <table:table-cell office:value-type="float" office:value="0" calcext:value-type="float">
            <text:p>0</text:p>
          </table:table-cell>
          <table:table-cell office:value-type="float" office:value="0.333984375" calcext:value-type="float">
            <text:p>0.333984375</text:p>
          </table:table-cell>
          <table:table-cell office:value-type="float" office:value="0.00940607363611933" calcext:value-type="float">
            <text:p>0.0094060736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5/DSS--DSS2+Red</text:p>
          </table:table-cell>
          <table:table-cell office:value-type="float" office:value="55" calcext:value-type="float">
            <text:p>55</text:p>
          </table:table-cell>
          <table:table-cell office:value-type="float" office:value="116.8113559" calcext:value-type="float">
            <text:p>116.8113559</text:p>
          </table:table-cell>
          <table:table-cell office:value-type="float" office:value="-19.4685987" calcext:value-type="float">
            <text:p>-19.4685987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0, 30)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4765625" calcext:value-type="float">
            <text:p>0.384765625</text:p>
          </table:table-cell>
          <table:table-cell office:value-type="float" office:value="0.0864406779661017" calcext:value-type="float">
            <text:p>0.086440678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5/DSS--DSS2+IR</text:p>
          </table:table-cell>
          <table:table-cell office:value-type="float" office:value="55" calcext:value-type="float">
            <text:p>55</text:p>
          </table:table-cell>
          <table:table-cell office:value-type="float" office:value="116.8113559" calcext:value-type="float">
            <text:p>116.8113559</text:p>
          </table:table-cell>
          <table:table-cell office:value-type="float" office:value="-19.4685987" calcext:value-type="float">
            <text:p>-19.4685987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84765625" calcext:value-type="float">
            <text:p>0.384765625</text:p>
          </table:table-cell>
          <table:table-cell office:value-type="float" office:value="0.0274011299435028" calcext:value-type="float">
            <text:p>0.0274011299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5/DSS--DSS2+Blue</text:p>
          </table:table-cell>
          <table:table-cell office:value-type="float" office:value="55" calcext:value-type="float">
            <text:p>55</text:p>
          </table:table-cell>
          <table:table-cell office:value-type="float" office:value="116.8113559" calcext:value-type="float">
            <text:p>116.8113559</text:p>
          </table:table-cell>
          <table:table-cell office:value-type="float" office:value="-19.4685987" calcext:value-type="float">
            <text:p>-19.4685987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2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8, 17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31640625" calcext:value-type="float">
            <text:p>0.431640625</text:p>
          </table:table-cell>
          <table:table-cell office:value-type="float" office:value="0.0791836734693878" calcext:value-type="float">
            <text:p>0.0791836735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5/DSS--DSS1+Red</text:p>
          </table:table-cell>
          <table:table-cell office:value-type="float" office:value="55" calcext:value-type="float">
            <text:p>55</text:p>
          </table:table-cell>
          <table:table-cell office:value-type="float" office:value="116.8113559" calcext:value-type="float">
            <text:p>116.8113559</text:p>
          </table:table-cell>
          <table:table-cell office:value-type="float" office:value="-19.4685987" calcext:value-type="float">
            <text:p>-19.4685987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1+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7, 18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31640625" calcext:value-type="float">
            <text:p>0.431640625</text:p>
          </table:table-cell>
          <table:table-cell office:value-type="float" office:value="0.0979591836734694" calcext:value-type="float">
            <text:p>0.0979591837</text:p>
          </table:table-cell>
          <table:table-cell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ITS/TAM/index-55/DSS--DSS1+Blue</text:p>
          </table:table-cell>
          <table:table-cell office:value-type="float" office:value="55" calcext:value-type="float">
            <text:p>55</text:p>
          </table:table-cell>
          <table:table-cell office:value-type="float" office:value="116.8113559" calcext:value-type="float">
            <text:p>116.8113559</text:p>
          </table:table-cell>
          <table:table-cell office:value-type="float" office:value="-19.4685987" calcext:value-type="float">
            <text:p>-19.4685987</text:p>
          </table:table-cell>
          <table:table-cell office:value-type="string" calcext:value-type="string">
            <text:p>DSS</text:p>
          </table:table-cell>
          <table:table-cell office:value-type="string" calcext:value-type="string">
            <text:p>DSS1+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9, 30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58984375" calcext:value-type="float">
            <text:p>0.458984375</text:p>
          </table:table-cell>
          <table:table-cell office:value-type="float" office:value="0.0901129943502825" calcext:value-type="float">
            <text:p>0.0901129944</text:p>
          </table:table-cell>
          <table:table-cell/>
          <table:table-cell office:value-type="string" calcext:value-type="string">
            <text:p>NULL</text:p>
          </table:table-cell>
        </table:table-row>
      </table:table>
      <table:named-expressions/>
      <table:database-ranges>
        <table:database-range table:name="__Anonymous_Sheet_DB__0" table:target-range-address="Sheet1.A1:Sheet1.O60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4T09:52:04.024297480</dc:date>
    <meta:document-statistic meta:table-count="1" meta:cell-count="8482" meta:object-count="0"/>
    <meta:generator>LibreOffice/4.2.8.2$Linux_X86_64 LibreOffice_project/420m0$Build-2</meta:generator>
  </office:meta>
</office:document-meta>
</file>